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422.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7" table:style-name="ta1">
        <table:shapes>
          <draw:frame draw:z-index="0" draw:style-name="gr1" draw:text-style-name="P1" svg:width="452.95pt" svg:height="255.23pt" svg:x="88.41pt" svg:y="77.56pt">
            <draw:object draw:notify-on-update-of-ranges="test7.J1:test7.J1 test7.J2:test7.J7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539.83pt" svg:y="89.6pt">
            <draw:object draw:notify-on-update-of-ranges="test7.J92:test7.J92 test7.J93:test7.J3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5.57pt" svg:y="342.4pt">
            <draw:object draw:notify-on-update-of-ranges="test7.K1:test7.K1 test7.K2:test7.K7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71.06pt" svg:y="345.63pt">
            <draw:object draw:notify-on-update-of-ranges="test7.K91:test7.K91 test7.K92:test7.K3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n_x</text:p>
          </table:table-cell>
          <table:table-cell office:value-type="string" calcext:value-type="string">
            <text:p>an_y</text:p>
          </table:table-cell>
          <table:table-cell office:value-type="string" calcext:value-type="string">
            <text:p>an_z</text:p>
          </table:table-cell>
          <table:table-cell office:value-type="string" calcext:value-type="string">
            <text:p>ax_o</text:p>
          </table:table-cell>
          <table:table-cell office:value-type="string" calcext:value-type="string">
            <text:p>ay_o</text:p>
          </table:table-cell>
          <table:table-cell office:value-type="string" calcext:value-type="string">
            <text:p>az_o</text:p>
          </table:table-cell>
          <table:table-cell office:value-type="string" calcext:value-type="string">
            <text:p>x_</text:p>
          </table:table-cell>
          <table:table-cell office:value-type="string" calcext:value-type="string">
            <text:p>y_</text:p>
          </table:table-cell>
          <table:table-cell office:value-type="string" calcext:value-type="string">
            <text:p>z_</text:p>
          </table:table-cell>
          <table:table-cell office:value-type="string" calcext:value-type="string">
            <text:p>#odom gt up to 15 secs, ax_o: acc_x in odom frame, x_ pose estimated from imu_acc value</text:p>
          </table:table-cell>
        </table:table-row>
        <table:table-row table:style-name="ro1">
          <table:table-cell office:value-type="float" office:value="3134.1" calcext:value-type="float">
            <text:p>3134.1</text:p>
          </table:table-cell>
          <table:table-cell office:value-type="string" calcext:value-type="string">
            <text:p>odom</text:p>
          </table:table-cell>
          <table:table-cell office:value-type="float" office:value="-1.782777" calcext:value-type="float">
            <text:p>-1.782777</text:p>
          </table:table-cell>
          <table:table-cell office:value-type="float" office:value="0.80052" calcext:value-type="float">
            <text:p>0.8005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table:number-columns-repeated="12"/>
          <table:table-cell office:value-type="string" calcext:value-type="string">
            <text:p>backward movement, x-acc negative during ramping up, then positive when winding down.</text:p>
          </table:table-cell>
        </table:table-row>
        <table:table-row table:style-name="ro1">
          <table:table-cell office:value-type="float" office:value="3134.105" calcext:value-type="float">
            <text:p>3134.10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25" calcext:value-type="float">
            <text:p>-0.00312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office:value-type="string" calcext:value-type="string">
            <text:p>Y-acc also exist, but much smaller than x-acc</text:p>
          </table:table-cell>
        </table:table-row>
        <table:table-row table:style-name="ro1">
          <table:table-cell office:value-type="float" office:value="3134.115" calcext:value-type="float">
            <text:p>3134.11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8" calcext:value-type="float">
            <text:p>-0.00318</text:p>
          </table:table-cell>
          <table:table-cell office:value-type="float" office:value="9.799974" calcext:value-type="float">
            <text:p>9.79997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06" calcext:value-type="float">
            <text:p>-0.003106</text:p>
          </table:table-cell>
          <table:table-cell office:value-type="float" office:value="9.800005" calcext:value-type="float">
            <text:p>9.800005</text:p>
          </table:table-cell>
          <table:table-cell table:number-columns-repeated="4"/>
        </table:table-row>
        <table:table-row table:style-name="ro1">
          <table:table-cell office:value-type="float" office:value="3134.125" calcext:value-type="float">
            <text:p>3134.12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-0.003225" calcext:value-type="float">
            <text:p>-0.003225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135" calcext:value-type="float">
            <text:p>3134.13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215" calcext:value-type="float">
            <text:p>-0.00321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9" calcext:value-type="float">
            <text:p>-0.000599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145" calcext:value-type="float">
            <text:p>3134.14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155" calcext:value-type="float">
            <text:p>3134.15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25" calcext:value-type="float">
            <text:p>-0.003125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165" calcext:value-type="float">
            <text:p>3134.16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225" calcext:value-type="float">
            <text:p>-0.00322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175" calcext:value-type="float">
            <text:p>3134.17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91" calcext:value-type="float">
            <text:p>-0.003191</text:p>
          </table:table-cell>
          <table:table-cell office:value-type="float" office:value="9.799965" calcext:value-type="float">
            <text:p>9.79996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16" calcext:value-type="float">
            <text:p>-0.003116</text:p>
          </table:table-cell>
          <table:table-cell office:value-type="float" office:value="9.799995" calcext:value-type="float">
            <text:p>9.799995</text:p>
          </table:table-cell>
          <table:table-cell table:number-columns-repeated="4"/>
        </table:table-row>
        <table:table-row table:style-name="ro1">
          <table:table-cell office:value-type="float" office:value="3134.185" calcext:value-type="float">
            <text:p>3134.18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203" calcext:value-type="float">
            <text:p>-0.003203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28" calcext:value-type="float">
            <text:p>-0.003128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195" calcext:value-type="float">
            <text:p>3134.19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-0.00323" calcext:value-type="float">
            <text:p>-0.0032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154" calcext:value-type="float">
            <text:p>-0.003154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205" calcext:value-type="float">
            <text:p>3134.20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209" calcext:value-type="float">
            <text:p>-0.003209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9" calcext:value-type="float">
            <text:p>-0.000599</text:p>
          </table:table-cell>
          <table:table-cell office:value-type="float" office:value="-0.003133" calcext:value-type="float">
            <text:p>-0.00313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215" calcext:value-type="float">
            <text:p>3134.21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08" calcext:value-type="float">
            <text:p>-0.00310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225" calcext:value-type="float">
            <text:p>3134.22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4" calcext:value-type="float">
            <text:p>-0.061084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202" calcext:value-type="float">
            <text:p>-0.003202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27" calcext:value-type="float">
            <text:p>-0.003127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234" calcext:value-type="float">
            <text:p>3134.234</text:p>
          </table:table-cell>
          <table:table-cell office:value-type="string" calcext:value-type="string">
            <text:p>odom</text:p>
          </table:table-cell>
          <table:table-cell office:value-type="float" office:value="-1.782759" calcext:value-type="float">
            <text:p>-1.782759</text:p>
          </table:table-cell>
          <table:table-cell office:value-type="float" office:value="0.800518" calcext:value-type="float">
            <text:p>0.80051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table:number-columns-repeated="13"/>
        </table:table-row>
        <table:table-row table:style-name="ro1">
          <table:table-cell office:value-type="float" office:value="3134.235" calcext:value-type="float">
            <text:p>3134.23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18" calcext:value-type="float">
            <text:p>-0.00321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245" calcext:value-type="float">
            <text:p>3134.24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05" calcext:value-type="float">
            <text:p>-0.00320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3" calcext:value-type="float">
            <text:p>-0.00313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255" calcext:value-type="float">
            <text:p>3134.25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218" calcext:value-type="float">
            <text:p>-0.00321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3143" calcext:value-type="float">
            <text:p>-0.003143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265" calcext:value-type="float">
            <text:p>3134.26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96" calcext:value-type="float">
            <text:p>-0.00319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21" calcext:value-type="float">
            <text:p>-0.003121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275" calcext:value-type="float">
            <text:p>3134.27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-0.003205" calcext:value-type="float">
            <text:p>-0.00320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31" calcext:value-type="float">
            <text:p>-0.0031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285" calcext:value-type="float">
            <text:p>3134.28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9" calcext:value-type="float">
            <text:p>-0.000599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295" calcext:value-type="float">
            <text:p>3134.29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95" calcext:value-type="float">
            <text:p>-0.003195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2" calcext:value-type="float">
            <text:p>-0.00312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305" calcext:value-type="float">
            <text:p>3134.30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204" calcext:value-type="float">
            <text:p>-0.003204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3128" calcext:value-type="float">
            <text:p>-0.003128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315" calcext:value-type="float">
            <text:p>3134.31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234" calcext:value-type="float">
            <text:p>-0.003234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59" calcext:value-type="float">
            <text:p>-0.003159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325" calcext:value-type="float">
            <text:p>3134.32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208" calcext:value-type="float">
            <text:p>-0.003208</text:p>
          </table:table-cell>
          <table:table-cell office:value-type="float" office:value="9.799966" calcext:value-type="float">
            <text:p>9.79996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33" calcext:value-type="float">
            <text:p>-0.003133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335" calcext:value-type="float">
            <text:p>3134.33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74" calcext:value-type="float">
            <text:p>-0.00317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-0.003099" calcext:value-type="float">
            <text:p>-0.00309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345" calcext:value-type="float">
            <text:p>3134.34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202" calcext:value-type="float">
            <text:p>-0.003202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27" calcext:value-type="float">
            <text:p>-0.003127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355" calcext:value-type="float">
            <text:p>3134.35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-0.003235" calcext:value-type="float">
            <text:p>-0.00323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602" calcext:value-type="float">
            <text:p>-0.000602</text:p>
          </table:table-cell>
          <table:table-cell office:value-type="float" office:value="-0.003159" calcext:value-type="float">
            <text:p>-0.003159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365" calcext:value-type="float">
            <text:p>3134.365</text:p>
          </table:table-cell>
          <table:table-cell office:value-type="string" calcext:value-type="string">
            <text:p>imu</text:p>
          </table:table-cell>
          <table:table-cell office:value-type="float" office:value="-1.7828" calcext:value-type="float">
            <text:p>-1.7828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89" calcext:value-type="float">
            <text:p>-0.061089</text:p>
          </table:table-cell>
          <table:table-cell office:value-type="float" office:value="0.998132" calcext:value-type="float">
            <text:p>0.998132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81" calcext:value-type="float">
            <text:p>-0.003181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07" calcext:value-type="float">
            <text:p>-0.003107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367" calcext:value-type="float">
            <text:p>3134.367</text:p>
          </table:table-cell>
          <table:table-cell office:value-type="string" calcext:value-type="string">
            <text:p>odom</text:p>
          </table:table-cell>
          <table:table-cell office:value-type="float" office:value="-1.782741" calcext:value-type="float">
            <text:p>-1.782741</text:p>
          </table:table-cell>
          <table:table-cell office:value-type="float" office:value="0.800516" calcext:value-type="float">
            <text:p>0.80051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table:number-columns-repeated="13"/>
        </table:table-row>
        <table:table-row table:style-name="ro1">
          <table:table-cell office:value-type="float" office:value="3134.375" calcext:value-type="float">
            <text:p>3134.3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5" calcext:value-type="float">
            <text:p>0.024395</text:p>
          </table:table-cell>
          <table:table-cell office:value-type="float" office:value="-0.003224" calcext:value-type="float">
            <text:p>-0.003224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385" calcext:value-type="float">
            <text:p>3134.3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93" calcext:value-type="float">
            <text:p>-0.00319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18" calcext:value-type="float">
            <text:p>-0.0031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395" calcext:value-type="float">
            <text:p>3134.3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9" calcext:value-type="float">
            <text:p>-0.0031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405" calcext:value-type="float">
            <text:p>3134.4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228" calcext:value-type="float">
            <text:p>-0.00322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-0.003153" calcext:value-type="float">
            <text:p>-0.003153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415" calcext:value-type="float">
            <text:p>3134.4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76" calcext:value-type="float">
            <text:p>-0.003176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01" calcext:value-type="float">
            <text:p>-0.003101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425" calcext:value-type="float">
            <text:p>3134.4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95" calcext:value-type="float">
            <text:p>-0.00319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21" calcext:value-type="float">
            <text:p>-0.0031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435" calcext:value-type="float">
            <text:p>3134.4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07" calcext:value-type="float">
            <text:p>-0.00320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32" calcext:value-type="float">
            <text:p>-0.003132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445" calcext:value-type="float">
            <text:p>3134.4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-0.003202" calcext:value-type="float">
            <text:p>-0.003202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27" calcext:value-type="float">
            <text:p>-0.003127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455" calcext:value-type="float">
            <text:p>3134.4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202" calcext:value-type="float">
            <text:p>-0.00320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27" calcext:value-type="float">
            <text:p>-0.003127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465" calcext:value-type="float">
            <text:p>3134.4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99" calcext:value-type="float">
            <text:p>-0.003199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475" calcext:value-type="float">
            <text:p>3134.4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-0.003205" calcext:value-type="float">
            <text:p>-0.00320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-0.003129" calcext:value-type="float">
            <text:p>-0.003129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485" calcext:value-type="float">
            <text:p>3134.4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3" calcext:value-type="float">
            <text:p>0.024393</text:p>
          </table:table-cell>
          <table:table-cell office:value-type="float" office:value="-0.003196" calcext:value-type="float">
            <text:p>-0.003196</text:p>
          </table:table-cell>
          <table:table-cell office:value-type="float" office:value="9.799966" calcext:value-type="float">
            <text:p>9.79996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22" calcext:value-type="float">
            <text:p>-0.003122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495" calcext:value-type="float">
            <text:p>3134.4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196" calcext:value-type="float">
            <text:p>-0.003196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3121" calcext:value-type="float">
            <text:p>-0.003121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505" calcext:value-type="float">
            <text:p>3134.5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27" calcext:value-type="float">
            <text:p>-0.00322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7" calcext:value-type="float">
            <text:p>-0.000597</text:p>
          </table:table-cell>
          <table:table-cell office:value-type="float" office:value="-0.003152" calcext:value-type="float">
            <text:p>-0.003152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515" calcext:value-type="float">
            <text:p>3134.5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-0.003195" calcext:value-type="float">
            <text:p>-0.00319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2" calcext:value-type="float">
            <text:p>-0.00312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525" calcext:value-type="float">
            <text:p>3134.5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69" calcext:value-type="float">
            <text:p>-0.003169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094" calcext:value-type="float">
            <text:p>-0.003094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535" calcext:value-type="float">
            <text:p>3134.5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4" calcext:value-type="float">
            <text:p>-0.06109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236" calcext:value-type="float">
            <text:p>-0.003236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7" calcext:value-type="float">
            <text:p>-0.000597</text:p>
          </table:table-cell>
          <table:table-cell office:value-type="float" office:value="-0.003161" calcext:value-type="float">
            <text:p>-0.003161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5" calcext:value-type="float">
            <text:p>3134.5</text:p>
          </table:table-cell>
          <table:table-cell office:value-type="string" calcext:value-type="string">
            <text:p>odom</text:p>
          </table:table-cell>
          <table:table-cell office:value-type="float" office:value="-1.782723" calcext:value-type="float">
            <text:p>-1.782723</text:p>
          </table:table-cell>
          <table:table-cell office:value-type="float" office:value="0.800514" calcext:value-type="float">
            <text:p>0.80051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table:number-columns-repeated="13"/>
        </table:table-row>
        <table:table-row table:style-name="ro1">
          <table:table-cell office:value-type="float" office:value="3134.545" calcext:value-type="float">
            <text:p>3134.5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84" calcext:value-type="float">
            <text:p>-0.003184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-0.003109" calcext:value-type="float">
            <text:p>-0.003109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555" calcext:value-type="float">
            <text:p>3134.5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63" calcext:value-type="float">
            <text:p>-0.00316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088" calcext:value-type="float">
            <text:p>-0.00308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565" calcext:value-type="float">
            <text:p>3134.5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37" calcext:value-type="float">
            <text:p>-0.0032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9" calcext:value-type="float">
            <text:p>-0.000599</text:p>
          </table:table-cell>
          <table:table-cell office:value-type="float" office:value="-0.003162" calcext:value-type="float">
            <text:p>-0.003162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575" calcext:value-type="float">
            <text:p>3134.5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71" calcext:value-type="float">
            <text:p>-0.00317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7" calcext:value-type="float">
            <text:p>-0.000587</text:p>
          </table:table-cell>
          <table:table-cell office:value-type="float" office:value="-0.003096" calcext:value-type="float">
            <text:p>-0.003096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585" calcext:value-type="float">
            <text:p>3134.5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91" calcext:value-type="float">
            <text:p>-0.003191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17" calcext:value-type="float">
            <text:p>-0.0031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595" calcext:value-type="float">
            <text:p>3134.5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215" calcext:value-type="float">
            <text:p>-0.003215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4" calcext:value-type="float">
            <text:p>-0.00314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605" calcext:value-type="float">
            <text:p>3134.6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5" calcext:value-type="float">
            <text:p>0.024385</text:p>
          </table:table-cell>
          <table:table-cell office:value-type="float" office:value="-0.003211" calcext:value-type="float">
            <text:p>-0.00321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9" calcext:value-type="float">
            <text:p>-0.000599</text:p>
          </table:table-cell>
          <table:table-cell office:value-type="float" office:value="-0.003136" calcext:value-type="float">
            <text:p>-0.00313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615" calcext:value-type="float">
            <text:p>3134.6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3" calcext:value-type="float">
            <text:p>0.024393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8" calcext:value-type="float">
            <text:p>-0.000588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9.800003" calcext:value-type="float">
            <text:p>9.800003</text:p>
          </table:table-cell>
          <table:table-cell table:number-columns-repeated="4"/>
        </table:table-row>
        <table:table-row table:style-name="ro1">
          <table:table-cell office:value-type="float" office:value="3134.625" calcext:value-type="float">
            <text:p>3134.6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98" calcext:value-type="float">
            <text:p>-0.003198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635" calcext:value-type="float">
            <text:p>3134.6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099" calcext:value-type="float">
            <text:p>-0.061099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98" calcext:value-type="float">
            <text:p>-0.00319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633" calcext:value-type="float">
            <text:p>3134.633</text:p>
          </table:table-cell>
          <table:table-cell office:value-type="string" calcext:value-type="string">
            <text:p>odom</text:p>
          </table:table-cell>
          <table:table-cell office:value-type="float" office:value="-1.782704" calcext:value-type="float">
            <text:p>-1.782704</text:p>
          </table:table-cell>
          <table:table-cell office:value-type="float" office:value="0.800512" calcext:value-type="float">
            <text:p>0.80051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table:number-columns-repeated="13"/>
        </table:table-row>
        <table:table-row table:style-name="ro1">
          <table:table-cell office:value-type="float" office:value="3134.645" calcext:value-type="float">
            <text:p>3134.6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99" calcext:value-type="float">
            <text:p>-0.00319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655" calcext:value-type="float">
            <text:p>3134.6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93" calcext:value-type="float">
            <text:p>-0.003193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8" calcext:value-type="float">
            <text:p>-0.003118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665" calcext:value-type="float">
            <text:p>3134.6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-0.003192" calcext:value-type="float">
            <text:p>-0.003192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17" calcext:value-type="float">
            <text:p>-0.003117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675" calcext:value-type="float">
            <text:p>3134.6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-0.003202" calcext:value-type="float">
            <text:p>-0.003202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27" calcext:value-type="float">
            <text:p>-0.003127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685" calcext:value-type="float">
            <text:p>3134.6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88" calcext:value-type="float">
            <text:p>-0.00318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4" calcext:value-type="float">
            <text:p>-0.003114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695" calcext:value-type="float">
            <text:p>3134.6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-0.003138" calcext:value-type="float">
            <text:p>-0.003138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705" calcext:value-type="float">
            <text:p>3134.7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3" calcext:value-type="float">
            <text:p>0.024393</text:p>
          </table:table-cell>
          <table:table-cell office:value-type="float" office:value="-0.003171" calcext:value-type="float">
            <text:p>-0.003171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7" calcext:value-type="float">
            <text:p>-0.000587</text:p>
          </table:table-cell>
          <table:table-cell office:value-type="float" office:value="-0.003097" calcext:value-type="float">
            <text:p>-0.003097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715" calcext:value-type="float">
            <text:p>3134.7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25" calcext:value-type="float">
            <text:p>-0.003125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725" calcext:value-type="float">
            <text:p>3134.7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94" calcext:value-type="float">
            <text:p>-0.0031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19" calcext:value-type="float">
            <text:p>-0.003119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735" calcext:value-type="float">
            <text:p>3134.7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-0.003196" calcext:value-type="float">
            <text:p>-0.003196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-0.003122" calcext:value-type="float">
            <text:p>-0.003122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745" calcext:value-type="float">
            <text:p>3134.7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99" calcext:value-type="float">
            <text:p>-0.00319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24" calcext:value-type="float">
            <text:p>-0.003124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755" calcext:value-type="float">
            <text:p>3134.7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07" calcext:value-type="float">
            <text:p>-0.003207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32" calcext:value-type="float">
            <text:p>-0.003132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765" calcext:value-type="float">
            <text:p>3134.7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4" calcext:value-type="float">
            <text:p>-0.061104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63" calcext:value-type="float">
            <text:p>-0.003163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-0.003088" calcext:value-type="float">
            <text:p>-0.003088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734" calcext:value-type="float">
            <text:p>3134.734</text:p>
          </table:table-cell>
          <table:table-cell office:value-type="string" calcext:value-type="string">
            <text:p>odom</text:p>
          </table:table-cell>
          <table:table-cell office:value-type="float" office:value="-1.782691" calcext:value-type="float">
            <text:p>-1.782691</text:p>
          </table:table-cell>
          <table:table-cell office:value-type="float" office:value="0.800511" calcext:value-type="float">
            <text:p>0.80051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table:number-columns-repeated="13"/>
        </table:table-row>
        <table:table-row table:style-name="ro1">
          <table:table-cell office:value-type="float" office:value="3134.775" calcext:value-type="float">
            <text:p>3134.7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206" calcext:value-type="float">
            <text:p>-0.00320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32" calcext:value-type="float">
            <text:p>-0.00313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785" calcext:value-type="float">
            <text:p>3134.7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211" calcext:value-type="float">
            <text:p>-0.003211</text:p>
          </table:table-cell>
          <table:table-cell office:value-type="float" office:value="9.799966" calcext:value-type="float">
            <text:p>9.79996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36" calcext:value-type="float">
            <text:p>-0.003136</text:p>
          </table:table-cell>
          <table:table-cell office:value-type="float" office:value="9.799996" calcext:value-type="float">
            <text:p>9.799996</text:p>
          </table:table-cell>
          <table:table-cell table:number-columns-repeated="4"/>
        </table:table-row>
        <table:table-row table:style-name="ro1">
          <table:table-cell office:value-type="float" office:value="3134.795" calcext:value-type="float">
            <text:p>3134.7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85" calcext:value-type="float">
            <text:p>-0.00318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11" calcext:value-type="float">
            <text:p>-0.003111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805" calcext:value-type="float">
            <text:p>3134.8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086" calcext:value-type="float">
            <text:p>-0.003086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4.815" calcext:value-type="float">
            <text:p>3134.8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208" calcext:value-type="float">
            <text:p>-0.00320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33" calcext:value-type="float">
            <text:p>-0.003133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825" calcext:value-type="float">
            <text:p>3134.8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9" calcext:value-type="float">
            <text:p>-0.0031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835" calcext:value-type="float">
            <text:p>3134.8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89" calcext:value-type="float">
            <text:p>-0.00318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4" calcext:value-type="float">
            <text:p>-0.003114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845" calcext:value-type="float">
            <text:p>3134.8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9" calcext:value-type="float">
            <text:p>-0.00319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855" calcext:value-type="float">
            <text:p>3134.8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88" calcext:value-type="float">
            <text:p>-0.003188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3" calcext:value-type="float">
            <text:p>-0.000593</text:p>
          </table:table-cell>
          <table:table-cell office:value-type="float" office:value="-0.003113" calcext:value-type="float">
            <text:p>-0.003113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34.865" calcext:value-type="float">
            <text:p>3134.8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93" calcext:value-type="float">
            <text:p>-0.003193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9" calcext:value-type="float">
            <text:p>-0.003119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875" calcext:value-type="float">
            <text:p>3134.8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08" calcext:value-type="float">
            <text:p>-0.061108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-0.003198" calcext:value-type="float">
            <text:p>-0.003198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23" calcext:value-type="float">
            <text:p>-0.003123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867" calcext:value-type="float">
            <text:p>3134.867</text:p>
          </table:table-cell>
          <table:table-cell office:value-type="string" calcext:value-type="string">
            <text:p>odom</text:p>
          </table:table-cell>
          <table:table-cell office:value-type="float" office:value="-1.782672" calcext:value-type="float">
            <text:p>-1.782672</text:p>
          </table:table-cell>
          <table:table-cell office:value-type="float" office:value="0.800509" calcext:value-type="float">
            <text:p>0.800509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table:number-columns-repeated="13"/>
        </table:table-row>
        <table:table-row table:style-name="ro1">
          <table:table-cell office:value-type="float" office:value="3134.885" calcext:value-type="float">
            <text:p>3134.8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-0.003186" calcext:value-type="float">
            <text:p>-0.00318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3112" calcext:value-type="float">
            <text:p>-0.003112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4.895" calcext:value-type="float">
            <text:p>3134.8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905" calcext:value-type="float">
            <text:p>3134.9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89" calcext:value-type="float">
            <text:p>0.024389</text:p>
          </table:table-cell>
          <table:table-cell office:value-type="float" office:value="-0.003182" calcext:value-type="float">
            <text:p>-0.003182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03107" calcext:value-type="float">
            <text:p>-0.003107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915" calcext:value-type="float">
            <text:p>3134.9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9.799974" calcext:value-type="float">
            <text:p>9.79997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6" calcext:value-type="float">
            <text:p>-0.000586</text:p>
          </table:table-cell>
          <table:table-cell office:value-type="float" office:value="-0.003086" calcext:value-type="float">
            <text:p>-0.003086</text:p>
          </table:table-cell>
          <table:table-cell office:value-type="float" office:value="9.800005" calcext:value-type="float">
            <text:p>9.800005</text:p>
          </table:table-cell>
          <table:table-cell table:number-columns-repeated="4"/>
        </table:table-row>
        <table:table-row table:style-name="ro1">
          <table:table-cell office:value-type="float" office:value="3134.925" calcext:value-type="float">
            <text:p>3134.9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-0.003193" calcext:value-type="float">
            <text:p>-0.003193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18" calcext:value-type="float">
            <text:p>-0.003118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935" calcext:value-type="float">
            <text:p>3134.9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3" calcext:value-type="float">
            <text:p>0.024393</text:p>
          </table:table-cell>
          <table:table-cell office:value-type="float" office:value="-0.003191" calcext:value-type="float">
            <text:p>-0.003191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17" calcext:value-type="float">
            <text:p>-0.003117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945" calcext:value-type="float">
            <text:p>3134.9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5" calcext:value-type="float">
            <text:p>0.024395</text:p>
          </table:table-cell>
          <table:table-cell office:value-type="float" office:value="-0.003216" calcext:value-type="float">
            <text:p>-0.003216</text:p>
          </table:table-cell>
          <table:table-cell office:value-type="float" office:value="9.799967" calcext:value-type="float">
            <text:p>9.7999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4.955" calcext:value-type="float">
            <text:p>3134.9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-0.003161" calcext:value-type="float">
            <text:p>-0.003161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8" calcext:value-type="float">
            <text:p>-0.000588</text:p>
          </table:table-cell>
          <table:table-cell office:value-type="float" office:value="-0.003087" calcext:value-type="float">
            <text:p>-0.00308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4.965" calcext:value-type="float">
            <text:p>3134.9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-0.003189" calcext:value-type="float">
            <text:p>-0.003189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587" calcext:value-type="float">
            <text:p>-0.000587</text:p>
          </table:table-cell>
          <table:table-cell office:value-type="float" office:value="-0.003115" calcext:value-type="float">
            <text:p>-0.003115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4.975" calcext:value-type="float">
            <text:p>3134.9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20755" calcext:value-type="float">
            <text:p>0.020755</text:p>
          </table:table-cell>
          <table:table-cell office:value-type="float" office:value="0.008892" calcext:value-type="float">
            <text:p>0.008892</text:p>
          </table:table-cell>
          <table:table-cell office:value-type="float" office:value="9.798531" calcext:value-type="float">
            <text:p>9.798531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722" calcext:value-type="float">
            <text:p>-0.002722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9.798552" calcext:value-type="float">
            <text:p>9.798552</text:p>
          </table:table-cell>
          <table:table-cell table:number-columns-repeated="4"/>
        </table:table-row>
        <table:table-row table:style-name="ro1">
          <table:table-cell office:value-type="float" office:value="3134.985" calcext:value-type="float">
            <text:p>3134.9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16821" calcext:value-type="float">
            <text:p>0.016821</text:p>
          </table:table-cell>
          <table:table-cell office:value-type="float" office:value="-0.005085" calcext:value-type="float">
            <text:p>-0.005085</text:p>
          </table:table-cell>
          <table:table-cell office:value-type="float" office:value="9.801104" calcext:value-type="float">
            <text:p>9.80110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339" calcext:value-type="float">
            <text:p>-0.008339</text:p>
          </table:table-cell>
          <table:table-cell office:value-type="float" office:value="-0.004072" calcext:value-type="float">
            <text:p>-0.004072</text:p>
          </table:table-cell>
          <table:table-cell office:value-type="float" office:value="9.801115" calcext:value-type="float">
            <text:p>9.801115</text:p>
          </table:table-cell>
          <table:table-cell table:number-columns-repeated="4"/>
        </table:table-row>
        <table:table-row table:style-name="ro1">
          <table:table-cell office:value-type="float" office:value="3134.995" calcext:value-type="float">
            <text:p>3134.9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15619" calcext:value-type="float">
            <text:p>0.015619</text:p>
          </table:table-cell>
          <table:table-cell office:value-type="float" office:value="-0.003922" calcext:value-type="float">
            <text:p>-0.003922</text:p>
          </table:table-cell>
          <table:table-cell office:value-type="float" office:value="9.801124" calcext:value-type="float">
            <text:p>9.801124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389" calcext:value-type="float">
            <text:p>-0.009389</text:p>
          </table:table-cell>
          <table:table-cell office:value-type="float" office:value="-0.002771" calcext:value-type="float">
            <text:p>-0.002771</text:p>
          </table:table-cell>
          <table:table-cell office:value-type="float" office:value="9.801132" calcext:value-type="float">
            <text:p>9.801132</text:p>
          </table:table-cell>
          <table:table-cell table:number-columns-repeated="4"/>
        </table:table-row>
        <table:table-row table:style-name="ro1">
          <table:table-cell office:value-type="float" office:value="3135.005" calcext:value-type="float">
            <text:p>3135.0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3" calcext:value-type="float">
            <text:p>-0.001253</text:p>
          </table:table-cell>
          <table:table-cell office:value-type="float" office:value="-0.061113" calcext:value-type="float">
            <text:p>-0.061113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0.015739" calcext:value-type="float">
            <text:p>0.015739</text:p>
          </table:table-cell>
          <table:table-cell office:value-type="float" office:value="-0.000772" calcext:value-type="float">
            <text:p>-0.000772</text:p>
          </table:table-cell>
          <table:table-cell office:value-type="float" office:value="9.797783" calcext:value-type="float">
            <text:p>9.797783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878" calcext:value-type="float">
            <text:p>-0.00887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9.797791" calcext:value-type="float">
            <text:p>9.797791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odom</text:p>
          </table:table-cell>
          <table:table-cell office:value-type="float" office:value="-1.782658" calcext:value-type="float">
            <text:p>-1.782658</text:p>
          </table:table-cell>
          <table:table-cell office:value-type="float" office:value="0.800511" calcext:value-type="float">
            <text:p>0.80051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table:number-columns-repeated="13"/>
        </table:table-row>
        <table:table-row table:style-name="ro1">
          <table:table-cell office:value-type="float" office:value="3135.015" calcext:value-type="float">
            <text:p>3135.0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11372" calcext:value-type="float">
            <text:p>0.011372</text:p>
          </table:table-cell>
          <table:table-cell office:value-type="float" office:value="-0.003379" calcext:value-type="float">
            <text:p>-0.003379</text:p>
          </table:table-cell>
          <table:table-cell office:value-type="float" office:value="9.803504" calcext:value-type="float">
            <text:p>9.80350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-0.000184" calcext:value-type="float">
            <text:p>-0.0001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3539" calcext:value-type="float">
            <text:p>-0.013539</text:p>
          </table:table-cell>
          <table:table-cell office:value-type="float" office:value="-0.001731" calcext:value-type="float">
            <text:p>-0.001731</text:p>
          </table:table-cell>
          <table:table-cell office:value-type="float" office:value="9.803502" calcext:value-type="float">
            <text:p>9.803502</text:p>
          </table:table-cell>
          <table:table-cell table:number-columns-repeated="4"/>
        </table:table-row>
        <table:table-row table:style-name="ro1">
          <table:table-cell office:value-type="float" office:value="3135.025" calcext:value-type="float">
            <text:p>3135.0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11691" calcext:value-type="float">
            <text:p>0.011691</text:p>
          </table:table-cell>
          <table:table-cell office:value-type="float" office:value="-0.001014" calcext:value-type="float">
            <text:p>-0.001014</text:p>
          </table:table-cell>
          <table:table-cell office:value-type="float" office:value="9.799955" calcext:value-type="float">
            <text:p>9.79995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2926" calcext:value-type="float">
            <text:p>-0.012926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9.799953" calcext:value-type="float">
            <text:p>9.799953</text:p>
          </table:table-cell>
          <table:table-cell table:number-columns-repeated="4"/>
        </table:table-row>
        <table:table-row table:style-name="ro1">
          <table:table-cell office:value-type="float" office:value="3135.035" calcext:value-type="float">
            <text:p>3135.0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798114" calcext:value-type="float">
            <text:p>9.798114</text:p>
          </table:table-cell>
          <table:table-cell office:value-type="float" office:value="-0.000035" calcext:value-type="float">
            <text:p>-3.5E-05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5483" calcext:value-type="float">
            <text:p>-0.015483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9.798106" calcext:value-type="float">
            <text:p>9.798106</text:p>
          </table:table-cell>
          <table:table-cell table:number-columns-repeated="4"/>
        </table:table-row>
        <table:table-row table:style-name="ro1">
          <table:table-cell office:value-type="float" office:value="3135.045" calcext:value-type="float">
            <text:p>3135.0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-0.00293" calcext:value-type="float">
            <text:p>-0.00293</text:p>
          </table:table-cell>
          <table:table-cell office:value-type="float" office:value="9.80199" calcext:value-type="float">
            <text:p>9.8019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8266" calcext:value-type="float">
            <text:p>-0.018266</text:p>
          </table:table-cell>
          <table:table-cell office:value-type="float" office:value="-0.000698" calcext:value-type="float">
            <text:p>-0.000698</text:p>
          </table:table-cell>
          <table:table-cell office:value-type="float" office:value="9.801975" calcext:value-type="float">
            <text:p>9.801975</text:p>
          </table:table-cell>
          <table:table-cell table:number-columns-repeated="4"/>
        </table:table-row>
        <table:table-row table:style-name="ro1">
          <table:table-cell office:value-type="float" office:value="3135.055" calcext:value-type="float">
            <text:p>3135.05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06559" calcext:value-type="float">
            <text:p>0.00655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9.798219" calcext:value-type="float">
            <text:p>9.798219</text:p>
          </table:table-cell>
          <table:table-cell office:value-type="float" office:value="-0.000041" calcext:value-type="float">
            <text:p>-4.1E-05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7875" calcext:value-type="float">
            <text:p>-0.017875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9.798204" calcext:value-type="float">
            <text:p>9.798204</text:p>
          </table:table-cell>
          <table:table-cell table:number-columns-repeated="4"/>
        </table:table-row>
        <table:table-row table:style-name="ro1">
          <table:table-cell office:value-type="float" office:value="3135.065" calcext:value-type="float">
            <text:p>3135.06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-0.003106" calcext:value-type="float">
            <text:p>-0.003106</text:p>
          </table:table-cell>
          <table:table-cell office:value-type="float" office:value="9.800833" calcext:value-type="float">
            <text:p>9.800833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7914" calcext:value-type="float">
            <text:p>-0.017914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0082" calcext:value-type="float">
            <text:p>9.80082</text:p>
          </table:table-cell>
          <table:table-cell table:number-columns-repeated="4"/>
        </table:table-row>
        <table:table-row table:style-name="ro1">
          <table:table-cell office:value-type="float" office:value="3135.075" calcext:value-type="float">
            <text:p>3135.07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01358" calcext:value-type="float">
            <text:p>-0.001358</text:p>
          </table:table-cell>
          <table:table-cell office:value-type="float" office:value="0.015849" calcext:value-type="float">
            <text:p>0.015849</text:p>
          </table:table-cell>
          <table:table-cell office:value-type="float" office:value="9.812549" calcext:value-type="float">
            <text:p>9.812549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-0.000758" calcext:value-type="float">
            <text:p>-0.0007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23851" calcext:value-type="float">
            <text:p>-0.023851</text:p>
          </table:table-cell>
          <table:table-cell office:value-type="float" office:value="0.018909" calcext:value-type="float">
            <text:p>0.018909</text:p>
          </table:table-cell>
          <table:table-cell office:value-type="float" office:value="9.812515" calcext:value-type="float">
            <text:p>9.812515</text:p>
          </table:table-cell>
          <table:table-cell table:number-columns-repeated="4"/>
        </table:table-row>
        <table:table-row table:style-name="ro1">
          <table:table-cell office:value-type="float" office:value="3135.085" calcext:value-type="float">
            <text:p>3135.08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03067" calcext:value-type="float">
            <text:p>-0.003067</text:p>
          </table:table-cell>
          <table:table-cell office:value-type="float" office:value="-0.006604" calcext:value-type="float">
            <text:p>-0.006604</text:p>
          </table:table-cell>
          <table:table-cell office:value-type="float" office:value="9.795551" calcext:value-type="float">
            <text:p>9.795551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-0.000421" calcext:value-type="float">
            <text:p>-0.0004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28244" calcext:value-type="float">
            <text:p>-0.028244</text:p>
          </table:table-cell>
          <table:table-cell office:value-type="float" office:value="-0.003173" calcext:value-type="float">
            <text:p>-0.003173</text:p>
          </table:table-cell>
          <table:table-cell office:value-type="float" office:value="9.795512" calcext:value-type="float">
            <text:p>9.795512</text:p>
          </table:table-cell>
          <table:table-cell table:number-columns-repeated="4"/>
        </table:table-row>
        <table:table-row table:style-name="ro1">
          <table:table-cell office:value-type="float" office:value="3135.095" calcext:value-type="float">
            <text:p>3135.09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09445" calcext:value-type="float">
            <text:p>-0.009445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9.798806" calcext:value-type="float">
            <text:p>9.79880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-0.000486" calcext:value-type="float">
            <text:p>-0.0004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33416" calcext:value-type="float">
            <text:p>-0.033416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9.798751" calcext:value-type="float">
            <text:p>9.798751</text:p>
          </table:table-cell>
          <table:table-cell table:number-columns-repeated="4"/>
        </table:table-row>
        <table:table-row table:style-name="ro1">
          <table:table-cell office:value-type="float" office:value="3135.105" calcext:value-type="float">
            <text:p>3135.10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17133" calcext:value-type="float">
            <text:p>-0.017133</text:p>
          </table:table-cell>
          <table:table-cell office:value-type="float" office:value="0.024968" calcext:value-type="float">
            <text:p>0.024968</text:p>
          </table:table-cell>
          <table:table-cell office:value-type="float" office:value="9.813181" calcext:value-type="float">
            <text:p>9.813181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01164" calcext:value-type="float">
            <text:p>-0.00116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38398" calcext:value-type="float">
            <text:p>-0.038398</text:p>
          </table:table-cell>
          <table:table-cell office:value-type="float" office:value="0.029885" calcext:value-type="float">
            <text:p>0.029885</text:p>
          </table:table-cell>
          <table:table-cell office:value-type="float" office:value="9.813107" calcext:value-type="float">
            <text:p>9.813107</text:p>
          </table:table-cell>
          <table:table-cell table:number-columns-repeated="4"/>
        </table:table-row>
        <table:table-row table:style-name="ro1">
          <table:table-cell office:value-type="float" office:value="3135.115" calcext:value-type="float">
            <text:p>3135.11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2108" calcext:value-type="float">
            <text:p>-0.02108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9.78296" calcext:value-type="float">
            <text:p>9.78296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0329" calcext:value-type="float">
            <text:p>-0.00032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44946" calcext:value-type="float">
            <text:p>-0.044946</text:p>
          </table:table-cell>
          <table:table-cell office:value-type="float" office:value="0.008341" calcext:value-type="float">
            <text:p>0.008341</text:p>
          </table:table-cell>
          <table:table-cell office:value-type="float" office:value="9.782877" calcext:value-type="float">
            <text:p>9.782877</text:p>
          </table:table-cell>
          <table:table-cell table:number-columns-repeated="4"/>
        </table:table-row>
        <table:table-row table:style-name="ro1">
          <table:table-cell office:value-type="float" office:value="3135.125" calcext:value-type="float">
            <text:p>3135.12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36262" calcext:value-type="float">
            <text:p>-0.036262</text:p>
          </table:table-cell>
          <table:table-cell office:value-type="float" office:value="-0.003002" calcext:value-type="float">
            <text:p>-0.003002</text:p>
          </table:table-cell>
          <table:table-cell office:value-type="float" office:value="9.798883" calcext:value-type="float">
            <text:p>9.798883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6076" calcext:value-type="float">
            <text:p>-0.06076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9.798761" calcext:value-type="float">
            <text:p>9.798761</text:p>
          </table:table-cell>
          <table:table-cell table:number-columns-repeated="4"/>
        </table:table-row>
        <table:table-row table:style-name="ro1">
          <table:table-cell office:value-type="float" office:value="3135.135" calcext:value-type="float">
            <text:p>3135.13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46358" calcext:value-type="float">
            <text:p>-0.046358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9.80006" calcext:value-type="float">
            <text:p>9.80006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70302" calcext:value-type="float">
            <text:p>-0.070302</text:p>
          </table:table-cell>
          <table:table-cell office:value-type="float" office:value="0.009597" calcext:value-type="float">
            <text:p>0.009597</text:p>
          </table:table-cell>
          <table:table-cell office:value-type="float" office:value="9.799913" calcext:value-type="float">
            <text:p>9.799913</text:p>
          </table:table-cell>
          <table:table-cell table:number-columns-repeated="4"/>
        </table:table-row>
        <table:table-row table:style-name="ro1">
          <table:table-cell office:value-type="float" office:value="3135.145" calcext:value-type="float">
            <text:p>3135.145</text:p>
          </table:table-cell>
          <table:table-cell office:value-type="string" calcext:value-type="string">
            <text:p>imu</text:p>
          </table:table-cell>
          <table:table-cell office:value-type="float" office:value="-1.7827" calcext:value-type="float">
            <text:p>-1.7827</text:p>
          </table:table-cell>
          <table:table-cell office:value-type="float" office:value="0.8005" calcext:value-type="float">
            <text:p>0.8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252" calcext:value-type="float">
            <text:p>-0.001252</text:p>
          </table:table-cell>
          <table:table-cell office:value-type="float" office:value="-0.061101" calcext:value-type="float">
            <text:p>-0.06110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-0.05775" calcext:value-type="float">
            <text:p>-0.05775</text:p>
          </table:table-cell>
          <table:table-cell office:value-type="float" office:value="0.020129" calcext:value-type="float">
            <text:p>0.020129</text:p>
          </table:table-cell>
          <table:table-cell office:value-type="float" office:value="9.80006" calcext:value-type="float">
            <text:p>9.80006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79269" calcext:value-type="float">
            <text:p>-0.079269</text:p>
          </table:table-cell>
          <table:table-cell office:value-type="float" office:value="0.030032" calcext:value-type="float">
            <text:p>0.030032</text:p>
          </table:table-cell>
          <table:table-cell office:value-type="float" office:value="9.799884" calcext:value-type="float">
            <text:p>9.799884</text:p>
          </table:table-cell>
          <table:table-cell table:number-columns-repeated="4"/>
        </table:table-row>
        <table:table-row table:style-name="ro1">
          <table:table-cell office:value-type="float" office:value="3135.134" calcext:value-type="float">
            <text:p>3135.134</text:p>
          </table:table-cell>
          <table:table-cell office:value-type="string" calcext:value-type="string">
            <text:p>odom</text:p>
          </table:table-cell>
          <table:table-cell office:value-type="float" office:value="-1.782856" calcext:value-type="float">
            <text:p>-1.782856</text:p>
          </table:table-cell>
          <table:table-cell office:value-type="float" office:value="0.800559" calcext:value-type="float">
            <text:p>0.800559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table:number-columns-repeated="13"/>
        </table:table-row>
        <table:table-row table:style-name="ro1">
          <table:table-cell office:value-type="float" office:value="3135.155" calcext:value-type="float">
            <text:p>3135.15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075309" calcext:value-type="float">
            <text:p>-0.075309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9.80037" calcext:value-type="float">
            <text:p>9.80037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252" calcext:value-type="float">
            <text:p>-0.0002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98958" calcext:value-type="float">
            <text:p>-0.098958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9.800149" calcext:value-type="float">
            <text:p>9.800149</text:p>
          </table:table-cell>
          <table:table-cell table:number-columns-repeated="4"/>
        </table:table-row>
        <table:table-row table:style-name="ro1">
          <table:table-cell office:value-type="float" office:value="3135.165" calcext:value-type="float">
            <text:p>3135.16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090003" calcext:value-type="float">
            <text:p>-0.090003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9.800244" calcext:value-type="float">
            <text:p>9.800244</text:p>
          </table:table-cell>
          <table:table-cell office:value-type="float" office:value="-0.000017" calcext:value-type="float">
            <text:p>-1.7E-05</text:p>
          </table:table-cell>
          <table:table-cell office:value-type="float" office:value="-0.000249" calcext:value-type="float">
            <text:p>-0.00024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2926" calcext:value-type="float">
            <text:p>-0.112926</text:p>
          </table:table-cell>
          <table:table-cell office:value-type="float" office:value="0.021292" calcext:value-type="float">
            <text:p>0.021292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3135.175" calcext:value-type="float">
            <text:p>3135.17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106124" calcext:value-type="float">
            <text:p>-0.106124</text:p>
          </table:table-cell>
          <table:table-cell office:value-type="float" office:value="0.015285" calcext:value-type="float">
            <text:p>0.015285</text:p>
          </table:table-cell>
          <table:table-cell office:value-type="float" office:value="9.80015" calcext:value-type="float">
            <text:p>9.80015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-0.000237" calcext:value-type="float">
            <text:p>-0.0002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27966" calcext:value-type="float">
            <text:p>-0.127966</text:p>
          </table:table-cell>
          <table:table-cell office:value-type="float" office:value="0.031101" calcext:value-type="float">
            <text:p>0.031101</text:p>
          </table:table-cell>
          <table:table-cell office:value-type="float" office:value="9.799852" calcext:value-type="float">
            <text:p>9.799852</text:p>
          </table:table-cell>
          <table:table-cell table:number-columns-repeated="4"/>
        </table:table-row>
        <table:table-row table:style-name="ro1">
          <table:table-cell office:value-type="float" office:value="3135.185" calcext:value-type="float">
            <text:p>3135.18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125907" calcext:value-type="float">
            <text:p>-0.125907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9.800517" calcext:value-type="float">
            <text:p>9.800517</text:p>
          </table:table-cell>
          <table:table-cell office:value-type="float" office:value="-0" calcext:value-type="float">
            <text:p>0</text:p>
          </table:table-cell>
          <table:table-cell office:value-type="float" office:value="-0.000212" calcext:value-type="float">
            <text:p>-0.0002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4806" calcext:value-type="float">
            <text:p>-0.14806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9.800169" calcext:value-type="float">
            <text:p>9.800169</text:p>
          </table:table-cell>
          <table:table-cell table:number-columns-repeated="4"/>
        </table:table-row>
        <table:table-row table:style-name="ro1">
          <table:table-cell office:value-type="float" office:value="3135.195" calcext:value-type="float">
            <text:p>3135.19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144357" calcext:value-type="float">
            <text:p>-0.144357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9.800575" calcext:value-type="float">
            <text:p>9.800575</text:p>
          </table:table-cell>
          <table:table-cell office:value-type="float" office:value="-0.000006" calcext:value-type="float">
            <text:p>-6E-06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65953" calcext:value-type="float">
            <text:p>-0.165953</text:p>
          </table:table-cell>
          <table:table-cell office:value-type="float" office:value="0.035442" calcext:value-type="float">
            <text:p>0.035442</text:p>
          </table:table-cell>
          <table:table-cell office:value-type="float" office:value="9.80018" calcext:value-type="float">
            <text:p>9.80018</text:p>
          </table:table-cell>
          <table:table-cell table:number-columns-repeated="4"/>
        </table:table-row>
        <table:table-row table:style-name="ro1">
          <table:table-cell office:value-type="float" office:value="3135.205" calcext:value-type="float">
            <text:p>3135.20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159731" calcext:value-type="float">
            <text:p>-0.159731</text:p>
          </table:table-cell>
          <table:table-cell office:value-type="float" office:value="0.028517" calcext:value-type="float">
            <text:p>0.028517</text:p>
          </table:table-cell>
          <table:table-cell office:value-type="float" office:value="9.800971" calcext:value-type="float">
            <text:p>9.80097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79566" calcext:value-type="float">
            <text:p>-0.179566</text:p>
          </table:table-cell>
          <table:table-cell office:value-type="float" office:value="0.050756" calcext:value-type="float">
            <text:p>0.050756</text:p>
          </table:table-cell>
          <table:table-cell office:value-type="float" office:value="9.800538" calcext:value-type="float">
            <text:p>9.800538</text:p>
          </table:table-cell>
          <table:table-cell table:number-columns-repeated="4"/>
        </table:table-row>
        <table:table-row table:style-name="ro1">
          <table:table-cell office:value-type="float" office:value="3135.215" calcext:value-type="float">
            <text:p>3135.21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194555" calcext:value-type="float">
            <text:p>-0.194555</text:p>
          </table:table-cell>
          <table:table-cell office:value-type="float" office:value="0.021242" calcext:value-type="float">
            <text:p>0.021242</text:p>
          </table:table-cell>
          <table:table-cell office:value-type="float" office:value="9.799777" calcext:value-type="float">
            <text:p>9.799777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00227" calcext:value-type="float">
            <text:p>-0.0002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15014" calcext:value-type="float">
            <text:p>-0.215014</text:p>
          </table:table-cell>
          <table:table-cell office:value-type="float" office:value="0.047772" calcext:value-type="float">
            <text:p>0.047772</text:p>
          </table:table-cell>
          <table:table-cell office:value-type="float" office:value="9.799256" calcext:value-type="float">
            <text:p>9.799256</text:p>
          </table:table-cell>
          <table:table-cell table:number-columns-repeated="4"/>
        </table:table-row>
        <table:table-row table:style-name="ro1">
          <table:table-cell office:value-type="float" office:value="3135.225" calcext:value-type="float">
            <text:p>3135.22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217208" calcext:value-type="float">
            <text:p>-0.217208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9.800578" calcext:value-type="float">
            <text:p>9.800578</text:p>
          </table:table-cell>
          <table:table-cell office:value-type="float" office:value="-0" calcext:value-type="float">
            <text:p>0</text:p>
          </table:table-cell>
          <table:table-cell office:value-type="float" office:value="-0.000219" calcext:value-type="float">
            <text:p>-0.0002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37235" calcext:value-type="float">
            <text:p>-0.237235</text:p>
          </table:table-cell>
          <table:table-cell office:value-type="float" office:value="0.052689" calcext:value-type="float">
            <text:p>0.05268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5.235" calcext:value-type="float">
            <text:p>3135.23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24427" calcext:value-type="float">
            <text:p>-0.24427</text:p>
          </table:table-cell>
          <table:table-cell office:value-type="float" office:value="0.028568" calcext:value-type="float">
            <text:p>0.028568</text:p>
          </table:table-cell>
          <table:table-cell office:value-type="float" office:value="9.800672" calcext:value-type="float">
            <text:p>9.80067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0212" calcext:value-type="float">
            <text:p>-0.0002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6347" calcext:value-type="float">
            <text:p>-0.26347</text:p>
          </table:table-cell>
          <table:table-cell office:value-type="float" office:value="0.061092" calcext:value-type="float">
            <text:p>0.061092</text:p>
          </table:table-cell>
          <table:table-cell office:value-type="float" office:value="9.800026" calcext:value-type="float">
            <text:p>9.800026</text:p>
          </table:table-cell>
          <table:table-cell table:number-columns-repeated="4"/>
        </table:table-row>
        <table:table-row table:style-name="ro1">
          <table:table-cell office:value-type="float" office:value="3135.245" calcext:value-type="float">
            <text:p>3135.24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268184" calcext:value-type="float">
            <text:p>-0.268184</text:p>
          </table:table-cell>
          <table:table-cell office:value-type="float" office:value="0.038581" calcext:value-type="float">
            <text:p>0.038581</text:p>
          </table:table-cell>
          <table:table-cell office:value-type="float" office:value="9.80122" calcext:value-type="float">
            <text:p>9.8012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8599" calcext:value-type="float">
            <text:p>-0.28599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9.800514" calcext:value-type="float">
            <text:p>9.800514</text:p>
          </table:table-cell>
          <table:table-cell table:number-columns-repeated="4"/>
        </table:table-row>
        <table:table-row table:style-name="ro1">
          <table:table-cell office:value-type="float" office:value="3135.255" calcext:value-type="float">
            <text:p>3135.25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311119" calcext:value-type="float">
            <text:p>-0.311119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9.800823" calcext:value-type="float">
            <text:p>9.80082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28918" calcext:value-type="float">
            <text:p>-0.328918</text:p>
          </table:table-cell>
          <table:table-cell office:value-type="float" office:value="0.076602" calcext:value-type="float">
            <text:p>0.076602</text:p>
          </table:table-cell>
          <table:table-cell office:value-type="float" office:value="9.800009" calcext:value-type="float">
            <text:p>9.800009</text:p>
          </table:table-cell>
          <table:table-cell table:number-columns-repeated="4"/>
        </table:table-row>
        <table:table-row table:style-name="ro1">
          <table:table-cell office:value-type="float" office:value="3135.265" calcext:value-type="float">
            <text:p>3135.26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340815" calcext:value-type="float">
            <text:p>-0.340815</text:p>
          </table:table-cell>
          <table:table-cell office:value-type="float" office:value="0.040132" calcext:value-type="float">
            <text:p>0.040132</text:p>
          </table:table-cell>
          <table:table-cell office:value-type="float" office:value="9.800878" calcext:value-type="float">
            <text:p>9.800878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57891" calcext:value-type="float">
            <text:p>-0.357891</text:p>
          </table:table-cell>
          <table:table-cell office:value-type="float" office:value="0.084316" calcext:value-type="float">
            <text:p>0.084316</text:p>
          </table:table-cell>
          <table:table-cell office:value-type="float" office:value="9.799989" calcext:value-type="float">
            <text:p>9.799989</text:p>
          </table:table-cell>
          <table:table-cell table:number-columns-repeated="4"/>
        </table:table-row>
        <table:table-row table:style-name="ro1">
          <table:table-cell office:value-type="float" office:value="3135.275" calcext:value-type="float">
            <text:p>3135.275</text:p>
          </table:table-cell>
          <table:table-cell office:value-type="string" calcext:value-type="string">
            <text:p>imu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8006" calcext:value-type="float">
            <text:p>0.8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60943" calcext:value-type="float">
            <text:p>-0.060943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-0.364651" calcext:value-type="float">
            <text:p>-0.364651</text:p>
          </table:table-cell>
          <table:table-cell office:value-type="float" office:value="0.046019" calcext:value-type="float">
            <text:p>0.046019</text:p>
          </table:table-cell>
          <table:table-cell office:value-type="float" office:value="9.800923" calcext:value-type="float">
            <text:p>9.800923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80834" calcext:value-type="float">
            <text:p>-0.380834</text:p>
          </table:table-cell>
          <table:table-cell office:value-type="float" office:value="0.093059" calcext:value-type="float">
            <text:p>0.093059</text:p>
          </table:table-cell>
          <table:table-cell office:value-type="float" office:value="9.799974" calcext:value-type="float">
            <text:p>9.799974</text:p>
          </table:table-cell>
          <table:table-cell table:number-columns-repeated="4"/>
        </table:table-row>
        <table:table-row table:style-name="ro1">
          <table:table-cell office:value-type="float" office:value="3135.267" calcext:value-type="float">
            <text:p>3135.267</text:p>
          </table:table-cell>
          <table:table-cell office:value-type="string" calcext:value-type="string">
            <text:p>odom</text:p>
          </table:table-cell>
          <table:table-cell office:value-type="float" office:value="-1.784808" calcext:value-type="float">
            <text:p>-1.784808</text:p>
          </table:table-cell>
          <table:table-cell office:value-type="float" office:value="0.800831" calcext:value-type="float">
            <text:p>0.800831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table:number-columns-repeated="13"/>
        </table:table-row>
        <table:table-row table:style-name="ro1">
          <table:table-cell office:value-type="float" office:value="3135.285" calcext:value-type="float">
            <text:p>3135.28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403999" calcext:value-type="float">
            <text:p>-0.403999</text:p>
          </table:table-cell>
          <table:table-cell office:value-type="float" office:value="0.048054" calcext:value-type="float">
            <text:p>0.048054</text:p>
          </table:table-cell>
          <table:table-cell office:value-type="float" office:value="9.801011" calcext:value-type="float">
            <text:p>9.801011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19227" calcext:value-type="float">
            <text:p>-0.419227</text:p>
          </table:table-cell>
          <table:table-cell office:value-type="float" office:value="0.099173" calcext:value-type="float">
            <text:p>0.099173</text:p>
          </table:table-cell>
          <table:table-cell office:value-type="float" office:value="9.799988" calcext:value-type="float">
            <text:p>9.799988</text:p>
          </table:table-cell>
          <table:table-cell table:number-columns-repeated="4"/>
        </table:table-row>
        <table:table-row table:style-name="ro1">
          <table:table-cell office:value-type="float" office:value="3135.295" calcext:value-type="float">
            <text:p>3135.29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435183" calcext:value-type="float">
            <text:p>-0.435183</text:p>
          </table:table-cell>
          <table:table-cell office:value-type="float" office:value="0.052255" calcext:value-type="float">
            <text:p>0.052255</text:p>
          </table:table-cell>
          <table:table-cell office:value-type="float" office:value="9.801035" calcext:value-type="float">
            <text:p>9.801035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12823" calcext:value-type="float">
            <text:p>0.0128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49681" calcext:value-type="float">
            <text:p>-0.449681</text:p>
          </table:table-cell>
          <table:table-cell office:value-type="float" office:value="0.107091" calcext:value-type="float">
            <text:p>0.107091</text:p>
          </table:table-cell>
          <table:table-cell office:value-type="float" office:value="9.799935" calcext:value-type="float">
            <text:p>9.799935</text:p>
          </table:table-cell>
          <table:table-cell table:number-columns-repeated="4"/>
        </table:table-row>
        <table:table-row table:style-name="ro1">
          <table:table-cell office:value-type="float" office:value="3135.305" calcext:value-type="float">
            <text:p>3135.30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461093" calcext:value-type="float">
            <text:p>-0.461093</text:p>
          </table:table-cell>
          <table:table-cell office:value-type="float" office:value="0.05774" calcext:value-type="float">
            <text:p>0.05774</text:p>
          </table:table-cell>
          <table:table-cell office:value-type="float" office:value="9.801021" calcext:value-type="float">
            <text:p>9.801021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20164" calcext:value-type="float">
            <text:p>0.02016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74743" calcext:value-type="float">
            <text:p>-0.474743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9.799857" calcext:value-type="float">
            <text:p>9.799857</text:p>
          </table:table-cell>
          <table:table-cell table:number-columns-repeated="4"/>
        </table:table-row>
        <table:table-row table:style-name="ro1">
          <table:table-cell office:value-type="float" office:value="3135.315" calcext:value-type="float">
            <text:p>3135.31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50536" calcext:value-type="float">
            <text:p>-0.50536</text:p>
          </table:table-cell>
          <table:table-cell office:value-type="float" office:value="0.060618" calcext:value-type="float">
            <text:p>0.060618</text:p>
          </table:table-cell>
          <table:table-cell office:value-type="float" office:value="9.800947" calcext:value-type="float">
            <text:p>9.800947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26671" calcext:value-type="float">
            <text:p>0.02667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18343" calcext:value-type="float">
            <text:p>-0.518343</text:p>
          </table:table-cell>
          <table:table-cell office:value-type="float" office:value="0.123827" calcext:value-type="float">
            <text:p>0.123827</text:p>
          </table:table-cell>
          <table:table-cell office:value-type="float" office:value="9.799674" calcext:value-type="float">
            <text:p>9.799674</text:p>
          </table:table-cell>
          <table:table-cell table:number-columns-repeated="4"/>
        </table:table-row>
        <table:table-row table:style-name="ro1">
          <table:table-cell office:value-type="float" office:value="3135.325" calcext:value-type="float">
            <text:p>3135.32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541554" calcext:value-type="float">
            <text:p>-0.541554</text:p>
          </table:table-cell>
          <table:table-cell office:value-type="float" office:value="0.065306" calcext:value-type="float">
            <text:p>0.065306</text:p>
          </table:table-cell>
          <table:table-cell office:value-type="float" office:value="9.800846" calcext:value-type="float">
            <text:p>9.800846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34309" calcext:value-type="float">
            <text:p>0.0343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53711" calcext:value-type="float">
            <text:p>-0.553711</text:p>
          </table:table-cell>
          <table:table-cell office:value-type="float" office:value="0.132831" calcext:value-type="float">
            <text:p>0.132831</text:p>
          </table:table-cell>
          <table:table-cell office:value-type="float" office:value="9.799485" calcext:value-type="float">
            <text:p>9.799485</text:p>
          </table:table-cell>
          <table:table-cell table:number-columns-repeated="4"/>
        </table:table-row>
        <table:table-row table:style-name="ro1">
          <table:table-cell office:value-type="float" office:value="3135.335" calcext:value-type="float">
            <text:p>3135.33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57587" calcext:value-type="float">
            <text:p>-0.57587</text:p>
          </table:table-cell>
          <table:table-cell office:value-type="float" office:value="0.069537" calcext:value-type="float">
            <text:p>0.069537</text:p>
          </table:table-cell>
          <table:table-cell office:value-type="float" office:value="9.800637" calcext:value-type="float">
            <text:p>9.800637</text:p>
          </table:table-cell>
          <table:table-cell office:value-type="float" office:value="0.005327" calcext:value-type="float">
            <text:p>0.005327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87269" calcext:value-type="float">
            <text:p>-0.587269</text:p>
          </table:table-cell>
          <table:table-cell office:value-type="float" office:value="0.141155" calcext:value-type="float">
            <text:p>0.141155</text:p>
          </table:table-cell>
          <table:table-cell office:value-type="float" office:value="9.799191" calcext:value-type="float">
            <text:p>9.799191</text:p>
          </table:table-cell>
          <table:table-cell table:number-columns-repeated="4"/>
        </table:table-row>
        <table:table-row table:style-name="ro1">
          <table:table-cell office:value-type="float" office:value="3135.345" calcext:value-type="float">
            <text:p>3135.34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603282" calcext:value-type="float">
            <text:p>-0.603282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9.800256" calcext:value-type="float">
            <text:p>9.800256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55233" calcext:value-type="float">
            <text:p>0.0552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13849" calcext:value-type="float">
            <text:p>-0.613849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9.798742" calcext:value-type="float">
            <text:p>9.798742</text:p>
          </table:table-cell>
          <table:table-cell table:number-columns-repeated="4"/>
        </table:table-row>
        <table:table-row table:style-name="ro1">
          <table:table-cell office:value-type="float" office:value="3135.355" calcext:value-type="float">
            <text:p>3135.35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656624" calcext:value-type="float">
            <text:p>-0.656624</text:p>
          </table:table-cell>
          <table:table-cell office:value-type="float" office:value="0.078888" calcext:value-type="float">
            <text:p>0.078888</text:p>
          </table:table-cell>
          <table:table-cell office:value-type="float" office:value="9.799834" calcext:value-type="float">
            <text:p>9.79983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66258" calcext:value-type="float">
            <text:p>0.0662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66312" calcext:value-type="float">
            <text:p>-0.666312</text:p>
          </table:table-cell>
          <table:table-cell office:value-type="float" office:value="0.160143" calcext:value-type="float">
            <text:p>0.160143</text:p>
          </table:table-cell>
          <table:table-cell office:value-type="float" office:value="9.798189" calcext:value-type="float">
            <text:p>9.798189</text:p>
          </table:table-cell>
          <table:table-cell table:number-columns-repeated="4"/>
        </table:table-row>
        <table:table-row table:style-name="ro1">
          <table:table-cell office:value-type="float" office:value="3135.365" calcext:value-type="float">
            <text:p>3135.36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696584" calcext:value-type="float">
            <text:p>-0.696584</text:p>
          </table:table-cell>
          <table:table-cell office:value-type="float" office:value="0.083741" calcext:value-type="float">
            <text:p>0.083741</text:p>
          </table:table-cell>
          <table:table-cell office:value-type="float" office:value="9.79922" calcext:value-type="float">
            <text:p>9.79922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0.078382" calcext:value-type="float">
            <text:p>0.07838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05397" calcext:value-type="float">
            <text:p>-0.705397</text:p>
          </table:table-cell>
          <table:table-cell office:value-type="float" office:value="0.169764" calcext:value-type="float">
            <text:p>0.169764</text:p>
          </table:table-cell>
          <table:table-cell office:value-type="float" office:value="9.797476" calcext:value-type="float">
            <text:p>9.797476</text:p>
          </table:table-cell>
          <table:table-cell table:number-columns-repeated="4"/>
        </table:table-row>
        <table:table-row table:style-name="ro1">
          <table:table-cell office:value-type="float" office:value="3135.375" calcext:value-type="float">
            <text:p>3135.375</text:p>
          </table:table-cell>
          <table:table-cell office:value-type="string" calcext:value-type="string">
            <text:p>imu</text:p>
          </table:table-cell>
          <table:table-cell office:value-type="float" office:value="-1.7848" calcext:value-type="float">
            <text:p>-1.7848</text:p>
          </table:table-cell>
          <table:table-cell office:value-type="float" office:value="0.8008" calcext:value-type="float">
            <text:p>0.80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228" calcext:value-type="float">
            <text:p>-0.001228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-0.725422" calcext:value-type="float">
            <text:p>-0.725422</text:p>
          </table:table-cell>
          <table:table-cell office:value-type="float" office:value="0.088534" calcext:value-type="float">
            <text:p>0.088534</text:p>
          </table:table-cell>
          <table:table-cell office:value-type="float" office:value="9.79833" calcext:value-type="float">
            <text:p>9.79833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93836" calcext:value-type="float">
            <text:p>0.09383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33448" calcext:value-type="float">
            <text:p>-0.733448</text:p>
          </table:table-cell>
          <table:table-cell office:value-type="float" office:value="0.177987" calcext:value-type="float">
            <text:p>0.177987</text:p>
          </table:table-cell>
          <table:table-cell office:value-type="float" office:value="9.796516" calcext:value-type="float">
            <text:p>9.796516</text:p>
          </table:table-cell>
          <table:table-cell table:number-columns-repeated="4"/>
        </table:table-row>
        <table:table-row table:style-name="ro1">
          <table:table-cell office:value-type="float" office:value="3135.367" calcext:value-type="float">
            <text:p>3135.367</text:p>
          </table:table-cell>
          <table:table-cell office:value-type="string" calcext:value-type="string">
            <text:p>odom</text:p>
          </table:table-cell>
          <table:table-cell office:value-type="float" office:value="-1.790753" calcext:value-type="float">
            <text:p>-1.790753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table:number-columns-repeated="13"/>
        </table:table-row>
        <table:table-row table:style-name="ro1">
          <table:table-cell office:value-type="float" office:value="3135.385" calcext:value-type="float">
            <text:p>3135.38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779139" calcext:value-type="float">
            <text:p>-0.779139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9.797365" calcext:value-type="float">
            <text:p>9.797365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108085" calcext:value-type="float">
            <text:p>0.1080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53172" calcext:value-type="float">
            <text:p>-0.753172</text:p>
          </table:table-cell>
          <table:table-cell office:value-type="float" office:value="0.183204" calcext:value-type="float">
            <text:p>0.183204</text:p>
          </table:table-cell>
          <table:table-cell office:value-type="float" office:value="9.798126" calcext:value-type="float">
            <text:p>9.798126</text:p>
          </table:table-cell>
          <table:table-cell table:number-columns-repeated="4"/>
        </table:table-row>
        <table:table-row table:style-name="ro1">
          <table:table-cell office:value-type="float" office:value="3135.395" calcext:value-type="float">
            <text:p>3135.39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820016" calcext:value-type="float">
            <text:p>-0.820016</text:p>
          </table:table-cell>
          <table:table-cell office:value-type="float" office:value="0.098002" calcext:value-type="float">
            <text:p>0.098002</text:p>
          </table:table-cell>
          <table:table-cell office:value-type="float" office:value="9.796088" calcext:value-type="float">
            <text:p>9.796088</text:p>
          </table:table-cell>
          <table:table-cell office:value-type="float" office:value="0.015203" calcext:value-type="float">
            <text:p>0.015203</text:p>
          </table:table-cell>
          <table:table-cell office:value-type="float" office:value="0.123301" calcext:value-type="float">
            <text:p>0.1233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9319" calcext:value-type="float">
            <text:p>-0.79319</text:p>
          </table:table-cell>
          <table:table-cell office:value-type="float" office:value="0.192867" calcext:value-type="float">
            <text:p>0.192867</text:p>
          </table:table-cell>
          <table:table-cell office:value-type="float" office:value="9.796888" calcext:value-type="float">
            <text:p>9.796888</text:p>
          </table:table-cell>
          <table:table-cell table:number-columns-repeated="4"/>
        </table:table-row>
        <table:table-row table:style-name="ro1">
          <table:table-cell office:value-type="float" office:value="3135.405" calcext:value-type="float">
            <text:p>3135.40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851898" calcext:value-type="float">
            <text:p>-0.851898</text:p>
          </table:table-cell>
          <table:table-cell office:value-type="float" office:value="0.102178" calcext:value-type="float">
            <text:p>0.102178</text:p>
          </table:table-cell>
          <table:table-cell office:value-type="float" office:value="9.794534" calcext:value-type="float">
            <text:p>9.794534</text:p>
          </table:table-cell>
          <table:table-cell office:value-type="float" office:value="0.017304" calcext:value-type="float">
            <text:p>0.017304</text:p>
          </table:table-cell>
          <table:table-cell office:value-type="float" office:value="0.140859" calcext:value-type="float">
            <text:p>0.1408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24358" calcext:value-type="float">
            <text:p>-0.824358</text:p>
          </table:table-cell>
          <table:table-cell office:value-type="float" office:value="0.200773" calcext:value-type="float">
            <text:p>0.200773</text:p>
          </table:table-cell>
          <table:table-cell office:value-type="float" office:value="9.795365" calcext:value-type="float">
            <text:p>9.795365</text:p>
          </table:table-cell>
          <table:table-cell table:number-columns-repeated="4"/>
        </table:table-row>
        <table:table-row table:style-name="ro1">
          <table:table-cell office:value-type="float" office:value="3135.415" calcext:value-type="float">
            <text:p>3135.41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898108" calcext:value-type="float">
            <text:p>-0.898108</text:p>
          </table:table-cell>
          <table:table-cell office:value-type="float" office:value="0.106809" calcext:value-type="float">
            <text:p>0.106809</text:p>
          </table:table-cell>
          <table:table-cell office:value-type="float" office:value="9.79271" calcext:value-type="float">
            <text:p>9.79271</text:p>
          </table:table-cell>
          <table:table-cell office:value-type="float" office:value="0.019299" calcext:value-type="float">
            <text:p>0.019299</text:p>
          </table:table-cell>
          <table:table-cell office:value-type="float" office:value="0.157691" calcext:value-type="float">
            <text:p>0.1576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69702" calcext:value-type="float">
            <text:p>-0.869702</text:p>
          </table:table-cell>
          <table:table-cell office:value-type="float" office:value="0.210819" calcext:value-type="float">
            <text:p>0.210819</text:p>
          </table:table-cell>
          <table:table-cell office:value-type="float" office:value="9.793587" calcext:value-type="float">
            <text:p>9.793587</text:p>
          </table:table-cell>
          <table:table-cell table:number-columns-repeated="4"/>
        </table:table-row>
        <table:table-row table:style-name="ro1">
          <table:table-cell office:value-type="float" office:value="3135.425" calcext:value-type="float">
            <text:p>3135.42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933842" calcext:value-type="float">
            <text:p>-0.933842</text:p>
          </table:table-cell>
          <table:table-cell office:value-type="float" office:value="0.110941" calcext:value-type="float">
            <text:p>0.110941</text:p>
          </table:table-cell>
          <table:table-cell office:value-type="float" office:value="9.790665" calcext:value-type="float">
            <text:p>9.790665</text:p>
          </table:table-cell>
          <table:table-cell office:value-type="float" office:value="0.021149" calcext:value-type="float">
            <text:p>0.021149</text:p>
          </table:table-cell>
          <table:table-cell office:value-type="float" office:value="0.173379" calcext:value-type="float">
            <text:p>0.1733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04702" calcext:value-type="float">
            <text:p>-0.904702</text:p>
          </table:table-cell>
          <table:table-cell office:value-type="float" office:value="0.219135" calcext:value-type="float">
            <text:p>0.219135</text:p>
          </table:table-cell>
          <table:table-cell office:value-type="float" office:value="9.791577" calcext:value-type="float">
            <text:p>9.791577</text:p>
          </table:table-cell>
          <table:table-cell table:number-columns-repeated="4"/>
        </table:table-row>
        <table:table-row table:style-name="ro1">
          <table:table-cell office:value-type="float" office:value="3135.435" calcext:value-type="float">
            <text:p>3135.43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967832" calcext:value-type="float">
            <text:p>-0.967832</text:p>
          </table:table-cell>
          <table:table-cell office:value-type="float" office:value="0.114781" calcext:value-type="float">
            <text:p>0.114781</text:p>
          </table:table-cell>
          <table:table-cell office:value-type="float" office:value="9.788296" calcext:value-type="float">
            <text:p>9.788296</text:p>
          </table:table-cell>
          <table:table-cell office:value-type="float" office:value="0.023458" calcext:value-type="float">
            <text:p>0.023458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38005" calcext:value-type="float">
            <text:p>-0.938005</text:p>
          </table:table-cell>
          <table:table-cell office:value-type="float" office:value="0.226956" calcext:value-type="float">
            <text:p>0.226956</text:p>
          </table:table-cell>
          <table:table-cell office:value-type="float" office:value="9.789242" calcext:value-type="float">
            <text:p>9.789242</text:p>
          </table:table-cell>
          <table:table-cell table:number-columns-repeated="4"/>
        </table:table-row>
        <table:table-row table:style-name="ro1">
          <table:table-cell office:value-type="float" office:value="3135.445" calcext:value-type="float">
            <text:p>3135.44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0.988952" calcext:value-type="float">
            <text:p>-0.988952</text:p>
          </table:table-cell>
          <table:table-cell office:value-type="float" office:value="0.116877" calcext:value-type="float">
            <text:p>0.116877</text:p>
          </table:table-cell>
          <table:table-cell office:value-type="float" office:value="9.78551" calcext:value-type="float">
            <text:p>9.78551</text:p>
          </table:table-cell>
          <table:table-cell office:value-type="float" office:value="0.025864" calcext:value-type="float">
            <text:p>0.025864</text:p>
          </table:table-cell>
          <table:table-cell office:value-type="float" office:value="0.213577" calcext:value-type="float">
            <text:p>0.21357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58733" calcext:value-type="float">
            <text:p>-0.958733</text:p>
          </table:table-cell>
          <table:table-cell office:value-type="float" office:value="0.231526" calcext:value-type="float">
            <text:p>0.231526</text:p>
          </table:table-cell>
          <table:table-cell office:value-type="float" office:value="9.786476" calcext:value-type="float">
            <text:p>9.786476</text:p>
          </table:table-cell>
          <table:table-cell table:number-columns-repeated="4"/>
        </table:table-row>
        <table:table-row table:style-name="ro1">
          <table:table-cell office:value-type="float" office:value="3135.455" calcext:value-type="float">
            <text:p>3135.45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28377" calcext:value-type="float">
            <text:p>-1.028377</text:p>
          </table:table-cell>
          <table:table-cell office:value-type="float" office:value="0.121215" calcext:value-type="float">
            <text:p>0.121215</text:p>
          </table:table-cell>
          <table:table-cell office:value-type="float" office:value="9.782629" calcext:value-type="float">
            <text:p>9.782629</text:p>
          </table:table-cell>
          <table:table-cell office:value-type="float" office:value="0.027991" calcext:value-type="float">
            <text:p>0.027991</text:p>
          </table:table-cell>
          <table:table-cell office:value-type="float" office:value="0.231931" calcext:value-type="float">
            <text:p>0.23193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97375" calcext:value-type="float">
            <text:p>-0.997375</text:p>
          </table:table-cell>
          <table:table-cell office:value-type="float" office:value="0.240482" calcext:value-type="float">
            <text:p>0.240482</text:p>
          </table:table-cell>
          <table:table-cell office:value-type="float" office:value="9.783634" calcext:value-type="float">
            <text:p>9.783634</text:p>
          </table:table-cell>
          <table:table-cell table:number-columns-repeated="4"/>
        </table:table-row>
        <table:table-row table:style-name="ro1">
          <table:table-cell office:value-type="float" office:value="3135.465" calcext:value-type="float">
            <text:p>3135.46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52122" calcext:value-type="float">
            <text:p>-1.052122</text:p>
          </table:table-cell>
          <table:table-cell office:value-type="float" office:value="0.123795" calcext:value-type="float">
            <text:p>0.123795</text:p>
          </table:table-cell>
          <table:table-cell office:value-type="float" office:value="9.779509" calcext:value-type="float">
            <text:p>9.779509</text:p>
          </table:table-cell>
          <table:table-cell office:value-type="float" office:value="0.030096" calcext:value-type="float">
            <text:p>0.030096</text:p>
          </table:table-cell>
          <table:table-cell office:value-type="float" office:value="0.250186" calcext:value-type="float">
            <text:p>0.2501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20652" calcext:value-type="float">
            <text:p>-1.020652</text:p>
          </table:table-cell>
          <table:table-cell office:value-type="float" office:value="0.245844" calcext:value-type="float">
            <text:p>0.245844</text:p>
          </table:table-cell>
          <table:table-cell office:value-type="float" office:value="9.780538" calcext:value-type="float">
            <text:p>9.780538</text:p>
          </table:table-cell>
          <table:table-cell table:number-columns-repeated="4"/>
        </table:table-row>
        <table:table-row table:style-name="ro1">
          <table:table-cell office:value-type="float" office:value="3135.475" calcext:value-type="float">
            <text:p>3135.47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58725" calcext:value-type="float">
            <text:p>-1.058725</text:p>
          </table:table-cell>
          <table:table-cell office:value-type="float" office:value="0.123377" calcext:value-type="float">
            <text:p>0.123377</text:p>
          </table:table-cell>
          <table:table-cell office:value-type="float" office:value="9.776141" calcext:value-type="float">
            <text:p>9.776141</text:p>
          </table:table-cell>
          <table:table-cell office:value-type="float" office:value="0.03224" calcext:value-type="float">
            <text:p>0.03224</text:p>
          </table:table-cell>
          <table:table-cell office:value-type="float" office:value="0.268733" calcext:value-type="float">
            <text:p>0.2687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27263" calcext:value-type="float">
            <text:p>-1.027263</text:p>
          </table:table-cell>
          <table:table-cell office:value-type="float" office:value="0.246208" calcext:value-type="float">
            <text:p>0.246208</text:p>
          </table:table-cell>
          <table:table-cell office:value-type="float" office:value="9.777176" calcext:value-type="float">
            <text:p>9.777176</text:p>
          </table:table-cell>
          <table:table-cell table:number-columns-repeated="4"/>
        </table:table-row>
        <table:table-row table:style-name="ro1">
          <table:table-cell office:value-type="float" office:value="3135.485" calcext:value-type="float">
            <text:p>3135.48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84561" calcext:value-type="float">
            <text:p>-1.084561</text:p>
          </table:table-cell>
          <table:table-cell office:value-type="float" office:value="0.126798" calcext:value-type="float">
            <text:p>0.126798</text:p>
          </table:table-cell>
          <table:table-cell office:value-type="float" office:value="9.77286" calcext:value-type="float">
            <text:p>9.77286</text:p>
          </table:table-cell>
          <table:table-cell office:value-type="float" office:value="0.034414" calcext:value-type="float">
            <text:p>0.034414</text:p>
          </table:table-cell>
          <table:table-cell office:value-type="float" office:value="0.287789" calcext:value-type="float">
            <text:p>0.2877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52518" calcext:value-type="float">
            <text:p>-1.052518</text:p>
          </table:table-cell>
          <table:table-cell office:value-type="float" office:value="0.252651" calcext:value-type="float">
            <text:p>0.252651</text:p>
          </table:table-cell>
          <table:table-cell office:value-type="float" office:value="9.77392" calcext:value-type="float">
            <text:p>9.77392</text:p>
          </table:table-cell>
          <table:table-cell table:number-columns-repeated="4"/>
        </table:table-row>
        <table:table-row table:style-name="ro1">
          <table:table-cell office:value-type="float" office:value="3135.495" calcext:value-type="float">
            <text:p>3135.49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89699" calcext:value-type="float">
            <text:p>-1.089699</text:p>
          </table:table-cell>
          <table:table-cell office:value-type="float" office:value="0.127125" calcext:value-type="float">
            <text:p>0.127125</text:p>
          </table:table-cell>
          <table:table-cell office:value-type="float" office:value="9.769561" calcext:value-type="float">
            <text:p>9.769561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304158" calcext:value-type="float">
            <text:p>0.3041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57585" calcext:value-type="float">
            <text:p>-1.057585</text:p>
          </table:table-cell>
          <table:table-cell office:value-type="float" office:value="0.253581" calcext:value-type="float">
            <text:p>0.253581</text:p>
          </table:table-cell>
          <table:table-cell office:value-type="float" office:value="9.770626" calcext:value-type="float">
            <text:p>9.770626</text:p>
          </table:table-cell>
          <table:table-cell table:number-columns-repeated="4"/>
        </table:table-row>
        <table:table-row table:style-name="ro1">
          <table:table-cell office:value-type="float" office:value="3135.505" calcext:value-type="float">
            <text:p>3135.50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77601" calcext:value-type="float">
            <text:p>-1.077601</text:p>
          </table:table-cell>
          <table:table-cell office:value-type="float" office:value="0.123494" calcext:value-type="float">
            <text:p>0.123494</text:p>
          </table:table-cell>
          <table:table-cell office:value-type="float" office:value="9.766418" calcext:value-type="float">
            <text:p>9.766418</text:p>
          </table:table-cell>
          <table:table-cell office:value-type="float" office:value="0.038275" calcext:value-type="float">
            <text:p>0.038275</text:p>
          </table:table-cell>
          <table:table-cell office:value-type="float" office:value="0.321687" calcext:value-type="float">
            <text:p>0.3216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46002" calcext:value-type="float">
            <text:p>-1.046002</text:p>
          </table:table-cell>
          <table:table-cell office:value-type="float" office:value="0.24855" calcext:value-type="float">
            <text:p>0.24855</text:p>
          </table:table-cell>
          <table:table-cell office:value-type="float" office:value="9.767471" calcext:value-type="float">
            <text:p>9.767471</text:p>
          </table:table-cell>
          <table:table-cell table:number-columns-repeated="4"/>
        </table:table-row>
        <table:table-row table:style-name="ro1">
          <table:table-cell office:value-type="float" office:value="3135.515" calcext:value-type="float">
            <text:p>3135.515</text:p>
          </table:table-cell>
          <table:table-cell office:value-type="string" calcext:value-type="string">
            <text:p>imu</text:p>
          </table:table-cell>
          <table:table-cell office:value-type="float" office:value="-1.7908" calcext:value-type="float">
            <text:p>-1.7908</text:p>
          </table:table-cell>
          <table:table-cell office:value-type="float" office:value="0.8016" calcext:value-type="float">
            <text:p>0.8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-0.059045" calcext:value-type="float">
            <text:p>-0.05904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-1.078538" calcext:value-type="float">
            <text:p>-1.078538</text:p>
          </table:table-cell>
          <table:table-cell office:value-type="float" office:value="0.124858" calcext:value-type="float">
            <text:p>0.124858</text:p>
          </table:table-cell>
          <table:table-cell office:value-type="float" office:value="9.763613" calcext:value-type="float">
            <text:p>9.763613</text:p>
          </table:table-cell>
          <table:table-cell office:value-type="float" office:value="0.039781" calcext:value-type="float">
            <text:p>0.039781</text:p>
          </table:table-cell>
          <table:table-cell office:value-type="float" office:value="0.335233" calcext:value-type="float">
            <text:p>0.3352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46775" calcext:value-type="float">
            <text:p>-1.046775</text:p>
          </table:table-cell>
          <table:table-cell office:value-type="float" office:value="0.250016" calcext:value-type="float">
            <text:p>0.250016</text:p>
          </table:table-cell>
          <table:table-cell office:value-type="float" office:value="9.764667" calcext:value-type="float">
            <text:p>9.764667</text:p>
          </table:table-cell>
          <table:table-cell table:number-columns-repeated="4"/>
        </table:table-row>
        <table:table-row table:style-name="ro1">
          <table:table-cell office:value-type="float" office:value="3135.5" calcext:value-type="float">
            <text:p>3135.5</text:p>
          </table:table-cell>
          <table:table-cell office:value-type="string" calcext:value-type="string">
            <text:p>odom</text:p>
          </table:table-cell>
          <table:table-cell office:value-type="float" office:value="-1.811585" calcext:value-type="float">
            <text:p>-1.811585</text:p>
          </table:table-cell>
          <table:table-cell office:value-type="float" office:value="0.803983" calcext:value-type="float">
            <text:p>0.803983</text:p>
          </table:table-cell>
          <table:table-cell office:value-type="float" office:value="-0.000997" calcext:value-type="float">
            <text:p>-0.00099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table:number-columns-repeated="13"/>
        </table:table-row>
        <table:table-row table:style-name="ro1">
          <table:table-cell office:value-type="float" office:value="3135.525" calcext:value-type="float">
            <text:p>3135.52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062116" calcext:value-type="float">
            <text:p>-1.062116</text:p>
          </table:table-cell>
          <table:table-cell office:value-type="float" office:value="0.122459" calcext:value-type="float">
            <text:p>0.122459</text:p>
          </table:table-cell>
          <table:table-cell office:value-type="float" office:value="9.76136" calcext:value-type="float">
            <text:p>9.76136</text:p>
          </table:table-cell>
          <table:table-cell office:value-type="float" office:value="0.040948" calcext:value-type="float">
            <text:p>0.040948</text:p>
          </table:table-cell>
          <table:table-cell office:value-type="float" office:value="0.345752" calcext:value-type="float">
            <text:p>0.3457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76211" calcext:value-type="float">
            <text:p>-0.776211</text:p>
          </table:table-cell>
          <table:table-cell office:value-type="float" office:value="0.21259" calcext:value-type="float">
            <text:p>0.21259</text:p>
          </table:table-cell>
          <table:table-cell office:value-type="float" office:value="9.786702" calcext:value-type="float">
            <text:p>9.786702</text:p>
          </table:table-cell>
          <table:table-cell table:number-columns-repeated="4"/>
        </table:table-row>
        <table:table-row table:style-name="ro1">
          <table:table-cell office:value-type="float" office:value="3135.535" calcext:value-type="float">
            <text:p>3135.53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035244" calcext:value-type="float">
            <text:p>-1.035244</text:p>
          </table:table-cell>
          <table:table-cell office:value-type="float" office:value="0.118841" calcext:value-type="float">
            <text:p>0.118841</text:p>
          </table:table-cell>
          <table:table-cell office:value-type="float" office:value="9.75978" calcext:value-type="float">
            <text:p>9.75978</text:p>
          </table:table-cell>
          <table:table-cell office:value-type="float" office:value="0.042083" calcext:value-type="float">
            <text:p>0.042083</text:p>
          </table:table-cell>
          <table:table-cell office:value-type="float" office:value="0.356116" calcext:value-type="float">
            <text:p>0.3561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49981" calcext:value-type="float">
            <text:p>-0.749981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9.784389" calcext:value-type="float">
            <text:p>9.784389</text:p>
          </table:table-cell>
          <table:table-cell table:number-columns-repeated="4"/>
        </table:table-row>
        <table:table-row table:style-name="ro1">
          <table:table-cell office:value-type="float" office:value="3135.545" calcext:value-type="float">
            <text:p>3135.54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985934" calcext:value-type="float">
            <text:p>-0.985934</text:p>
          </table:table-cell>
          <table:table-cell office:value-type="float" office:value="0.107446" calcext:value-type="float">
            <text:p>0.107446</text:p>
          </table:table-cell>
          <table:table-cell office:value-type="float" office:value="9.759037" calcext:value-type="float">
            <text:p>9.759037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364637" calcext:value-type="float">
            <text:p>0.3646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02336" calcext:value-type="float">
            <text:p>-0.702336</text:p>
          </table:table-cell>
          <table:table-cell office:value-type="float" office:value="0.188978" calcext:value-type="float">
            <text:p>0.188978</text:p>
          </table:table-cell>
          <table:table-cell office:value-type="float" office:value="9.782301" calcext:value-type="float">
            <text:p>9.782301</text:p>
          </table:table-cell>
          <table:table-cell table:number-columns-repeated="4"/>
        </table:table-row>
        <table:table-row table:style-name="ro1">
          <table:table-cell office:value-type="float" office:value="3135.555" calcext:value-type="float">
            <text:p>3135.55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949707" calcext:value-type="float">
            <text:p>-0.949707</text:p>
          </table:table-cell>
          <table:table-cell office:value-type="float" office:value="0.105556" calcext:value-type="float">
            <text:p>0.105556</text:p>
          </table:table-cell>
          <table:table-cell office:value-type="float" office:value="9.759536" calcext:value-type="float">
            <text:p>9.759536</text:p>
          </table:table-cell>
          <table:table-cell office:value-type="float" office:value="0.043433" calcext:value-type="float">
            <text:p>0.043433</text:p>
          </table:table-cell>
          <table:table-cell office:value-type="float" office:value="0.368689" calcext:value-type="float">
            <text:p>0.3686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66562" calcext:value-type="float">
            <text:p>-0.666562</text:p>
          </table:table-cell>
          <table:table-cell office:value-type="float" office:value="0.182959" calcext:value-type="float">
            <text:p>0.182959</text:p>
          </table:table-cell>
          <table:table-cell office:value-type="float" office:value="9.781812" calcext:value-type="float">
            <text:p>9.781812</text:p>
          </table:table-cell>
          <table:table-cell table:number-columns-repeated="4"/>
        </table:table-row>
        <table:table-row table:style-name="ro1">
          <table:table-cell office:value-type="float" office:value="3135.565" calcext:value-type="float">
            <text:p>3135.56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898445" calcext:value-type="float">
            <text:p>-0.898445</text:p>
          </table:table-cell>
          <table:table-cell office:value-type="float" office:value="0.097838" calcext:value-type="float">
            <text:p>0.097838</text:p>
          </table:table-cell>
          <table:table-cell office:value-type="float" office:value="9.760876" calcext:value-type="float">
            <text:p>9.760876</text:p>
          </table:table-cell>
          <table:table-cell office:value-type="float" office:value="0.043433" calcext:value-type="float">
            <text:p>0.043433</text:p>
          </table:table-cell>
          <table:table-cell office:value-type="float" office:value="0.369096" calcext:value-type="float">
            <text:p>0.3690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16501" calcext:value-type="float">
            <text:p>-0.616501</text:p>
          </table:table-cell>
          <table:table-cell office:value-type="float" office:value="0.169431" calcext:value-type="float">
            <text:p>0.169431</text:p>
          </table:table-cell>
          <table:table-cell office:value-type="float" office:value="9.781753" calcext:value-type="float">
            <text:p>9.781753</text:p>
          </table:table-cell>
          <table:table-cell table:number-columns-repeated="4"/>
        </table:table-row>
        <table:table-row table:style-name="ro1">
          <table:table-cell office:value-type="float" office:value="3135.575" calcext:value-type="float">
            <text:p>3135.57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83114" calcext:value-type="float">
            <text:p>-0.83114</text:p>
          </table:table-cell>
          <table:table-cell office:value-type="float" office:value="0.073689" calcext:value-type="float">
            <text:p>0.073689</text:p>
          </table:table-cell>
          <table:table-cell office:value-type="float" office:value="9.763385" calcext:value-type="float">
            <text:p>9.763385</text:p>
          </table:table-cell>
          <table:table-cell office:value-type="float" office:value="0.043287" calcext:value-type="float">
            <text:p>0.043287</text:p>
          </table:table-cell>
          <table:table-cell office:value-type="float" office:value="0.368291" calcext:value-type="float">
            <text:p>0.3682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52354" calcext:value-type="float">
            <text:p>-0.552354</text:p>
          </table:table-cell>
          <table:table-cell office:value-type="float" office:value="0.137742" calcext:value-type="float">
            <text:p>0.137742</text:p>
          </table:table-cell>
          <table:table-cell office:value-type="float" office:value="9.782426" calcext:value-type="float">
            <text:p>9.782426</text:p>
          </table:table-cell>
          <table:table-cell table:number-columns-repeated="4"/>
        </table:table-row>
        <table:table-row table:style-name="ro1">
          <table:table-cell office:value-type="float" office:value="3135.585" calcext:value-type="float">
            <text:p>3135.58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75973" calcext:value-type="float">
            <text:p>-0.75973</text:p>
          </table:table-cell>
          <table:table-cell office:value-type="float" office:value="0.030976" calcext:value-type="float">
            <text:p>0.030976</text:p>
          </table:table-cell>
          <table:table-cell office:value-type="float" office:value="9.768603" calcext:value-type="float">
            <text:p>9.768603</text:p>
          </table:table-cell>
          <table:table-cell office:value-type="float" office:value="0.042302" calcext:value-type="float">
            <text:p>0.042302</text:p>
          </table:table-cell>
          <table:table-cell office:value-type="float" office:value="0.360269" calcext:value-type="float">
            <text:p>0.3602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8618" calcext:value-type="float">
            <text:p>-0.48618</text:p>
          </table:table-cell>
          <table:table-cell office:value-type="float" office:value="0.087134" calcext:value-type="float">
            <text:p>0.087134</text:p>
          </table:table-cell>
          <table:table-cell office:value-type="float" office:value="9.785693" calcext:value-type="float">
            <text:p>9.785693</text:p>
          </table:table-cell>
          <table:table-cell table:number-columns-repeated="4"/>
        </table:table-row>
        <table:table-row table:style-name="ro1">
          <table:table-cell office:value-type="float" office:value="3135.595" calcext:value-type="float">
            <text:p>3135.59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685271" calcext:value-type="float">
            <text:p>-0.685271</text:p>
          </table:table-cell>
          <table:table-cell office:value-type="float" office:value="0.074873" calcext:value-type="float">
            <text:p>0.074873</text:p>
          </table:table-cell>
          <table:table-cell office:value-type="float" office:value="9.803538" calcext:value-type="float">
            <text:p>9.803538</text:p>
          </table:table-cell>
          <table:table-cell office:value-type="float" office:value="0.03853" calcext:value-type="float">
            <text:p>0.03853</text:p>
          </table:table-cell>
          <table:table-cell office:value-type="float" office:value="0.34945" calcext:value-type="float">
            <text:p>0.3494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06271" calcext:value-type="float">
            <text:p>-0.406271</text:p>
          </table:table-cell>
          <table:table-cell office:value-type="float" office:value="0.122126" calcext:value-type="float">
            <text:p>0.122126</text:p>
          </table:table-cell>
          <table:table-cell office:value-type="float" office:value="9.818583" calcext:value-type="float">
            <text:p>9.818583</text:p>
          </table:table-cell>
          <table:table-cell table:number-columns-repeated="4"/>
        </table:table-row>
        <table:table-row table:style-name="ro1">
          <table:table-cell office:value-type="float" office:value="3135.605" calcext:value-type="float">
            <text:p>3135.60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747766" calcext:value-type="float">
            <text:p>-0.747766</text:p>
          </table:table-cell>
          <table:table-cell office:value-type="float" office:value="0.177038" calcext:value-type="float">
            <text:p>0.177038</text:p>
          </table:table-cell>
          <table:table-cell office:value-type="float" office:value="9.736635" calcext:value-type="float">
            <text:p>9.736635</text:p>
          </table:table-cell>
          <table:table-cell office:value-type="float" office:value="0.039864" calcext:value-type="float">
            <text:p>0.039864</text:p>
          </table:table-cell>
          <table:table-cell office:value-type="float" office:value="0.342051" calcext:value-type="float">
            <text:p>0.34205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58469" calcext:value-type="float">
            <text:p>-0.458469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9.753411" calcext:value-type="float">
            <text:p>9.753411</text:p>
          </table:table-cell>
          <table:table-cell table:number-columns-repeated="4"/>
        </table:table-row>
        <table:table-row table:style-name="ro1">
          <table:table-cell office:value-type="float" office:value="3135.615" calcext:value-type="float">
            <text:p>3135.61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0.896459" calcext:value-type="float">
            <text:p>-0.896459</text:p>
          </table:table-cell>
          <table:table-cell office:value-type="float" office:value="0.182143" calcext:value-type="float">
            <text:p>0.182143</text:p>
          </table:table-cell>
          <table:table-cell office:value-type="float" office:value="9.757538" calcext:value-type="float">
            <text:p>9.757538</text:p>
          </table:table-cell>
          <table:table-cell office:value-type="float" office:value="0.038911" calcext:value-type="float">
            <text:p>0.038911</text:p>
          </table:table-cell>
          <table:table-cell office:value-type="float" office:value="0.335903" calcext:value-type="float">
            <text:p>0.3359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04983" calcext:value-type="float">
            <text:p>-0.604983</text:p>
          </table:table-cell>
          <table:table-cell office:value-type="float" office:value="0.252967" calcext:value-type="float">
            <text:p>0.252967</text:p>
          </table:table-cell>
          <table:table-cell office:value-type="float" office:value="9.778362" calcext:value-type="float">
            <text:p>9.778362</text:p>
          </table:table-cell>
          <table:table-cell table:number-columns-repeated="4"/>
        </table:table-row>
        <table:table-row table:style-name="ro1">
          <table:table-cell office:value-type="float" office:value="3135.625" calcext:value-type="float">
            <text:p>3135.62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040371" calcext:value-type="float">
            <text:p>-1.040371</text:p>
          </table:table-cell>
          <table:table-cell office:value-type="float" office:value="0.099262" calcext:value-type="float">
            <text:p>0.099262</text:p>
          </table:table-cell>
          <table:table-cell office:value-type="float" office:value="9.746095" calcext:value-type="float">
            <text:p>9.746095</text:p>
          </table:table-cell>
          <table:table-cell office:value-type="float" office:value="0.038354" calcext:value-type="float">
            <text:p>0.038354</text:p>
          </table:table-cell>
          <table:table-cell office:value-type="float" office:value="0.333044" calcext:value-type="float">
            <text:p>0.3330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57682" calcext:value-type="float">
            <text:p>-0.757682</text:p>
          </table:table-cell>
          <table:table-cell office:value-type="float" office:value="0.187108" calcext:value-type="float">
            <text:p>0.187108</text:p>
          </table:table-cell>
          <table:table-cell office:value-type="float" office:value="9.770849" calcext:value-type="float">
            <text:p>9.770849</text:p>
          </table:table-cell>
          <table:table-cell table:number-columns-repeated="4"/>
        </table:table-row>
        <table:table-row table:style-name="ro1">
          <table:table-cell office:value-type="float" office:value="3135.635" calcext:value-type="float">
            <text:p>3135.63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167512" calcext:value-type="float">
            <text:p>-1.167512</text:p>
          </table:table-cell>
          <table:table-cell office:value-type="float" office:value="0.12543" calcext:value-type="float">
            <text:p>0.12543</text:p>
          </table:table-cell>
          <table:table-cell office:value-type="float" office:value="9.734372" calcext:value-type="float">
            <text:p>9.73437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81269" calcext:value-type="float">
            <text:p>-0.881269</text:p>
          </table:table-cell>
          <table:table-cell office:value-type="float" office:value="0.227669" calcext:value-type="float">
            <text:p>0.227669</text:p>
          </table:table-cell>
          <table:table-cell office:value-type="float" office:value="9.762599" calcext:value-type="float">
            <text:p>9.762599</text:p>
          </table:table-cell>
          <table:table-cell table:number-columns-repeated="4"/>
        </table:table-row>
        <table:table-row table:style-name="ro1">
          <table:table-cell office:value-type="float" office:value="3135.645" calcext:value-type="float">
            <text:p>3135.64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2813" calcext:value-type="float">
            <text:p>-1.28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9.72186" calcext:value-type="float">
            <text:p>9.72186</text:p>
          </table:table-cell>
          <table:table-cell office:value-type="float" office:value="0.038653" calcext:value-type="float">
            <text:p>0.038653</text:p>
          </table:table-cell>
          <table:table-cell office:value-type="float" office:value="0.339159" calcext:value-type="float">
            <text:p>0.3391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92424" calcext:value-type="float">
            <text:p>-0.992424</text:p>
          </table:table-cell>
          <table:table-cell office:value-type="float" office:value="0.259694" calcext:value-type="float">
            <text:p>0.259694</text:p>
          </table:table-cell>
          <table:table-cell office:value-type="float" office:value="9.753197" calcext:value-type="float">
            <text:p>9.753197</text:p>
          </table:table-cell>
          <table:table-cell table:number-columns-repeated="4"/>
        </table:table-row>
        <table:table-row table:style-name="ro1">
          <table:table-cell office:value-type="float" office:value="3135.655" calcext:value-type="float">
            <text:p>3135.65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416234" calcext:value-type="float">
            <text:p>-1.416234</text:p>
          </table:table-cell>
          <table:table-cell office:value-type="float" office:value="0.157708" calcext:value-type="float">
            <text:p>0.157708</text:p>
          </table:table-cell>
          <table:table-cell office:value-type="float" office:value="9.708641" calcext:value-type="float">
            <text:p>9.708641</text:p>
          </table:table-cell>
          <table:table-cell office:value-type="float" office:value="0.039187" calcext:value-type="float">
            <text:p>0.039187</text:p>
          </table:table-cell>
          <table:table-cell office:value-type="float" office:value="0.345488" calcext:value-type="float">
            <text:p>0.3454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25277" calcext:value-type="float">
            <text:p>-1.125277</text:p>
          </table:table-cell>
          <table:table-cell office:value-type="float" office:value="0.288234" calcext:value-type="float">
            <text:p>0.288234</text:p>
          </table:table-cell>
          <table:table-cell office:value-type="float" office:value="9.743663" calcext:value-type="float">
            <text:p>9.743663</text:p>
          </table:table-cell>
          <table:table-cell table:number-columns-repeated="4"/>
        </table:table-row>
        <table:table-row table:style-name="ro1">
          <table:table-cell office:value-type="float" office:value="3135.665" calcext:value-type="float">
            <text:p>3135.665</text:p>
          </table:table-cell>
          <table:table-cell office:value-type="string" calcext:value-type="string">
            <text:p>imu</text:p>
          </table:table-cell>
          <table:table-cell office:value-type="float" office:value="-1.8116" calcext:value-type="float">
            <text:p>-1.8116</text:p>
          </table:table-cell>
          <table:table-cell office:value-type="float" office:value="0.804" calcext:value-type="float">
            <text:p>0.8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-0.05724" calcext:value-type="float">
            <text:p>-0.05724</text:p>
          </table:table-cell>
          <table:table-cell office:value-type="float" office:value="0.998267" calcext:value-type="float">
            <text:p>0.998267</text:p>
          </table:table-cell>
          <table:table-cell office:value-type="float" office:value="-1.529915" calcext:value-type="float">
            <text:p>-1.529915</text:p>
          </table:table-cell>
          <table:table-cell office:value-type="float" office:value="0.171721" calcext:value-type="float">
            <text:p>0.171721</text:p>
          </table:table-cell>
          <table:table-cell office:value-type="float" office:value="9.695424" calcext:value-type="float">
            <text:p>9.695424</text:p>
          </table:table-cell>
          <table:table-cell office:value-type="float" office:value="0.040031" calcext:value-type="float">
            <text:p>0.040031</text:p>
          </table:table-cell>
          <table:table-cell office:value-type="float" office:value="0.354425" calcext:value-type="float">
            <text:p>0.3544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236928" calcext:value-type="float">
            <text:p>-1.236928</text:p>
          </table:table-cell>
          <table:table-cell office:value-type="float" office:value="0.315185" calcext:value-type="float">
            <text:p>0.315185</text:p>
          </table:table-cell>
          <table:table-cell office:value-type="float" office:value="9.733553" calcext:value-type="float">
            <text:p>9.733553</text:p>
          </table:table-cell>
          <table:table-cell table:number-columns-repeated="4"/>
        </table:table-row>
        <table:table-row table:style-name="ro1">
          <table:table-cell office:value-type="float" office:value="3135.634" calcext:value-type="float">
            <text:p>3135.634</text:p>
          </table:table-cell>
          <table:table-cell office:value-type="string" calcext:value-type="string">
            <text:p>odom</text:p>
          </table:table-cell>
          <table:table-cell office:value-type="float" office:value="-1.846442" calcext:value-type="float">
            <text:p>-1.846442</text:p>
          </table:table-cell>
          <table:table-cell office:value-type="float" office:value="0.807914" calcext:value-type="float">
            <text:p>0.807914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table:number-columns-repeated="13"/>
        </table:table-row>
        <table:table-row table:style-name="ro1">
          <table:table-cell office:value-type="float" office:value="3135.675" calcext:value-type="float">
            <text:p>3135.67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632915" calcext:value-type="float">
            <text:p>-1.632915</text:p>
          </table:table-cell>
          <table:table-cell office:value-type="float" office:value="0.184044" calcext:value-type="float">
            <text:p>0.184044</text:p>
          </table:table-cell>
          <table:table-cell office:value-type="float" office:value="9.682348" calcext:value-type="float">
            <text:p>9.682348</text:p>
          </table:table-cell>
          <table:table-cell office:value-type="float" office:value="0.041146" calcext:value-type="float">
            <text:p>0.041146</text:p>
          </table:table-cell>
          <table:table-cell office:value-type="float" office:value="0.365631" calcext:value-type="float">
            <text:p>0.36563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81617" calcext:value-type="float">
            <text:p>-0.881617</text:p>
          </table:table-cell>
          <table:table-cell office:value-type="float" office:value="0.284598" calcext:value-type="float">
            <text:p>0.284598</text:p>
          </table:table-cell>
          <table:table-cell office:value-type="float" office:value="9.777009" calcext:value-type="float">
            <text:p>9.777009</text:p>
          </table:table-cell>
          <table:table-cell table:number-columns-repeated="4"/>
        </table:table-row>
        <table:table-row table:style-name="ro1">
          <table:table-cell office:value-type="float" office:value="3135.685" calcext:value-type="float">
            <text:p>3135.68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724651" calcext:value-type="float">
            <text:p>-1.724651</text:p>
          </table:table-cell>
          <table:table-cell office:value-type="float" office:value="0.194568" calcext:value-type="float">
            <text:p>0.194568</text:p>
          </table:table-cell>
          <table:table-cell office:value-type="float" office:value="9.669674" calcext:value-type="float">
            <text:p>9.669674</text:p>
          </table:table-cell>
          <table:table-cell office:value-type="float" office:value="0.042466" calcext:value-type="float">
            <text:p>0.042466</text:p>
          </table:table-cell>
          <table:table-cell office:value-type="float" office:value="0.378538" calcext:value-type="float">
            <text:p>0.3785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972282" calcext:value-type="float">
            <text:p>-0.972282</text:p>
          </table:table-cell>
          <table:table-cell office:value-type="float" office:value="0.305408" calcext:value-type="float">
            <text:p>0.305408</text:p>
          </table:table-cell>
          <table:table-cell office:value-type="float" office:value="9.771195" calcext:value-type="float">
            <text:p>9.771195</text:p>
          </table:table-cell>
          <table:table-cell table:number-columns-repeated="4"/>
        </table:table-row>
        <table:table-row table:style-name="ro1">
          <table:table-cell office:value-type="float" office:value="3135.695" calcext:value-type="float">
            <text:p>3135.69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802733" calcext:value-type="float">
            <text:p>-1.802733</text:p>
          </table:table-cell>
          <table:table-cell office:value-type="float" office:value="0.203417" calcext:value-type="float">
            <text:p>0.203417</text:p>
          </table:table-cell>
          <table:table-cell office:value-type="float" office:value="9.657702" calcext:value-type="float">
            <text:p>9.657702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392691" calcext:value-type="float">
            <text:p>0.3926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049552" calcext:value-type="float">
            <text:p>-1.049552</text:p>
          </table:table-cell>
          <table:table-cell office:value-type="float" office:value="0.323022" calcext:value-type="float">
            <text:p>0.323022</text:p>
          </table:table-cell>
          <table:table-cell office:value-type="float" office:value="9.765067" calcext:value-type="float">
            <text:p>9.765067</text:p>
          </table:table-cell>
          <table:table-cell table:number-columns-repeated="4"/>
        </table:table-row>
        <table:table-row table:style-name="ro1">
          <table:table-cell office:value-type="float" office:value="3135.705" calcext:value-type="float">
            <text:p>3135.70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862648" calcext:value-type="float">
            <text:p>-1.862648</text:p>
          </table:table-cell>
          <table:table-cell office:value-type="float" office:value="0.209995" calcext:value-type="float">
            <text:p>0.209995</text:p>
          </table:table-cell>
          <table:table-cell office:value-type="float" office:value="9.646763" calcext:value-type="float">
            <text:p>9.646763</text:p>
          </table:table-cell>
          <table:table-cell office:value-type="float" office:value="0.045593" calcext:value-type="float">
            <text:p>0.045593</text:p>
          </table:table-cell>
          <table:table-cell office:value-type="float" office:value="0.408256" calcext:value-type="float">
            <text:p>0.40825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08997" calcext:value-type="float">
            <text:p>-1.108997</text:p>
          </table:table-cell>
          <table:table-cell office:value-type="float" office:value="0.336343" calcext:value-type="float">
            <text:p>0.336343</text:p>
          </table:table-cell>
          <table:table-cell office:value-type="float" office:value="9.758616" calcext:value-type="float">
            <text:p>9.758616</text:p>
          </table:table-cell>
          <table:table-cell table:number-columns-repeated="4"/>
        </table:table-row>
        <table:table-row table:style-name="ro1">
          <table:table-cell office:value-type="float" office:value="3135.715" calcext:value-type="float">
            <text:p>3135.71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913834" calcext:value-type="float">
            <text:p>-1.913834</text:p>
          </table:table-cell>
          <table:table-cell office:value-type="float" office:value="0.215462" calcext:value-type="float">
            <text:p>0.215462</text:p>
          </table:table-cell>
          <table:table-cell office:value-type="float" office:value="9.637129" calcext:value-type="float">
            <text:p>9.637129</text:p>
          </table:table-cell>
          <table:table-cell office:value-type="float" office:value="0.047181" calcext:value-type="float">
            <text:p>0.047181</text:p>
          </table:table-cell>
          <table:table-cell office:value-type="float" office:value="0.423177" calcext:value-type="float">
            <text:p>0.42317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59819" calcext:value-type="float">
            <text:p>-1.159819</text:p>
          </table:table-cell>
          <table:table-cell office:value-type="float" office:value="0.347573" calcext:value-type="float">
            <text:p>0.347573</text:p>
          </table:table-cell>
          <table:table-cell office:value-type="float" office:value="9.752817" calcext:value-type="float">
            <text:p>9.752817</text:p>
          </table:table-cell>
          <table:table-cell table:number-columns-repeated="4"/>
        </table:table-row>
        <table:table-row table:style-name="ro1">
          <table:table-cell office:value-type="float" office:value="3135.725" calcext:value-type="float">
            <text:p>3135.72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944126" calcext:value-type="float">
            <text:p>-1.944126</text:p>
          </table:table-cell>
          <table:table-cell office:value-type="float" office:value="0.218548" calcext:value-type="float">
            <text:p>0.218548</text:p>
          </table:table-cell>
          <table:table-cell office:value-type="float" office:value="9.629394" calcext:value-type="float">
            <text:p>9.629394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437524" calcext:value-type="float">
            <text:p>0.4375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90064" calcext:value-type="float">
            <text:p>-1.190064</text:p>
          </table:table-cell>
          <table:table-cell office:value-type="float" office:value="0.354086" calcext:value-type="float">
            <text:p>0.354086</text:p>
          </table:table-cell>
          <table:table-cell office:value-type="float" office:value="9.747358" calcext:value-type="float">
            <text:p>9.747358</text:p>
          </table:table-cell>
          <table:table-cell table:number-columns-repeated="4"/>
        </table:table-row>
        <table:table-row table:style-name="ro1">
          <table:table-cell office:value-type="float" office:value="3135.735" calcext:value-type="float">
            <text:p>3135.73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956417" calcext:value-type="float">
            <text:p>-1.956417</text:p>
          </table:table-cell>
          <table:table-cell office:value-type="float" office:value="0.219513" calcext:value-type="float">
            <text:p>0.219513</text:p>
          </table:table-cell>
          <table:table-cell office:value-type="float" office:value="9.623868" calcext:value-type="float">
            <text:p>9.623868</text:p>
          </table:table-cell>
          <table:table-cell office:value-type="float" office:value="0.050135" calcext:value-type="float">
            <text:p>0.050135</text:p>
          </table:table-cell>
          <table:table-cell office:value-type="float" office:value="0.450618" calcext:value-type="float">
            <text:p>0.4506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202544" calcext:value-type="float">
            <text:p>-1.202544</text:p>
          </table:table-cell>
          <table:table-cell office:value-type="float" office:value="0.356465" calcext:value-type="float">
            <text:p>0.356465</text:p>
          </table:table-cell>
          <table:table-cell office:value-type="float" office:value="9.742761" calcext:value-type="float">
            <text:p>9.742761</text:p>
          </table:table-cell>
          <table:table-cell table:number-columns-repeated="4"/>
        </table:table-row>
        <table:table-row table:style-name="ro1">
          <table:table-cell office:value-type="float" office:value="3135.745" calcext:value-type="float">
            <text:p>3135.74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950254" calcext:value-type="float">
            <text:p>-1.950254</text:p>
          </table:table-cell>
          <table:table-cell office:value-type="float" office:value="0.218249" calcext:value-type="float">
            <text:p>0.218249</text:p>
          </table:table-cell>
          <table:table-cell office:value-type="float" office:value="9.620934" calcext:value-type="float">
            <text:p>9.620934</text:p>
          </table:table-cell>
          <table:table-cell office:value-type="float" office:value="0.051358" calcext:value-type="float">
            <text:p>0.051358</text:p>
          </table:table-cell>
          <table:table-cell office:value-type="float" office:value="0.461839" calcext:value-type="float">
            <text:p>0.46183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96796" calcext:value-type="float">
            <text:p>-1.196796</text:p>
          </table:table-cell>
          <table:table-cell office:value-type="float" office:value="0.354544" calcext:value-type="float">
            <text:p>0.354544</text:p>
          </table:table-cell>
          <table:table-cell office:value-type="float" office:value="9.739377" calcext:value-type="float">
            <text:p>9.739377</text:p>
          </table:table-cell>
          <table:table-cell table:number-columns-repeated="4"/>
        </table:table-row>
        <table:table-row table:style-name="ro1">
          <table:table-cell office:value-type="float" office:value="3135.755" calcext:value-type="float">
            <text:p>3135.75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92679" calcext:value-type="float">
            <text:p>-1.92679</text:p>
          </table:table-cell>
          <table:table-cell office:value-type="float" office:value="0.214976" calcext:value-type="float">
            <text:p>0.214976</text:p>
          </table:table-cell>
          <table:table-cell office:value-type="float" office:value="9.620914" calcext:value-type="float">
            <text:p>9.620914</text:p>
          </table:table-cell>
          <table:table-cell office:value-type="float" office:value="0.052299" calcext:value-type="float">
            <text:p>0.052299</text:p>
          </table:table-cell>
          <table:table-cell office:value-type="float" office:value="0.470409" calcext:value-type="float">
            <text:p>0.4704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73912" calcext:value-type="float">
            <text:p>-1.173912</text:p>
          </table:table-cell>
          <table:table-cell office:value-type="float" office:value="0.348672" calcext:value-type="float">
            <text:p>0.348672</text:p>
          </table:table-cell>
          <table:table-cell office:value-type="float" office:value="9.737611" calcext:value-type="float">
            <text:p>9.737611</text:p>
          </table:table-cell>
          <table:table-cell table:number-columns-repeated="4"/>
        </table:table-row>
        <table:table-row table:style-name="ro1">
          <table:table-cell office:value-type="float" office:value="3135.765" calcext:value-type="float">
            <text:p>3135.765</text:p>
          </table:table-cell>
          <table:table-cell office:value-type="string" calcext:value-type="string">
            <text:p>imu</text:p>
          </table:table-cell>
          <table:table-cell office:value-type="float" office:value="-1.8464" calcext:value-type="float">
            <text:p>-1.8464</text:p>
          </table:table-cell>
          <table:table-cell office:value-type="float" office:value="0.8079" calcext:value-type="float">
            <text:p>0.807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37171" calcext:value-type="float">
            <text:p>0.037171</text:p>
          </table:table-cell>
          <table:table-cell office:value-type="float" office:value="-0.056053" calcext:value-type="float">
            <text:p>-0.056053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-1.886175" calcext:value-type="float">
            <text:p>-1.886175</text:p>
          </table:table-cell>
          <table:table-cell office:value-type="float" office:value="0.209462" calcext:value-type="float">
            <text:p>0.209462</text:p>
          </table:table-cell>
          <table:table-cell office:value-type="float" office:value="9.624041" calcext:value-type="float">
            <text:p>9.624041</text:p>
          </table:table-cell>
          <table:table-cell office:value-type="float" office:value="0.052896" calcext:value-type="float">
            <text:p>0.052896</text:p>
          </table:table-cell>
          <table:table-cell office:value-type="float" office:value="0.475766" calcext:value-type="float">
            <text:p>0.47576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1.134051" calcext:value-type="float">
            <text:p>-1.134051</text:p>
          </table:table-cell>
          <table:table-cell office:value-type="float" office:value="0.33863" calcext:value-type="float">
            <text:p>0.33863</text:p>
          </table:table-cell>
          <table:table-cell office:value-type="float" office:value="9.737707" calcext:value-type="float">
            <text:p>9.737707</text:p>
          </table:table-cell>
          <table:table-cell table:number-columns-repeated="4"/>
        </table:table-row>
        <table:table-row table:style-name="ro1">
          <table:table-cell office:value-type="float" office:value="3135.767" calcext:value-type="float">
            <text:p>3135.767</text:p>
          </table:table-cell>
          <table:table-cell office:value-type="string" calcext:value-type="string">
            <text:p>odom</text:p>
          </table:table-cell>
          <table:table-cell office:value-type="float" office:value="-1.891183" calcext:value-type="float">
            <text:p>-1.891183</text:p>
          </table:table-cell>
          <table:table-cell office:value-type="float" office:value="0.812888" calcext:value-type="float">
            <text:p>0.812888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table:number-columns-repeated="13"/>
        </table:table-row>
        <table:table-row table:style-name="ro1">
          <table:table-cell office:value-type="float" office:value="3135.775" calcext:value-type="float">
            <text:p>3135.77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822699" calcext:value-type="float">
            <text:p>-1.822699</text:p>
          </table:table-cell>
          <table:table-cell office:value-type="float" office:value="0.197555" calcext:value-type="float">
            <text:p>0.197555</text:p>
          </table:table-cell>
          <table:table-cell office:value-type="float" office:value="9.630583" calcext:value-type="float">
            <text:p>9.630583</text:p>
          </table:table-cell>
          <table:table-cell office:value-type="float" office:value="0.053249" calcext:value-type="float">
            <text:p>0.053249</text:p>
          </table:table-cell>
          <table:table-cell office:value-type="float" office:value="0.478757" calcext:value-type="float">
            <text:p>0.4787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47114" calcext:value-type="float">
            <text:p>-0.547114</text:p>
          </table:table-cell>
          <table:table-cell office:value-type="float" office:value="0.258915" calcext:value-type="float">
            <text:p>0.258915</text:p>
          </table:table-cell>
          <table:table-cell office:value-type="float" office:value="9.784837" calcext:value-type="float">
            <text:p>9.784837</text:p>
          </table:table-cell>
          <table:table-cell table:number-columns-repeated="4"/>
        </table:table-row>
        <table:table-row table:style-name="ro1">
          <table:table-cell office:value-type="float" office:value="3135.785" calcext:value-type="float">
            <text:p>3135.78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1.303158" calcext:value-type="float">
            <text:p>1.303158</text:p>
          </table:table-cell>
          <table:table-cell office:value-type="float" office:value="-3.08816" calcext:value-type="float">
            <text:p>-3.08816</text:p>
          </table:table-cell>
          <table:table-cell office:value-type="float" office:value="10.488943" calcext:value-type="float">
            <text:p>10.488943</text:p>
          </table:table-cell>
          <table:table-cell office:value-type="float" office:value="0.020294" calcext:value-type="float">
            <text:p>0.020294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-0.001137" calcext:value-type="float">
            <text:p>-0.001137</text:p>
          </table:table-cell>
          <table:table-cell office:value-type="float" office:value="2.284693" calcext:value-type="float">
            <text:p>2.284693</text:p>
          </table:table-cell>
          <table:table-cell office:value-type="float" office:value="-3.357966" calcext:value-type="float">
            <text:p>-3.357966</text:p>
          </table:table-cell>
          <table:table-cell office:value-type="float" office:value="10.235092" calcext:value-type="float">
            <text:p>10.235092</text:p>
          </table:table-cell>
          <table:table-cell table:number-columns-repeated="4"/>
        </table:table-row>
        <table:table-row table:style-name="ro1">
          <table:table-cell office:value-type="float" office:value="3135.795" calcext:value-type="float">
            <text:p>3135.79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0.932975" calcext:value-type="float">
            <text:p>-0.932975</text:p>
          </table:table-cell>
          <table:table-cell office:value-type="float" office:value="0.239568" calcext:value-type="float">
            <text:p>0.239568</text:p>
          </table:table-cell>
          <table:table-cell office:value-type="float" office:value="9.911489" calcext:value-type="float">
            <text:p>9.911489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-0.124857" calcext:value-type="float">
            <text:p>-0.1248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70385" calcext:value-type="float">
            <text:p>0.370385</text:p>
          </table:table-cell>
          <table:table-cell office:value-type="float" office:value="0.2003" calcext:value-type="float">
            <text:p>0.2003</text:p>
          </table:table-cell>
          <table:table-cell office:value-type="float" office:value="9.949279" calcext:value-type="float">
            <text:p>9.949279</text:p>
          </table:table-cell>
          <table:table-cell table:number-columns-repeated="4"/>
        </table:table-row>
        <table:table-row table:style-name="ro1">
          <table:table-cell office:value-type="float" office:value="3135.805" calcext:value-type="float">
            <text:p>3135.80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393786" calcext:value-type="float">
            <text:p>-1.393786</text:p>
          </table:table-cell>
          <table:table-cell office:value-type="float" office:value="0.226645" calcext:value-type="float">
            <text:p>0.226645</text:p>
          </table:table-cell>
          <table:table-cell office:value-type="float" office:value="9.610961" calcext:value-type="float">
            <text:p>9.610961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-0.135707" calcext:value-type="float">
            <text:p>-0.1357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23617" calcext:value-type="float">
            <text:p>-0.123617</text:p>
          </table:table-cell>
          <table:table-cell office:value-type="float" office:value="0.241616" calcext:value-type="float">
            <text:p>0.241616</text:p>
          </table:table-cell>
          <table:table-cell office:value-type="float" office:value="9.710352" calcext:value-type="float">
            <text:p>9.710352</text:p>
          </table:table-cell>
          <table:table-cell table:number-columns-repeated="4"/>
        </table:table-row>
        <table:table-row table:style-name="ro1">
          <table:table-cell office:value-type="float" office:value="3135.815" calcext:value-type="float">
            <text:p>3135.81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392814" calcext:value-type="float">
            <text:p>-1.392814</text:p>
          </table:table-cell>
          <table:table-cell office:value-type="float" office:value="0.272509" calcext:value-type="float">
            <text:p>0.272509</text:p>
          </table:table-cell>
          <table:table-cell office:value-type="float" office:value="9.657555" calcext:value-type="float">
            <text:p>9.657555</text:p>
          </table:table-cell>
          <table:table-cell office:value-type="float" office:value="-0.002046" calcext:value-type="float">
            <text:p>-0.002046</text:p>
          </table:table-cell>
          <table:table-cell office:value-type="float" office:value="-0.147687" calcext:value-type="float">
            <text:p>-0.1476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1704" calcext:value-type="float">
            <text:p>-0.111704</text:p>
          </table:table-cell>
          <table:table-cell office:value-type="float" office:value="0.286446" calcext:value-type="float">
            <text:p>0.286446</text:p>
          </table:table-cell>
          <table:table-cell office:value-type="float" office:value="9.756435" calcext:value-type="float">
            <text:p>9.756435</text:p>
          </table:table-cell>
          <table:table-cell table:number-columns-repeated="4"/>
        </table:table-row>
        <table:table-row table:style-name="ro1">
          <table:table-cell office:value-type="float" office:value="3135.825" calcext:value-type="float">
            <text:p>3135.82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495693" calcext:value-type="float">
            <text:p>-1.495693</text:p>
          </table:table-cell>
          <table:table-cell office:value-type="float" office:value="0.417633" calcext:value-type="float">
            <text:p>0.417633</text:p>
          </table:table-cell>
          <table:table-cell office:value-type="float" office:value="9.684165" calcext:value-type="float">
            <text:p>9.684165</text:p>
          </table:table-cell>
          <table:table-cell office:value-type="float" office:value="-0.003578" calcext:value-type="float">
            <text:p>-0.003578</text:p>
          </table:table-cell>
          <table:table-cell office:value-type="float" office:value="-0.155862" calcext:value-type="float">
            <text:p>-0.15586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93867" calcext:value-type="float">
            <text:p>-0.193867</text:p>
          </table:table-cell>
          <table:table-cell office:value-type="float" office:value="0.441479" calcext:value-type="float">
            <text:p>0.441479</text:p>
          </table:table-cell>
          <table:table-cell office:value-type="float" office:value="9.796023" calcext:value-type="float">
            <text:p>9.796023</text:p>
          </table:table-cell>
          <table:table-cell table:number-columns-repeated="4"/>
        </table:table-row>
        <table:table-row table:style-name="ro1">
          <table:table-cell office:value-type="float" office:value="3135.835" calcext:value-type="float">
            <text:p>3135.83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585009" calcext:value-type="float">
            <text:p>-1.585009</text:p>
          </table:table-cell>
          <table:table-cell office:value-type="float" office:value="0.577378" calcext:value-type="float">
            <text:p>0.577378</text:p>
          </table:table-cell>
          <table:table-cell office:value-type="float" office:value="9.67045" calcext:value-type="float">
            <text:p>9.67045</text:p>
          </table:table-cell>
          <table:table-cell office:value-type="float" office:value="-0.004606" calcext:value-type="float">
            <text:p>-0.004606</text:p>
          </table:table-cell>
          <table:table-cell office:value-type="float" office:value="-0.159696" calcext:value-type="float">
            <text:p>-0.1596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66204" calcext:value-type="float">
            <text:p>-0.266204</text:p>
          </table:table-cell>
          <table:table-cell office:value-type="float" office:value="0.61014" calcext:value-type="float">
            <text:p>0.61014</text:p>
          </table:table-cell>
          <table:table-cell office:value-type="float" office:value="9.79388" calcext:value-type="float">
            <text:p>9.79388</text:p>
          </table:table-cell>
          <table:table-cell table:number-columns-repeated="4"/>
        </table:table-row>
        <table:table-row table:style-name="ro1">
          <table:table-cell office:value-type="float" office:value="3135.845" calcext:value-type="float">
            <text:p>3135.84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65217" calcext:value-type="float">
            <text:p>-1.65217</text:p>
          </table:table-cell>
          <table:table-cell office:value-type="float" office:value="0.722427" calcext:value-type="float">
            <text:p>0.722427</text:p>
          </table:table-cell>
          <table:table-cell office:value-type="float" office:value="9.656381" calcext:value-type="float">
            <text:p>9.656381</text:p>
          </table:table-cell>
          <table:table-cell office:value-type="float" office:value="-0.004748" calcext:value-type="float">
            <text:p>-0.004748</text:p>
          </table:table-cell>
          <table:table-cell office:value-type="float" office:value="-0.157136" calcext:value-type="float">
            <text:p>-0.15713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18352" calcext:value-type="float">
            <text:p>-0.318352</text:p>
          </table:table-cell>
          <table:table-cell office:value-type="float" office:value="0.761798" calcext:value-type="float">
            <text:p>0.761798</text:p>
          </table:table-cell>
          <table:table-cell office:value-type="float" office:value="9.788543" calcext:value-type="float">
            <text:p>9.788543</text:p>
          </table:table-cell>
          <table:table-cell table:number-columns-repeated="4"/>
        </table:table-row>
        <table:table-row table:style-name="ro1">
          <table:table-cell office:value-type="float" office:value="3135.855" calcext:value-type="float">
            <text:p>3135.85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744747" calcext:value-type="float">
            <text:p>-1.744747</text:p>
          </table:table-cell>
          <table:table-cell office:value-type="float" office:value="0.869736" calcext:value-type="float">
            <text:p>0.869736</text:p>
          </table:table-cell>
          <table:table-cell office:value-type="float" office:value="9.642715" calcext:value-type="float">
            <text:p>9.642715</text:p>
          </table:table-cell>
          <table:table-cell office:value-type="float" office:value="-0.00468" calcext:value-type="float">
            <text:p>-0.00468</text:p>
          </table:table-cell>
          <table:table-cell office:value-type="float" office:value="-0.152607" calcext:value-type="float">
            <text:p>-0.1526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95257" calcext:value-type="float">
            <text:p>-0.395257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9.786867" calcext:value-type="float">
            <text:p>9.786867</text:p>
          </table:table-cell>
          <table:table-cell table:number-columns-repeated="4"/>
        </table:table-row>
        <table:table-row table:style-name="ro1">
          <table:table-cell office:value-type="float" office:value="3135.865" calcext:value-type="float">
            <text:p>3135.86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816279" calcext:value-type="float">
            <text:p>-1.816279</text:p>
          </table:table-cell>
          <table:table-cell office:value-type="float" office:value="1.003207" calcext:value-type="float">
            <text:p>1.003207</text:p>
          </table:table-cell>
          <table:table-cell office:value-type="float" office:value="9.63082" calcext:value-type="float">
            <text:p>9.63082</text:p>
          </table:table-cell>
          <table:table-cell office:value-type="float" office:value="-0.004074" calcext:value-type="float">
            <text:p>-0.004074</text:p>
          </table:table-cell>
          <table:table-cell office:value-type="float" office:value="-0.14486" calcext:value-type="float">
            <text:p>-0.144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52702" calcext:value-type="float">
            <text:p>-0.452702</text:p>
          </table:table-cell>
          <table:table-cell office:value-type="float" office:value="1.059041" calcext:value-type="float">
            <text:p>1.059041</text:p>
          </table:table-cell>
          <table:table-cell office:value-type="float" office:value="9.784247" calcext:value-type="float">
            <text:p>9.784247</text:p>
          </table:table-cell>
          <table:table-cell table:number-columns-repeated="4"/>
        </table:table-row>
        <table:table-row table:style-name="ro1">
          <table:table-cell office:value-type="float" office:value="3135.875" calcext:value-type="float">
            <text:p>3135.87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1.953103" calcext:value-type="float">
            <text:p>-1.953103</text:p>
          </table:table-cell>
          <table:table-cell office:value-type="float" office:value="0.355705" calcext:value-type="float">
            <text:p>0.355705</text:p>
          </table:table-cell>
          <table:table-cell office:value-type="float" office:value="9.622326" calcext:value-type="float">
            <text:p>9.62232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-0.131887" calcext:value-type="float">
            <text:p>-0.1318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59434" calcext:value-type="float">
            <text:p>-0.659434</text:p>
          </table:table-cell>
          <table:table-cell office:value-type="float" office:value="0.430368" calcext:value-type="float">
            <text:p>0.430368</text:p>
          </table:table-cell>
          <table:table-cell office:value-type="float" office:value="9.793377" calcext:value-type="float">
            <text:p>9.793377</text:p>
          </table:table-cell>
          <table:table-cell table:number-columns-repeated="4"/>
        </table:table-row>
        <table:table-row table:style-name="ro1">
          <table:table-cell office:value-type="float" office:value="3135.885" calcext:value-type="float">
            <text:p>3135.885</text:p>
          </table:table-cell>
          <table:table-cell office:value-type="string" calcext:value-type="string">
            <text:p>imu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0.8129" calcext:value-type="float">
            <text:p>0.812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-0.054616" calcext:value-type="float">
            <text:p>-0.054616</text:p>
          </table:table-cell>
          <table:table-cell office:value-type="float" office:value="0.996436" calcext:value-type="float">
            <text:p>0.996436</text:p>
          </table:table-cell>
          <table:table-cell office:value-type="float" office:value="-2.021656" calcext:value-type="float">
            <text:p>-2.021656</text:p>
          </table:table-cell>
          <table:table-cell office:value-type="float" office:value="0.295775" calcext:value-type="float">
            <text:p>0.295775</text:p>
          </table:table-cell>
          <table:table-cell office:value-type="float" office:value="9.6165" calcext:value-type="float">
            <text:p>9.6165</text:p>
          </table:table-cell>
          <table:table-cell office:value-type="float" office:value="-0.00147" calcext:value-type="float">
            <text:p>-0.00147</text:p>
          </table:table-cell>
          <table:table-cell office:value-type="float" office:value="-0.119157" calcext:value-type="float">
            <text:p>-0.1191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34306" calcext:value-type="float">
            <text:p>-0.734306</text:p>
          </table:table-cell>
          <table:table-cell office:value-type="float" office:value="0.378309" calcext:value-type="float">
            <text:p>0.378309</text:p>
          </table:table-cell>
          <table:table-cell office:value-type="float" office:value="9.796393" calcext:value-type="float">
            <text:p>9.796393</text:p>
          </table:table-cell>
          <table:table-cell table:number-columns-repeated="4"/>
        </table:table-row>
        <table:table-row table:style-name="ro1">
          <table:table-cell office:value-type="float" office:value="3135.867" calcext:value-type="float">
            <text:p>3135.867</text:p>
          </table:table-cell>
          <table:table-cell office:value-type="string" calcext:value-type="string">
            <text:p>odom</text:p>
          </table:table-cell>
          <table:table-cell office:value-type="float" office:value="-1.92503" calcext:value-type="float">
            <text:p>-1.92503</text:p>
          </table:table-cell>
          <table:table-cell office:value-type="float" office:value="0.815166" calcext:value-type="float">
            <text:p>0.815166</text:p>
          </table:table-cell>
          <table:table-cell office:value-type="float" office:value="-0.000761" calcext:value-type="float">
            <text:p>-0.000761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table:number-columns-repeated="13"/>
        </table:table-row>
        <table:table-row table:style-name="ro1">
          <table:table-cell office:value-type="float" office:value="3135.895" calcext:value-type="float">
            <text:p>3135.89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2.044273" calcext:value-type="float">
            <text:p>-2.044273</text:p>
          </table:table-cell>
          <table:table-cell office:value-type="float" office:value="0.303928" calcext:value-type="float">
            <text:p>0.303928</text:p>
          </table:table-cell>
          <table:table-cell office:value-type="float" office:value="9.614235" calcext:value-type="float">
            <text:p>9.61423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-0.105191" calcext:value-type="float">
            <text:p>-0.1051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10594" calcext:value-type="float">
            <text:p>-0.810594</text:p>
          </table:table-cell>
          <table:table-cell office:value-type="float" office:value="0.403922" calcext:value-type="float">
            <text:p>0.403922</text:p>
          </table:table-cell>
          <table:table-cell office:value-type="float" office:value="9.792075" calcext:value-type="float">
            <text:p>9.792075</text:p>
          </table:table-cell>
          <table:table-cell table:number-columns-repeated="4"/>
        </table:table-row>
        <table:table-row table:style-name="ro1">
          <table:table-cell office:value-type="float" office:value="3135.905" calcext:value-type="float">
            <text:p>3135.90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2.027685" calcext:value-type="float">
            <text:p>-2.027685</text:p>
          </table:table-cell>
          <table:table-cell office:value-type="float" office:value="0.304728" calcext:value-type="float">
            <text:p>0.304728</text:p>
          </table:table-cell>
          <table:table-cell office:value-type="float" office:value="9.615884" calcext:value-type="float">
            <text:p>9.615884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-0.088649" calcext:value-type="float">
            <text:p>-0.08864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93952" calcext:value-type="float">
            <text:p>-0.793952</text:p>
          </table:table-cell>
          <table:table-cell office:value-type="float" office:value="0.40272" calcext:value-type="float">
            <text:p>0.40272</text:p>
          </table:table-cell>
          <table:table-cell office:value-type="float" office:value="9.791683" calcext:value-type="float">
            <text:p>9.791683</text:p>
          </table:table-cell>
          <table:table-cell table:number-columns-repeated="4"/>
        </table:table-row>
        <table:table-row table:style-name="ro1">
          <table:table-cell office:value-type="float" office:value="3135.915" calcext:value-type="float">
            <text:p>3135.91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2.002614" calcext:value-type="float">
            <text:p>-2.002614</text:p>
          </table:table-cell>
          <table:table-cell office:value-type="float" office:value="0.305131" calcext:value-type="float">
            <text:p>0.305131</text:p>
          </table:table-cell>
          <table:table-cell office:value-type="float" office:value="9.62156" calcext:value-type="float">
            <text:p>9.62156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-0.075424" calcext:value-type="float">
            <text:p>-0.0754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68512" calcext:value-type="float">
            <text:p>-0.768512</text:p>
          </table:table-cell>
          <table:table-cell office:value-type="float" office:value="0.400057" calcext:value-type="float">
            <text:p>0.400057</text:p>
          </table:table-cell>
          <table:table-cell office:value-type="float" office:value="9.794249" calcext:value-type="float">
            <text:p>9.794249</text:p>
          </table:table-cell>
          <table:table-cell table:number-columns-repeated="4"/>
        </table:table-row>
        <table:table-row table:style-name="ro1">
          <table:table-cell office:value-type="float" office:value="3135.925" calcext:value-type="float">
            <text:p>3135.92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932111" calcext:value-type="float">
            <text:p>-1.932111</text:p>
          </table:table-cell>
          <table:table-cell office:value-type="float" office:value="0.298221" calcext:value-type="float">
            <text:p>0.298221</text:p>
          </table:table-cell>
          <table:table-cell office:value-type="float" office:value="9.631898" calcext:value-type="float">
            <text:p>9.631898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-0.064378" calcext:value-type="float">
            <text:p>-0.0643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98614" calcext:value-type="float">
            <text:p>-0.698614</text:p>
          </table:table-cell>
          <table:table-cell office:value-type="float" office:value="0.384667" calcext:value-type="float">
            <text:p>0.384667</text:p>
          </table:table-cell>
          <table:table-cell office:value-type="float" office:value="9.795888" calcext:value-type="float">
            <text:p>9.795888</text:p>
          </table:table-cell>
          <table:table-cell table:number-columns-repeated="4"/>
        </table:table-row>
        <table:table-row table:style-name="ro1">
          <table:table-cell office:value-type="float" office:value="3135.935" calcext:value-type="float">
            <text:p>3135.93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828467" calcext:value-type="float">
            <text:p>-1.828467</text:p>
          </table:table-cell>
          <table:table-cell office:value-type="float" office:value="0.286154" calcext:value-type="float">
            <text:p>0.286154</text:p>
          </table:table-cell>
          <table:table-cell office:value-type="float" office:value="9.646516" calcext:value-type="float">
            <text:p>9.646516</text:p>
          </table:table-cell>
          <table:table-cell office:value-type="float" office:value="0.006178" calcext:value-type="float">
            <text:p>0.006178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96158" calcext:value-type="float">
            <text:p>-0.596158</text:p>
          </table:table-cell>
          <table:table-cell office:value-type="float" office:value="0.360153" calcext:value-type="float">
            <text:p>0.360153</text:p>
          </table:table-cell>
          <table:table-cell office:value-type="float" office:value="9.797721" calcext:value-type="float">
            <text:p>9.797721</text:p>
          </table:table-cell>
          <table:table-cell table:number-columns-repeated="4"/>
        </table:table-row>
        <table:table-row table:style-name="ro1">
          <table:table-cell office:value-type="float" office:value="3135.945" calcext:value-type="float">
            <text:p>3135.94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69245" calcext:value-type="float">
            <text:p>-1.69245</text:p>
          </table:table-cell>
          <table:table-cell office:value-type="float" office:value="0.266274" calcext:value-type="float">
            <text:p>0.266274</text:p>
          </table:table-cell>
          <table:table-cell office:value-type="float" office:value="9.665151" calcext:value-type="float">
            <text:p>9.665151</text:p>
          </table:table-cell>
          <table:table-cell office:value-type="float" office:value="0.006695" calcext:value-type="float">
            <text:p>0.006695</text:p>
          </table:table-cell>
          <table:table-cell office:value-type="float" office:value="-0.053109" calcext:value-type="float">
            <text:p>-0.0531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62251" calcext:value-type="float">
            <text:p>-0.462251</text:p>
          </table:table-cell>
          <table:table-cell office:value-type="float" office:value="0.323977" calcext:value-type="float">
            <text:p>0.323977</text:p>
          </table:table-cell>
          <table:table-cell office:value-type="float" office:value="9.799582" calcext:value-type="float">
            <text:p>9.799582</text:p>
          </table:table-cell>
          <table:table-cell table:number-columns-repeated="4"/>
        </table:table-row>
        <table:table-row table:style-name="ro1">
          <table:table-cell office:value-type="float" office:value="3135.955" calcext:value-type="float">
            <text:p>3135.95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534963" calcext:value-type="float">
            <text:p>-1.534963</text:p>
          </table:table-cell>
          <table:table-cell office:value-type="float" office:value="0.233502" calcext:value-type="float">
            <text:p>0.233502</text:p>
          </table:table-cell>
          <table:table-cell office:value-type="float" office:value="9.68712" calcext:value-type="float">
            <text:p>9.68712</text:p>
          </table:table-cell>
          <table:table-cell office:value-type="float" office:value="0.006424" calcext:value-type="float">
            <text:p>0.006424</text:p>
          </table:table-cell>
          <table:table-cell office:value-type="float" office:value="-0.055286" calcext:value-type="float">
            <text:p>-0.0552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08328" calcext:value-type="float">
            <text:p>-0.308328</text:p>
          </table:table-cell>
          <table:table-cell office:value-type="float" office:value="0.272401" calcext:value-type="float">
            <text:p>0.272401</text:p>
          </table:table-cell>
          <table:table-cell office:value-type="float" office:value="9.802126" calcext:value-type="float">
            <text:p>9.802126</text:p>
          </table:table-cell>
          <table:table-cell table:number-columns-repeated="4"/>
        </table:table-row>
        <table:table-row table:style-name="ro1">
          <table:table-cell office:value-type="float" office:value="3135.965" calcext:value-type="float">
            <text:p>3135.96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361137" calcext:value-type="float">
            <text:p>-1.361137</text:p>
          </table:table-cell>
          <table:table-cell office:value-type="float" office:value="0.16488" calcext:value-type="float">
            <text:p>0.16488</text:p>
          </table:table-cell>
          <table:table-cell office:value-type="float" office:value="9.711581" calcext:value-type="float">
            <text:p>9.711581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-0.063488" calcext:value-type="float">
            <text:p>-0.0634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42297" calcext:value-type="float">
            <text:p>-0.142297</text:p>
          </table:table-cell>
          <table:table-cell office:value-type="float" office:value="0.183254" calcext:value-type="float">
            <text:p>0.183254</text:p>
          </table:table-cell>
          <table:table-cell office:value-type="float" office:value="9.805145" calcext:value-type="float">
            <text:p>9.805145</text:p>
          </table:table-cell>
          <table:table-cell table:number-columns-repeated="4"/>
        </table:table-row>
        <table:table-row table:style-name="ro1">
          <table:table-cell office:value-type="float" office:value="3135.975" calcext:value-type="float">
            <text:p>3135.97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206748" calcext:value-type="float">
            <text:p>-1.206748</text:p>
          </table:table-cell>
          <table:table-cell office:value-type="float" office:value="0.170944" calcext:value-type="float">
            <text:p>0.170944</text:p>
          </table:table-cell>
          <table:table-cell office:value-type="float" office:value="9.716464" calcext:value-type="float">
            <text:p>9.716464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-0.074371" calcext:value-type="float">
            <text:p>-0.07437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170852" calcext:value-type="float">
            <text:p>0.170852</text:p>
          </table:table-cell>
          <table:table-cell office:value-type="float" office:value="9.791109" calcext:value-type="float">
            <text:p>9.791109</text:p>
          </table:table-cell>
          <table:table-cell table:number-columns-repeated="4"/>
        </table:table-row>
        <table:table-row table:style-name="ro1">
          <table:table-cell office:value-type="float" office:value="3135.985" calcext:value-type="float">
            <text:p>3135.98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306302" calcext:value-type="float">
            <text:p>-1.306302</text:p>
          </table:table-cell>
          <table:table-cell office:value-type="float" office:value="0.381059" calcext:value-type="float">
            <text:p>0.381059</text:p>
          </table:table-cell>
          <table:table-cell office:value-type="float" office:value="9.727364" calcext:value-type="float">
            <text:p>9.72736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-0.083015" calcext:value-type="float">
            <text:p>-0.0830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60461" calcext:value-type="float">
            <text:p>-0.060461</text:p>
          </table:table-cell>
          <table:table-cell office:value-type="float" office:value="0.391129" calcext:value-type="float">
            <text:p>0.391129</text:p>
          </table:table-cell>
          <table:table-cell office:value-type="float" office:value="9.814102" calcext:value-type="float">
            <text:p>9.814102</text:p>
          </table:table-cell>
          <table:table-cell table:number-columns-repeated="4"/>
        </table:table-row>
        <table:table-row table:style-name="ro1">
          <table:table-cell office:value-type="float" office:value="3135.995" calcext:value-type="float">
            <text:p>3135.995</text:p>
          </table:table-cell>
          <table:table-cell office:value-type="string" calcext:value-type="string">
            <text:p>imu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8152" calcext:value-type="float">
            <text:p>0.815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61153" calcext:value-type="float">
            <text:p>0.061153</text:p>
          </table:table-cell>
          <table:table-cell office:value-type="float" office:value="-0.059873" calcext:value-type="float">
            <text:p>-0.059873</text:p>
          </table:table-cell>
          <table:table-cell office:value-type="float" office:value="0.996324" calcext:value-type="float">
            <text:p>0.996324</text:p>
          </table:table-cell>
          <table:table-cell office:value-type="float" office:value="-1.456324" calcext:value-type="float">
            <text:p>-1.456324</text:p>
          </table:table-cell>
          <table:table-cell office:value-type="float" office:value="0.338883" calcext:value-type="float">
            <text:p>0.338883</text:p>
          </table:table-cell>
          <table:table-cell office:value-type="float" office:value="9.694919" calcext:value-type="float">
            <text:p>9.69491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-0.086352" calcext:value-type="float">
            <text:p>-0.0863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17275" calcext:value-type="float">
            <text:p>-0.217275</text:p>
          </table:table-cell>
          <table:table-cell office:value-type="float" office:value="0.367562" calcext:value-type="float">
            <text:p>0.367562</text:p>
          </table:table-cell>
          <table:table-cell office:value-type="float" office:value="9.800249" calcext:value-type="float">
            <text:p>9.800249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odom</text:p>
          </table:table-cell>
          <table:table-cell office:value-type="float" office:value="-1.978471" calcext:value-type="float">
            <text:p>-1.978471</text:p>
          </table:table-cell>
          <table:table-cell office:value-type="float" office:value="0.822068" calcext:value-type="float">
            <text:p>0.822068</text:p>
          </table:table-cell>
          <table:table-cell office:value-type="float" office:value="-0.000802" calcext:value-type="float">
            <text:p>-0.000802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table:number-columns-repeated="13"/>
        </table:table-row>
        <table:table-row table:style-name="ro1">
          <table:table-cell office:value-type="float" office:value="3136.005" calcext:value-type="float">
            <text:p>3136.00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589602" calcext:value-type="float">
            <text:p>-1.589602</text:p>
          </table:table-cell>
          <table:table-cell office:value-type="float" office:value="0.264107" calcext:value-type="float">
            <text:p>0.264107</text:p>
          </table:table-cell>
          <table:table-cell office:value-type="float" office:value="9.678968" calcext:value-type="float">
            <text:p>9.678968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-0.084022" calcext:value-type="float">
            <text:p>-0.0840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59109" calcext:value-type="float">
            <text:p>-0.459109</text:p>
          </table:table-cell>
          <table:table-cell office:value-type="float" office:value="0.329238" calcext:value-type="float">
            <text:p>0.329238</text:p>
          </table:table-cell>
          <table:table-cell office:value-type="float" office:value="9.795909" calcext:value-type="float">
            <text:p>9.795909</text:p>
          </table:table-cell>
          <table:table-cell table:number-columns-repeated="4"/>
        </table:table-row>
        <table:table-row table:style-name="ro1">
          <table:table-cell office:value-type="float" office:value="3136.015" calcext:value-type="float">
            <text:p>3136.01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714552" calcext:value-type="float">
            <text:p>-1.714552</text:p>
          </table:table-cell>
          <table:table-cell office:value-type="float" office:value="0.289848" calcext:value-type="float">
            <text:p>0.289848</text:p>
          </table:table-cell>
          <table:table-cell office:value-type="float" office:value="9.663595" calcext:value-type="float">
            <text:p>9.663595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-0.077577" calcext:value-type="float">
            <text:p>-0.07757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80357" calcext:value-type="float">
            <text:p>-0.580357</text:p>
          </table:table-cell>
          <table:table-cell office:value-type="float" office:value="0.371768" calcext:value-type="float">
            <text:p>0.371768</text:p>
          </table:table-cell>
          <table:table-cell office:value-type="float" office:value="9.794577" calcext:value-type="float">
            <text:p>9.794577</text:p>
          </table:table-cell>
          <table:table-cell table:number-columns-repeated="4"/>
        </table:table-row>
        <table:table-row table:style-name="ro1">
          <table:table-cell office:value-type="float" office:value="3136.025" calcext:value-type="float">
            <text:p>3136.02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81438" calcext:value-type="float">
            <text:p>-1.81438</text:p>
          </table:table-cell>
          <table:table-cell office:value-type="float" office:value="0.309439" calcext:value-type="float">
            <text:p>0.309439</text:p>
          </table:table-cell>
          <table:table-cell office:value-type="float" office:value="9.651099" calcext:value-type="float">
            <text:p>9.651099</text:p>
          </table:table-cell>
          <table:table-cell office:value-type="float" office:value="0.002911" calcext:value-type="float">
            <text:p>0.002911</text:p>
          </table:table-cell>
          <table:table-cell office:value-type="float" office:value="-0.06891" calcext:value-type="float">
            <text:p>-0.068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77382" calcext:value-type="float">
            <text:p>-0.677382</text:p>
          </table:table-cell>
          <table:table-cell office:value-type="float" office:value="0.404784" calcext:value-type="float">
            <text:p>0.404784</text:p>
          </table:table-cell>
          <table:table-cell office:value-type="float" office:value="9.793301" calcext:value-type="float">
            <text:p>9.793301</text:p>
          </table:table-cell>
          <table:table-cell table:number-columns-repeated="4"/>
        </table:table-row>
        <table:table-row table:style-name="ro1">
          <table:table-cell office:value-type="float" office:value="3136.035" calcext:value-type="float">
            <text:p>3136.03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881297" calcext:value-type="float">
            <text:p>-1.881297</text:p>
          </table:table-cell>
          <table:table-cell office:value-type="float" office:value="0.323134" calcext:value-type="float">
            <text:p>0.323134</text:p>
          </table:table-cell>
          <table:table-cell office:value-type="float" office:value="9.642911" calcext:value-type="float">
            <text:p>9.642911</text:p>
          </table:table-cell>
          <table:table-cell office:value-type="float" office:value="0.004349" calcext:value-type="float">
            <text:p>0.004349</text:p>
          </table:table-cell>
          <table:table-cell office:value-type="float" office:value="-0.057925" calcext:value-type="float">
            <text:p>-0.0579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42323" calcext:value-type="float">
            <text:p>-0.742323</text:p>
          </table:table-cell>
          <table:table-cell office:value-type="float" office:value="0.42747" calcext:value-type="float">
            <text:p>0.42747</text:p>
          </table:table-cell>
          <table:table-cell office:value-type="float" office:value="9.792632" calcext:value-type="float">
            <text:p>9.792632</text:p>
          </table:table-cell>
          <table:table-cell table:number-columns-repeated="4"/>
        </table:table-row>
        <table:table-row table:style-name="ro1">
          <table:table-cell office:value-type="float" office:value="3136.045" calcext:value-type="float">
            <text:p>3136.04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930517" calcext:value-type="float">
            <text:p>-1.930517</text:p>
          </table:table-cell>
          <table:table-cell office:value-type="float" office:value="0.335818" calcext:value-type="float">
            <text:p>0.335818</text:p>
          </table:table-cell>
          <table:table-cell office:value-type="float" office:value="9.637108" calcext:value-type="float">
            <text:p>9.637108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-0.041152" calcext:value-type="float">
            <text:p>-0.0411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89713" calcext:value-type="float">
            <text:p>-0.789713</text:p>
          </table:table-cell>
          <table:table-cell office:value-type="float" office:value="0.44674" calcext:value-type="float">
            <text:p>0.44674</text:p>
          </table:table-cell>
          <table:table-cell office:value-type="float" office:value="9.79236" calcext:value-type="float">
            <text:p>9.79236</text:p>
          </table:table-cell>
          <table:table-cell table:number-columns-repeated="4"/>
        </table:table-row>
        <table:table-row table:style-name="ro1">
          <table:table-cell office:value-type="float" office:value="3136.055" calcext:value-type="float">
            <text:p>3136.05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938942" calcext:value-type="float">
            <text:p>-1.938942</text:p>
          </table:table-cell>
          <table:table-cell office:value-type="float" office:value="0.335386" calcext:value-type="float">
            <text:p>0.335386</text:p>
          </table:table-cell>
          <table:table-cell office:value-type="float" office:value="9.636314" calcext:value-type="float">
            <text:p>9.636314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-0.028073" calcext:value-type="float">
            <text:p>-0.02807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98155" calcext:value-type="float">
            <text:p>-0.798155</text:p>
          </table:table-cell>
          <table:table-cell office:value-type="float" office:value="0.447456" calcext:value-type="float">
            <text:p>0.447456</text:p>
          </table:table-cell>
          <table:table-cell office:value-type="float" office:value="9.79251" calcext:value-type="float">
            <text:p>9.79251</text:p>
          </table:table-cell>
          <table:table-cell table:number-columns-repeated="4"/>
        </table:table-row>
        <table:table-row table:style-name="ro1">
          <table:table-cell office:value-type="float" office:value="3136.065" calcext:value-type="float">
            <text:p>3136.06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908287" calcext:value-type="float">
            <text:p>-1.908287</text:p>
          </table:table-cell>
          <table:table-cell office:value-type="float" office:value="0.334477" calcext:value-type="float">
            <text:p>0.334477</text:p>
          </table:table-cell>
          <table:table-cell office:value-type="float" office:value="9.640415" calcext:value-type="float">
            <text:p>9.640415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-0.013149" calcext:value-type="float">
            <text:p>-0.01314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6764" calcext:value-type="float">
            <text:p>-0.76764</text:p>
          </table:table-cell>
          <table:table-cell office:value-type="float" office:value="0.442373" calcext:value-type="float">
            <text:p>0.442373</text:p>
          </table:table-cell>
          <table:table-cell office:value-type="float" office:value="9.793164" calcext:value-type="float">
            <text:p>9.793164</text:p>
          </table:table-cell>
          <table:table-cell table:number-columns-repeated="4"/>
        </table:table-row>
        <table:table-row table:style-name="ro1">
          <table:table-cell office:value-type="float" office:value="3136.075" calcext:value-type="float">
            <text:p>3136.07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835306" calcext:value-type="float">
            <text:p>-1.835306</text:p>
          </table:table-cell>
          <table:table-cell office:value-type="float" office:value="0.326734" calcext:value-type="float">
            <text:p>0.326734</text:p>
          </table:table-cell>
          <table:table-cell office:value-type="float" office:value="9.649793" calcext:value-type="float">
            <text:p>9.649793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-0.002073" calcext:value-type="float">
            <text:p>-0.00207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95792" calcext:value-type="float">
            <text:p>-0.695792</text:p>
          </table:table-cell>
          <table:table-cell office:value-type="float" office:value="0.424752" calcext:value-type="float">
            <text:p>0.424752</text:p>
          </table:table-cell>
          <table:table-cell office:value-type="float" office:value="9.794338" calcext:value-type="float">
            <text:p>9.794338</text:p>
          </table:table-cell>
          <table:table-cell table:number-columns-repeated="4"/>
        </table:table-row>
        <table:table-row table:style-name="ro1">
          <table:table-cell office:value-type="float" office:value="3136.085" calcext:value-type="float">
            <text:p>3136.08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726753" calcext:value-type="float">
            <text:p>-1.726753</text:p>
          </table:table-cell>
          <table:table-cell office:value-type="float" office:value="0.312415" calcext:value-type="float">
            <text:p>0.312415</text:p>
          </table:table-cell>
          <table:table-cell office:value-type="float" office:value="9.663622" calcext:value-type="float">
            <text:p>9.663622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0.005237" calcext:value-type="float">
            <text:p>0.0052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89316" calcext:value-type="float">
            <text:p>-0.589316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9.795966" calcext:value-type="float">
            <text:p>9.795966</text:p>
          </table:table-cell>
          <table:table-cell table:number-columns-repeated="4"/>
        </table:table-row>
        <table:table-row table:style-name="ro1">
          <table:table-cell office:value-type="float" office:value="3136.095" calcext:value-type="float">
            <text:p>3136.09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584697" calcext:value-type="float">
            <text:p>-1.584697</text:p>
          </table:table-cell>
          <table:table-cell office:value-type="float" office:value="0.289002" calcext:value-type="float">
            <text:p>0.289002</text:p>
          </table:table-cell>
          <table:table-cell office:value-type="float" office:value="9.681781" calcext:value-type="float">
            <text:p>9.681781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50602" calcext:value-type="float">
            <text:p>-0.450602</text:p>
          </table:table-cell>
          <table:table-cell office:value-type="float" office:value="0.353203" calcext:value-type="float">
            <text:p>0.353203</text:p>
          </table:table-cell>
          <table:table-cell office:value-type="float" office:value="9.798156" calcext:value-type="float">
            <text:p>9.798156</text:p>
          </table:table-cell>
          <table:table-cell table:number-columns-repeated="4"/>
        </table:table-row>
        <table:table-row table:style-name="ro1">
          <table:table-cell office:value-type="float" office:value="3136.105" calcext:value-type="float">
            <text:p>3136.10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417392" calcext:value-type="float">
            <text:p>-1.417392</text:p>
          </table:table-cell>
          <table:table-cell office:value-type="float" office:value="0.245793" calcext:value-type="float">
            <text:p>0.245793</text:p>
          </table:table-cell>
          <table:table-cell office:value-type="float" office:value="9.70352" calcext:value-type="float">
            <text:p>9.70352</text:p>
          </table:table-cell>
          <table:table-cell office:value-type="float" office:value="0.013386" calcext:value-type="float">
            <text:p>0.013386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8931" calcext:value-type="float">
            <text:p>-0.28931</text:p>
          </table:table-cell>
          <table:table-cell office:value-type="float" office:value="0.287577" calcext:value-type="float">
            <text:p>0.287577</text:p>
          </table:table-cell>
          <table:table-cell office:value-type="float" office:value="9.801088" calcext:value-type="float">
            <text:p>9.801088</text:p>
          </table:table-cell>
          <table:table-cell table:number-columns-repeated="4"/>
        </table:table-row>
        <table:table-row table:style-name="ro1">
          <table:table-cell office:value-type="float" office:value="3136.115" calcext:value-type="float">
            <text:p>3136.11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247202" calcext:value-type="float">
            <text:p>-1.247202</text:p>
          </table:table-cell>
          <table:table-cell office:value-type="float" office:value="0.162718" calcext:value-type="float">
            <text:p>0.162718</text:p>
          </table:table-cell>
          <table:table-cell office:value-type="float" office:value="9.726318" calcext:value-type="float">
            <text:p>9.726318</text:p>
          </table:table-cell>
          <table:table-cell office:value-type="float" office:value="0.012206" calcext:value-type="float">
            <text:p>0.012206</text:p>
          </table:table-cell>
          <table:table-cell office:value-type="float" office:value="-0.004838" calcext:value-type="float">
            <text:p>-0.0048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30451" calcext:value-type="float">
            <text:p>-0.130451</text:p>
          </table:table-cell>
          <table:table-cell office:value-type="float" office:value="0.182048" calcext:value-type="float">
            <text:p>0.182048</text:p>
          </table:table-cell>
          <table:table-cell office:value-type="float" office:value="9.804748" calcext:value-type="float">
            <text:p>9.804748</text:p>
          </table:table-cell>
          <table:table-cell table:number-columns-repeated="4"/>
        </table:table-row>
        <table:table-row table:style-name="ro1">
          <table:table-cell office:value-type="float" office:value="3136.125" calcext:value-type="float">
            <text:p>3136.12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17278" calcext:value-type="float">
            <text:p>-1.17278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9.735797" calcext:value-type="float">
            <text:p>9.735797</text:p>
          </table:table-cell>
          <table:table-cell office:value-type="float" office:value="0.009957" calcext:value-type="float">
            <text:p>0.009957</text:p>
          </table:table-cell>
          <table:table-cell office:value-type="float" office:value="-0.017899" calcext:value-type="float">
            <text:p>-0.01789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43797" calcext:value-type="float">
            <text:p>-0.043797</text:p>
          </table:table-cell>
          <table:table-cell office:value-type="float" office:value="0.262222" calcext:value-type="float">
            <text:p>0.262222</text:p>
          </table:table-cell>
          <table:table-cell office:value-type="float" office:value="9.805862" calcext:value-type="float">
            <text:p>9.805862</text:p>
          </table:table-cell>
          <table:table-cell table:number-columns-repeated="4"/>
        </table:table-row>
        <table:table-row table:style-name="ro1">
          <table:table-cell office:value-type="float" office:value="3136.135" calcext:value-type="float">
            <text:p>3136.13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305278" calcext:value-type="float">
            <text:p>-1.305278</text:p>
          </table:table-cell>
          <table:table-cell office:value-type="float" office:value="0.444777" calcext:value-type="float">
            <text:p>0.444777</text:p>
          </table:table-cell>
          <table:table-cell office:value-type="float" office:value="9.709599" calcext:value-type="float">
            <text:p>9.709599</text:p>
          </table:table-cell>
          <table:table-cell office:value-type="float" office:value="0.008606" calcext:value-type="float">
            <text:p>0.008606</text:p>
          </table:table-cell>
          <table:table-cell office:value-type="float" office:value="-0.02415" calcext:value-type="float">
            <text:p>-0.024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51336" calcext:value-type="float">
            <text:p>-0.151336</text:p>
          </table:table-cell>
          <table:table-cell office:value-type="float" office:value="0.469574" calcext:value-type="float">
            <text:p>0.469574</text:p>
          </table:table-cell>
          <table:table-cell office:value-type="float" office:value="9.794615" calcext:value-type="float">
            <text:p>9.794615</text:p>
          </table:table-cell>
          <table:table-cell table:number-columns-repeated="4"/>
        </table:table-row>
        <table:table-row table:style-name="ro1">
          <table:table-cell office:value-type="float" office:value="3136.145" calcext:value-type="float">
            <text:p>3136.14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483761" calcext:value-type="float">
            <text:p>-1.483761</text:p>
          </table:table-cell>
          <table:table-cell office:value-type="float" office:value="0.275414" calcext:value-type="float">
            <text:p>0.275414</text:p>
          </table:table-cell>
          <table:table-cell office:value-type="float" office:value="9.693983" calcext:value-type="float">
            <text:p>9.693983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-0.025225" calcext:value-type="float">
            <text:p>-0.0252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51707" calcext:value-type="float">
            <text:p>-0.351707</text:p>
          </table:table-cell>
          <table:table-cell office:value-type="float" office:value="0.32599" calcext:value-type="float">
            <text:p>0.32599</text:p>
          </table:table-cell>
          <table:table-cell office:value-type="float" office:value="9.799018" calcext:value-type="float">
            <text:p>9.799018</text:p>
          </table:table-cell>
          <table:table-cell table:number-columns-repeated="4"/>
        </table:table-row>
        <table:table-row table:style-name="ro1">
          <table:table-cell office:value-type="float" office:value="3136.155" calcext:value-type="float">
            <text:p>3136.15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616745" calcext:value-type="float">
            <text:p>-1.616745</text:p>
          </table:table-cell>
          <table:table-cell office:value-type="float" office:value="0.310686" calcext:value-type="float">
            <text:p>0.310686</text:p>
          </table:table-cell>
          <table:table-cell office:value-type="float" office:value="9.676985" calcext:value-type="float">
            <text:p>9.676985</text:p>
          </table:table-cell>
          <table:table-cell office:value-type="float" office:value="0.008837" calcext:value-type="float">
            <text:p>0.008837</text:p>
          </table:table-cell>
          <table:table-cell office:value-type="float" office:value="-0.021488" calcext:value-type="float">
            <text:p>-0.0214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79755" calcext:value-type="float">
            <text:p>-0.479755</text:p>
          </table:table-cell>
          <table:table-cell office:value-type="float" office:value="0.379067" calcext:value-type="float">
            <text:p>0.379067</text:p>
          </table:table-cell>
          <table:table-cell office:value-type="float" office:value="9.796968" calcext:value-type="float">
            <text:p>9.796968</text:p>
          </table:table-cell>
          <table:table-cell table:number-columns-repeated="4"/>
        </table:table-row>
        <table:table-row table:style-name="ro1">
          <table:table-cell office:value-type="float" office:value="3136.165" calcext:value-type="float">
            <text:p>3136.165</text:p>
          </table:table-cell>
          <table:table-cell office:value-type="string" calcext:value-type="string">
            <text:p>imu</text:p>
          </table:table-cell>
          <table:table-cell office:value-type="float" office:value="-1.9785" calcext:value-type="float">
            <text:p>-1.9785</text:p>
          </table:table-cell>
          <table:table-cell office:value-type="float" office:value="0.8221" calcext:value-type="float">
            <text:p>0.822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-0.067671" calcext:value-type="float">
            <text:p>-0.067671</text:p>
          </table:table-cell>
          <table:table-cell office:value-type="float" office:value="0.996141" calcext:value-type="float">
            <text:p>0.996141</text:p>
          </table:table-cell>
          <table:table-cell office:value-type="float" office:value="-1.732842" calcext:value-type="float">
            <text:p>-1.732842</text:p>
          </table:table-cell>
          <table:table-cell office:value-type="float" office:value="0.334688" calcext:value-type="float">
            <text:p>0.334688</text:p>
          </table:table-cell>
          <table:table-cell office:value-type="float" office:value="9.662294" calcext:value-type="float">
            <text:p>9.662294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-0.013624" calcext:value-type="float">
            <text:p>-0.0136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92445" calcext:value-type="float">
            <text:p>-0.592445</text:p>
          </table:table-cell>
          <table:table-cell office:value-type="float" office:value="0.418673" calcext:value-type="float">
            <text:p>0.418673</text:p>
          </table:table-cell>
          <table:table-cell office:value-type="float" office:value="9.795326" calcext:value-type="float">
            <text:p>9.795326</text:p>
          </table:table-cell>
          <table:table-cell table:number-columns-repeated="4"/>
        </table:table-row>
        <table:table-row table:style-name="ro1">
          <table:table-cell office:value-type="float" office:value="3136.134" calcext:value-type="float">
            <text:p>3136.134</text:p>
          </table:table-cell>
          <table:table-cell office:value-type="string" calcext:value-type="string">
            <text:p>odom</text:p>
          </table:table-cell>
          <table:table-cell office:value-type="float" office:value="-2.043369" calcext:value-type="float">
            <text:p>-2.043369</text:p>
          </table:table-cell>
          <table:table-cell office:value-type="float" office:value="0.831478" calcext:value-type="float">
            <text:p>0.831478</text:p>
          </table:table-cell>
          <table:table-cell office:value-type="float" office:value="-0.000815" calcext:value-type="float">
            <text:p>-0.000815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table:number-columns-repeated="13"/>
        </table:table-row>
        <table:table-row table:style-name="ro1">
          <table:table-cell office:value-type="float" office:value="3136.175" calcext:value-type="float">
            <text:p>3136.17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825879" calcext:value-type="float">
            <text:p>-1.825879</text:p>
          </table:table-cell>
          <table:table-cell office:value-type="float" office:value="0.353383" calcext:value-type="float">
            <text:p>0.353383</text:p>
          </table:table-cell>
          <table:table-cell office:value-type="float" office:value="9.650529" calcext:value-type="float">
            <text:p>9.650529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-0.00248" calcext:value-type="float">
            <text:p>-0.0024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10102" calcext:value-type="float">
            <text:p>-0.710102</text:p>
          </table:table-cell>
          <table:table-cell office:value-type="float" office:value="0.465523" calcext:value-type="float">
            <text:p>0.465523</text:p>
          </table:table-cell>
          <table:table-cell office:value-type="float" office:value="9.791347" calcext:value-type="float">
            <text:p>9.791347</text:p>
          </table:table-cell>
          <table:table-cell table:number-columns-repeated="4"/>
        </table:table-row>
        <table:table-row table:style-name="ro1">
          <table:table-cell office:value-type="float" office:value="3136.185" calcext:value-type="float">
            <text:p>3136.18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890758" calcext:value-type="float">
            <text:p>-1.890758</text:p>
          </table:table-cell>
          <table:table-cell office:value-type="float" office:value="0.367219" calcext:value-type="float">
            <text:p>0.367219</text:p>
          </table:table-cell>
          <table:table-cell office:value-type="float" office:value="9.642254" calcext:value-type="float">
            <text:p>9.642254</text:p>
          </table:table-cell>
          <table:table-cell office:value-type="float" office:value="0.013912" calcext:value-type="float">
            <text:p>0.01391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7267" calcext:value-type="float">
            <text:p>-0.77267</text:p>
          </table:table-cell>
          <table:table-cell office:value-type="float" office:value="0.48904" calcext:value-type="float">
            <text:p>0.48904</text:p>
          </table:table-cell>
          <table:table-cell office:value-type="float" office:value="9.790133" calcext:value-type="float">
            <text:p>9.790133</text:p>
          </table:table-cell>
          <table:table-cell table:number-columns-repeated="4"/>
        </table:table-row>
        <table:table-row table:style-name="ro1">
          <table:table-cell office:value-type="float" office:value="3136.195" calcext:value-type="float">
            <text:p>3136.19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922633" calcext:value-type="float">
            <text:p>-1.922633</text:p>
          </table:table-cell>
          <table:table-cell office:value-type="float" office:value="0.375765" calcext:value-type="float">
            <text:p>0.375765</text:p>
          </table:table-cell>
          <table:table-cell office:value-type="float" office:value="9.638029" calcext:value-type="float">
            <text:p>9.638029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03163" calcext:value-type="float">
            <text:p>-0.803163</text:p>
          </table:table-cell>
          <table:table-cell office:value-type="float" office:value="0.502324" calcext:value-type="float">
            <text:p>0.502324</text:p>
          </table:table-cell>
          <table:table-cell office:value-type="float" office:value="9.789378" calcext:value-type="float">
            <text:p>9.789378</text:p>
          </table:table-cell>
          <table:table-cell table:number-columns-repeated="4"/>
        </table:table-row>
        <table:table-row table:style-name="ro1">
          <table:table-cell office:value-type="float" office:value="3136.205" calcext:value-type="float">
            <text:p>3136.20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920019" calcext:value-type="float">
            <text:p>-1.920019</text:p>
          </table:table-cell>
          <table:table-cell office:value-type="float" office:value="0.378824" calcext:value-type="float">
            <text:p>0.378824</text:p>
          </table:table-cell>
          <table:table-cell office:value-type="float" office:value="9.638048" calcext:value-type="float">
            <text:p>9.638048</text:p>
          </table:table-cell>
          <table:table-cell office:value-type="float" office:value="0.018845" calcext:value-type="float">
            <text:p>0.018845</text:p>
          </table:table-cell>
          <table:table-cell office:value-type="float" office:value="0.0396" calcext:value-type="float">
            <text:p>0.03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00131" calcext:value-type="float">
            <text:p>-0.800131</text:p>
          </table:table-cell>
          <table:table-cell office:value-type="float" office:value="0.504957" calcext:value-type="float">
            <text:p>0.504957</text:p>
          </table:table-cell>
          <table:table-cell office:value-type="float" office:value="9.789114" calcext:value-type="float">
            <text:p>9.789114</text:p>
          </table:table-cell>
          <table:table-cell table:number-columns-repeated="4"/>
        </table:table-row>
        <table:table-row table:style-name="ro1">
          <table:table-cell office:value-type="float" office:value="3136.215" calcext:value-type="float">
            <text:p>3136.21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876929" calcext:value-type="float">
            <text:p>-1.876929</text:p>
          </table:table-cell>
          <table:table-cell office:value-type="float" office:value="0.375217" calcext:value-type="float">
            <text:p>0.375217</text:p>
          </table:table-cell>
          <table:table-cell office:value-type="float" office:value="9.643133" calcext:value-type="float">
            <text:p>9.643133</text:p>
          </table:table-cell>
          <table:table-cell office:value-type="float" office:value="0.021147" calcext:value-type="float">
            <text:p>0.021147</text:p>
          </table:table-cell>
          <table:table-cell office:value-type="float" office:value="0.052197" calcext:value-type="float">
            <text:p>0.0521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57781" calcext:value-type="float">
            <text:p>-0.757781</text:p>
          </table:table-cell>
          <table:table-cell office:value-type="float" office:value="0.494865" calcext:value-type="float">
            <text:p>0.494865</text:p>
          </table:table-cell>
          <table:table-cell office:value-type="float" office:value="9.789512" calcext:value-type="float">
            <text:p>9.789512</text:p>
          </table:table-cell>
          <table:table-cell table:number-columns-repeated="4"/>
        </table:table-row>
        <table:table-row table:style-name="ro1">
          <table:table-cell office:value-type="float" office:value="3136.225" calcext:value-type="float">
            <text:p>3136.22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796381" calcext:value-type="float">
            <text:p>-1.796381</text:p>
          </table:table-cell>
          <table:table-cell office:value-type="float" office:value="0.364856" calcext:value-type="float">
            <text:p>0.364856</text:p>
          </table:table-cell>
          <table:table-cell office:value-type="float" office:value="9.65303" calcext:value-type="float">
            <text:p>9.65303</text:p>
          </table:table-cell>
          <table:table-cell office:value-type="float" office:value="0.023018" calcext:value-type="float">
            <text:p>0.023018</text:p>
          </table:table-cell>
          <table:table-cell office:value-type="float" office:value="0.061792" calcext:value-type="float">
            <text:p>0.06179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79117" calcext:value-type="float">
            <text:p>-0.679117</text:p>
          </table:table-cell>
          <table:table-cell office:value-type="float" office:value="0.472413" calcext:value-type="float">
            <text:p>0.472413</text:p>
          </table:table-cell>
          <table:table-cell office:value-type="float" office:value="9.790644" calcext:value-type="float">
            <text:p>9.790644</text:p>
          </table:table-cell>
          <table:table-cell table:number-columns-repeated="4"/>
        </table:table-row>
        <table:table-row table:style-name="ro1">
          <table:table-cell office:value-type="float" office:value="3136.235" calcext:value-type="float">
            <text:p>3136.23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679455" calcext:value-type="float">
            <text:p>-1.679455</text:p>
          </table:table-cell>
          <table:table-cell office:value-type="float" office:value="0.348839" calcext:value-type="float">
            <text:p>0.348839</text:p>
          </table:table-cell>
          <table:table-cell office:value-type="float" office:value="9.667686" calcext:value-type="float">
            <text:p>9.667686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0.067097" calcext:value-type="float">
            <text:p>0.0670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65043" calcext:value-type="float">
            <text:p>-0.565043</text:p>
          </table:table-cell>
          <table:table-cell office:value-type="float" office:value="0.438853" calcext:value-type="float">
            <text:p>0.438853</text:p>
          </table:table-cell>
          <table:table-cell office:value-type="float" office:value="9.792576" calcext:value-type="float">
            <text:p>9.792576</text:p>
          </table:table-cell>
          <table:table-cell table:number-columns-repeated="4"/>
        </table:table-row>
        <table:table-row table:style-name="ro1">
          <table:table-cell office:value-type="float" office:value="3136.245" calcext:value-type="float">
            <text:p>3136.24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535977" calcext:value-type="float">
            <text:p>-1.535977</text:p>
          </table:table-cell>
          <table:table-cell office:value-type="float" office:value="0.325571" calcext:value-type="float">
            <text:p>0.325571</text:p>
          </table:table-cell>
          <table:table-cell office:value-type="float" office:value="9.686512" calcext:value-type="float">
            <text:p>9.686512</text:p>
          </table:table-cell>
          <table:table-cell office:value-type="float" office:value="0.024408" calcext:value-type="float">
            <text:p>0.024408</text:p>
          </table:table-cell>
          <table:table-cell office:value-type="float" office:value="0.066338" calcext:value-type="float">
            <text:p>0.0663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25517" calcext:value-type="float">
            <text:p>-0.425517</text:p>
          </table:table-cell>
          <table:table-cell office:value-type="float" office:value="0.394085" calcext:value-type="float">
            <text:p>0.394085</text:p>
          </table:table-cell>
          <table:table-cell office:value-type="float" office:value="9.795783" calcext:value-type="float">
            <text:p>9.795783</text:p>
          </table:table-cell>
          <table:table-cell table:number-columns-repeated="4"/>
        </table:table-row>
        <table:table-row table:style-name="ro1">
          <table:table-cell office:value-type="float" office:value="3136.255" calcext:value-type="float">
            <text:p>3136.25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368134" calcext:value-type="float">
            <text:p>-1.368134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9.708624" calcext:value-type="float">
            <text:p>9.708624</text:p>
          </table:table-cell>
          <table:table-cell office:value-type="float" office:value="0.023672" calcext:value-type="float">
            <text:p>0.023672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66806" calcext:value-type="float">
            <text:p>-0.266806</text:p>
          </table:table-cell>
          <table:table-cell office:value-type="float" office:value="0.312024" calcext:value-type="float">
            <text:p>0.312024</text:p>
          </table:table-cell>
          <table:table-cell office:value-type="float" office:value="9.799624" calcext:value-type="float">
            <text:p>9.799624</text:p>
          </table:table-cell>
          <table:table-cell table:number-columns-repeated="4"/>
        </table:table-row>
        <table:table-row table:style-name="ro1">
          <table:table-cell office:value-type="float" office:value="3136.265" calcext:value-type="float">
            <text:p>3136.26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207382" calcext:value-type="float">
            <text:p>-1.207382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9.784945" calcext:value-type="float">
            <text:p>9.784945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48297" calcext:value-type="float">
            <text:p>0.0482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06703" calcext:value-type="float">
            <text:p>-0.106703</text:p>
          </table:table-cell>
          <table:table-cell office:value-type="float" office:value="0.247028" calcext:value-type="float">
            <text:p>0.247028</text:p>
          </table:table-cell>
          <table:table-cell office:value-type="float" office:value="9.858122" calcext:value-type="float">
            <text:p>9.858122</text:p>
          </table:table-cell>
          <table:table-cell table:number-columns-repeated="4"/>
        </table:table-row>
        <table:table-row table:style-name="ro1">
          <table:table-cell office:value-type="float" office:value="3136.275" calcext:value-type="float">
            <text:p>3136.275</text:p>
          </table:table-cell>
          <table:table-cell office:value-type="string" calcext:value-type="string">
            <text:p>imu</text:p>
          </table:table-cell>
          <table:table-cell office:value-type="float" office:value="-2.0434" calcext:value-type="float">
            <text:p>-2.0434</text:p>
          </table:table-cell>
          <table:table-cell office:value-type="float" office:value="0.8315" calcext:value-type="float">
            <text:p>0.831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-0.075325" calcext:value-type="float">
            <text:p>-0.075325</text:p>
          </table:table-cell>
          <table:table-cell office:value-type="float" office:value="0.995689" calcext:value-type="float">
            <text:p>0.995689</text:p>
          </table:table-cell>
          <table:table-cell office:value-type="float" office:value="-1.248111" calcext:value-type="float">
            <text:p>-1.248111</text:p>
          </table:table-cell>
          <table:table-cell office:value-type="float" office:value="0.352642" calcext:value-type="float">
            <text:p>0.352642</text:p>
          </table:table-cell>
          <table:table-cell office:value-type="float" office:value="9.665583" calcext:value-type="float">
            <text:p>9.665583</text:p>
          </table:table-cell>
          <table:table-cell office:value-type="float" office:value="0.019925" calcext:value-type="float">
            <text:p>0.019925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40759" calcext:value-type="float">
            <text:p>-0.140759</text:p>
          </table:table-cell>
          <table:table-cell office:value-type="float" office:value="0.378135" calcext:value-type="float">
            <text:p>0.378135</text:p>
          </table:table-cell>
          <table:table-cell office:value-type="float" office:value="9.743862" calcext:value-type="float">
            <text:p>9.743862</text:p>
          </table:table-cell>
          <table:table-cell table:number-columns-repeated="4"/>
        </table:table-row>
        <table:table-row table:style-name="ro1">
          <table:table-cell office:value-type="float" office:value="3136.267" calcext:value-type="float">
            <text:p>3136.267</text:p>
          </table:table-cell>
          <table:table-cell office:value-type="string" calcext:value-type="string">
            <text:p>odom</text:p>
          </table:table-cell>
          <table:table-cell office:value-type="float" office:value="-2.118789" calcext:value-type="float">
            <text:p>-2.118789</text:p>
          </table:table-cell>
          <table:table-cell office:value-type="float" office:value="0.843602" calcext:value-type="float">
            <text:p>0.843602</text:p>
          </table:table-cell>
          <table:table-cell office:value-type="float" office:value="-0.000801" calcext:value-type="float">
            <text:p>-0.000801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table:number-columns-repeated="13"/>
        </table:table-row>
        <table:table-row table:style-name="ro1">
          <table:table-cell office:value-type="float" office:value="3136.285" calcext:value-type="float">
            <text:p>3136.28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411401" calcext:value-type="float">
            <text:p>-1.411401</text:p>
          </table:table-cell>
          <table:table-cell office:value-type="float" office:value="0.37943" calcext:value-type="float">
            <text:p>0.37943</text:p>
          </table:table-cell>
          <table:table-cell office:value-type="float" office:value="9.700169" calcext:value-type="float">
            <text:p>9.700169</text:p>
          </table:table-cell>
          <table:table-cell office:value-type="float" office:value="0.019033" calcext:value-type="float">
            <text:p>0.019033</text:p>
          </table:table-cell>
          <table:table-cell office:value-type="float" office:value="0.033253" calcext:value-type="float">
            <text:p>0.0332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50028" calcext:value-type="float">
            <text:p>-0.250028</text:p>
          </table:table-cell>
          <table:table-cell office:value-type="float" office:value="0.426681" calcext:value-type="float">
            <text:p>0.426681</text:p>
          </table:table-cell>
          <table:table-cell office:value-type="float" office:value="9.79718" calcext:value-type="float">
            <text:p>9.79718</text:p>
          </table:table-cell>
          <table:table-cell table:number-columns-repeated="4"/>
        </table:table-row>
        <table:table-row table:style-name="ro1">
          <table:table-cell office:value-type="float" office:value="3136.295" calcext:value-type="float">
            <text:p>3136.29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569693" calcext:value-type="float">
            <text:p>-1.569693</text:p>
          </table:table-cell>
          <table:table-cell office:value-type="float" office:value="0.340986" calcext:value-type="float">
            <text:p>0.340986</text:p>
          </table:table-cell>
          <table:table-cell office:value-type="float" office:value="9.680168" calcext:value-type="float">
            <text:p>9.680168</text:p>
          </table:table-cell>
          <table:table-cell office:value-type="float" office:value="0.019041" calcext:value-type="float">
            <text:p>0.019041</text:p>
          </table:table-cell>
          <table:table-cell office:value-type="float" office:value="0.033586" calcext:value-type="float">
            <text:p>0.0335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13726" calcext:value-type="float">
            <text:p>-0.413726</text:p>
          </table:table-cell>
          <table:table-cell office:value-type="float" office:value="0.415159" calcext:value-type="float">
            <text:p>0.415159</text:p>
          </table:table-cell>
          <table:table-cell office:value-type="float" office:value="9.795016" calcext:value-type="float">
            <text:p>9.795016</text:p>
          </table:table-cell>
          <table:table-cell table:number-columns-repeated="4"/>
        </table:table-row>
        <table:table-row table:style-name="ro1">
          <table:table-cell office:value-type="float" office:value="3136.305" calcext:value-type="float">
            <text:p>3136.30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701803" calcext:value-type="float">
            <text:p>-1.701803</text:p>
          </table:table-cell>
          <table:table-cell office:value-type="float" office:value="0.370239" calcext:value-type="float">
            <text:p>0.370239</text:p>
          </table:table-cell>
          <table:table-cell office:value-type="float" office:value="9.662231" calcext:value-type="float">
            <text:p>9.662231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38408" calcext:value-type="float">
            <text:p>0.0384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540337" calcext:value-type="float">
            <text:p>-0.540337</text:p>
          </table:table-cell>
          <table:table-cell office:value-type="float" office:value="0.466057" calcext:value-type="float">
            <text:p>0.466057</text:p>
          </table:table-cell>
          <table:table-cell office:value-type="float" office:value="9.791973" calcext:value-type="float">
            <text:p>9.791973</text:p>
          </table:table-cell>
          <table:table-cell table:number-columns-repeated="4"/>
        </table:table-row>
        <table:table-row table:style-name="ro1">
          <table:table-cell office:value-type="float" office:value="3136.315" calcext:value-type="float">
            <text:p>3136.31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815325" calcext:value-type="float">
            <text:p>-1.815325</text:p>
          </table:table-cell>
          <table:table-cell office:value-type="float" office:value="0.393494" calcext:value-type="float">
            <text:p>0.393494</text:p>
          </table:table-cell>
          <table:table-cell office:value-type="float" office:value="9.646688" calcext:value-type="float">
            <text:p>9.646688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47029" calcext:value-type="float">
            <text:p>0.04702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649461" calcext:value-type="float">
            <text:p>-0.649461</text:p>
          </table:table-cell>
          <table:table-cell office:value-type="float" office:value="0.507941" calcext:value-type="float">
            <text:p>0.507941</text:p>
          </table:table-cell>
          <table:table-cell office:value-type="float" office:value="9.78923" calcext:value-type="float">
            <text:p>9.78923</text:p>
          </table:table-cell>
          <table:table-cell table:number-columns-repeated="4"/>
        </table:table-row>
        <table:table-row table:style-name="ro1">
          <table:table-cell office:value-type="float" office:value="3136.325" calcext:value-type="float">
            <text:p>3136.32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905003" calcext:value-type="float">
            <text:p>-1.905003</text:p>
          </table:table-cell>
          <table:table-cell office:value-type="float" office:value="0.412585" calcext:value-type="float">
            <text:p>0.412585</text:p>
          </table:table-cell>
          <table:table-cell office:value-type="float" office:value="9.634154" calcext:value-type="float">
            <text:p>9.634154</text:p>
          </table:table-cell>
          <table:table-cell office:value-type="float" office:value="0.023599" calcext:value-type="float">
            <text:p>0.023599</text:p>
          </table:table-cell>
          <table:table-cell office:value-type="float" office:value="0.058581" calcext:value-type="float">
            <text:p>0.05858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35573" calcext:value-type="float">
            <text:p>-0.735573</text:p>
          </table:table-cell>
          <table:table-cell office:value-type="float" office:value="0.541743" calcext:value-type="float">
            <text:p>0.541743</text:p>
          </table:table-cell>
          <table:table-cell office:value-type="float" office:value="9.78681" calcext:value-type="float">
            <text:p>9.78681</text:p>
          </table:table-cell>
          <table:table-cell table:number-columns-repeated="4"/>
        </table:table-row>
        <table:table-row table:style-name="ro1">
          <table:table-cell office:value-type="float" office:value="3136.335" calcext:value-type="float">
            <text:p>3136.33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966256" calcext:value-type="float">
            <text:p>-1.966256</text:p>
          </table:table-cell>
          <table:table-cell office:value-type="float" office:value="0.426939" calcext:value-type="float">
            <text:p>0.426939</text:p>
          </table:table-cell>
          <table:table-cell office:value-type="float" office:value="9.625245" calcext:value-type="float">
            <text:p>9.625245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9421" calcext:value-type="float">
            <text:p>-0.79421</text:p>
          </table:table-cell>
          <table:table-cell office:value-type="float" office:value="0.566134" calcext:value-type="float">
            <text:p>0.566134</text:p>
          </table:table-cell>
          <table:table-cell office:value-type="float" office:value="9.78481" calcext:value-type="float">
            <text:p>9.78481</text:p>
          </table:table-cell>
          <table:table-cell table:number-columns-repeated="4"/>
        </table:table-row>
        <table:table-row table:style-name="ro1">
          <table:table-cell office:value-type="float" office:value="3136.345" calcext:value-type="float">
            <text:p>3136.34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995103" calcext:value-type="float">
            <text:p>-1.995103</text:p>
          </table:table-cell>
          <table:table-cell office:value-type="float" office:value="0.435753" calcext:value-type="float">
            <text:p>0.435753</text:p>
          </table:table-cell>
          <table:table-cell office:value-type="float" office:value="9.620541" calcext:value-type="float">
            <text:p>9.620541</text:p>
          </table:table-cell>
          <table:table-cell office:value-type="float" office:value="0.028978" calcext:value-type="float">
            <text:p>0.028978</text:p>
          </table:table-cell>
          <table:table-cell office:value-type="float" office:value="0.086197" calcext:value-type="float">
            <text:p>0.0861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21543" calcext:value-type="float">
            <text:p>-0.821543</text:p>
          </table:table-cell>
          <table:table-cell office:value-type="float" office:value="0.579655" calcext:value-type="float">
            <text:p>0.579655</text:p>
          </table:table-cell>
          <table:table-cell office:value-type="float" office:value="9.783363" calcext:value-type="float">
            <text:p>9.783363</text:p>
          </table:table-cell>
          <table:table-cell table:number-columns-repeated="4"/>
        </table:table-row>
        <table:table-row table:style-name="ro1">
          <table:table-cell office:value-type="float" office:value="3136.355" calcext:value-type="float">
            <text:p>3136.35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988509" calcext:value-type="float">
            <text:p>-1.988509</text:p>
          </table:table-cell>
          <table:table-cell office:value-type="float" office:value="0.438368" calcext:value-type="float">
            <text:p>0.438368</text:p>
          </table:table-cell>
          <table:table-cell office:value-type="float" office:value="9.620553" calcext:value-type="float">
            <text:p>9.620553</text:p>
          </table:table-cell>
          <table:table-cell office:value-type="float" office:value="0.031762" calcext:value-type="float">
            <text:p>0.031762</text:p>
          </table:table-cell>
          <table:table-cell office:value-type="float" office:value="0.099798" calcext:value-type="float">
            <text:p>0.09979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814646" calcext:value-type="float">
            <text:p>-0.814646</text:p>
          </table:table-cell>
          <table:table-cell office:value-type="float" office:value="0.58115" calcext:value-type="float">
            <text:p>0.58115</text:p>
          </table:table-cell>
          <table:table-cell office:value-type="float" office:value="9.782637" calcext:value-type="float">
            <text:p>9.782637</text:p>
          </table:table-cell>
          <table:table-cell table:number-columns-repeated="4"/>
        </table:table-row>
        <table:table-row table:style-name="ro1">
          <table:table-cell office:value-type="float" office:value="3136.365" calcext:value-type="float">
            <text:p>3136.365</text:p>
          </table:table-cell>
          <table:table-cell office:value-type="string" calcext:value-type="string">
            <text:p>imu</text:p>
          </table:table-cell>
          <table:table-cell office:value-type="float" office:value="-2.1188" calcext:value-type="float">
            <text:p>-2.11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55841" calcext:value-type="float">
            <text:p>0.055841</text:p>
          </table:table-cell>
          <table:table-cell office:value-type="float" office:value="-0.082869" calcext:value-type="float">
            <text:p>-0.082869</text:p>
          </table:table-cell>
          <table:table-cell office:value-type="float" office:value="0.994984" calcext:value-type="float">
            <text:p>0.994984</text:p>
          </table:table-cell>
          <table:table-cell office:value-type="float" office:value="-1.877416" calcext:value-type="float">
            <text:p>-1.877416</text:p>
          </table:table-cell>
          <table:table-cell office:value-type="float" office:value="0.429198" calcext:value-type="float">
            <text:p>0.429198</text:p>
          </table:table-cell>
          <table:table-cell office:value-type="float" office:value="9.639091" calcext:value-type="float">
            <text:p>9.639091</text:p>
          </table:table-cell>
          <table:table-cell office:value-type="float" office:value="0.032257" calcext:value-type="float">
            <text:p>0.032257</text:p>
          </table:table-cell>
          <table:table-cell office:value-type="float" office:value="0.108924" calcext:value-type="float">
            <text:p>0.1089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705243" calcext:value-type="float">
            <text:p>-0.705243</text:p>
          </table:table-cell>
          <table:table-cell office:value-type="float" office:value="0.553501" calcext:value-type="float">
            <text:p>0.553501</text:p>
          </table:table-cell>
          <table:table-cell office:value-type="float" office:value="9.788629" calcext:value-type="float">
            <text:p>9.788629</text:p>
          </table:table-cell>
          <table:table-cell table:number-columns-repeated="4"/>
        </table:table-row>
        <table:table-row table:style-name="ro1">
          <table:table-cell office:value-type="float" office:value="3136.367" calcext:value-type="float">
            <text:p>3136.367</text:p>
          </table:table-cell>
          <table:table-cell office:value-type="string" calcext:value-type="string">
            <text:p>odom</text:p>
          </table:table-cell>
          <table:table-cell office:value-type="float" office:value="-2.18226" calcext:value-type="float">
            <text:p>-2.18226</text:p>
          </table:table-cell>
          <table:table-cell office:value-type="float" office:value="0.854678" calcext:value-type="float">
            <text:p>0.854678</text:p>
          </table:table-cell>
          <table:table-cell office:value-type="float" office:value="-0.000778" calcext:value-type="float">
            <text:p>-0.00077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table:number-columns-repeated="13"/>
        </table:table-row>
        <table:table-row table:style-name="ro1">
          <table:table-cell office:value-type="float" office:value="3136.375" calcext:value-type="float">
            <text:p>3136.37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653327" calcext:value-type="float">
            <text:p>-1.653327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9.661888" calcext:value-type="float">
            <text:p>9.661888</text:p>
          </table:table-cell>
          <table:table-cell office:value-type="float" office:value="0.028575" calcext:value-type="float">
            <text:p>0.028575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42427" calcext:value-type="float">
            <text:p>-0.42427</text:p>
          </table:table-cell>
          <table:table-cell office:value-type="float" office:value="0.462605" calcext:value-type="float">
            <text:p>0.462605</text:p>
          </table:table-cell>
          <table:table-cell office:value-type="float" office:value="9.789599" calcext:value-type="float">
            <text:p>9.789599</text:p>
          </table:table-cell>
          <table:table-cell table:number-columns-repeated="4"/>
        </table:table-row>
        <table:table-row table:style-name="ro1">
          <table:table-cell office:value-type="float" office:value="3136.385" calcext:value-type="float">
            <text:p>3136.38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593573" calcext:value-type="float">
            <text:p>-1.593573</text:p>
          </table:table-cell>
          <table:table-cell office:value-type="float" office:value="0.350003" calcext:value-type="float">
            <text:p>0.350003</text:p>
          </table:table-cell>
          <table:table-cell office:value-type="float" office:value="9.679774" calcext:value-type="float">
            <text:p>9.679774</text:p>
          </table:table-cell>
          <table:table-cell office:value-type="float" office:value="0.025169" calcext:value-type="float">
            <text:p>0.025169</text:p>
          </table:table-cell>
          <table:table-cell office:value-type="float" office:value="0.107263" calcext:value-type="float">
            <text:p>0.10726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369151" calcext:value-type="float">
            <text:p>-0.369151</text:p>
          </table:table-cell>
          <table:table-cell office:value-type="float" office:value="0.421854" calcext:value-type="float">
            <text:p>0.421854</text:p>
          </table:table-cell>
          <table:table-cell office:value-type="float" office:value="9.800295" calcext:value-type="float">
            <text:p>9.800295</text:p>
          </table:table-cell>
          <table:table-cell table:number-columns-repeated="4"/>
        </table:table-row>
        <table:table-row table:style-name="ro1">
          <table:table-cell office:value-type="float" office:value="3136.395" calcext:value-type="float">
            <text:p>3136.39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490006" calcext:value-type="float">
            <text:p>-1.49000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9.686342" calcext:value-type="float">
            <text:p>9.686342</text:p>
          </table:table-cell>
          <table:table-cell office:value-type="float" office:value="0.021635" calcext:value-type="float">
            <text:p>0.021635</text:p>
          </table:table-cell>
          <table:table-cell office:value-type="float" office:value="0.100546" calcext:value-type="float">
            <text:p>0.10054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74554" calcext:value-type="float">
            <text:p>-0.274554</text:p>
          </table:table-cell>
          <table:table-cell office:value-type="float" office:value="0.362359" calcext:value-type="float">
            <text:p>0.362359</text:p>
          </table:table-cell>
          <table:table-cell office:value-type="float" office:value="9.794571" calcext:value-type="float">
            <text:p>9.794571</text:p>
          </table:table-cell>
          <table:table-cell table:number-columns-repeated="4"/>
        </table:table-row>
        <table:table-row table:style-name="ro1">
          <table:table-cell office:value-type="float" office:value="3136.405" calcext:value-type="float">
            <text:p>3136.40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7938" calcext:value-type="float">
            <text:p>-1.37938</text:p>
          </table:table-cell>
          <table:table-cell office:value-type="float" office:value="0.270487" calcext:value-type="float">
            <text:p>0.270487</text:p>
          </table:table-cell>
          <table:table-cell office:value-type="float" office:value="9.706381" calcext:value-type="float">
            <text:p>9.706381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90404" calcext:value-type="float">
            <text:p>0.09040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70749" calcext:value-type="float">
            <text:p>-0.170749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9.801389" calcext:value-type="float">
            <text:p>9.801389</text:p>
          </table:table-cell>
          <table:table-cell table:number-columns-repeated="4"/>
        </table:table-row>
        <table:table-row table:style-name="ro1">
          <table:table-cell office:value-type="float" office:value="3136.415" calcext:value-type="float">
            <text:p>3136.41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265479" calcext:value-type="float">
            <text:p>-1.265479</text:p>
          </table:table-cell>
          <table:table-cell office:value-type="float" office:value="0.246708" calcext:value-type="float">
            <text:p>0.246708</text:p>
          </table:table-cell>
          <table:table-cell office:value-type="float" office:value="9.730953" calcext:value-type="float">
            <text:p>9.730953</text:p>
          </table:table-cell>
          <table:table-cell office:value-type="float" office:value="0.016324" calcext:value-type="float">
            <text:p>0.016324</text:p>
          </table:table-cell>
          <table:table-cell office:value-type="float" office:value="0.076052" calcext:value-type="float">
            <text:p>0.0760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60765" calcext:value-type="float">
            <text:p>-0.060765</text:p>
          </table:table-cell>
          <table:table-cell office:value-type="float" office:value="0.261576" calcext:value-type="float">
            <text:p>0.261576</text:p>
          </table:table-cell>
          <table:table-cell office:value-type="float" office:value="9.812321" calcext:value-type="float">
            <text:p>9.812321</text:p>
          </table:table-cell>
          <table:table-cell table:number-columns-repeated="4"/>
        </table:table-row>
        <table:table-row table:style-name="ro1">
          <table:table-cell office:value-type="float" office:value="3136.425" calcext:value-type="float">
            <text:p>3136.42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41453" calcext:value-type="float">
            <text:p>-1.341453</text:p>
          </table:table-cell>
          <table:table-cell office:value-type="float" office:value="0.265754" calcext:value-type="float">
            <text:p>0.265754</text:p>
          </table:table-cell>
          <table:table-cell office:value-type="float" office:value="9.706025" calcext:value-type="float">
            <text:p>9.706025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0.064202" calcext:value-type="float">
            <text:p>0.0642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34558" calcext:value-type="float">
            <text:p>-0.134558</text:p>
          </table:table-cell>
          <table:table-cell office:value-type="float" office:value="0.294167" calcext:value-type="float">
            <text:p>0.294167</text:p>
          </table:table-cell>
          <table:table-cell office:value-type="float" office:value="9.79655" calcext:value-type="float">
            <text:p>9.79655</text:p>
          </table:table-cell>
          <table:table-cell table:number-columns-repeated="4"/>
        </table:table-row>
        <table:table-row table:style-name="ro1">
          <table:table-cell office:value-type="float" office:value="3136.435" calcext:value-type="float">
            <text:p>3136.43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446947" calcext:value-type="float">
            <text:p>-1.446947</text:p>
          </table:table-cell>
          <table:table-cell office:value-type="float" office:value="0.275599" calcext:value-type="float">
            <text:p>0.275599</text:p>
          </table:table-cell>
          <table:table-cell office:value-type="float" office:value="9.680612" calcext:value-type="float">
            <text:p>9.680612</text:p>
          </table:table-cell>
          <table:table-cell office:value-type="float" office:value="0.009772" calcext:value-type="float">
            <text:p>0.009772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238885" calcext:value-type="float">
            <text:p>-0.238885</text:p>
          </table:table-cell>
          <table:table-cell office:value-type="float" office:value="0.322888" calcext:value-type="float">
            <text:p>0.322888</text:p>
          </table:table-cell>
          <table:table-cell office:value-type="float" office:value="9.78379" calcext:value-type="float">
            <text:p>9.78379</text:p>
          </table:table-cell>
          <table:table-cell table:number-columns-repeated="4"/>
        </table:table-row>
        <table:table-row table:style-name="ro1">
          <table:table-cell office:value-type="float" office:value="3136.445" calcext:value-type="float">
            <text:p>3136.44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281476" calcext:value-type="float">
            <text:p>-1.281476</text:p>
          </table:table-cell>
          <table:table-cell office:value-type="float" office:value="0.233735" calcext:value-type="float">
            <text:p>0.233735</text:p>
          </table:table-cell>
          <table:table-cell office:value-type="float" office:value="9.734907" calcext:value-type="float">
            <text:p>9.734907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0.040655" calcext:value-type="float">
            <text:p>0.04065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78232" calcext:value-type="float">
            <text:p>-0.078232</text:p>
          </table:table-cell>
          <table:table-cell office:value-type="float" office:value="0.25153" calcext:value-type="float">
            <text:p>0.25153</text:p>
          </table:table-cell>
          <table:table-cell office:value-type="float" office:value="9.818139" calcext:value-type="float">
            <text:p>9.818139</text:p>
          </table:table-cell>
          <table:table-cell table:number-columns-repeated="4"/>
        </table:table-row>
        <table:table-row table:style-name="ro1">
          <table:table-cell office:value-type="float" office:value="3136.455" calcext:value-type="float">
            <text:p>3136.45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7489" calcext:value-type="float">
            <text:p>-1.317489</text:p>
          </table:table-cell>
          <table:table-cell office:value-type="float" office:value="0.244651" calcext:value-type="float">
            <text:p>0.244651</text:p>
          </table:table-cell>
          <table:table-cell office:value-type="float" office:value="9.71943" calcext:value-type="float">
            <text:p>9.71943</text:p>
          </table:table-cell>
          <table:table-cell office:value-type="float" office:value="0.005083" calcext:value-type="float">
            <text:p>0.005083</text:p>
          </table:table-cell>
          <table:table-cell office:value-type="float" office:value="0.027357" calcext:value-type="float">
            <text:p>0.0273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3303" calcext:value-type="float">
            <text:p>-0.113303</text:p>
          </table:table-cell>
          <table:table-cell office:value-type="float" office:value="0.268913" calcext:value-type="float">
            <text:p>0.268913</text:p>
          </table:table-cell>
          <table:table-cell office:value-type="float" office:value="9.807028" calcext:value-type="float">
            <text:p>9.807028</text:p>
          </table:table-cell>
          <table:table-cell table:number-columns-repeated="4"/>
        </table:table-row>
        <table:table-row table:style-name="ro1">
          <table:table-cell office:value-type="float" office:value="3136.465" calcext:value-type="float">
            <text:p>3136.46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9631" calcext:value-type="float">
            <text:p>-1.319631</text:p>
          </table:table-cell>
          <table:table-cell office:value-type="float" office:value="0.245415" calcext:value-type="float">
            <text:p>0.245415</text:p>
          </table:table-cell>
          <table:table-cell office:value-type="float" office:value="9.715214" calcext:value-type="float">
            <text:p>9.71521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15415" calcext:value-type="float">
            <text:p>0.0154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5753" calcext:value-type="float">
            <text:p>-0.115753</text:p>
          </table:table-cell>
          <table:table-cell office:value-type="float" office:value="0.270129" calcext:value-type="float">
            <text:p>0.270129</text:p>
          </table:table-cell>
          <table:table-cell office:value-type="float" office:value="9.803095" calcext:value-type="float">
            <text:p>9.803095</text:p>
          </table:table-cell>
          <table:table-cell table:number-columns-repeated="4"/>
        </table:table-row>
        <table:table-row table:style-name="ro1">
          <table:table-cell office:value-type="float" office:value="3136.475" calcext:value-type="float">
            <text:p>3136.47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21048" calcext:value-type="float">
            <text:p>-1.321048</text:p>
          </table:table-cell>
          <table:table-cell office:value-type="float" office:value="0.245638" calcext:value-type="float">
            <text:p>0.245638</text:p>
          </table:table-cell>
          <table:table-cell office:value-type="float" office:value="9.714918" calcext:value-type="float">
            <text:p>9.71491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7132" calcext:value-type="float">
            <text:p>-0.117132</text:p>
          </table:table-cell>
          <table:table-cell office:value-type="float" office:value="0.270603" calcext:value-type="float">
            <text:p>0.270603</text:p>
          </table:table-cell>
          <table:table-cell office:value-type="float" office:value="9.802969" calcext:value-type="float">
            <text:p>9.802969</text:p>
          </table:table-cell>
          <table:table-cell table:number-columns-repeated="4"/>
        </table:table-row>
        <table:table-row table:style-name="ro1">
          <table:table-cell office:value-type="float" office:value="3136.485" calcext:value-type="float">
            <text:p>3136.48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6398" calcext:value-type="float">
            <text:p>-1.316398</text:p>
          </table:table-cell>
          <table:table-cell office:value-type="float" office:value="0.244636" calcext:value-type="float">
            <text:p>0.244636</text:p>
          </table:table-cell>
          <table:table-cell office:value-type="float" office:value="9.715566" calcext:value-type="float">
            <text:p>9.715566</text:p>
          </table:table-cell>
          <table:table-cell office:value-type="float" office:value="-0.002341" calcext:value-type="float">
            <text:p>-0.002341</text:p>
          </table:table-cell>
          <table:table-cell office:value-type="float" office:value="-0.012543" calcext:value-type="float">
            <text:p>-0.0125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2689" calcext:value-type="float">
            <text:p>-0.112689</text:p>
          </table:table-cell>
          <table:table-cell office:value-type="float" office:value="0.268787" calcext:value-type="float">
            <text:p>0.268787</text:p>
          </table:table-cell>
          <table:table-cell office:value-type="float" office:value="9.803062" calcext:value-type="float">
            <text:p>9.803062</text:p>
          </table:table-cell>
          <table:table-cell table:number-columns-repeated="4"/>
        </table:table-row>
        <table:table-row table:style-name="ro1">
          <table:table-cell office:value-type="float" office:value="3136.495" calcext:value-type="float">
            <text:p>3136.49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4125" calcext:value-type="float">
            <text:p>-1.314125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9.716263" calcext:value-type="float">
            <text:p>9.716263</text:p>
          </table:table-cell>
          <table:table-cell office:value-type="float" office:value="-0.004827" calcext:value-type="float">
            <text:p>-0.004827</text:p>
          </table:table-cell>
          <table:table-cell office:value-type="float" office:value="-0.025943" calcext:value-type="float">
            <text:p>-0.0259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0455" calcext:value-type="float">
            <text:p>-0.110455</text:p>
          </table:table-cell>
          <table:table-cell office:value-type="float" office:value="0.267993" calcext:value-type="float">
            <text:p>0.267993</text:p>
          </table:table-cell>
          <table:table-cell office:value-type="float" office:value="9.803485" calcext:value-type="float">
            <text:p>9.803485</text:p>
          </table:table-cell>
          <table:table-cell table:number-columns-repeated="4"/>
        </table:table-row>
        <table:table-row table:style-name="ro1">
          <table:table-cell office:value-type="float" office:value="3136.505" calcext:value-type="float">
            <text:p>3136.50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4404" calcext:value-type="float">
            <text:p>-1.314404</text:p>
          </table:table-cell>
          <table:table-cell office:value-type="float" office:value="0.2443" calcext:value-type="float">
            <text:p>0.2443</text:p>
          </table:table-cell>
          <table:table-cell office:value-type="float" office:value="9.715669" calcext:value-type="float">
            <text:p>9.715669</text:p>
          </table:table-cell>
          <table:table-cell office:value-type="float" office:value="-0.007284" calcext:value-type="float">
            <text:p>-0.007284</text:p>
          </table:table-cell>
          <table:table-cell office:value-type="float" office:value="-0.039203" calcext:value-type="float">
            <text:p>-0.0392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10787" calcext:value-type="float">
            <text:p>-0.110787</text:p>
          </table:table-cell>
          <table:table-cell office:value-type="float" office:value="0.268105" calcext:value-type="float">
            <text:p>0.268105</text:p>
          </table:table-cell>
          <table:table-cell office:value-type="float" office:value="9.802929" calcext:value-type="float">
            <text:p>9.802929</text:p>
          </table:table-cell>
          <table:table-cell table:number-columns-repeated="4"/>
        </table:table-row>
        <table:table-row table:style-name="ro1">
          <table:table-cell office:value-type="float" office:value="3136.515" calcext:value-type="float">
            <text:p>3136.515</text:p>
          </table:table-cell>
          <table:table-cell office:value-type="string" calcext:value-type="string">
            <text:p>imu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-0.088498" calcext:value-type="float">
            <text:p>-0.088498</text:p>
          </table:table-cell>
          <table:table-cell office:value-type="float" office:value="0.994314" calcext:value-type="float">
            <text:p>0.994314</text:p>
          </table:table-cell>
          <table:table-cell office:value-type="float" office:value="-1.310592" calcext:value-type="float">
            <text:p>-1.310592</text:p>
          </table:table-cell>
          <table:table-cell office:value-type="float" office:value="0.243634" calcext:value-type="float">
            <text:p>0.243634</text:p>
          </table:table-cell>
          <table:table-cell office:value-type="float" office:value="9.715686" calcext:value-type="float">
            <text:p>9.715686</text:p>
          </table:table-cell>
          <table:table-cell office:value-type="float" office:value="-0.009507" calcext:value-type="float">
            <text:p>-0.009507</text:p>
          </table:table-cell>
          <table:table-cell office:value-type="float" office:value="-0.051095" calcext:value-type="float">
            <text:p>-0.0510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107178" calcext:value-type="float">
            <text:p>-0.107178</text:p>
          </table:table-cell>
          <table:table-cell office:value-type="float" office:value="0.266781" calcext:value-type="float">
            <text:p>0.266781</text:p>
          </table:table-cell>
          <table:table-cell office:value-type="float" office:value="9.802495" calcext:value-type="float">
            <text:p>9.802495</text:p>
          </table:table-cell>
          <table:table-cell table:number-columns-repeated="4"/>
        </table:table-row>
        <table:table-row table:style-name="ro1">
          <table:table-cell office:value-type="float" office:value="3136.5" calcext:value-type="float">
            <text:p>3136.5</text:p>
          </table:table-cell>
          <table:table-cell office:value-type="string" calcext:value-type="string">
            <text:p>odom</text:p>
          </table:table-cell>
          <table:table-cell office:value-type="float" office:value="-2.273719" calcext:value-type="float">
            <text:p>-2.273719</text:p>
          </table:table-cell>
          <table:table-cell office:value-type="float" office:value="0.871252" calcext:value-type="float">
            <text:p>0.871252</text:p>
          </table:table-cell>
          <table:table-cell office:value-type="float" office:value="-0.000751" calcext:value-type="float">
            <text:p>-0.000751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table:number-columns-repeated="13"/>
        </table:table-row>
        <table:table-row table:style-name="ro1">
          <table:table-cell office:value-type="float" office:value="3136.525" calcext:value-type="float">
            <text:p>3136.52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302679" calcext:value-type="float">
            <text:p>-1.302679</text:p>
          </table:table-cell>
          <table:table-cell office:value-type="float" office:value="0.242026" calcext:value-type="float">
            <text:p>0.242026</text:p>
          </table:table-cell>
          <table:table-cell office:value-type="float" office:value="9.716357" calcext:value-type="float">
            <text:p>9.716357</text:p>
          </table:table-cell>
          <table:table-cell office:value-type="float" office:value="-0.012223" calcext:value-type="float">
            <text:p>-0.012223</text:p>
          </table:table-cell>
          <table:table-cell office:value-type="float" office:value="-0.065685" calcext:value-type="float">
            <text:p>-0.0656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34278" calcext:value-type="float">
            <text:p>-0.034278</text:p>
          </table:table-cell>
          <table:table-cell office:value-type="float" office:value="0.252198" calcext:value-type="float">
            <text:p>0.252198</text:p>
          </table:table-cell>
          <table:table-cell office:value-type="float" office:value="9.802977" calcext:value-type="float">
            <text:p>9.802977</text:p>
          </table:table-cell>
          <table:table-cell table:number-columns-repeated="4"/>
        </table:table-row>
        <table:table-row table:style-name="ro1">
          <table:table-cell office:value-type="float" office:value="3136.535" calcext:value-type="float">
            <text:p>3136.53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87628" calcext:value-type="float">
            <text:p>-1.287628</text:p>
          </table:table-cell>
          <table:table-cell office:value-type="float" office:value="0.239133" calcext:value-type="float">
            <text:p>0.239133</text:p>
          </table:table-cell>
          <table:table-cell office:value-type="float" office:value="9.719311" calcext:value-type="float">
            <text:p>9.719311</text:p>
          </table:table-cell>
          <table:table-cell office:value-type="float" office:value="-0.014738" calcext:value-type="float">
            <text:p>-0.014738</text:p>
          </table:table-cell>
          <table:table-cell office:value-type="float" office:value="-0.079203" calcext:value-type="float">
            <text:p>-0.0792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19738" calcext:value-type="float">
            <text:p>-0.019738</text:p>
          </table:table-cell>
          <table:table-cell office:value-type="float" office:value="0.246621" calcext:value-type="float">
            <text:p>0.246621</text:p>
          </table:table-cell>
          <table:table-cell office:value-type="float" office:value="9.804028" calcext:value-type="float">
            <text:p>9.804028</text:p>
          </table:table-cell>
          <table:table-cell table:number-columns-repeated="4"/>
        </table:table-row>
        <table:table-row table:style-name="ro1">
          <table:table-cell office:value-type="float" office:value="3136.545" calcext:value-type="float">
            <text:p>3136.54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69683" calcext:value-type="float">
            <text:p>-1.269683</text:p>
          </table:table-cell>
          <table:table-cell office:value-type="float" office:value="0.235454" calcext:value-type="float">
            <text:p>0.235454</text:p>
          </table:table-cell>
          <table:table-cell office:value-type="float" office:value="9.72356" calcext:value-type="float">
            <text:p>9.72356</text:p>
          </table:table-cell>
          <table:table-cell office:value-type="float" office:value="-0.017278" calcext:value-type="float">
            <text:p>-0.017278</text:p>
          </table:table-cell>
          <table:table-cell office:value-type="float" office:value="-0.093039" calcext:value-type="float">
            <text:p>-0.09303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353" calcext:value-type="float">
            <text:p>-0.002353</text:p>
          </table:table-cell>
          <table:table-cell office:value-type="float" office:value="0.239732" calcext:value-type="float">
            <text:p>0.239732</text:p>
          </table:table-cell>
          <table:table-cell office:value-type="float" office:value="9.806002" calcext:value-type="float">
            <text:p>9.806002</text:p>
          </table:table-cell>
          <table:table-cell table:number-columns-repeated="4"/>
        </table:table-row>
        <table:table-row table:style-name="ro1">
          <table:table-cell office:value-type="float" office:value="3136.555" calcext:value-type="float">
            <text:p>3136.55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53874" calcext:value-type="float">
            <text:p>-1.253874</text:p>
          </table:table-cell>
          <table:table-cell office:value-type="float" office:value="0.229204" calcext:value-type="float">
            <text:p>0.229204</text:p>
          </table:table-cell>
          <table:table-cell office:value-type="float" office:value="9.725386" calcext:value-type="float">
            <text:p>9.725386</text:p>
          </table:table-cell>
          <table:table-cell office:value-type="float" office:value="-0.019858" calcext:value-type="float">
            <text:p>-0.019858</text:p>
          </table:table-cell>
          <table:table-cell office:value-type="float" office:value="-0.107069" calcext:value-type="float">
            <text:p>-0.1070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2191" calcext:value-type="float">
            <text:p>0.012191</text:p>
          </table:table-cell>
          <table:table-cell office:value-type="float" office:value="0.230743" calcext:value-type="float">
            <text:p>0.230743</text:p>
          </table:table-cell>
          <table:table-cell office:value-type="float" office:value="9.805839" calcext:value-type="float">
            <text:p>9.805839</text:p>
          </table:table-cell>
          <table:table-cell table:number-columns-repeated="4"/>
        </table:table-row>
        <table:table-row table:style-name="ro1">
          <table:table-cell office:value-type="float" office:value="3136.565" calcext:value-type="float">
            <text:p>3136.56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23537" calcext:value-type="float">
            <text:p>-1.223537</text:p>
          </table:table-cell>
          <table:table-cell office:value-type="float" office:value="0.233485" calcext:value-type="float">
            <text:p>0.233485</text:p>
          </table:table-cell>
          <table:table-cell office:value-type="float" office:value="9.730825" calcext:value-type="float">
            <text:p>9.730825</text:p>
          </table:table-cell>
          <table:table-cell office:value-type="float" office:value="-0.022651" calcext:value-type="float">
            <text:p>-0.022651</text:p>
          </table:table-cell>
          <table:table-cell office:value-type="float" office:value="-0.121655" calcext:value-type="float">
            <text:p>-0.12165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229466" calcext:value-type="float">
            <text:p>0.229466</text:p>
          </table:table-cell>
          <table:table-cell office:value-type="float" office:value="9.807445" calcext:value-type="float">
            <text:p>9.807445</text:p>
          </table:table-cell>
          <table:table-cell table:number-columns-repeated="4"/>
        </table:table-row>
        <table:table-row table:style-name="ro1">
          <table:table-cell office:value-type="float" office:value="3136.575" calcext:value-type="float">
            <text:p>3136.57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62181" calcext:value-type="float">
            <text:p>-1.262181</text:p>
          </table:table-cell>
          <table:table-cell office:value-type="float" office:value="0.232394" calcext:value-type="float">
            <text:p>0.232394</text:p>
          </table:table-cell>
          <table:table-cell office:value-type="float" office:value="9.716235" calcext:value-type="float">
            <text:p>9.716235</text:p>
          </table:table-cell>
          <table:table-cell office:value-type="float" office:value="-0.024918" calcext:value-type="float">
            <text:p>-0.024918</text:p>
          </table:table-cell>
          <table:table-cell office:value-type="float" office:value="-0.134422" calcext:value-type="float">
            <text:p>-0.1344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235556" calcext:value-type="float">
            <text:p>0.235556</text:p>
          </table:table-cell>
          <table:table-cell office:value-type="float" office:value="9.797797" calcext:value-type="float">
            <text:p>9.797797</text:p>
          </table:table-cell>
          <table:table-cell table:number-columns-repeated="4"/>
        </table:table-row>
        <table:table-row table:style-name="ro1">
          <table:table-cell office:value-type="float" office:value="3136.585" calcext:value-type="float">
            <text:p>3136.58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28078" calcext:value-type="float">
            <text:p>-1.228078</text:p>
          </table:table-cell>
          <table:table-cell office:value-type="float" office:value="0.227246" calcext:value-type="float">
            <text:p>0.227246</text:p>
          </table:table-cell>
          <table:table-cell office:value-type="float" office:value="9.74011" calcext:value-type="float">
            <text:p>9.74011</text:p>
          </table:table-cell>
          <table:table-cell office:value-type="float" office:value="-0.027517" calcext:value-type="float">
            <text:p>-0.027517</text:p>
          </table:table-cell>
          <table:table-cell office:value-type="float" office:value="-0.14791" calcext:value-type="float">
            <text:p>-0.147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8835" calcext:value-type="float">
            <text:p>0.038835</text:p>
          </table:table-cell>
          <table:table-cell office:value-type="float" office:value="0.223924" calcext:value-type="float">
            <text:p>0.223924</text:p>
          </table:table-cell>
          <table:table-cell office:value-type="float" office:value="9.817225" calcext:value-type="float">
            <text:p>9.817225</text:p>
          </table:table-cell>
          <table:table-cell table:number-columns-repeated="4"/>
        </table:table-row>
        <table:table-row table:style-name="ro1">
          <table:table-cell office:value-type="float" office:value="3136.595" calcext:value-type="float">
            <text:p>3136.59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22944" calcext:value-type="float">
            <text:p>-1.222944</text:p>
          </table:table-cell>
          <table:table-cell office:value-type="float" office:value="0.226664" calcext:value-type="float">
            <text:p>0.226664</text:p>
          </table:table-cell>
          <table:table-cell office:value-type="float" office:value="9.724165" calcext:value-type="float">
            <text:p>9.724165</text:p>
          </table:table-cell>
          <table:table-cell office:value-type="float" office:value="-0.029873" calcext:value-type="float">
            <text:p>-0.029873</text:p>
          </table:table-cell>
          <table:table-cell office:value-type="float" office:value="-0.160912" calcext:value-type="float">
            <text:p>-0.1609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41783" calcext:value-type="float">
            <text:p>0.041783</text:p>
          </table:table-cell>
          <table:table-cell office:value-type="float" office:value="0.222797" calcext:value-type="float">
            <text:p>0.222797</text:p>
          </table:table-cell>
          <table:table-cell office:value-type="float" office:value="9.800763" calcext:value-type="float">
            <text:p>9.800763</text:p>
          </table:table-cell>
          <table:table-cell table:number-columns-repeated="4"/>
        </table:table-row>
        <table:table-row table:style-name="ro1">
          <table:table-cell office:value-type="float" office:value="3136.605" calcext:value-type="float">
            <text:p>3136.60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206077" calcext:value-type="float">
            <text:p>-1.206077</text:p>
          </table:table-cell>
          <table:table-cell office:value-type="float" office:value="0.224122" calcext:value-type="float">
            <text:p>0.224122</text:p>
          </table:table-cell>
          <table:table-cell office:value-type="float" office:value="9.729065" calcext:value-type="float">
            <text:p>9.729065</text:p>
          </table:table-cell>
          <table:table-cell office:value-type="float" office:value="-0.032293" calcext:value-type="float">
            <text:p>-0.032293</text:p>
          </table:table-cell>
          <table:table-cell office:value-type="float" office:value="-0.173851" calcext:value-type="float">
            <text:p>-0.17385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58399" calcext:value-type="float">
            <text:p>0.058399</text:p>
          </table:table-cell>
          <table:table-cell office:value-type="float" office:value="0.217202" calcext:value-type="float">
            <text:p>0.217202</text:p>
          </table:table-cell>
          <table:table-cell office:value-type="float" office:value="9.803518" calcext:value-type="float">
            <text:p>9.803518</text:p>
          </table:table-cell>
          <table:table-cell table:number-columns-repeated="4"/>
        </table:table-row>
        <table:table-row table:style-name="ro1">
          <table:table-cell office:value-type="float" office:value="3136.615" calcext:value-type="float">
            <text:p>3136.61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1892" calcext:value-type="float">
            <text:p>-1.1892</text:p>
          </table:table-cell>
          <table:table-cell office:value-type="float" office:value="0.220836" calcext:value-type="float">
            <text:p>0.220836</text:p>
          </table:table-cell>
          <table:table-cell office:value-type="float" office:value="9.729974" calcext:value-type="float">
            <text:p>9.729974</text:p>
          </table:table-cell>
          <table:table-cell office:value-type="float" office:value="-0.034681" calcext:value-type="float">
            <text:p>-0.034681</text:p>
          </table:table-cell>
          <table:table-cell office:value-type="float" office:value="-0.186681" calcext:value-type="float">
            <text:p>-0.18668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74401" calcext:value-type="float">
            <text:p>0.074401</text:p>
          </table:table-cell>
          <table:table-cell office:value-type="float" office:value="0.210962" calcext:value-type="float">
            <text:p>0.210962</text:p>
          </table:table-cell>
          <table:table-cell office:value-type="float" office:value="9.802312" calcext:value-type="float">
            <text:p>9.802312</text:p>
          </table:table-cell>
          <table:table-cell table:number-columns-repeated="4"/>
        </table:table-row>
        <table:table-row table:style-name="ro1">
          <table:table-cell office:value-type="float" office:value="3136.625" calcext:value-type="float">
            <text:p>3136.62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169718" calcext:value-type="float">
            <text:p>-1.169718</text:p>
          </table:table-cell>
          <table:table-cell office:value-type="float" office:value="0.217106" calcext:value-type="float">
            <text:p>0.217106</text:p>
          </table:table-cell>
          <table:table-cell office:value-type="float" office:value="9.732042" calcext:value-type="float">
            <text:p>9.732042</text:p>
          </table:table-cell>
          <table:table-cell office:value-type="float" office:value="-0.037049" calcext:value-type="float">
            <text:p>-0.037049</text:p>
          </table:table-cell>
          <table:table-cell office:value-type="float" office:value="-0.199445" calcext:value-type="float">
            <text:p>-0.19944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93009" calcext:value-type="float">
            <text:p>0.093009</text:p>
          </table:table-cell>
          <table:table-cell office:value-type="float" office:value="0.203799" calcext:value-type="float">
            <text:p>0.203799</text:p>
          </table:table-cell>
          <table:table-cell office:value-type="float" office:value="9.80193" calcext:value-type="float">
            <text:p>9.80193</text:p>
          </table:table-cell>
          <table:table-cell table:number-columns-repeated="4"/>
        </table:table-row>
        <table:table-row table:style-name="ro1">
          <table:table-cell office:value-type="float" office:value="3136.635" calcext:value-type="float">
            <text:p>3136.63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145175" calcext:value-type="float">
            <text:p>-1.145175</text:p>
          </table:table-cell>
          <table:table-cell office:value-type="float" office:value="0.212556" calcext:value-type="float">
            <text:p>0.212556</text:p>
          </table:table-cell>
          <table:table-cell office:value-type="float" office:value="9.734761" calcext:value-type="float">
            <text:p>9.734761</text:p>
          </table:table-cell>
          <table:table-cell office:value-type="float" office:value="-0.039186" calcext:value-type="float">
            <text:p>-0.039186</text:p>
          </table:table-cell>
          <table:table-cell office:value-type="float" office:value="-0.210994" calcext:value-type="float">
            <text:p>-0.21099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16492" calcext:value-type="float">
            <text:p>0.116492</text:p>
          </table:table-cell>
          <table:table-cell office:value-type="float" office:value="0.194917" calcext:value-type="float">
            <text:p>0.194917</text:p>
          </table:table-cell>
          <table:table-cell office:value-type="float" office:value="9.801562" calcext:value-type="float">
            <text:p>9.801562</text:p>
          </table:table-cell>
          <table:table-cell table:number-columns-repeated="4"/>
        </table:table-row>
        <table:table-row table:style-name="ro1">
          <table:table-cell office:value-type="float" office:value="3136.645" calcext:value-type="float">
            <text:p>3136.645</text:p>
          </table:table-cell>
          <table:table-cell office:value-type="string" calcext:value-type="string">
            <text:p>imu</text:p>
          </table:table-cell>
          <table:table-cell office:value-type="float" office:value="-2.2737" calcext:value-type="float">
            <text:p>-2.2737</text:p>
          </table:table-cell>
          <table:table-cell office:value-type="float" office:value="0.8713" calcext:value-type="float">
            <text:p>0.8713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62331" calcext:value-type="float">
            <text:p>0.062331</text:p>
          </table:table-cell>
          <table:table-cell office:value-type="float" office:value="-0.089365" calcext:value-type="float">
            <text:p>-0.089365</text:p>
          </table:table-cell>
          <table:table-cell office:value-type="float" office:value="0.994031" calcext:value-type="float">
            <text:p>0.994031</text:p>
          </table:table-cell>
          <table:table-cell office:value-type="float" office:value="-1.123743" calcext:value-type="float">
            <text:p>-1.123743</text:p>
          </table:table-cell>
          <table:table-cell office:value-type="float" office:value="0.208521" calcext:value-type="float">
            <text:p>0.208521</text:p>
          </table:table-cell>
          <table:table-cell office:value-type="float" office:value="9.737224" calcext:value-type="float">
            <text:p>9.737224</text:p>
          </table:table-cell>
          <table:table-cell office:value-type="float" office:value="-0.041774" calcext:value-type="float">
            <text:p>-0.041774</text:p>
          </table:table-cell>
          <table:table-cell office:value-type="float" office:value="-0.225012" calcext:value-type="float">
            <text:p>-0.2250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36998" calcext:value-type="float">
            <text:p>0.136998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9.801329" calcext:value-type="float">
            <text:p>9.801329</text:p>
          </table:table-cell>
          <table:table-cell table:number-columns-repeated="4"/>
        </table:table-row>
        <table:table-row table:style-name="ro1">
          <table:table-cell office:value-type="float" office:value="3136.634" calcext:value-type="float">
            <text:p>3136.634</text:p>
          </table:table-cell>
          <table:table-cell office:value-type="string" calcext:value-type="string">
            <text:p>odom</text:p>
          </table:table-cell>
          <table:table-cell office:value-type="float" office:value="-2.366142" calcext:value-type="float">
            <text:p>-2.366142</text:p>
          </table:table-cell>
          <table:table-cell office:value-type="float" office:value="0.888014" calcext:value-type="float">
            <text:p>0.888014</text:p>
          </table:table-cell>
          <table:table-cell office:value-type="float" office:value="-0.000816" calcext:value-type="float">
            <text:p>-0.000816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table:number-columns-repeated="13"/>
        </table:table-row>
        <table:table-row table:style-name="ro1">
          <table:table-cell office:value-type="float" office:value="3136.655" calcext:value-type="float">
            <text:p>3136.65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1.105467" calcext:value-type="float">
            <text:p>-1.105467</text:p>
          </table:table-cell>
          <table:table-cell office:value-type="float" office:value="0.205251" calcext:value-type="float">
            <text:p>0.205251</text:p>
          </table:table-cell>
          <table:table-cell office:value-type="float" office:value="9.738247" calcext:value-type="float">
            <text:p>9.738247</text:p>
          </table:table-cell>
          <table:table-cell office:value-type="float" office:value="-0.044098" calcext:value-type="float">
            <text:p>-0.044098</text:p>
          </table:table-cell>
          <table:table-cell office:value-type="float" office:value="-0.237488" calcext:value-type="float">
            <text:p>-0.2374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561" calcext:value-type="float">
            <text:p>-0.009561</text:p>
          </table:table-cell>
          <table:table-cell office:value-type="float" office:value="0.210343" calcext:value-type="float">
            <text:p>0.210343</text:p>
          </table:table-cell>
          <table:table-cell office:value-type="float" office:value="9.800679" calcext:value-type="float">
            <text:p>9.800679</text:p>
          </table:table-cell>
          <table:table-cell table:number-columns-repeated="4"/>
        </table:table-row>
        <table:table-row table:style-name="ro1">
          <table:table-cell office:value-type="float" office:value="3136.665" calcext:value-type="float">
            <text:p>3136.66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1.079404" calcext:value-type="float">
            <text:p>-1.079404</text:p>
          </table:table-cell>
          <table:table-cell office:value-type="float" office:value="0.200287" calcext:value-type="float">
            <text:p>0.200287</text:p>
          </table:table-cell>
          <table:table-cell office:value-type="float" office:value="9.740469" calcext:value-type="float">
            <text:p>9.740469</text:p>
          </table:table-cell>
          <table:table-cell office:value-type="float" office:value="-0.046413" calcext:value-type="float">
            <text:p>-0.046413</text:p>
          </table:table-cell>
          <table:table-cell office:value-type="float" office:value="-0.249932" calcext:value-type="float">
            <text:p>-0.2499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5286" calcext:value-type="float">
            <text:p>0.015286</text:p>
          </table:table-cell>
          <table:table-cell office:value-type="float" office:value="0.200794" calcext:value-type="float">
            <text:p>0.200794</text:p>
          </table:table-cell>
          <table:table-cell office:value-type="float" office:value="9.800072" calcext:value-type="float">
            <text:p>9.800072</text:p>
          </table:table-cell>
          <table:table-cell table:number-columns-repeated="4"/>
        </table:table-row>
        <table:table-row table:style-name="ro1">
          <table:table-cell office:value-type="float" office:value="3136.675" calcext:value-type="float">
            <text:p>3136.67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1.051553" calcext:value-type="float">
            <text:p>-1.051553</text:p>
          </table:table-cell>
          <table:table-cell office:value-type="float" office:value="0.195047" calcext:value-type="float">
            <text:p>0.195047</text:p>
          </table:table-cell>
          <table:table-cell office:value-type="float" office:value="9.742757" calcext:value-type="float">
            <text:p>9.742757</text:p>
          </table:table-cell>
          <table:table-cell office:value-type="float" office:value="-0.048721" calcext:value-type="float">
            <text:p>-0.048721</text:p>
          </table:table-cell>
          <table:table-cell office:value-type="float" office:value="-0.262358" calcext:value-type="float">
            <text:p>-0.2623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41837" calcext:value-type="float">
            <text:p>0.041837</text:p>
          </table:table-cell>
          <table:table-cell office:value-type="float" office:value="0.190656" calcext:value-type="float">
            <text:p>0.190656</text:p>
          </table:table-cell>
          <table:table-cell office:value-type="float" office:value="9.799338" calcext:value-type="float">
            <text:p>9.799338</text:p>
          </table:table-cell>
          <table:table-cell table:number-columns-repeated="4"/>
        </table:table-row>
        <table:table-row table:style-name="ro1">
          <table:table-cell office:value-type="float" office:value="3136.685" calcext:value-type="float">
            <text:p>3136.68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1.01322" calcext:value-type="float">
            <text:p>-1.01322</text:p>
          </table:table-cell>
          <table:table-cell office:value-type="float" office:value="0.187778" calcext:value-type="float">
            <text:p>0.187778</text:p>
          </table:table-cell>
          <table:table-cell office:value-type="float" office:value="9.748396" calcext:value-type="float">
            <text:p>9.748396</text:p>
          </table:table-cell>
          <table:table-cell office:value-type="float" office:value="-0.050846" calcext:value-type="float">
            <text:p>-0.050846</text:p>
          </table:table-cell>
          <table:table-cell office:value-type="float" office:value="-0.273828" calcext:value-type="float">
            <text:p>-0.27382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78638" calcext:value-type="float">
            <text:p>0.078638</text:p>
          </table:table-cell>
          <table:table-cell office:value-type="float" office:value="0.176597" calcext:value-type="float">
            <text:p>0.176597</text:p>
          </table:table-cell>
          <table:table-cell office:value-type="float" office:value="9.800803" calcext:value-type="float">
            <text:p>9.800803</text:p>
          </table:table-cell>
          <table:table-cell table:number-columns-repeated="4"/>
        </table:table-row>
        <table:table-row table:style-name="ro1">
          <table:table-cell office:value-type="float" office:value="3136.695" calcext:value-type="float">
            <text:p>3136.69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979135" calcext:value-type="float">
            <text:p>-0.979135</text:p>
          </table:table-cell>
          <table:table-cell office:value-type="float" office:value="0.181015" calcext:value-type="float">
            <text:p>0.181015</text:p>
          </table:table-cell>
          <table:table-cell office:value-type="float" office:value="9.752771" calcext:value-type="float">
            <text:p>9.752771</text:p>
          </table:table-cell>
          <table:table-cell office:value-type="float" office:value="-0.05344" calcext:value-type="float">
            <text:p>-0.05344</text:p>
          </table:table-cell>
          <table:table-cell office:value-type="float" office:value="-0.287978" calcext:value-type="float">
            <text:p>-0.2879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163815" calcext:value-type="float">
            <text:p>0.163815</text:p>
          </table:table-cell>
          <table:table-cell office:value-type="float" office:value="9.80147" calcext:value-type="float">
            <text:p>9.80147</text:p>
          </table:table-cell>
          <table:table-cell table:number-columns-repeated="4"/>
        </table:table-row>
        <table:table-row table:style-name="ro1">
          <table:table-cell office:value-type="float" office:value="3136.705" calcext:value-type="float">
            <text:p>3136.70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941264" calcext:value-type="float">
            <text:p>-0.941264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9.755887" calcext:value-type="float">
            <text:p>9.755887</text:p>
          </table:table-cell>
          <table:table-cell office:value-type="float" office:value="-0.055846" calcext:value-type="float">
            <text:p>-0.055846</text:p>
          </table:table-cell>
          <table:table-cell office:value-type="float" office:value="-0.301045" calcext:value-type="float">
            <text:p>-0.30104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46684" calcext:value-type="float">
            <text:p>0.146684</text:p>
          </table:table-cell>
          <table:table-cell office:value-type="float" office:value="0.146379" calcext:value-type="float">
            <text:p>0.146379</text:p>
          </table:table-cell>
          <table:table-cell office:value-type="float" office:value="9.800476" calcext:value-type="float">
            <text:p>9.800476</text:p>
          </table:table-cell>
          <table:table-cell table:number-columns-repeated="4"/>
        </table:table-row>
        <table:table-row table:style-name="ro1">
          <table:table-cell office:value-type="float" office:value="3136.715" calcext:value-type="float">
            <text:p>3136.71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898285" calcext:value-type="float">
            <text:p>-0.898285</text:p>
          </table:table-cell>
          <table:table-cell office:value-type="float" office:value="0.175086" calcext:value-type="float">
            <text:p>0.175086</text:p>
          </table:table-cell>
          <table:table-cell office:value-type="float" office:value="9.760413" calcext:value-type="float">
            <text:p>9.760413</text:p>
          </table:table-cell>
          <table:table-cell office:value-type="float" office:value="-0.058443" calcext:value-type="float">
            <text:p>-0.058443</text:p>
          </table:table-cell>
          <table:table-cell office:value-type="float" office:value="-0.314333" calcext:value-type="float">
            <text:p>-0.3143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0.143498" calcext:value-type="float">
            <text:p>0.143498</text:p>
          </table:table-cell>
          <table:table-cell office:value-type="float" office:value="9.800332" calcext:value-type="float">
            <text:p>9.800332</text:p>
          </table:table-cell>
          <table:table-cell table:number-columns-repeated="4"/>
        </table:table-row>
        <table:table-row table:style-name="ro1">
          <table:table-cell office:value-type="float" office:value="3136.725" calcext:value-type="float">
            <text:p>3136.72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930791" calcext:value-type="float">
            <text:p>-0.930791</text:p>
          </table:table-cell>
          <table:table-cell office:value-type="float" office:value="0.167441" calcext:value-type="float">
            <text:p>0.167441</text:p>
          </table:table-cell>
          <table:table-cell office:value-type="float" office:value="9.749879" calcext:value-type="float">
            <text:p>9.749879</text:p>
          </table:table-cell>
          <table:table-cell office:value-type="float" office:value="-0.06024" calcext:value-type="float">
            <text:p>-0.06024</text:p>
          </table:table-cell>
          <table:table-cell office:value-type="float" office:value="-0.325343" calcext:value-type="float">
            <text:p>-0.3253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41942" calcext:value-type="float">
            <text:p>0.141942</text:p>
          </table:table-cell>
          <table:table-cell office:value-type="float" office:value="9.793372" calcext:value-type="float">
            <text:p>9.793372</text:p>
          </table:table-cell>
          <table:table-cell table:number-columns-repeated="4"/>
        </table:table-row>
        <table:table-row table:style-name="ro1">
          <table:table-cell office:value-type="float" office:value="3136.735" calcext:value-type="float">
            <text:p>3136.73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8473" calcext:value-type="float">
            <text:p>-0.8473</text:p>
          </table:table-cell>
          <table:table-cell office:value-type="float" office:value="0.157749" calcext:value-type="float">
            <text:p>0.157749</text:p>
          </table:table-cell>
          <table:table-cell office:value-type="float" office:value="9.77" calcext:value-type="float">
            <text:p>9.77</text:p>
          </table:table-cell>
          <table:table-cell office:value-type="float" office:value="-0.062685" calcext:value-type="float">
            <text:p>-0.062685</text:p>
          </table:table-cell>
          <table:table-cell office:value-type="float" office:value="-0.337964" calcext:value-type="float">
            <text:p>-0.33796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37883" calcext:value-type="float">
            <text:p>0.237883</text:p>
          </table:table-cell>
          <table:table-cell office:value-type="float" office:value="0.117214" calcext:value-type="float">
            <text:p>0.117214</text:p>
          </table:table-cell>
          <table:table-cell office:value-type="float" office:value="9.804355" calcext:value-type="float">
            <text:p>9.804355</text:p>
          </table:table-cell>
          <table:table-cell table:number-columns-repeated="4"/>
        </table:table-row>
        <table:table-row table:style-name="ro1">
          <table:table-cell office:value-type="float" office:value="3136.745" calcext:value-type="float">
            <text:p>3136.74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839552" calcext:value-type="float">
            <text:p>-0.839552</text:p>
          </table:table-cell>
          <table:table-cell office:value-type="float" office:value="0.155641" calcext:value-type="float">
            <text:p>0.155641</text:p>
          </table:table-cell>
          <table:table-cell office:value-type="float" office:value="9.763045" calcext:value-type="float">
            <text:p>9.763045</text:p>
          </table:table-cell>
          <table:table-cell office:value-type="float" office:value="-0.064848" calcext:value-type="float">
            <text:p>-0.064848</text:p>
          </table:table-cell>
          <table:table-cell office:value-type="float" office:value="-0.349503" calcext:value-type="float">
            <text:p>-0.3495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44346" calcext:value-type="float">
            <text:p>0.244346</text:p>
          </table:table-cell>
          <table:table-cell office:value-type="float" office:value="0.1139" calcext:value-type="float">
            <text:p>0.1139</text:p>
          </table:table-cell>
          <table:table-cell office:value-type="float" office:value="9.796603" calcext:value-type="float">
            <text:p>9.796603</text:p>
          </table:table-cell>
          <table:table-cell table:number-columns-repeated="4"/>
        </table:table-row>
        <table:table-row table:style-name="ro1">
          <table:table-cell office:value-type="float" office:value="3136.755" calcext:value-type="float">
            <text:p>3136.75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801865" calcext:value-type="float">
            <text:p>-0.801865</text:p>
          </table:table-cell>
          <table:table-cell office:value-type="float" office:value="0.148692" calcext:value-type="float">
            <text:p>0.148692</text:p>
          </table:table-cell>
          <table:table-cell office:value-type="float" office:value="9.763619" calcext:value-type="float">
            <text:p>9.763619</text:p>
          </table:table-cell>
          <table:table-cell office:value-type="float" office:value="-0.06698" calcext:value-type="float">
            <text:p>-0.06698</text:p>
          </table:table-cell>
          <table:table-cell office:value-type="float" office:value="-0.360969" calcext:value-type="float">
            <text:p>-0.3609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80035" calcext:value-type="float">
            <text:p>0.280035</text:p>
          </table:table-cell>
          <table:table-cell office:value-type="float" office:value="0.100369" calcext:value-type="float">
            <text:p>0.100369</text:p>
          </table:table-cell>
          <table:table-cell office:value-type="float" office:value="9.793103" calcext:value-type="float">
            <text:p>9.793103</text:p>
          </table:table-cell>
          <table:table-cell table:number-columns-repeated="4"/>
        </table:table-row>
        <table:table-row table:style-name="ro1">
          <table:table-cell office:value-type="float" office:value="3136.765" calcext:value-type="float">
            <text:p>3136.76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765599" calcext:value-type="float">
            <text:p>-0.765599</text:p>
          </table:table-cell>
          <table:table-cell office:value-type="float" office:value="0.141897" calcext:value-type="float">
            <text:p>0.141897</text:p>
          </table:table-cell>
          <table:table-cell office:value-type="float" office:value="9.766014" calcext:value-type="float">
            <text:p>9.766014</text:p>
          </table:table-cell>
          <table:table-cell office:value-type="float" office:value="-0.06908" calcext:value-type="float">
            <text:p>-0.06908</text:p>
          </table:table-cell>
          <table:table-cell office:value-type="float" office:value="-0.372281" calcext:value-type="float">
            <text:p>-0.37228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14552" calcext:value-type="float">
            <text:p>0.314552</text:p>
          </table:table-cell>
          <table:table-cell office:value-type="float" office:value="0.087206" calcext:value-type="float">
            <text:p>0.087206</text:p>
          </table:table-cell>
          <table:table-cell office:value-type="float" office:value="9.791565" calcext:value-type="float">
            <text:p>9.791565</text:p>
          </table:table-cell>
          <table:table-cell table:number-columns-repeated="4"/>
        </table:table-row>
        <table:table-row table:style-name="ro1">
          <table:table-cell office:value-type="float" office:value="3136.775" calcext:value-type="float">
            <text:p>3136.77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725229" calcext:value-type="float">
            <text:p>-0.725229</text:p>
          </table:table-cell>
          <table:table-cell office:value-type="float" office:value="0.134356" calcext:value-type="float">
            <text:p>0.134356</text:p>
          </table:table-cell>
          <table:table-cell office:value-type="float" office:value="9.76856" calcext:value-type="float">
            <text:p>9.76856</text:p>
          </table:table-cell>
          <table:table-cell office:value-type="float" office:value="-0.071161" calcext:value-type="float">
            <text:p>-0.071161</text:p>
          </table:table-cell>
          <table:table-cell office:value-type="float" office:value="-0.383528" calcext:value-type="float">
            <text:p>-0.38352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52968" calcext:value-type="float">
            <text:p>0.352968</text:p>
          </table:table-cell>
          <table:table-cell office:value-type="float" office:value="0.072579" calcext:value-type="float">
            <text:p>0.072579</text:p>
          </table:table-cell>
          <table:table-cell office:value-type="float" office:value="9.789735" calcext:value-type="float">
            <text:p>9.789735</text:p>
          </table:table-cell>
          <table:table-cell table:number-columns-repeated="4"/>
        </table:table-row>
        <table:table-row table:style-name="ro1">
          <table:table-cell office:value-type="float" office:value="3136.785" calcext:value-type="float">
            <text:p>3136.785</text:p>
          </table:table-cell>
          <table:table-cell office:value-type="string" calcext:value-type="string">
            <text:p>imu</text:p>
          </table:table-cell>
          <table:table-cell office:value-type="float" office:value="-2.3661" calcext:value-type="float">
            <text:p>-2.3661</text:p>
          </table:table-cell>
          <table:table-cell office:value-type="float" office:value="0.888" calcext:value-type="float">
            <text:p>0.88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-0.089408" calcext:value-type="float">
            <text:p>-0.089408</text:p>
          </table:table-cell>
          <table:table-cell office:value-type="float" office:value="0.994525" calcext:value-type="float">
            <text:p>0.994525</text:p>
          </table:table-cell>
          <table:table-cell office:value-type="float" office:value="-0.683885" calcext:value-type="float">
            <text:p>-0.683885</text:p>
          </table:table-cell>
          <table:table-cell office:value-type="float" office:value="0.126661" calcext:value-type="float">
            <text:p>0.126661</text:p>
          </table:table-cell>
          <table:table-cell office:value-type="float" office:value="9.771331" calcext:value-type="float">
            <text:p>9.771331</text:p>
          </table:table-cell>
          <table:table-cell office:value-type="float" office:value="-0.073227" calcext:value-type="float">
            <text:p>-0.073227</text:p>
          </table:table-cell>
          <table:table-cell office:value-type="float" office:value="-0.394718" calcext:value-type="float">
            <text:p>-0.3947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92333" calcext:value-type="float">
            <text:p>0.392333</text:p>
          </table:table-cell>
          <table:table-cell office:value-type="float" office:value="0.057623" calcext:value-type="float">
            <text:p>0.057623</text:p>
          </table:table-cell>
          <table:table-cell office:value-type="float" office:value="9.788024" calcext:value-type="float">
            <text:p>9.788024</text:p>
          </table:table-cell>
          <table:table-cell table:number-columns-repeated="4"/>
        </table:table-row>
        <table:table-row table:style-name="ro1">
          <table:table-cell office:value-type="float" office:value="3136.767" calcext:value-type="float">
            <text:p>3136.767</text:p>
          </table:table-cell>
          <table:table-cell office:value-type="string" calcext:value-type="string">
            <text:p>odom</text:p>
          </table:table-cell>
          <table:table-cell office:value-type="float" office:value="-2.45788" calcext:value-type="float">
            <text:p>-2.45788</text:p>
          </table:table-cell>
          <table:table-cell office:value-type="float" office:value="0.90465" calcext:value-type="float">
            <text:p>0.90465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table:number-columns-repeated="13"/>
        </table:table-row>
        <table:table-row table:style-name="ro1">
          <table:table-cell office:value-type="float" office:value="3136.795" calcext:value-type="float">
            <text:p>3136.79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646595" calcext:value-type="float">
            <text:p>-0.646595</text:p>
          </table:table-cell>
          <table:table-cell office:value-type="float" office:value="0.119767" calcext:value-type="float">
            <text:p>0.119767</text:p>
          </table:table-cell>
          <table:table-cell office:value-type="float" office:value="9.773068" calcext:value-type="float">
            <text:p>9.773068</text:p>
          </table:table-cell>
          <table:table-cell office:value-type="float" office:value="-0.075246" calcext:value-type="float">
            <text:p>-0.075246</text:p>
          </table:table-cell>
          <table:table-cell office:value-type="float" office:value="-0.405653" calcext:value-type="float">
            <text:p>-0.4056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41708" calcext:value-type="float">
            <text:p>0.041708</text:p>
          </table:table-cell>
          <table:table-cell office:value-type="float" office:value="0.114172" calcext:value-type="float">
            <text:p>0.114172</text:p>
          </table:table-cell>
          <table:table-cell office:value-type="float" office:value="9.794412" calcext:value-type="float">
            <text:p>9.794412</text:p>
          </table:table-cell>
          <table:table-cell table:number-columns-repeated="4"/>
        </table:table-row>
        <table:table-row table:style-name="ro1">
          <table:table-cell office:value-type="float" office:value="3136.805" calcext:value-type="float">
            <text:p>3136.80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607416" calcext:value-type="float">
            <text:p>-0.607416</text:p>
          </table:table-cell>
          <table:table-cell office:value-type="float" office:value="0.112519" calcext:value-type="float">
            <text:p>0.112519</text:p>
          </table:table-cell>
          <table:table-cell office:value-type="float" office:value="9.77448" calcext:value-type="float">
            <text:p>9.77448</text:p>
          </table:table-cell>
          <table:table-cell office:value-type="float" office:value="-0.077237" calcext:value-type="float">
            <text:p>-0.077237</text:p>
          </table:table-cell>
          <table:table-cell office:value-type="float" office:value="-0.416359" calcext:value-type="float">
            <text:p>-0.4163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78972" calcext:value-type="float">
            <text:p>0.078972</text:p>
          </table:table-cell>
          <table:table-cell office:value-type="float" office:value="0.100052" calcext:value-type="float">
            <text:p>0.100052</text:p>
          </table:table-cell>
          <table:table-cell office:value-type="float" office:value="9.793152" calcext:value-type="float">
            <text:p>9.793152</text:p>
          </table:table-cell>
          <table:table-cell table:number-columns-repeated="4"/>
        </table:table-row>
        <table:table-row table:style-name="ro1">
          <table:table-cell office:value-type="float" office:value="3136.815" calcext:value-type="float">
            <text:p>3136.81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56289" calcext:value-type="float">
            <text:p>-0.56289</text:p>
          </table:table-cell>
          <table:table-cell office:value-type="float" office:value="0.104156" calcext:value-type="float">
            <text:p>0.104156</text:p>
          </table:table-cell>
          <table:table-cell office:value-type="float" office:value="9.776211" calcext:value-type="float">
            <text:p>9.776211</text:p>
          </table:table-cell>
          <table:table-cell office:value-type="float" office:value="-0.079206" calcext:value-type="float">
            <text:p>-0.079206</text:p>
          </table:table-cell>
          <table:table-cell office:value-type="float" office:value="-0.426979" calcext:value-type="float">
            <text:p>-0.4269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083879" calcext:value-type="float">
            <text:p>0.083879</text:p>
          </table:table-cell>
          <table:table-cell office:value-type="float" office:value="9.791846" calcext:value-type="float">
            <text:p>9.791846</text:p>
          </table:table-cell>
          <table:table-cell table:number-columns-repeated="4"/>
        </table:table-row>
        <table:table-row table:style-name="ro1">
          <table:table-cell office:value-type="float" office:value="3136.825" calcext:value-type="float">
            <text:p>3136.82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514112" calcext:value-type="float">
            <text:p>-0.514112</text:p>
          </table:table-cell>
          <table:table-cell office:value-type="float" office:value="0.09507" calcext:value-type="float">
            <text:p>0.09507</text:p>
          </table:table-cell>
          <table:table-cell office:value-type="float" office:value="9.778808" calcext:value-type="float">
            <text:p>9.778808</text:p>
          </table:table-cell>
          <table:table-cell office:value-type="float" office:value="-0.081178" calcext:value-type="float">
            <text:p>-0.081178</text:p>
          </table:table-cell>
          <table:table-cell office:value-type="float" office:value="-0.437624" calcext:value-type="float">
            <text:p>-0.4376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7744" calcext:value-type="float">
            <text:p>0.167744</text:p>
          </table:table-cell>
          <table:table-cell office:value-type="float" office:value="0.066227" calcext:value-type="float">
            <text:p>0.066227</text:p>
          </table:table-cell>
          <table:table-cell office:value-type="float" office:value="9.791114" calcext:value-type="float">
            <text:p>9.791114</text:p>
          </table:table-cell>
          <table:table-cell table:number-columns-repeated="4"/>
        </table:table-row>
        <table:table-row table:style-name="ro1">
          <table:table-cell office:value-type="float" office:value="3136.835" calcext:value-type="float">
            <text:p>3136.83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457466" calcext:value-type="float">
            <text:p>-0.457466</text:p>
          </table:table-cell>
          <table:table-cell office:value-type="float" office:value="0.084224" calcext:value-type="float">
            <text:p>0.084224</text:p>
          </table:table-cell>
          <table:table-cell office:value-type="float" office:value="9.782874" calcext:value-type="float">
            <text:p>9.782874</text:p>
          </table:table-cell>
          <table:table-cell office:value-type="float" office:value="-0.083175" calcext:value-type="float">
            <text:p>-0.083175</text:p>
          </table:table-cell>
          <table:table-cell office:value-type="float" office:value="-0.448533" calcext:value-type="float">
            <text:p>-0.4485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21691" calcext:value-type="float">
            <text:p>0.221691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9.791312" calcext:value-type="float">
            <text:p>9.791312</text:p>
          </table:table-cell>
          <table:table-cell table:number-columns-repeated="4"/>
        </table:table-row>
        <table:table-row table:style-name="ro1">
          <table:table-cell office:value-type="float" office:value="3136.845" calcext:value-type="float">
            <text:p>3136.84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408496" calcext:value-type="float">
            <text:p>-0.408496</text:p>
          </table:table-cell>
          <table:table-cell office:value-type="float" office:value="0.072639" calcext:value-type="float">
            <text:p>0.072639</text:p>
          </table:table-cell>
          <table:table-cell office:value-type="float" office:value="9.78465" calcext:value-type="float">
            <text:p>9.78465</text:p>
          </table:table-cell>
          <table:table-cell office:value-type="float" office:value="-0.085168" calcext:value-type="float">
            <text:p>-0.085168</text:p>
          </table:table-cell>
          <table:table-cell office:value-type="float" office:value="-0.459408" calcext:value-type="float">
            <text:p>-0.4594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67816" calcext:value-type="float">
            <text:p>0.267816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9.789747" calcext:value-type="float">
            <text:p>9.789747</text:p>
          </table:table-cell>
          <table:table-cell table:number-columns-repeated="4"/>
        </table:table-row>
        <table:table-row table:style-name="ro1">
          <table:table-cell office:value-type="float" office:value="3136.855" calcext:value-type="float">
            <text:p>3136.85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350138" calcext:value-type="float">
            <text:p>-0.350138</text:p>
          </table:table-cell>
          <table:table-cell office:value-type="float" office:value="0.068228" calcext:value-type="float">
            <text:p>0.068228</text:p>
          </table:table-cell>
          <table:table-cell office:value-type="float" office:value="9.786929" calcext:value-type="float">
            <text:p>9.786929</text:p>
          </table:table-cell>
          <table:table-cell office:value-type="float" office:value="-0.087244" calcext:value-type="float">
            <text:p>-0.087244</text:p>
          </table:table-cell>
          <table:table-cell office:value-type="float" office:value="-0.47047" calcext:value-type="float">
            <text:p>-0.4704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24471" calcext:value-type="float">
            <text:p>0.324471</text:p>
          </table:table-cell>
          <table:table-cell office:value-type="float" office:value="0.010539" calcext:value-type="float">
            <text:p>0.010539</text:p>
          </table:table-cell>
          <table:table-cell office:value-type="float" office:value="9.788046" calcext:value-type="float">
            <text:p>9.788046</text:p>
          </table:table-cell>
          <table:table-cell table:number-columns-repeated="4"/>
        </table:table-row>
        <table:table-row table:style-name="ro1">
          <table:table-cell office:value-type="float" office:value="3136.865" calcext:value-type="float">
            <text:p>3136.86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319238" calcext:value-type="float">
            <text:p>-0.319238</text:p>
          </table:table-cell>
          <table:table-cell office:value-type="float" office:value="0.059654" calcext:value-type="float">
            <text:p>0.059654</text:p>
          </table:table-cell>
          <table:table-cell office:value-type="float" office:value="9.784432" calcext:value-type="float">
            <text:p>9.784432</text:p>
          </table:table-cell>
          <table:table-cell office:value-type="float" office:value="-0.089134" calcext:value-type="float">
            <text:p>-0.089134</text:p>
          </table:table-cell>
          <table:table-cell office:value-type="float" office:value="-0.480772" calcext:value-type="float">
            <text:p>-0.4807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53109" calcext:value-type="float">
            <text:p>0.353109</text:p>
          </table:table-cell>
          <table:table-cell office:value-type="float" office:value="-0.003365" calcext:value-type="float">
            <text:p>-0.003365</text:p>
          </table:table-cell>
          <table:table-cell office:value-type="float" office:value="9.783449" calcext:value-type="float">
            <text:p>9.783449</text:p>
          </table:table-cell>
          <table:table-cell table:number-columns-repeated="4"/>
        </table:table-row>
        <table:table-row table:style-name="ro1">
          <table:table-cell office:value-type="float" office:value="3136.875" calcext:value-type="float">
            <text:p>3136.875</text:p>
          </table:table-cell>
          <table:table-cell office:value-type="string" calcext:value-type="string">
            <text:p>imu</text:p>
          </table:table-cell>
          <table:table-cell office:value-type="float" office:value="-2.4579" calcext:value-type="float">
            <text:p>-2.4579</text:p>
          </table:table-cell>
          <table:table-cell office:value-type="float" office:value="0.9046" calcext:value-type="float">
            <text:p>0.9046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-0.089486" calcext:value-type="float">
            <text:p>-0.089486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-0.28414" calcext:value-type="float">
            <text:p>-0.28414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9.792218" calcext:value-type="float">
            <text:p>9.792218</text:p>
          </table:table-cell>
          <table:table-cell office:value-type="float" office:value="-0.090944" calcext:value-type="float">
            <text:p>-0.090944</text:p>
          </table:table-cell>
          <table:table-cell office:value-type="float" office:value="-0.490443" calcext:value-type="float">
            <text:p>-0.4904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86451" calcext:value-type="float">
            <text:p>0.386451</text:p>
          </table:table-cell>
          <table:table-cell office:value-type="float" office:value="-0.018722" calcext:value-type="float">
            <text:p>-0.018722</text:p>
          </table:table-cell>
          <table:table-cell office:value-type="float" office:value="9.788826" calcext:value-type="float">
            <text:p>9.788826</text:p>
          </table:table-cell>
          <table:table-cell table:number-columns-repeated="4"/>
        </table:table-row>
        <table:table-row table:style-name="ro1">
          <table:table-cell office:value-type="float" office:value="3136.867" calcext:value-type="float">
            <text:p>3136.867</text:p>
          </table:table-cell>
          <table:table-cell office:value-type="string" calcext:value-type="string">
            <text:p>odom</text:p>
          </table:table-cell>
          <table:table-cell office:value-type="float" office:value="-2.526863" calcext:value-type="float">
            <text:p>-2.526863</text:p>
          </table:table-cell>
          <table:table-cell office:value-type="float" office:value="0.917156" calcext:value-type="float">
            <text:p>0.917156</text:p>
          </table:table-cell>
          <table:table-cell office:value-type="float" office:value="-0.001001" calcext:value-type="float">
            <text:p>-0.001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table:number-columns-repeated="13"/>
        </table:table-row>
        <table:table-row table:style-name="ro1">
          <table:table-cell office:value-type="float" office:value="3136.885" calcext:value-type="float">
            <text:p>3136.88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228676" calcext:value-type="float">
            <text:p>-0.228676</text:p>
          </table:table-cell>
          <table:table-cell office:value-type="float" office:value="0.041876" calcext:value-type="float">
            <text:p>0.041876</text:p>
          </table:table-cell>
          <table:table-cell office:value-type="float" office:value="9.785859" calcext:value-type="float">
            <text:p>9.785859</text:p>
          </table:table-cell>
          <table:table-cell office:value-type="float" office:value="-0.092511" calcext:value-type="float">
            <text:p>-0.092511</text:p>
          </table:table-cell>
          <table:table-cell office:value-type="float" office:value="-0.499152" calcext:value-type="float">
            <text:p>-0.4991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7076" calcext:value-type="float">
            <text:p>0.017076</text:p>
          </table:table-cell>
          <table:table-cell office:value-type="float" office:value="0.039481" calcext:value-type="float">
            <text:p>0.039481</text:p>
          </table:table-cell>
          <table:table-cell office:value-type="float" office:value="9.788525" calcext:value-type="float">
            <text:p>9.788525</text:p>
          </table:table-cell>
          <table:table-cell table:number-columns-repeated="4"/>
        </table:table-row>
        <table:table-row table:style-name="ro1">
          <table:table-cell office:value-type="float" office:value="3136.895" calcext:value-type="float">
            <text:p>3136.89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18386" calcext:value-type="float">
            <text:p>-0.18386</text:p>
          </table:table-cell>
          <table:table-cell office:value-type="float" office:value="0.033972" calcext:value-type="float">
            <text:p>0.033972</text:p>
          </table:table-cell>
          <table:table-cell office:value-type="float" office:value="9.788325" calcext:value-type="float">
            <text:p>9.788325</text:p>
          </table:table-cell>
          <table:table-cell office:value-type="float" office:value="-0.094414" calcext:value-type="float">
            <text:p>-0.094414</text:p>
          </table:table-cell>
          <table:table-cell office:value-type="float" office:value="-0.509335" calcext:value-type="float">
            <text:p>-0.50933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59811" calcext:value-type="float">
            <text:p>0.059811</text:p>
          </table:table-cell>
          <table:table-cell office:value-type="float" office:value="0.023702" calcext:value-type="float">
            <text:p>0.023702</text:p>
          </table:table-cell>
          <table:table-cell office:value-type="float" office:value="9.789899" calcext:value-type="float">
            <text:p>9.789899</text:p>
          </table:table-cell>
          <table:table-cell table:number-columns-repeated="4"/>
        </table:table-row>
        <table:table-row table:style-name="ro1">
          <table:table-cell office:value-type="float" office:value="3136.905" calcext:value-type="float">
            <text:p>3136.90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132984" calcext:value-type="float">
            <text:p>-0.132984</text:p>
          </table:table-cell>
          <table:table-cell office:value-type="float" office:value="0.024432" calcext:value-type="float">
            <text:p>0.024432</text:p>
          </table:table-cell>
          <table:table-cell office:value-type="float" office:value="9.786559" calcext:value-type="float">
            <text:p>9.786559</text:p>
          </table:table-cell>
          <table:table-cell office:value-type="float" office:value="-0.096084" calcext:value-type="float">
            <text:p>-0.096084</text:p>
          </table:table-cell>
          <table:table-cell office:value-type="float" office:value="-0.518353" calcext:value-type="float">
            <text:p>-0.5183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08112" calcext:value-type="float">
            <text:p>0.108112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9.786894" calcext:value-type="float">
            <text:p>9.786894</text:p>
          </table:table-cell>
          <table:table-cell table:number-columns-repeated="4"/>
        </table:table-row>
        <table:table-row table:style-name="ro1">
          <table:table-cell office:value-type="float" office:value="3136.915" calcext:value-type="float">
            <text:p>3136.91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3.08859" calcext:value-type="float">
            <text:p>3.08859</text:p>
          </table:table-cell>
          <table:table-cell office:value-type="float" office:value="-0.769253" calcext:value-type="float">
            <text:p>-0.769253</text:p>
          </table:table-cell>
          <table:table-cell office:value-type="float" office:value="9.277443" calcext:value-type="float">
            <text:p>9.277443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0.027614" calcext:value-type="float">
            <text:p>0.0276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3.123332" calcext:value-type="float">
            <text:p>3.123332</text:p>
          </table:table-cell>
          <table:table-cell office:value-type="float" office:value="-1.347908" calcext:value-type="float">
            <text:p>-1.347908</text:p>
          </table:table-cell>
          <table:table-cell office:value-type="float" office:value="9.199458" calcext:value-type="float">
            <text:p>9.199458</text:p>
          </table:table-cell>
          <table:table-cell table:number-columns-repeated="4"/>
        </table:table-row>
        <table:table-row table:style-name="ro1">
          <table:table-cell office:value-type="float" office:value="3136.925" calcext:value-type="float">
            <text:p>3136.92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0.813547" calcext:value-type="float">
            <text:p>0.813547</text:p>
          </table:table-cell>
          <table:table-cell office:value-type="float" office:value="0.027279" calcext:value-type="float">
            <text:p>0.027279</text:p>
          </table:table-cell>
          <table:table-cell office:value-type="float" office:value="10.293594" calcext:value-type="float">
            <text:p>10.293594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1.05185" calcext:value-type="float">
            <text:p>1.05185</text:p>
          </table:table-cell>
          <table:table-cell office:value-type="float" office:value="-0.162917" calcext:value-type="float">
            <text:p>-0.162917</text:p>
          </table:table-cell>
          <table:table-cell office:value-type="float" office:value="10.270723" calcext:value-type="float">
            <text:p>10.270723</text:p>
          </table:table-cell>
          <table:table-cell table:number-columns-repeated="4"/>
        </table:table-row>
        <table:table-row table:style-name="ro1">
          <table:table-cell office:value-type="float" office:value="3136.935" calcext:value-type="float">
            <text:p>3136.93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0.034638" calcext:value-type="float">
            <text:p>0.034638</text:p>
          </table:table-cell>
          <table:table-cell office:value-type="float" office:value="-0.010187" calcext:value-type="float">
            <text:p>-0.010187</text:p>
          </table:table-cell>
          <table:table-cell office:value-type="float" office:value="9.82486" calcext:value-type="float">
            <text:p>9.82486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-0.000461" calcext:value-type="float">
            <text:p>-0.00046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67741" calcext:value-type="float">
            <text:p>0.267741</text:p>
          </table:table-cell>
          <table:table-cell office:value-type="float" office:value="-0.058866" calcext:value-type="float">
            <text:p>-0.058866</text:p>
          </table:table-cell>
          <table:table-cell office:value-type="float" office:value="9.821101" calcext:value-type="float">
            <text:p>9.821101</text:p>
          </table:table-cell>
          <table:table-cell table:number-columns-repeated="4"/>
        </table:table-row>
        <table:table-row table:style-name="ro1">
          <table:table-cell office:value-type="float" office:value="3136.945" calcext:value-type="float">
            <text:p>3136.94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9.797097" calcext:value-type="float">
            <text:p>9.797097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-0.000303" calcext:value-type="float">
            <text:p>-0.0003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-0.028096" calcext:value-type="float">
            <text:p>-0.028096</text:p>
          </table:table-cell>
          <table:table-cell office:value-type="float" office:value="9.795158" calcext:value-type="float">
            <text:p>9.795158</text:p>
          </table:table-cell>
          <table:table-cell table:number-columns-repeated="4"/>
        </table:table-row>
        <table:table-row table:style-name="ro1">
          <table:table-cell office:value-type="float" office:value="3136.955" calcext:value-type="float">
            <text:p>3136.95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3757" calcext:value-type="float">
            <text:p>-0.03757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9.798315" calcext:value-type="float">
            <text:p>9.79831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0.000205" calcext:value-type="float">
            <text:p>-0.0002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99143" calcext:value-type="float">
            <text:p>0.199143</text:p>
          </table:table-cell>
          <table:table-cell office:value-type="float" office:value="-0.028953" calcext:value-type="float">
            <text:p>-0.028953</text:p>
          </table:table-cell>
          <table:table-cell office:value-type="float" office:value="9.796323" calcext:value-type="float">
            <text:p>9.796323</text:p>
          </table:table-cell>
          <table:table-cell table:number-columns-repeated="4"/>
        </table:table-row>
        <table:table-row table:style-name="ro1">
          <table:table-cell office:value-type="float" office:value="3136.965" calcext:value-type="float">
            <text:p>3136.96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35111" calcext:value-type="float">
            <text:p>-0.035111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9.798051" calcext:value-type="float">
            <text:p>9.798051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01466" calcext:value-type="float">
            <text:p>0.201466</text:p>
          </table:table-cell>
          <table:table-cell office:value-type="float" office:value="-0.029882" calcext:value-type="float">
            <text:p>-0.029882</text:p>
          </table:table-cell>
          <table:table-cell office:value-type="float" office:value="9.795999" calcext:value-type="float">
            <text:p>9.795999</text:p>
          </table:table-cell>
          <table:table-cell table:number-columns-repeated="4"/>
        </table:table-row>
        <table:table-row table:style-name="ro1">
          <table:table-cell office:value-type="float" office:value="3136.975" calcext:value-type="float">
            <text:p>3136.97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21679" calcext:value-type="float">
            <text:p>-0.021679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9.799859" calcext:value-type="float">
            <text:p>9.799859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.000082" calcext:value-type="float">
            <text:p>-8.2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14258" calcext:value-type="float">
            <text:p>0.214258</text:p>
          </table:table-cell>
          <table:table-cell office:value-type="float" office:value="-0.034846" calcext:value-type="float">
            <text:p>-0.034846</text:p>
          </table:table-cell>
          <table:table-cell office:value-type="float" office:value="9.797479" calcext:value-type="float">
            <text:p>9.797479</text:p>
          </table:table-cell>
          <table:table-cell table:number-columns-repeated="4"/>
        </table:table-row>
        <table:table-row table:style-name="ro1">
          <table:table-cell office:value-type="float" office:value="3136.985" calcext:value-type="float">
            <text:p>3136.98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17442" calcext:value-type="float">
            <text:p>-0.0174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9.800805" calcext:value-type="float">
            <text:p>9.800805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0137" calcext:value-type="float">
            <text:p>-0.0001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18269" calcext:value-type="float">
            <text:p>0.218269</text:p>
          </table:table-cell>
          <table:table-cell office:value-type="float" office:value="-0.036599" calcext:value-type="float">
            <text:p>-0.036599</text:p>
          </table:table-cell>
          <table:table-cell office:value-type="float" office:value="9.798322" calcext:value-type="float">
            <text:p>9.798322</text:p>
          </table:table-cell>
          <table:table-cell table:number-columns-repeated="4"/>
        </table:table-row>
        <table:table-row table:style-name="ro1">
          <table:table-cell office:value-type="float" office:value="3136.995" calcext:value-type="float">
            <text:p>3136.99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18209" calcext:value-type="float">
            <text:p>-0.018209</text:p>
          </table:table-cell>
          <table:table-cell office:value-type="float" office:value="-0.000841" calcext:value-type="float">
            <text:p>-0.000841</text:p>
          </table:table-cell>
          <table:table-cell office:value-type="float" office:value="9.800363" calcext:value-type="float">
            <text:p>9.800363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-0.000162" calcext:value-type="float">
            <text:p>-0.00016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16836" calcext:value-type="float">
            <text:p>0.216836</text:p>
          </table:table-cell>
          <table:table-cell office:value-type="float" office:value="-0.040141" calcext:value-type="float">
            <text:p>-0.040141</text:p>
          </table:table-cell>
          <table:table-cell office:value-type="float" office:value="9.797899" calcext:value-type="float">
            <text:p>9.797899</text:p>
          </table:table-cell>
          <table:table-cell table:number-columns-repeated="4"/>
        </table:table-row>
        <table:table-row table:style-name="ro1">
          <table:table-cell office:value-type="float" office:value="3137.005" calcext:value-type="float">
            <text:p>3137.00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17577" calcext:value-type="float">
            <text:p>-0.017577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9.801927" calcext:value-type="float">
            <text:p>9.801927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19176" calcext:value-type="float">
            <text:p>0.219176</text:p>
          </table:table-cell>
          <table:table-cell office:value-type="float" office:value="-0.030986" calcext:value-type="float">
            <text:p>-0.030986</text:p>
          </table:table-cell>
          <table:table-cell office:value-type="float" office:value="9.799447" calcext:value-type="float">
            <text:p>9.799447</text:p>
          </table:table-cell>
          <table:table-cell table:number-columns-repeated="4"/>
        </table:table-row>
        <table:table-row table:style-name="ro1">
          <table:table-cell office:value-type="float" office:value="3137.015" calcext:value-type="float">
            <text:p>3137.01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-0.004202" calcext:value-type="float">
            <text:p>-0.004202</text:p>
          </table:table-cell>
          <table:table-cell office:value-type="float" office:value="9.803085" calcext:value-type="float">
            <text:p>9.80308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0495" calcext:value-type="float">
            <text:p>-0.0004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45097" calcext:value-type="float">
            <text:p>0.245097</text:p>
          </table:table-cell>
          <table:table-cell office:value-type="float" office:value="-0.048679" calcext:value-type="float">
            <text:p>-0.048679</text:p>
          </table:table-cell>
          <table:table-cell office:value-type="float" office:value="9.799906" calcext:value-type="float">
            <text:p>9.799906</text:p>
          </table:table-cell>
          <table:table-cell table:number-columns-repeated="4"/>
        </table:table-row>
        <table:table-row table:style-name="ro1">
          <table:table-cell office:value-type="float" office:value="3137.025" calcext:value-type="float">
            <text:p>3137.025</text:p>
          </table:table-cell>
          <table:table-cell office:value-type="string" calcext:value-type="string">
            <text:p>imu</text:p>
          </table:table-cell>
          <table:table-cell office:value-type="float" office:value="-2.5269" calcext:value-type="float">
            <text:p>-2.5269</text:p>
          </table:table-cell>
          <table:table-cell office:value-type="float" office:value="0.9172" calcext:value-type="float">
            <text:p>0.917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-0.08953" calcext:value-type="float">
            <text:p>-0.0895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-0.033261" calcext:value-type="float">
            <text:p>-0.033261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9.799408" calcext:value-type="float">
            <text:p>9.799408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0438" calcext:value-type="float">
            <text:p>-0.0004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03121" calcext:value-type="float">
            <text:p>0.203121</text:p>
          </table:table-cell>
          <table:table-cell office:value-type="float" office:value="-0.031307" calcext:value-type="float">
            <text:p>-0.031307</text:p>
          </table:table-cell>
          <table:table-cell office:value-type="float" office:value="9.79731" calcext:value-type="float">
            <text:p>9.79731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odom</text:p>
          </table:table-cell>
          <table:table-cell office:value-type="float" office:value="-2.618719" calcext:value-type="float">
            <text:p>-2.618719</text:p>
          </table:table-cell>
          <table:table-cell office:value-type="float" office:value="0.933776" calcext:value-type="float">
            <text:p>0.93377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table:number-columns-repeated="13"/>
        </table:table-row>
        <table:table-row table:style-name="ro1">
          <table:table-cell office:value-type="float" office:value="3137.035" calcext:value-type="float">
            <text:p>3137.03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2425" calcext:value-type="float">
            <text:p>-0.032425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9.802476" calcext:value-type="float">
            <text:p>9.802476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957" calcext:value-type="float">
            <text:p>-0.002957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9.802529" calcext:value-type="float">
            <text:p>9.802529</text:p>
          </table:table-cell>
          <table:table-cell table:number-columns-repeated="4"/>
        </table:table-row>
        <table:table-row table:style-name="ro1">
          <table:table-cell office:value-type="float" office:value="3137.045" calcext:value-type="float">
            <text:p>3137.04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889" calcext:value-type="float">
            <text:p>-0.037889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9.80007" calcext:value-type="float">
            <text:p>9.80007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-0.000597" calcext:value-type="float">
            <text:p>-0.0005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23" calcext:value-type="float">
            <text:p>-0.008123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9.800139" calcext:value-type="float">
            <text:p>9.800139</text:p>
          </table:table-cell>
          <table:table-cell table:number-columns-repeated="4"/>
        </table:table-row>
        <table:table-row table:style-name="ro1">
          <table:table-cell office:value-type="float" office:value="3137.055" calcext:value-type="float">
            <text:p>3137.05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641" calcext:value-type="float">
            <text:p>-0.037641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9.79878" calcext:value-type="float">
            <text:p>9.79878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894" calcext:value-type="float">
            <text:p>-0.007894</text:p>
          </table:table-cell>
          <table:table-cell office:value-type="float" office:value="0.008609" calcext:value-type="float">
            <text:p>0.008609</text:p>
          </table:table-cell>
          <table:table-cell office:value-type="float" office:value="9.798848" calcext:value-type="float">
            <text:p>9.798848</text:p>
          </table:table-cell>
          <table:table-cell table:number-columns-repeated="4"/>
        </table:table-row>
        <table:table-row table:style-name="ro1">
          <table:table-cell office:value-type="float" office:value="3137.065" calcext:value-type="float">
            <text:p>3137.06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105" calcext:value-type="float">
            <text:p>-0.037105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9.798824" calcext:value-type="float">
            <text:p>9.798824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453" calcext:value-type="float">
            <text:p>-0.00045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394" calcext:value-type="float">
            <text:p>-0.007394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9.79889" calcext:value-type="float">
            <text:p>9.79889</text:p>
          </table:table-cell>
          <table:table-cell table:number-columns-repeated="4"/>
        </table:table-row>
        <table:table-row table:style-name="ro1">
          <table:table-cell office:value-type="float" office:value="3137.075" calcext:value-type="float">
            <text:p>3137.07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1791" calcext:value-type="float">
            <text:p>-0.031791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9.799013" calcext:value-type="float">
            <text:p>9.799013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-0.000395" calcext:value-type="float">
            <text:p>-0.0003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334" calcext:value-type="float">
            <text:p>-0.002334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9.799064" calcext:value-type="float">
            <text:p>9.799064</text:p>
          </table:table-cell>
          <table:table-cell table:number-columns-repeated="4"/>
        </table:table-row>
        <table:table-row table:style-name="ro1">
          <table:table-cell office:value-type="float" office:value="3137.085" calcext:value-type="float">
            <text:p>3137.08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3611" calcext:value-type="float">
            <text:p>-0.033611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9.799212" calcext:value-type="float">
            <text:p>9.799212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-0.000348" calcext:value-type="float">
            <text:p>-0.00034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073" calcext:value-type="float">
            <text:p>-0.004073</text:p>
          </table:table-cell>
          <table:table-cell office:value-type="float" office:value="0.007084" calcext:value-type="float">
            <text:p>0.007084</text:p>
          </table:table-cell>
          <table:table-cell office:value-type="float" office:value="9.799268" calcext:value-type="float">
            <text:p>9.799268</text:p>
          </table:table-cell>
          <table:table-cell table:number-columns-repeated="4"/>
        </table:table-row>
        <table:table-row table:style-name="ro1">
          <table:table-cell office:value-type="float" office:value="3137.095" calcext:value-type="float">
            <text:p>3137.09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9202" calcext:value-type="float">
            <text:p>-0.039202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9.798656" calcext:value-type="float">
            <text:p>9.798656</text:p>
          </table:table-cell>
          <table:table-cell office:value-type="float" office:value="-0.000058" calcext:value-type="float">
            <text:p>-5.8E-05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366" calcext:value-type="float">
            <text:p>-0.009366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9.798728" calcext:value-type="float">
            <text:p>9.798728</text:p>
          </table:table-cell>
          <table:table-cell table:number-columns-repeated="4"/>
        </table:table-row>
        <table:table-row table:style-name="ro1">
          <table:table-cell office:value-type="float" office:value="3137.105" calcext:value-type="float">
            <text:p>3137.10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6601" calcext:value-type="float">
            <text:p>-0.036601</text:p>
          </table:table-cell>
          <table:table-cell office:value-type="float" office:value="0.006797" calcext:value-type="float">
            <text:p>0.006797</text:p>
          </table:table-cell>
          <table:table-cell office:value-type="float" office:value="9.798356" calcext:value-type="float">
            <text:p>9.798356</text:p>
          </table:table-cell>
          <table:table-cell office:value-type="float" office:value="-0.000044" calcext:value-type="float">
            <text:p>-4.4E-05</text:p>
          </table:table-cell>
          <table:table-cell office:value-type="float" office:value="-0.000173" calcext:value-type="float">
            <text:p>-0.00017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917" calcext:value-type="float">
            <text:p>-0.00691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9.798421" calcext:value-type="float">
            <text:p>9.798421</text:p>
          </table:table-cell>
          <table:table-cell table:number-columns-repeated="4"/>
        </table:table-row>
        <table:table-row table:style-name="ro1">
          <table:table-cell office:value-type="float" office:value="3137.115" calcext:value-type="float">
            <text:p>3137.11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3737" calcext:value-type="float">
            <text:p>-0.033737</text:p>
          </table:table-cell>
          <table:table-cell office:value-type="float" office:value="0.006229" calcext:value-type="float">
            <text:p>0.006229</text:p>
          </table:table-cell>
          <table:table-cell office:value-type="float" office:value="9.798125" calcext:value-type="float">
            <text:p>9.798125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9.798181" calcext:value-type="float">
            <text:p>9.798181</text:p>
          </table:table-cell>
          <table:table-cell table:number-columns-repeated="4"/>
        </table:table-row>
        <table:table-row table:style-name="ro1">
          <table:table-cell office:value-type="float" office:value="3137.125" calcext:value-type="float">
            <text:p>3137.12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8332" calcext:value-type="float">
            <text:p>-0.018332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9.800295" calcext:value-type="float">
            <text:p>9.800295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438" calcext:value-type="float">
            <text:p>0.010438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9.800308" calcext:value-type="float">
            <text:p>9.800308</text:p>
          </table:table-cell>
          <table:table-cell table:number-columns-repeated="4"/>
        </table:table-row>
        <table:table-row table:style-name="ro1">
          <table:table-cell office:value-type="float" office:value="3137.135" calcext:value-type="float">
            <text:p>3137.135</text:p>
          </table:table-cell>
          <table:table-cell office:value-type="string" calcext:value-type="string">
            <text:p>imu</text:p>
          </table:table-cell>
          <table:table-cell office:value-type="float" office:value="-2.6187" calcext:value-type="float">
            <text:p>-2.6187</text:p>
          </table:table-cell>
          <table:table-cell office:value-type="float" office:value="0.9338" calcext:value-type="float">
            <text:p>0.933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89377" calcext:value-type="float">
            <text:p>-0.08937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7238" calcext:value-type="float">
            <text:p>-0.017238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9.800849" calcext:value-type="float">
            <text:p>9.800849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372" calcext:value-type="float">
            <text:p>0.011372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9.800858" calcext:value-type="float">
            <text:p>9.800858</text:p>
          </table:table-cell>
          <table:table-cell table:number-columns-repeated="4"/>
        </table:table-row>
        <table:table-row table:style-name="ro1">
          <table:table-cell office:value-type="float" office:value="3137.132" calcext:value-type="float">
            <text:p>3137.132</text:p>
          </table:table-cell>
          <table:table-cell office:value-type="string" calcext:value-type="string">
            <text:p>odom</text:p>
          </table:table-cell>
          <table:table-cell office:value-type="float" office:value="-2.711152" calcext:value-type="float">
            <text:p>-2.71115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table:number-columns-repeated="13"/>
        </table:table-row>
        <table:table-row table:style-name="ro1">
          <table:table-cell office:value-type="float" office:value="3137.145" calcext:value-type="float">
            <text:p>3137.14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888" calcext:value-type="float">
            <text:p>-0.01888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9.800164" calcext:value-type="float">
            <text:p>9.800164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163" calcext:value-type="float">
            <text:p>-0.00016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9068" calcext:value-type="float">
            <text:p>0.009068</text:p>
          </table:table-cell>
          <table:table-cell office:value-type="float" office:value="-0.001613" calcext:value-type="float">
            <text:p>-0.001613</text:p>
          </table:table-cell>
          <table:table-cell office:value-type="float" office:value="9.800178" calcext:value-type="float">
            <text:p>9.800178</text:p>
          </table:table-cell>
          <table:table-cell table:number-columns-repeated="4"/>
        </table:table-row>
        <table:table-row table:style-name="ro1">
          <table:table-cell office:value-type="float" office:value="3137.155" calcext:value-type="float">
            <text:p>3137.15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2449" calcext:value-type="float">
            <text:p>-0.012449</text:p>
          </table:table-cell>
          <table:table-cell office:value-type="float" office:value="0.007844" calcext:value-type="float">
            <text:p>0.007844</text:p>
          </table:table-cell>
          <table:table-cell office:value-type="float" office:value="9.803421" calcext:value-type="float">
            <text:p>9.80342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0386" calcext:value-type="float">
            <text:p>-0.0003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6799" calcext:value-type="float">
            <text:p>0.016799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9.803417" calcext:value-type="float">
            <text:p>9.803417</text:p>
          </table:table-cell>
          <table:table-cell table:number-columns-repeated="4"/>
        </table:table-row>
        <table:table-row table:style-name="ro1">
          <table:table-cell office:value-type="float" office:value="3137.165" calcext:value-type="float">
            <text:p>3137.16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0.006879" calcext:value-type="float">
            <text:p>0.006879</text:p>
          </table:table-cell>
          <table:table-cell office:value-type="float" office:value="-0.002469" calcext:value-type="float">
            <text:p>-0.002469</text:p>
          </table:table-cell>
          <table:table-cell office:value-type="float" office:value="9.80033" calcext:value-type="float">
            <text:p>9.80033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-0.000387" calcext:value-type="float">
            <text:p>-0.0003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3974" calcext:value-type="float">
            <text:p>0.033974</text:p>
          </table:table-cell>
          <table:table-cell office:value-type="float" office:value="-0.00864" calcext:value-type="float">
            <text:p>-0.00864</text:p>
          </table:table-cell>
          <table:table-cell office:value-type="float" office:value="9.80027" calcext:value-type="float">
            <text:p>9.80027</text:p>
          </table:table-cell>
          <table:table-cell table:number-columns-repeated="4"/>
        </table:table-row>
        <table:table-row table:style-name="ro1">
          <table:table-cell office:value-type="float" office:value="3137.175" calcext:value-type="float">
            <text:p>3137.17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3444" calcext:value-type="float">
            <text:p>-0.033444</text:p>
          </table:table-cell>
          <table:table-cell office:value-type="float" office:value="0.004772" calcext:value-type="float">
            <text:p>0.004772</text:p>
          </table:table-cell>
          <table:table-cell office:value-type="float" office:value="9.802487" calcext:value-type="float">
            <text:p>9.802487</text:p>
          </table:table-cell>
          <table:table-cell office:value-type="float" office:value="-0.000086" calcext:value-type="float">
            <text:p>-8.6E-05</text:p>
          </table:table-cell>
          <table:table-cell office:value-type="float" office:value="-0.000544" calcext:value-type="float">
            <text:p>-0.0005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41" calcext:value-type="float">
            <text:p>-0.00441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9.802543" calcext:value-type="float">
            <text:p>9.802543</text:p>
          </table:table-cell>
          <table:table-cell table:number-columns-repeated="4"/>
        </table:table-row>
        <table:table-row table:style-name="ro1">
          <table:table-cell office:value-type="float" office:value="3137.185" calcext:value-type="float">
            <text:p>3137.18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5885" calcext:value-type="float">
            <text:p>-0.035885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9.801281" calcext:value-type="float">
            <text:p>9.801281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-0.000619" calcext:value-type="float">
            <text:p>-0.0006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477" calcext:value-type="float">
            <text:p>-0.006477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9.801343" calcext:value-type="float">
            <text:p>9.801343</text:p>
          </table:table-cell>
          <table:table-cell table:number-columns-repeated="4"/>
        </table:table-row>
        <table:table-row table:style-name="ro1">
          <table:table-cell office:value-type="float" office:value="3137.195" calcext:value-type="float">
            <text:p>3137.19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227" calcext:value-type="float">
            <text:p>-0.037227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9.79938" calcext:value-type="float">
            <text:p>9.79938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0583" calcext:value-type="float">
            <text:p>-0.00058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742" calcext:value-type="float">
            <text:p>-0.007742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9.799447" calcext:value-type="float">
            <text:p>9.799447</text:p>
          </table:table-cell>
          <table:table-cell table:number-columns-repeated="4"/>
        </table:table-row>
        <table:table-row table:style-name="ro1">
          <table:table-cell office:value-type="float" office:value="3137.205" calcext:value-type="float">
            <text:p>3137.20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477" calcext:value-type="float">
            <text:p>-0.037477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9.798762" calcext:value-type="float">
            <text:p>9.798762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-0.000507" calcext:value-type="float">
            <text:p>-0.0005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992" calcext:value-type="float">
            <text:p>-0.007992</text:p>
          </table:table-cell>
          <table:table-cell office:value-type="float" office:value="0.008576" calcext:value-type="float">
            <text:p>0.008576</text:p>
          </table:table-cell>
          <table:table-cell office:value-type="float" office:value="9.798829" calcext:value-type="float">
            <text:p>9.798829</text:p>
          </table:table-cell>
          <table:table-cell table:number-columns-repeated="4"/>
        </table:table-row>
        <table:table-row table:style-name="ro1">
          <table:table-cell office:value-type="float" office:value="3137.215" calcext:value-type="float">
            <text:p>3137.21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5904" calcext:value-type="float">
            <text:p>-0.035904</text:p>
          </table:table-cell>
          <table:table-cell office:value-type="float" office:value="0.006694" calcext:value-type="float">
            <text:p>0.006694</text:p>
          </table:table-cell>
          <table:table-cell office:value-type="float" office:value="9.798823" calcext:value-type="float">
            <text:p>9.798823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499" calcext:value-type="float">
            <text:p>-0.00649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9.798886" calcext:value-type="float">
            <text:p>9.798886</text:p>
          </table:table-cell>
          <table:table-cell table:number-columns-repeated="4"/>
        </table:table-row>
        <table:table-row table:style-name="ro1">
          <table:table-cell office:value-type="float" office:value="3137.225" calcext:value-type="float">
            <text:p>3137.22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129" calcext:value-type="float">
            <text:p>-0.03129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9.799137" calcext:value-type="float">
            <text:p>9.799137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0387" calcext:value-type="float">
            <text:p>-0.0003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114" calcext:value-type="float">
            <text:p>-0.002114</text:p>
          </table:table-cell>
          <table:table-cell office:value-type="float" office:value="0.006305" calcext:value-type="float">
            <text:p>0.006305</text:p>
          </table:table-cell>
          <table:table-cell office:value-type="float" office:value="9.799187" calcext:value-type="float">
            <text:p>9.799187</text:p>
          </table:table-cell>
          <table:table-cell table:number-columns-repeated="4"/>
        </table:table-row>
        <table:table-row table:style-name="ro1">
          <table:table-cell office:value-type="float" office:value="3137.235" calcext:value-type="float">
            <text:p>3137.23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4982" calcext:value-type="float">
            <text:p>-0.034982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9.799047" calcext:value-type="float">
            <text:p>9.799047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329" calcext:value-type="float">
            <text:p>-0.00032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619" calcext:value-type="float">
            <text:p>-0.005619</text:p>
          </table:table-cell>
          <table:table-cell office:value-type="float" office:value="0.007676" calcext:value-type="float">
            <text:p>0.007676</text:p>
          </table:table-cell>
          <table:table-cell office:value-type="float" office:value="9.799107" calcext:value-type="float">
            <text:p>9.799107</text:p>
          </table:table-cell>
          <table:table-cell table:number-columns-repeated="4"/>
        </table:table-row>
        <table:table-row table:style-name="ro1">
          <table:table-cell office:value-type="float" office:value="3137.245" calcext:value-type="float">
            <text:p>3137.24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838" calcext:value-type="float">
            <text:p>-0.03838</text:p>
          </table:table-cell>
          <table:table-cell office:value-type="float" office:value="0.007192" calcext:value-type="float">
            <text:p>0.007192</text:p>
          </table:table-cell>
          <table:table-cell office:value-type="float" office:value="9.798627" calcext:value-type="float">
            <text:p>9.798627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847" calcext:value-type="float">
            <text:p>-0.008847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9.798697" calcext:value-type="float">
            <text:p>9.798697</text:p>
          </table:table-cell>
          <table:table-cell table:number-columns-repeated="4"/>
        </table:table-row>
        <table:table-row table:style-name="ro1">
          <table:table-cell office:value-type="float" office:value="3137.255" calcext:value-type="float">
            <text:p>3137.255</text:p>
          </table:table-cell>
          <table:table-cell office:value-type="string" calcext:value-type="string">
            <text:p>imu</text:p>
          </table:table-cell>
          <table:table-cell office:value-type="float" office:value="-2.7112" calcext:value-type="float">
            <text:p>-2.7112</text:p>
          </table:table-cell>
          <table:table-cell office:value-type="float" office:value="0.9505" calcext:value-type="float">
            <text:p>0.95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-0.089375" calcext:value-type="float">
            <text:p>-0.089375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5935" calcext:value-type="float">
            <text:p>-0.035935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9.798285" calcext:value-type="float">
            <text:p>9.79828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537" calcext:value-type="float">
            <text:p>-0.006537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9.798348" calcext:value-type="float">
            <text:p>9.798348</text:p>
          </table:table-cell>
          <table:table-cell table:number-columns-repeated="4"/>
        </table:table-row>
        <table:table-row table:style-name="ro1">
          <table:table-cell office:value-type="float" office:value="3137.234" calcext:value-type="float">
            <text:p>3137.234</text:p>
          </table:table-cell>
          <table:table-cell office:value-type="string" calcext:value-type="string">
            <text:p>odom</text:p>
          </table:table-cell>
          <table:table-cell office:value-type="float" office:value="-2.780121" calcext:value-type="float">
            <text:p>-2.780121</text:p>
          </table:table-cell>
          <table:table-cell office:value-type="float" office:value="0.962978" calcext:value-type="float">
            <text:p>0.962978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table:number-columns-repeated="13"/>
        </table:table-row>
        <table:table-row table:style-name="ro1">
          <table:table-cell office:value-type="float" office:value="3137.265" calcext:value-type="float">
            <text:p>3137.26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1061" calcext:value-type="float">
            <text:p>-0.031061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9.79864" calcext:value-type="float">
            <text:p>9.79864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154" calcext:value-type="float">
            <text:p>-0.002154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9.798689" calcext:value-type="float">
            <text:p>9.798689</text:p>
          </table:table-cell>
          <table:table-cell table:number-columns-repeated="4"/>
        </table:table-row>
        <table:table-row table:style-name="ro1">
          <table:table-cell office:value-type="float" office:value="3137.275" calcext:value-type="float">
            <text:p>3137.27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6683" calcext:value-type="float">
            <text:p>-0.016683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9.800346" calcext:value-type="float">
            <text:p>9.800346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9.800354" calcext:value-type="float">
            <text:p>9.800354</text:p>
          </table:table-cell>
          <table:table-cell table:number-columns-repeated="4"/>
        </table:table-row>
        <table:table-row table:style-name="ro1">
          <table:table-cell office:value-type="float" office:value="3137.285" calcext:value-type="float">
            <text:p>3137.28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7009" calcext:value-type="float">
            <text:p>-0.017009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9.800832" calcext:value-type="float">
            <text:p>9.800832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974" calcext:value-type="float">
            <text:p>0.010974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9.800841" calcext:value-type="float">
            <text:p>9.800841</text:p>
          </table:table-cell>
          <table:table-cell table:number-columns-repeated="4"/>
        </table:table-row>
        <table:table-row table:style-name="ro1">
          <table:table-cell office:value-type="float" office:value="3137.295" calcext:value-type="float">
            <text:p>3137.29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19164" calcext:value-type="float">
            <text:p>-0.019164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9.800244" calcext:value-type="float">
            <text:p>9.800244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9.800259" calcext:value-type="float">
            <text:p>9.800259</text:p>
          </table:table-cell>
          <table:table-cell table:number-columns-repeated="4"/>
        </table:table-row>
        <table:table-row table:style-name="ro1">
          <table:table-cell office:value-type="float" office:value="3137.305" calcext:value-type="float">
            <text:p>3137.30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0482" calcext:value-type="float">
            <text:p>-0.00482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9.804681" calcext:value-type="float">
            <text:p>9.804681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00487" calcext:value-type="float">
            <text:p>-0.0004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23369" calcext:value-type="float">
            <text:p>0.023369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9.804655" calcext:value-type="float">
            <text:p>9.804655</text:p>
          </table:table-cell>
          <table:table-cell table:number-columns-repeated="4"/>
        </table:table-row>
        <table:table-row table:style-name="ro1">
          <table:table-cell office:value-type="float" office:value="3137.315" calcext:value-type="float">
            <text:p>3137.31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03766" calcext:value-type="float">
            <text:p>-0.00376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9.797396" calcext:value-type="float">
            <text:p>9.797396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-0.000281" calcext:value-type="float">
            <text:p>-0.00028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23801" calcext:value-type="float">
            <text:p>0.023801</text:p>
          </table:table-cell>
          <table:table-cell office:value-type="float" office:value="-0.003588" calcext:value-type="float">
            <text:p>-0.003588</text:p>
          </table:table-cell>
          <table:table-cell office:value-type="float" office:value="9.797367" calcext:value-type="float">
            <text:p>9.797367</text:p>
          </table:table-cell>
          <table:table-cell table:number-columns-repeated="4"/>
        </table:table-row>
        <table:table-row table:style-name="ro1">
          <table:table-cell office:value-type="float" office:value="3137.325" calcext:value-type="float">
            <text:p>3137.32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0179" calcext:value-type="float">
            <text:p>-0.030179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9.804618" calcext:value-type="float">
            <text:p>9.804618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-0.000584" calcext:value-type="float">
            <text:p>-0.0005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1576" calcext:value-type="float">
            <text:p>-0.001576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9.804664" calcext:value-type="float">
            <text:p>9.804664</text:p>
          </table:table-cell>
          <table:table-cell table:number-columns-repeated="4"/>
        </table:table-row>
        <table:table-row table:style-name="ro1">
          <table:table-cell office:value-type="float" office:value="3137.335" calcext:value-type="float">
            <text:p>3137.33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8516" calcext:value-type="float">
            <text:p>-0.03851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9.800888" calcext:value-type="float">
            <text:p>9.800888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-0.000634" calcext:value-type="float">
            <text:p>-0.00063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238" calcext:value-type="float">
            <text:p>-0.00923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9.800957" calcext:value-type="float">
            <text:p>9.800957</text:p>
          </table:table-cell>
          <table:table-cell table:number-columns-repeated="4"/>
        </table:table-row>
        <table:table-row table:style-name="ro1">
          <table:table-cell office:value-type="float" office:value="3137.345" calcext:value-type="float">
            <text:p>3137.34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6934" calcext:value-type="float">
            <text:p>-0.036934</text:p>
          </table:table-cell>
          <table:table-cell office:value-type="float" office:value="0.006936" calcext:value-type="float">
            <text:p>0.006936</text:p>
          </table:table-cell>
          <table:table-cell office:value-type="float" office:value="9.798901" calcext:value-type="float">
            <text:p>9.798901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00567" calcext:value-type="float">
            <text:p>-0.00056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721" calcext:value-type="float">
            <text:p>-0.00772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9.798966" calcext:value-type="float">
            <text:p>9.798966</text:p>
          </table:table-cell>
          <table:table-cell table:number-columns-repeated="4"/>
        </table:table-row>
        <table:table-row table:style-name="ro1">
          <table:table-cell office:value-type="float" office:value="3137.355" calcext:value-type="float">
            <text:p>3137.35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7365" calcext:value-type="float">
            <text:p>-0.037365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9.798761" calcext:value-type="float">
            <text:p>9.798761</text:p>
          </table:table-cell>
          <table:table-cell office:value-type="float" office:value="-0.000095" calcext:value-type="float">
            <text:p>-9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41" calcext:value-type="float">
            <text:p>-0.008141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9.798828" calcext:value-type="float">
            <text:p>9.798828</text:p>
          </table:table-cell>
          <table:table-cell table:number-columns-repeated="4"/>
        </table:table-row>
        <table:table-row table:style-name="ro1">
          <table:table-cell office:value-type="float" office:value="3137.365" calcext:value-type="float">
            <text:p>3137.365</text:p>
          </table:table-cell>
          <table:table-cell office:value-type="string" calcext:value-type="string">
            <text:p>imu</text:p>
          </table:table-cell>
          <table:table-cell office:value-type="float" office:value="-2.7801" calcext:value-type="float">
            <text:p>-2.7801</text:p>
          </table:table-cell>
          <table:table-cell office:value-type="float" office:value="0.963" calcext:value-type="float">
            <text:p>0.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-0.034045" calcext:value-type="float">
            <text:p>-0.034045</text:p>
          </table:table-cell>
          <table:table-cell office:value-type="float" office:value="0.006351" calcext:value-type="float">
            <text:p>0.006351</text:p>
          </table:table-cell>
          <table:table-cell office:value-type="float" office:value="9.79884" calcext:value-type="float">
            <text:p>9.79884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0424" calcext:value-type="float">
            <text:p>-0.0004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983" calcext:value-type="float">
            <text:p>-0.004983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9.798897" calcext:value-type="float">
            <text:p>9.798897</text:p>
          </table:table-cell>
          <table:table-cell table:number-columns-repeated="4"/>
        </table:table-row>
        <table:table-row table:style-name="ro1">
          <table:table-cell office:value-type="float" office:value="3137.367" calcext:value-type="float">
            <text:p>3137.367</text:p>
          </table:table-cell>
          <table:table-cell office:value-type="string" calcext:value-type="string">
            <text:p>odom</text:p>
          </table:table-cell>
          <table:table-cell office:value-type="float" office:value="-2.871865" calcext:value-type="float">
            <text:p>-2.871865</text:p>
          </table:table-cell>
          <table:table-cell office:value-type="float" office:value="0.979576" calcext:value-type="float">
            <text:p>0.97957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table:number-columns-repeated="13"/>
        </table:table-row>
        <table:table-row table:style-name="ro1">
          <table:table-cell office:value-type="float" office:value="3137.375" calcext:value-type="float">
            <text:p>3137.37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1407" calcext:value-type="float">
            <text:p>-0.031407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9.799242" calcext:value-type="float">
            <text:p>9.79924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79" calcext:value-type="float">
            <text:p>-0.0003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715" calcext:value-type="float">
            <text:p>-0.002715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9.799291" calcext:value-type="float">
            <text:p>9.799291</text:p>
          </table:table-cell>
          <table:table-cell table:number-columns-repeated="4"/>
        </table:table-row>
        <table:table-row table:style-name="ro1">
          <table:table-cell office:value-type="float" office:value="3137.385" calcext:value-type="float">
            <text:p>3137.38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5977" calcext:value-type="float">
            <text:p>-0.035977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9.798949" calcext:value-type="float">
            <text:p>9.798949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-0.000322" calcext:value-type="float">
            <text:p>-0.0003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052" calcext:value-type="float">
            <text:p>-0.00705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9.799012" calcext:value-type="float">
            <text:p>9.799012</text:p>
          </table:table-cell>
          <table:table-cell table:number-columns-repeated="4"/>
        </table:table-row>
        <table:table-row table:style-name="ro1">
          <table:table-cell office:value-type="float" office:value="3137.395" calcext:value-type="float">
            <text:p>3137.39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7747" calcext:value-type="float">
            <text:p>-0.037747</text:p>
          </table:table-cell>
          <table:table-cell office:value-type="float" office:value="0.007062" calcext:value-type="float">
            <text:p>0.007062</text:p>
          </table:table-cell>
          <table:table-cell office:value-type="float" office:value="9.798584" calcext:value-type="float">
            <text:p>9.798584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734" calcext:value-type="float">
            <text:p>-0.008734</text:p>
          </table:table-cell>
          <table:table-cell office:value-type="float" office:value="0.008771" calcext:value-type="float">
            <text:p>0.008771</text:p>
          </table:table-cell>
          <table:table-cell office:value-type="float" office:value="9.798652" calcext:value-type="float">
            <text:p>9.798652</text:p>
          </table:table-cell>
          <table:table-cell table:number-columns-repeated="4"/>
        </table:table-row>
        <table:table-row table:style-name="ro1">
          <table:table-cell office:value-type="float" office:value="3137.405" calcext:value-type="float">
            <text:p>3137.40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5318" calcext:value-type="float">
            <text:p>-0.035318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9.798218" calcext:value-type="float">
            <text:p>9.798218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-0.000126" calcext:value-type="float">
            <text:p>-0.0001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439" calcext:value-type="float">
            <text:p>-0.006439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9.798278" calcext:value-type="float">
            <text:p>9.798278</text:p>
          </table:table-cell>
          <table:table-cell table:number-columns-repeated="4"/>
        </table:table-row>
        <table:table-row table:style-name="ro1">
          <table:table-cell office:value-type="float" office:value="3137.415" calcext:value-type="float">
            <text:p>3137.41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28559" calcext:value-type="float">
            <text:p>-0.028559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9.798953" calcext:value-type="float">
            <text:p>9.798953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012" calcext:value-type="float">
            <text:p>-1.2E-05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9.798995" calcext:value-type="float">
            <text:p>9.798995</text:p>
          </table:table-cell>
          <table:table-cell table:number-columns-repeated="4"/>
        </table:table-row>
        <table:table-row table:style-name="ro1">
          <table:table-cell office:value-type="float" office:value="3137.425" calcext:value-type="float">
            <text:p>3137.42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112" calcext:value-type="float">
            <text:p>-0.0001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621" calcext:value-type="float">
            <text:p>0.011621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9.800442" calcext:value-type="float">
            <text:p>9.800442</text:p>
          </table:table-cell>
          <table:table-cell table:number-columns-repeated="4"/>
        </table:table-row>
        <table:table-row table:style-name="ro1">
          <table:table-cell office:value-type="float" office:value="3137.435" calcext:value-type="float">
            <text:p>3137.43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6855" calcext:value-type="float">
            <text:p>-0.01685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9.800686" calcext:value-type="float">
            <text:p>9.800686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-0.000161" calcext:value-type="float">
            <text:p>-0.00016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593" calcext:value-type="float">
            <text:p>0.010593</text:p>
          </table:table-cell>
          <table:table-cell office:value-type="float" office:value="-0.001781" calcext:value-type="float">
            <text:p>-0.001781</text:p>
          </table:table-cell>
          <table:table-cell office:value-type="float" office:value="9.800695" calcext:value-type="float">
            <text:p>9.800695</text:p>
          </table:table-cell>
          <table:table-cell table:number-columns-repeated="4"/>
        </table:table-row>
        <table:table-row table:style-name="ro1">
          <table:table-cell office:value-type="float" office:value="3137.445" calcext:value-type="float">
            <text:p>3137.44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9472" calcext:value-type="float">
            <text:p>-0.019472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9.800429" calcext:value-type="float">
            <text:p>9.800429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-0.000183" calcext:value-type="float">
            <text:p>-0.00018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9.800445" calcext:value-type="float">
            <text:p>9.800445</text:p>
          </table:table-cell>
          <table:table-cell table:number-columns-repeated="4"/>
        </table:table-row>
        <table:table-row table:style-name="ro1">
          <table:table-cell office:value-type="float" office:value="3137.455" calcext:value-type="float">
            <text:p>3137.45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9.804952" calcext:value-type="float">
            <text:p>9.80495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552" calcext:value-type="float">
            <text:p>-0.0005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28869" calcext:value-type="float">
            <text:p>0.028869</text:p>
          </table:table-cell>
          <table:table-cell office:value-type="float" office:value="-0.004335" calcext:value-type="float">
            <text:p>-0.004335</text:p>
          </table:table-cell>
          <table:table-cell office:value-type="float" office:value="9.804908" calcext:value-type="float">
            <text:p>9.804908</text:p>
          </table:table-cell>
          <table:table-cell table:number-columns-repeated="4"/>
        </table:table-row>
        <table:table-row table:style-name="ro1">
          <table:table-cell office:value-type="float" office:value="3137.465" calcext:value-type="float">
            <text:p>3137.46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6728" calcext:value-type="float">
            <text:p>-0.016728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9.79607" calcext:value-type="float">
            <text:p>9.79607</text:p>
          </table:table-cell>
          <table:table-cell office:value-type="float" office:value="-0.000124" calcext:value-type="float">
            <text:p>-0.000124</text:p>
          </table:table-cell>
          <table:table-cell office:value-type="float" office:value="-0.000257" calcext:value-type="float">
            <text:p>-0.0002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304" calcext:value-type="float">
            <text:p>0.011304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9.796079" calcext:value-type="float">
            <text:p>9.796079</text:p>
          </table:table-cell>
          <table:table-cell table:number-columns-repeated="4"/>
        </table:table-row>
        <table:table-row table:style-name="ro1">
          <table:table-cell office:value-type="float" office:value="3137.475" calcext:value-type="float">
            <text:p>3137.47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28173" calcext:value-type="float">
            <text:p>-0.028173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9.805067" calcext:value-type="float">
            <text:p>9.805067</text:p>
          </table:table-cell>
          <table:table-cell office:value-type="float" office:value="-0.000103" calcext:value-type="float">
            <text:p>-0.000103</text:p>
          </table:table-cell>
          <table:table-cell office:value-type="float" office:value="-0.000584" calcext:value-type="float">
            <text:p>-0.0005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9.805108" calcext:value-type="float">
            <text:p>9.805108</text:p>
          </table:table-cell>
          <table:table-cell table:number-columns-repeated="4"/>
        </table:table-row>
        <table:table-row table:style-name="ro1">
          <table:table-cell office:value-type="float" office:value="3137.485" calcext:value-type="float">
            <text:p>3137.48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8675" calcext:value-type="float">
            <text:p>-0.038675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9.800675" calcext:value-type="float">
            <text:p>9.800675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-0.000627" calcext:value-type="float">
            <text:p>-0.0006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633" calcext:value-type="float">
            <text:p>-0.009633</text:p>
          </table:table-cell>
          <table:table-cell office:value-type="float" office:value="0.008986" calcext:value-type="float">
            <text:p>0.008986</text:p>
          </table:table-cell>
          <table:table-cell office:value-type="float" office:value="9.800745" calcext:value-type="float">
            <text:p>9.800745</text:p>
          </table:table-cell>
          <table:table-cell table:number-columns-repeated="4"/>
        </table:table-row>
        <table:table-row table:style-name="ro1">
          <table:table-cell office:value-type="float" office:value="3137.495" calcext:value-type="float">
            <text:p>3137.49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6736" calcext:value-type="float">
            <text:p>-0.036736</text:p>
          </table:table-cell>
          <table:table-cell office:value-type="float" office:value="0.006876" calcext:value-type="float">
            <text:p>0.006876</text:p>
          </table:table-cell>
          <table:table-cell office:value-type="float" office:value="9.798769" calcext:value-type="float">
            <text:p>9.798769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00551" calcext:value-type="float">
            <text:p>-0.00055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773" calcext:value-type="float">
            <text:p>-0.007773</text:p>
          </table:table-cell>
          <table:table-cell office:value-type="float" office:value="0.008408" calcext:value-type="float">
            <text:p>0.008408</text:p>
          </table:table-cell>
          <table:table-cell office:value-type="float" office:value="9.798834" calcext:value-type="float">
            <text:p>9.798834</text:p>
          </table:table-cell>
          <table:table-cell table:number-columns-repeated="4"/>
        </table:table-row>
        <table:table-row table:style-name="ro1">
          <table:table-cell office:value-type="float" office:value="3137.505" calcext:value-type="float">
            <text:p>3137.50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7241" calcext:value-type="float">
            <text:p>-0.037241</text:p>
          </table:table-cell>
          <table:table-cell office:value-type="float" office:value="0.006928" calcext:value-type="float">
            <text:p>0.006928</text:p>
          </table:table-cell>
          <table:table-cell office:value-type="float" office:value="9.798782" calcext:value-type="float">
            <text:p>9.798782</text:p>
          </table:table-cell>
          <table:table-cell office:value-type="float" office:value="-0.000094" calcext:value-type="float">
            <text:p>-9.4E-05</text:p>
          </table:table-cell>
          <table:table-cell office:value-type="float" office:value="-0.000484" calcext:value-type="float">
            <text:p>-0.0004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26" calcext:value-type="float">
            <text:p>-0.00826</text:p>
          </table:table-cell>
          <table:table-cell office:value-type="float" office:value="0.008549" calcext:value-type="float">
            <text:p>0.008549</text:p>
          </table:table-cell>
          <table:table-cell office:value-type="float" office:value="9.798848" calcext:value-type="float">
            <text:p>9.798848</text:p>
          </table:table-cell>
          <table:table-cell table:number-columns-repeated="4"/>
        </table:table-row>
        <table:table-row table:style-name="ro1">
          <table:table-cell office:value-type="float" office:value="3137.515" calcext:value-type="float">
            <text:p>3137.51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2733" calcext:value-type="float">
            <text:p>-0.032733</text:p>
          </table:table-cell>
          <table:table-cell office:value-type="float" office:value="0.006089" calcext:value-type="float">
            <text:p>0.006089</text:p>
          </table:table-cell>
          <table:table-cell office:value-type="float" office:value="9.798861" calcext:value-type="float">
            <text:p>9.798861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411" calcext:value-type="float">
            <text:p>-0.0004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0.006921" calcext:value-type="float">
            <text:p>0.006921</text:p>
          </table:table-cell>
          <table:table-cell office:value-type="float" office:value="9.798915" calcext:value-type="float">
            <text:p>9.798915</text:p>
          </table:table-cell>
          <table:table-cell table:number-columns-repeated="4"/>
        </table:table-row>
        <table:table-row table:style-name="ro1">
          <table:table-cell office:value-type="float" office:value="3137.525" calcext:value-type="float">
            <text:p>3137.52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1437" calcext:value-type="float">
            <text:p>-0.031437</text:p>
          </table:table-cell>
          <table:table-cell office:value-type="float" office:value="0.005827" calcext:value-type="float">
            <text:p>0.005827</text:p>
          </table:table-cell>
          <table:table-cell office:value-type="float" office:value="9.799334" calcext:value-type="float">
            <text:p>9.799334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372" calcext:value-type="float">
            <text:p>-0.0003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744" calcext:value-type="float">
            <text:p>-0.002744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9.799384" calcext:value-type="float">
            <text:p>9.799384</text:p>
          </table:table-cell>
          <table:table-cell table:number-columns-repeated="4"/>
        </table:table-row>
        <table:table-row table:style-name="ro1">
          <table:table-cell office:value-type="float" office:value="3137.535" calcext:value-type="float">
            <text:p>3137.535</text:p>
          </table:table-cell>
          <table:table-cell office:value-type="string" calcext:value-type="string">
            <text:p>imu</text:p>
          </table:table-cell>
          <table:table-cell office:value-type="float" office:value="-2.8719" calcext:value-type="float">
            <text:p>-2.8719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7507" calcext:value-type="float">
            <text:p>-0.037507</text:p>
          </table:table-cell>
          <table:table-cell office:value-type="float" office:value="0.007015" calcext:value-type="float">
            <text:p>0.007015</text:p>
          </table:table-cell>
          <table:table-cell office:value-type="float" office:value="9.798841" calcext:value-type="float">
            <text:p>9.798841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9.798908" calcext:value-type="float">
            <text:p>9.798908</text:p>
          </table:table-cell>
          <table:table-cell table:number-columns-repeated="4"/>
        </table:table-row>
        <table:table-row table:style-name="ro1">
          <table:table-cell office:value-type="float" office:value="3137.5" calcext:value-type="float">
            <text:p>3137.5</text:p>
          </table:table-cell>
          <table:table-cell office:value-type="string" calcext:value-type="string">
            <text:p>odom</text:p>
          </table:table-cell>
          <table:table-cell office:value-type="float" office:value="-2.963611" calcext:value-type="float">
            <text:p>-2.963611</text:p>
          </table:table-cell>
          <table:table-cell office:value-type="float" office:value="0.996173" calcext:value-type="float">
            <text:p>0.996173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table:number-columns-repeated="13"/>
        </table:table-row>
        <table:table-row table:style-name="ro1">
          <table:table-cell office:value-type="float" office:value="3137.545" calcext:value-type="float">
            <text:p>3137.54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6705" calcext:value-type="float">
            <text:p>-0.036705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9.79847" calcext:value-type="float">
            <text:p>9.79847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974" calcext:value-type="float">
            <text:p>-0.007974</text:p>
          </table:table-cell>
          <table:table-cell office:value-type="float" office:value="0.008407" calcext:value-type="float">
            <text:p>0.008407</text:p>
          </table:table-cell>
          <table:table-cell office:value-type="float" office:value="9.798534" calcext:value-type="float">
            <text:p>9.798534</text:p>
          </table:table-cell>
          <table:table-cell table:number-columns-repeated="4"/>
        </table:table-row>
        <table:table-row table:style-name="ro1">
          <table:table-cell office:value-type="float" office:value="3137.555" calcext:value-type="float">
            <text:p>3137.55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4408" calcext:value-type="float">
            <text:p>-0.034408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9.798105" calcext:value-type="float">
            <text:p>9.798105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9.798163" calcext:value-type="float">
            <text:p>9.798163</text:p>
          </table:table-cell>
          <table:table-cell table:number-columns-repeated="4"/>
        </table:table-row>
        <table:table-row table:style-name="ro1">
          <table:table-cell office:value-type="float" office:value="3137.565" calcext:value-type="float">
            <text:p>3137.56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23406" calcext:value-type="float">
            <text:p>-0.02340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9.799458" calcext:value-type="float">
            <text:p>9.799458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9.799485" calcext:value-type="float">
            <text:p>9.799485</text:p>
          </table:table-cell>
          <table:table-cell table:number-columns-repeated="4"/>
        </table:table-row>
        <table:table-row table:style-name="ro1">
          <table:table-cell office:value-type="float" office:value="3137.575" calcext:value-type="float">
            <text:p>3137.57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6229" calcext:value-type="float">
            <text:p>-0.016229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9.800726" calcext:value-type="float">
            <text:p>9.800726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456" calcext:value-type="float">
            <text:p>0.01145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9.800733" calcext:value-type="float">
            <text:p>9.800733</text:p>
          </table:table-cell>
          <table:table-cell table:number-columns-repeated="4"/>
        </table:table-row>
        <table:table-row table:style-name="ro1">
          <table:table-cell office:value-type="float" office:value="3137.585" calcext:value-type="float">
            <text:p>3137.58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6926" calcext:value-type="float">
            <text:p>-0.016926</text:p>
          </table:table-cell>
          <table:table-cell office:value-type="float" office:value="-0.000624" calcext:value-type="float">
            <text:p>-0.000624</text:p>
          </table:table-cell>
          <table:table-cell office:value-type="float" office:value="9.800473" calcext:value-type="float">
            <text:p>9.800473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-0.000162" calcext:value-type="float">
            <text:p>-0.00016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9.800482" calcext:value-type="float">
            <text:p>9.800482</text:p>
          </table:table-cell>
          <table:table-cell table:number-columns-repeated="4"/>
        </table:table-row>
        <table:table-row table:style-name="ro1">
          <table:table-cell office:value-type="float" office:value="3137.595" calcext:value-type="float">
            <text:p>3137.59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18165" calcext:value-type="float">
            <text:p>-0.018165</text:p>
          </table:table-cell>
          <table:table-cell office:value-type="float" office:value="0.008248" calcext:value-type="float">
            <text:p>0.008248</text:p>
          </table:table-cell>
          <table:table-cell office:value-type="float" office:value="9.8013" calcext:value-type="float">
            <text:p>9.8013</text:p>
          </table:table-cell>
          <table:table-cell office:value-type="float" office:value="-0.000069" calcext:value-type="float">
            <text:p>-6.9E-05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528" calcext:value-type="float">
            <text:p>0.010528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9.801312" calcext:value-type="float">
            <text:p>9.801312</text:p>
          </table:table-cell>
          <table:table-cell table:number-columns-repeated="4"/>
        </table:table-row>
        <table:table-row table:style-name="ro1">
          <table:table-cell office:value-type="float" office:value="3137.605" calcext:value-type="float">
            <text:p>3137.60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-0.003623" calcext:value-type="float">
            <text:p>-0.003623</text:p>
          </table:table-cell>
          <table:table-cell office:value-type="float" office:value="9.804573" calcext:value-type="float">
            <text:p>9.804573</text:p>
          </table:table-cell>
          <table:table-cell office:value-type="float" office:value="-0" calcext:value-type="float">
            <text:p>0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6552" calcext:value-type="float">
            <text:p>0.036552</text:p>
          </table:table-cell>
          <table:table-cell office:value-type="float" office:value="-0.01028" calcext:value-type="float">
            <text:p>-0.01028</text:p>
          </table:table-cell>
          <table:table-cell office:value-type="float" office:value="9.804505" calcext:value-type="float">
            <text:p>9.804505</text:p>
          </table:table-cell>
          <table:table-cell table:number-columns-repeated="4"/>
        </table:table-row>
        <table:table-row table:style-name="ro1">
          <table:table-cell office:value-type="float" office:value="3137.615" calcext:value-type="float">
            <text:p>3137.61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27555" calcext:value-type="float">
            <text:p>-0.027555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9.797224" calcext:value-type="float">
            <text:p>9.797224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338" calcext:value-type="float">
            <text:p>-0.0003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9.797263" calcext:value-type="float">
            <text:p>9.797263</text:p>
          </table:table-cell>
          <table:table-cell table:number-columns-repeated="4"/>
        </table:table-row>
        <table:table-row table:style-name="ro1">
          <table:table-cell office:value-type="float" office:value="3137.625" calcext:value-type="float">
            <text:p>3137.62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29051" calcext:value-type="float">
            <text:p>-0.029051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9.803811" calcext:value-type="float">
            <text:p>9.803811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-0.00058" calcext:value-type="float">
            <text:p>-0.000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771" calcext:value-type="float">
            <text:p>-0.000771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9.803853" calcext:value-type="float">
            <text:p>9.803853</text:p>
          </table:table-cell>
          <table:table-cell table:number-columns-repeated="4"/>
        </table:table-row>
        <table:table-row table:style-name="ro1">
          <table:table-cell office:value-type="float" office:value="3137.635" calcext:value-type="float">
            <text:p>3137.635</text:p>
          </table:table-cell>
          <table:table-cell office:value-type="string" calcext:value-type="string">
            <text:p>imu</text:p>
          </table:table-cell>
          <table:table-cell office:value-type="float" office:value="-2.9636" calcext:value-type="float">
            <text:p>-2.9636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-0.089363" calcext:value-type="float">
            <text:p>-0.089363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-0.037499" calcext:value-type="float">
            <text:p>-0.03749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.80046" calcext:value-type="float">
            <text:p>9.80046</text:p>
          </table:table-cell>
          <table:table-cell office:value-type="float" office:value="-0.000112" calcext:value-type="float">
            <text:p>-0.000112</text:p>
          </table:table-cell>
          <table:table-cell office:value-type="float" office:value="-0.000609" calcext:value-type="float">
            <text:p>-0.0006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73" calcext:value-type="float">
            <text:p>-0.00873</text:p>
          </table:table-cell>
          <table:table-cell office:value-type="float" office:value="0.008657" calcext:value-type="float">
            <text:p>0.008657</text:p>
          </table:table-cell>
          <table:table-cell office:value-type="float" office:value="9.800526" calcext:value-type="float">
            <text:p>9.800526</text:p>
          </table:table-cell>
          <table:table-cell table:number-columns-repeated="4"/>
        </table:table-row>
        <table:table-row table:style-name="ro1">
          <table:table-cell office:value-type="float" office:value="3137.634" calcext:value-type="float">
            <text:p>3137.634</text:p>
          </table:table-cell>
          <table:table-cell office:value-type="string" calcext:value-type="string">
            <text:p>odom</text:p>
          </table:table-cell>
          <table:table-cell office:value-type="float" office:value="-3.056048" calcext:value-type="float">
            <text:p>-3.056048</text:p>
          </table:table-cell>
          <table:table-cell office:value-type="float" office:value="1.012895" calcext:value-type="float">
            <text:p>1.01289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table:number-columns-repeated="13"/>
        </table:table-row>
        <table:table-row table:style-name="ro1">
          <table:table-cell office:value-type="float" office:value="3137.645" calcext:value-type="float">
            <text:p>3137.64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548" calcext:value-type="float">
            <text:p>-0.036548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9.798783" calcext:value-type="float">
            <text:p>9.798783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-0.000535" calcext:value-type="float">
            <text:p>-0.00053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034" calcext:value-type="float">
            <text:p>-0.008034</text:p>
          </table:table-cell>
          <table:table-cell office:value-type="float" office:value="0.008406" calcext:value-type="float">
            <text:p>0.008406</text:p>
          </table:table-cell>
          <table:table-cell office:value-type="float" office:value="9.798847" calcext:value-type="float">
            <text:p>9.798847</text:p>
          </table:table-cell>
          <table:table-cell table:number-columns-repeated="4"/>
        </table:table-row>
        <table:table-row table:style-name="ro1">
          <table:table-cell office:value-type="float" office:value="3137.655" calcext:value-type="float">
            <text:p>3137.65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636" calcext:value-type="float">
            <text:p>-0.03663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9.798851" calcext:value-type="float">
            <text:p>9.798851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0466" calcext:value-type="float">
            <text:p>-0.00046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3" calcext:value-type="float">
            <text:p>-0.00813</text:p>
          </table:table-cell>
          <table:table-cell office:value-type="float" office:value="0.008369" calcext:value-type="float">
            <text:p>0.008369</text:p>
          </table:table-cell>
          <table:table-cell office:value-type="float" office:value="9.798915" calcext:value-type="float">
            <text:p>9.798915</text:p>
          </table:table-cell>
          <table:table-cell table:number-columns-repeated="4"/>
        </table:table-row>
        <table:table-row table:style-name="ro1">
          <table:table-cell office:value-type="float" office:value="3137.665" calcext:value-type="float">
            <text:p>3137.66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1103" calcext:value-type="float">
            <text:p>-0.031103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9.7989" calcext:value-type="float">
            <text:p>9.7989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-0.000401" calcext:value-type="float">
            <text:p>-0.0004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858" calcext:value-type="float">
            <text:p>-0.002858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9.798948" calcext:value-type="float">
            <text:p>9.798948</text:p>
          </table:table-cell>
          <table:table-cell table:number-columns-repeated="4"/>
        </table:table-row>
        <table:table-row table:style-name="ro1">
          <table:table-cell office:value-type="float" office:value="3137.675" calcext:value-type="float">
            <text:p>3137.67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1831" calcext:value-type="float">
            <text:p>-0.031831</text:p>
          </table:table-cell>
          <table:table-cell office:value-type="float" office:value="0.005882" calcext:value-type="float">
            <text:p>0.005882</text:p>
          </table:table-cell>
          <table:table-cell office:value-type="float" office:value="9.799254" calcext:value-type="float">
            <text:p>9.799254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57" calcext:value-type="float">
            <text:p>-0.00035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559" calcext:value-type="float">
            <text:p>-0.003559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9.799305" calcext:value-type="float">
            <text:p>9.799305</text:p>
          </table:table-cell>
          <table:table-cell table:number-columns-repeated="4"/>
        </table:table-row>
        <table:table-row table:style-name="ro1">
          <table:table-cell office:value-type="float" office:value="3137.685" calcext:value-type="float">
            <text:p>3137.68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802" calcext:value-type="float">
            <text:p>-0.03802</text:p>
          </table:table-cell>
          <table:table-cell office:value-type="float" office:value="0.007149" calcext:value-type="float">
            <text:p>0.007149</text:p>
          </table:table-cell>
          <table:table-cell office:value-type="float" office:value="9.798768" calcext:value-type="float">
            <text:p>9.798768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426" calcext:value-type="float">
            <text:p>-0.009426</text:p>
          </table:table-cell>
          <table:table-cell office:value-type="float" office:value="0.008984" calcext:value-type="float">
            <text:p>0.008984</text:p>
          </table:table-cell>
          <table:table-cell office:value-type="float" office:value="9.798835" calcext:value-type="float">
            <text:p>9.798835</text:p>
          </table:table-cell>
          <table:table-cell table:number-columns-repeated="4"/>
        </table:table-row>
        <table:table-row table:style-name="ro1">
          <table:table-cell office:value-type="float" office:value="3137.695" calcext:value-type="float">
            <text:p>3137.69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858" calcext:value-type="float">
            <text:p>-0.035858</text:p>
          </table:table-cell>
          <table:table-cell office:value-type="float" office:value="0.006646" calcext:value-type="float">
            <text:p>0.006646</text:p>
          </table:table-cell>
          <table:table-cell office:value-type="float" office:value="9.798398" calcext:value-type="float">
            <text:p>9.798398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389" calcext:value-type="float">
            <text:p>-0.007389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9.79846" calcext:value-type="float">
            <text:p>9.79846</text:p>
          </table:table-cell>
          <table:table-cell table:number-columns-repeated="4"/>
        </table:table-row>
        <table:table-row table:style-name="ro1">
          <table:table-cell office:value-type="float" office:value="3137.705" calcext:value-type="float">
            <text:p>3137.70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351" calcext:value-type="float">
            <text:p>-0.03351</text:p>
          </table:table-cell>
          <table:table-cell office:value-type="float" office:value="0.006187" calcext:value-type="float">
            <text:p>0.006187</text:p>
          </table:table-cell>
          <table:table-cell office:value-type="float" office:value="9.798018" calcext:value-type="float">
            <text:p>9.798018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161" calcext:value-type="float">
            <text:p>-0.005161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9.798073" calcext:value-type="float">
            <text:p>9.798073</text:p>
          </table:table-cell>
          <table:table-cell table:number-columns-repeated="4"/>
        </table:table-row>
        <table:table-row table:style-name="ro1">
          <table:table-cell office:value-type="float" office:value="3137.715" calcext:value-type="float">
            <text:p>3137.71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9553" calcext:value-type="float">
            <text:p>-0.019553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9.799998" calcext:value-type="float">
            <text:p>9.799998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099" calcext:value-type="float">
            <text:p>0.00809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9.800014" calcext:value-type="float">
            <text:p>9.800014</text:p>
          </table:table-cell>
          <table:table-cell table:number-columns-repeated="4"/>
        </table:table-row>
        <table:table-row table:style-name="ro1">
          <table:table-cell office:value-type="float" office:value="3137.725" calcext:value-type="float">
            <text:p>3137.72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6159" calcext:value-type="float">
            <text:p>-0.016159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9.800831" calcext:value-type="float">
            <text:p>9.80083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9.800838" calcext:value-type="float">
            <text:p>9.800838</text:p>
          </table:table-cell>
          <table:table-cell table:number-columns-repeated="4"/>
        </table:table-row>
        <table:table-row table:style-name="ro1">
          <table:table-cell office:value-type="float" office:value="3137.735" calcext:value-type="float">
            <text:p>3137.73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7274" calcext:value-type="float">
            <text:p>-0.017274</text:p>
          </table:table-cell>
          <table:table-cell office:value-type="float" office:value="-0.000726" calcext:value-type="float">
            <text:p>-0.000726</text:p>
          </table:table-cell>
          <table:table-cell office:value-type="float" office:value="9.800279" calcext:value-type="float">
            <text:p>9.800279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0162" calcext:value-type="float">
            <text:p>-0.00016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9.800289" calcext:value-type="float">
            <text:p>9.800289</text:p>
          </table:table-cell>
          <table:table-cell table:number-columns-repeated="4"/>
        </table:table-row>
        <table:table-row table:style-name="ro1">
          <table:table-cell office:value-type="float" office:value="3137.745" calcext:value-type="float">
            <text:p>3137.74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5149" calcext:value-type="float">
            <text:p>-0.015149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9.802369" calcext:value-type="float">
            <text:p>9.802369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3365" calcext:value-type="float">
            <text:p>0.013365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9.802374" calcext:value-type="float">
            <text:p>9.802374</text:p>
          </table:table-cell>
          <table:table-cell table:number-columns-repeated="4"/>
        </table:table-row>
        <table:table-row table:style-name="ro1">
          <table:table-cell office:value-type="float" office:value="3137.755" calcext:value-type="float">
            <text:p>3137.75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0.011859" calcext:value-type="float">
            <text:p>0.011859</text:p>
          </table:table-cell>
          <table:table-cell office:value-type="float" office:value="-0.004074" calcext:value-type="float">
            <text:p>-0.004074</text:p>
          </table:table-cell>
          <table:table-cell office:value-type="float" office:value="9.802507" calcext:value-type="float">
            <text:p>9.802507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767" calcext:value-type="float">
            <text:p>0.03767</text:p>
          </table:table-cell>
          <table:table-cell office:value-type="float" office:value="-0.01094" calcext:value-type="float">
            <text:p>-0.01094</text:p>
          </table:table-cell>
          <table:table-cell office:value-type="float" office:value="9.802436" calcext:value-type="float">
            <text:p>9.802436</text:p>
          </table:table-cell>
          <table:table-cell table:number-columns-repeated="4"/>
        </table:table-row>
        <table:table-row table:style-name="ro1">
          <table:table-cell office:value-type="float" office:value="3137.765" calcext:value-type="float">
            <text:p>3137.765</text:p>
          </table:table-cell>
          <table:table-cell office:value-type="string" calcext:value-type="string">
            <text:p>imu</text:p>
          </table:table-cell>
          <table:table-cell office:value-type="float" office:value="-3.056" calcext:value-type="float">
            <text:p>-3.056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-0.089359" calcext:value-type="float">
            <text:p>-0.089359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2483" calcext:value-type="float">
            <text:p>-0.032483</text:p>
          </table:table-cell>
          <table:table-cell office:value-type="float" office:value="0.005042" calcext:value-type="float">
            <text:p>0.005042</text:p>
          </table:table-cell>
          <table:table-cell office:value-type="float" office:value="9.800199" calcext:value-type="float">
            <text:p>9.800199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0467" calcext:value-type="float">
            <text:p>-0.00046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348" calcext:value-type="float">
            <text:p>-0.004348</text:p>
          </table:table-cell>
          <table:table-cell office:value-type="float" office:value="0.005924" calcext:value-type="float">
            <text:p>0.005924</text:p>
          </table:table-cell>
          <table:table-cell office:value-type="float" office:value="9.800252" calcext:value-type="float">
            <text:p>9.800252</text:p>
          </table:table-cell>
          <table:table-cell table:number-columns-repeated="4"/>
        </table:table-row>
        <table:table-row table:style-name="ro1">
          <table:table-cell office:value-type="float" office:value="3137.767" calcext:value-type="float">
            <text:p>3137.767</text:p>
          </table:table-cell>
          <table:table-cell office:value-type="string" calcext:value-type="string">
            <text:p>odom</text:p>
          </table:table-cell>
          <table:table-cell office:value-type="float" office:value="-3.147797" calcext:value-type="float">
            <text:p>-3.147797</text:p>
          </table:table-cell>
          <table:table-cell office:value-type="float" office:value="1.029492" calcext:value-type="float">
            <text:p>1.02949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table:number-columns-repeated="13"/>
        </table:table-row>
        <table:table-row table:style-name="ro1">
          <table:table-cell office:value-type="float" office:value="3137.775" calcext:value-type="float">
            <text:p>3137.77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2016" calcext:value-type="float">
            <text:p>-0.032016</text:p>
          </table:table-cell>
          <table:table-cell office:value-type="float" office:value="0.005845" calcext:value-type="float">
            <text:p>0.005845</text:p>
          </table:table-cell>
          <table:table-cell office:value-type="float" office:value="9.802127" calcext:value-type="float">
            <text:p>9.80212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597" calcext:value-type="float">
            <text:p>-0.0005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.006667" calcext:value-type="float">
            <text:p>0.006667</text:p>
          </table:table-cell>
          <table:table-cell office:value-type="float" office:value="9.802178" calcext:value-type="float">
            <text:p>9.802178</text:p>
          </table:table-cell>
          <table:table-cell table:number-columns-repeated="4"/>
        </table:table-row>
        <table:table-row table:style-name="ro1">
          <table:table-cell office:value-type="float" office:value="3137.785" calcext:value-type="float">
            <text:p>3137.78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449" calcext:value-type="float">
            <text:p>-0.036449</text:p>
          </table:table-cell>
          <table:table-cell office:value-type="float" office:value="0.006822" calcext:value-type="float">
            <text:p>0.006822</text:p>
          </table:table-cell>
          <table:table-cell office:value-type="float" office:value="9.799913" calcext:value-type="float">
            <text:p>9.799913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0594" calcext:value-type="float">
            <text:p>-0.00059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34" calcext:value-type="float">
            <text:p>-0.008134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9.799977" calcext:value-type="float">
            <text:p>9.799977</text:p>
          </table:table-cell>
          <table:table-cell table:number-columns-repeated="4"/>
        </table:table-row>
        <table:table-row table:style-name="ro1">
          <table:table-cell office:value-type="float" office:value="3137.795" calcext:value-type="float">
            <text:p>3137.79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362" calcext:value-type="float">
            <text:p>-0.03636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9.798781" calcext:value-type="float">
            <text:p>9.798781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-0.000519" calcext:value-type="float">
            <text:p>-0.0005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059" calcext:value-type="float">
            <text:p>-0.008059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9.798844" calcext:value-type="float">
            <text:p>9.798844</text:p>
          </table:table-cell>
          <table:table-cell table:number-columns-repeated="4"/>
        </table:table-row>
        <table:table-row table:style-name="ro1">
          <table:table-cell office:value-type="float" office:value="3137.805" calcext:value-type="float">
            <text:p>3137.80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641" calcext:value-type="float">
            <text:p>-0.035641</text:p>
          </table:table-cell>
          <table:table-cell office:value-type="float" office:value="0.006598" calcext:value-type="float">
            <text:p>0.006598</text:p>
          </table:table-cell>
          <table:table-cell office:value-type="float" office:value="9.798819" calcext:value-type="float">
            <text:p>9.798819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448" calcext:value-type="float">
            <text:p>-0.00044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382" calcext:value-type="float">
            <text:p>-0.007382</text:p>
          </table:table-cell>
          <table:table-cell office:value-type="float" office:value="0.008055" calcext:value-type="float">
            <text:p>0.008055</text:p>
          </table:table-cell>
          <table:table-cell office:value-type="float" office:value="9.79888" calcext:value-type="float">
            <text:p>9.79888</text:p>
          </table:table-cell>
          <table:table-cell table:number-columns-repeated="4"/>
        </table:table-row>
        <table:table-row table:style-name="ro1">
          <table:table-cell office:value-type="float" office:value="3137.815" calcext:value-type="float">
            <text:p>3137.81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0384" calcext:value-type="float">
            <text:p>-0.030384</text:p>
          </table:table-cell>
          <table:table-cell office:value-type="float" office:value="0.005645" calcext:value-type="float">
            <text:p>0.005645</text:p>
          </table:table-cell>
          <table:table-cell office:value-type="float" office:value="9.799055" calcext:value-type="float">
            <text:p>9.799055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-0.000393" calcext:value-type="float">
            <text:p>-0.00039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378" calcext:value-type="float">
            <text:p>-0.002378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9.799102" calcext:value-type="float">
            <text:p>9.799102</text:p>
          </table:table-cell>
          <table:table-cell table:number-columns-repeated="4"/>
        </table:table-row>
        <table:table-row table:style-name="ro1">
          <table:table-cell office:value-type="float" office:value="3137.825" calcext:value-type="float">
            <text:p>3137.82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2709" calcext:value-type="float">
            <text:p>-0.03270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9.799172" calcext:value-type="float">
            <text:p>9.799172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-0.000344" calcext:value-type="float">
            <text:p>-0.0003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593" calcext:value-type="float">
            <text:p>-0.004593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9.799225" calcext:value-type="float">
            <text:p>9.799225</text:p>
          </table:table-cell>
          <table:table-cell table:number-columns-repeated="4"/>
        </table:table-row>
        <table:table-row table:style-name="ro1">
          <table:table-cell office:value-type="float" office:value="3137.835" calcext:value-type="float">
            <text:p>3137.83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7797" calcext:value-type="float">
            <text:p>-0.037797</text:p>
          </table:table-cell>
          <table:table-cell office:value-type="float" office:value="0.007099" calcext:value-type="float">
            <text:p>0.007099</text:p>
          </table:table-cell>
          <table:table-cell office:value-type="float" office:value="9.798658" calcext:value-type="float">
            <text:p>9.798658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-0.000264" calcext:value-type="float">
            <text:p>-0.00026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415" calcext:value-type="float">
            <text:p>-0.009415</text:p>
          </table:table-cell>
          <table:table-cell office:value-type="float" office:value="0.008932" calcext:value-type="float">
            <text:p>0.008932</text:p>
          </table:table-cell>
          <table:table-cell office:value-type="float" office:value="9.798724" calcext:value-type="float">
            <text:p>9.798724</text:p>
          </table:table-cell>
          <table:table-cell table:number-columns-repeated="4"/>
        </table:table-row>
        <table:table-row table:style-name="ro1">
          <table:table-cell office:value-type="float" office:value="3137.845" calcext:value-type="float">
            <text:p>3137.84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309" calcext:value-type="float">
            <text:p>-0.035309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9.798367" calcext:value-type="float">
            <text:p>9.798367</text:p>
          </table:table-cell>
          <table:table-cell office:value-type="float" office:value="-0.000045" calcext:value-type="float">
            <text:p>-4.5E-05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069" calcext:value-type="float">
            <text:p>-0.007069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9.798427" calcext:value-type="float">
            <text:p>9.798427</text:p>
          </table:table-cell>
          <table:table-cell table:number-columns-repeated="4"/>
        </table:table-row>
        <table:table-row table:style-name="ro1">
          <table:table-cell office:value-type="float" office:value="3137.855" calcext:value-type="float">
            <text:p>3137.85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2195" calcext:value-type="float">
            <text:p>-0.032195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9.798253" calcext:value-type="float">
            <text:p>9.798253</text:p>
          </table:table-cell>
          <table:table-cell office:value-type="float" office:value="-0.000026" calcext:value-type="float">
            <text:p>-2.6E-05</text:p>
          </table:table-cell>
          <table:table-cell office:value-type="float" office:value="-0.000068" calcext:value-type="float">
            <text:p>-6.8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112" calcext:value-type="float">
            <text:p>-0.00411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9.798304" calcext:value-type="float">
            <text:p>9.798304</text:p>
          </table:table-cell>
          <table:table-cell table:number-columns-repeated="4"/>
        </table:table-row>
        <table:table-row table:style-name="ro1">
          <table:table-cell office:value-type="float" office:value="3137.865" calcext:value-type="float">
            <text:p>3137.865</text:p>
          </table:table-cell>
          <table:table-cell office:value-type="string" calcext:value-type="string">
            <text:p>imu</text:p>
          </table:table-cell>
          <table:table-cell office:value-type="float" office:value="-3.1478" calcext:value-type="float">
            <text:p>-3.1478</text:p>
          </table:table-cell>
          <table:table-cell office:value-type="float" office:value="1.0295" calcext:value-type="float">
            <text:p>1.02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-0.089355" calcext:value-type="float">
            <text:p>-0.08935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6558" calcext:value-type="float">
            <text:p>-0.016558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9.8003" calcext:value-type="float">
            <text:p>9.8003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094" calcext:value-type="float">
            <text:p>-9.4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9.800308" calcext:value-type="float">
            <text:p>9.800308</text:p>
          </table:table-cell>
          <table:table-cell table:number-columns-repeated="4"/>
        </table:table-row>
        <table:table-row table:style-name="ro1">
          <table:table-cell office:value-type="float" office:value="3137.867" calcext:value-type="float">
            <text:p>3137.867</text:p>
          </table:table-cell>
          <table:table-cell office:value-type="string" calcext:value-type="string">
            <text:p>odom</text:p>
          </table:table-cell>
          <table:table-cell office:value-type="float" office:value="-3.216784" calcext:value-type="float">
            <text:p>-3.216784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table:number-columns-repeated="13"/>
        </table:table-row>
        <table:table-row table:style-name="ro1">
          <table:table-cell office:value-type="float" office:value="3137.875" calcext:value-type="float">
            <text:p>3137.87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5967" calcext:value-type="float">
            <text:p>-0.015967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9.800842" calcext:value-type="float">
            <text:p>9.800842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152" calcext:value-type="float">
            <text:p>-0.00015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992" calcext:value-type="float">
            <text:p>0.01099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9.800849" calcext:value-type="float">
            <text:p>9.800849</text:p>
          </table:table-cell>
          <table:table-cell table:number-columns-repeated="4"/>
        </table:table-row>
        <table:table-row table:style-name="ro1">
          <table:table-cell office:value-type="float" office:value="3137.885" calcext:value-type="float">
            <text:p>3137.88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7994" calcext:value-type="float">
            <text:p>-0.017994</text:p>
          </table:table-cell>
          <table:table-cell office:value-type="float" office:value="-0.000981" calcext:value-type="float">
            <text:p>-0.000981</text:p>
          </table:table-cell>
          <table:table-cell office:value-type="float" office:value="9.800223" calcext:value-type="float">
            <text:p>9.800223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-0.000167" calcext:value-type="float">
            <text:p>-0.00016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9.800235" calcext:value-type="float">
            <text:p>9.800235</text:p>
          </table:table-cell>
          <table:table-cell table:number-columns-repeated="4"/>
        </table:table-row>
        <table:table-row table:style-name="ro1">
          <table:table-cell office:value-type="float" office:value="3137.895" calcext:value-type="float">
            <text:p>3137.89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09282" calcext:value-type="float">
            <text:p>-0.009282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9.803661" calcext:value-type="float">
            <text:p>9.803661</text:p>
          </table:table-cell>
          <table:table-cell office:value-type="float" office:value="-0.000031" calcext:value-type="float">
            <text:p>-3.1E-05</text:p>
          </table:table-cell>
          <table:table-cell office:value-type="float" office:value="-0.000409" calcext:value-type="float">
            <text:p>-0.0004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8626" calcext:value-type="float">
            <text:p>0.018626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9.803649" calcext:value-type="float">
            <text:p>9.803649</text:p>
          </table:table-cell>
          <table:table-cell table:number-columns-repeated="4"/>
        </table:table-row>
        <table:table-row table:style-name="ro1">
          <table:table-cell office:value-type="float" office:value="3137.905" calcext:value-type="float">
            <text:p>3137.90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-0.00186" calcext:value-type="float">
            <text:p>-0.00186</text:p>
          </table:table-cell>
          <table:table-cell office:value-type="float" office:value="9.799603" calcext:value-type="float">
            <text:p>9.799603</text:p>
          </table:table-cell>
          <table:table-cell office:value-type="float" office:value="-0.000121" calcext:value-type="float">
            <text:p>-0.000121</text:p>
          </table:table-cell>
          <table:table-cell office:value-type="float" office:value="-0.000358" calcext:value-type="float">
            <text:p>-0.00035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9.79955" calcext:value-type="float">
            <text:p>9.79955</text:p>
          </table:table-cell>
          <table:table-cell table:number-columns-repeated="4"/>
        </table:table-row>
        <table:table-row table:style-name="ro1">
          <table:table-cell office:value-type="float" office:value="3137.915" calcext:value-type="float">
            <text:p>3137.91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1602" calcext:value-type="float">
            <text:p>-0.031602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9.803141" calcext:value-type="float">
            <text:p>9.803141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0.005134" calcext:value-type="float">
            <text:p>0.005134</text:p>
          </table:table-cell>
          <table:table-cell office:value-type="float" office:value="9.80319" calcext:value-type="float">
            <text:p>9.80319</text:p>
          </table:table-cell>
          <table:table-cell table:number-columns-repeated="4"/>
        </table:table-row>
        <table:table-row table:style-name="ro1">
          <table:table-cell office:value-type="float" office:value="3137.925" calcext:value-type="float">
            <text:p>3137.92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409" calcext:value-type="float">
            <text:p>-0.035409</text:p>
          </table:table-cell>
          <table:table-cell office:value-type="float" office:value="0.006548" calcext:value-type="float">
            <text:p>0.006548</text:p>
          </table:table-cell>
          <table:table-cell office:value-type="float" office:value="9.801128" calcext:value-type="float">
            <text:p>9.801128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0625" calcext:value-type="float">
            <text:p>-0.0006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332" calcext:value-type="float">
            <text:p>-0.007332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9.801189" calcext:value-type="float">
            <text:p>9.801189</text:p>
          </table:table-cell>
          <table:table-cell table:number-columns-repeated="4"/>
        </table:table-row>
        <table:table-row table:style-name="ro1">
          <table:table-cell office:value-type="float" office:value="3137.935" calcext:value-type="float">
            <text:p>3137.93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903" calcext:value-type="float">
            <text:p>-0.035903</text:p>
          </table:table-cell>
          <table:table-cell office:value-type="float" office:value="0.006728" calcext:value-type="float">
            <text:p>0.006728</text:p>
          </table:table-cell>
          <table:table-cell office:value-type="float" office:value="9.799237" calcext:value-type="float">
            <text:p>9.799237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-0.000579" calcext:value-type="float">
            <text:p>-0.0005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791" calcext:value-type="float">
            <text:p>-0.007791</text:p>
          </table:table-cell>
          <table:table-cell office:value-type="float" office:value="0.008262" calcext:value-type="float">
            <text:p>0.008262</text:p>
          </table:table-cell>
          <table:table-cell office:value-type="float" office:value="9.799299" calcext:value-type="float">
            <text:p>9.799299</text:p>
          </table:table-cell>
          <table:table-cell table:number-columns-repeated="4"/>
        </table:table-row>
        <table:table-row table:style-name="ro1">
          <table:table-cell office:value-type="float" office:value="3137.945" calcext:value-type="float">
            <text:p>3137.94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215" calcext:value-type="float">
            <text:p>-0.036215</text:p>
          </table:table-cell>
          <table:table-cell office:value-type="float" office:value="0.006735" calcext:value-type="float">
            <text:p>0.006735</text:p>
          </table:table-cell>
          <table:table-cell office:value-type="float" office:value="9.798763" calcext:value-type="float">
            <text:p>9.798763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098" calcext:value-type="float">
            <text:p>-0.008098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9.798825" calcext:value-type="float">
            <text:p>9.798825</text:p>
          </table:table-cell>
          <table:table-cell table:number-columns-repeated="4"/>
        </table:table-row>
        <table:table-row table:style-name="ro1">
          <table:table-cell office:value-type="float" office:value="3137.955" calcext:value-type="float">
            <text:p>3137.95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423" calcext:value-type="float">
            <text:p>-0.03423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9.798831" calcext:value-type="float">
            <text:p>9.798831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-0.000434" calcext:value-type="float">
            <text:p>-0.00043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212" calcext:value-type="float">
            <text:p>-0.006212</text:p>
          </table:table-cell>
          <table:table-cell office:value-type="float" office:value="0.0076" calcext:value-type="float">
            <text:p>0.0076</text:p>
          </table:table-cell>
          <table:table-cell office:value-type="float" office:value="9.798888" calcext:value-type="float">
            <text:p>9.798888</text:p>
          </table:table-cell>
          <table:table-cell table:number-columns-repeated="4"/>
        </table:table-row>
        <table:table-row table:style-name="ro1">
          <table:table-cell office:value-type="float" office:value="3137.965" calcext:value-type="float">
            <text:p>3137.96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29994" calcext:value-type="float">
            <text:p>-0.029994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9.799144" calcext:value-type="float">
            <text:p>9.799144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0389" calcext:value-type="float">
            <text:p>-0.0003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188" calcext:value-type="float">
            <text:p>-0.002188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9.799189" calcext:value-type="float">
            <text:p>9.799189</text:p>
          </table:table-cell>
          <table:table-cell table:number-columns-repeated="4"/>
        </table:table-row>
        <table:table-row table:style-name="ro1">
          <table:table-cell office:value-type="float" office:value="3137.975" calcext:value-type="float">
            <text:p>3137.97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3765" calcext:value-type="float">
            <text:p>-0.033765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9.79906" calcext:value-type="float">
            <text:p>9.79906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767" calcext:value-type="float">
            <text:p>-0.005767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9.799115" calcext:value-type="float">
            <text:p>9.799115</text:p>
          </table:table-cell>
          <table:table-cell table:number-columns-repeated="4"/>
        </table:table-row>
        <table:table-row table:style-name="ro1">
          <table:table-cell office:value-type="float" office:value="3137.985" calcext:value-type="float">
            <text:p>3137.98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915" calcext:value-type="float">
            <text:p>-0.036915</text:p>
          </table:table-cell>
          <table:table-cell office:value-type="float" office:value="0.006887" calcext:value-type="float">
            <text:p>0.006887</text:p>
          </table:table-cell>
          <table:table-cell office:value-type="float" office:value="9.798612" calcext:value-type="float">
            <text:p>9.798612</text:p>
          </table:table-cell>
          <table:table-cell office:value-type="float" office:value="-0.000055" calcext:value-type="float">
            <text:p>-5.5E-05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761" calcext:value-type="float">
            <text:p>-0.008761</text:p>
          </table:table-cell>
          <table:table-cell office:value-type="float" office:value="0.0086" calcext:value-type="float">
            <text:p>0.0086</text:p>
          </table:table-cell>
          <table:table-cell office:value-type="float" office:value="9.798677" calcext:value-type="float">
            <text:p>9.798677</text:p>
          </table:table-cell>
          <table:table-cell table:number-columns-repeated="4"/>
        </table:table-row>
        <table:table-row table:style-name="ro1">
          <table:table-cell office:value-type="float" office:value="3137.995" calcext:value-type="float">
            <text:p>3137.995</text:p>
          </table:table-cell>
          <table:table-cell office:value-type="string" calcext:value-type="string">
            <text:p>imu</text:p>
          </table:table-cell>
          <table:table-cell office:value-type="float" office:value="-3.2168" calcext:value-type="float">
            <text:p>-3.2168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-0.089354" calcext:value-type="float">
            <text:p>-0.089354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4538" calcext:value-type="float">
            <text:p>-0.034538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9.798269" calcext:value-type="float">
            <text:p>9.798269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515" calcext:value-type="float">
            <text:p>-0.006515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9.798327" calcext:value-type="float">
            <text:p>9.79832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odom</text:p>
          </table:table-cell>
          <table:table-cell office:value-type="float" office:value="-3.308525" calcext:value-type="float">
            <text:p>-3.308525</text:p>
          </table:table-cell>
          <table:table-cell office:value-type="float" office:value="1.058564" calcext:value-type="float">
            <text:p>1.05856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table:number-columns-repeated="13"/>
        </table:table-row>
        <table:table-row table:style-name="ro1">
          <table:table-cell office:value-type="float" office:value="3138.005" calcext:value-type="float">
            <text:p>3138.00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29023" calcext:value-type="float">
            <text:p>-0.029023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9.79875" calcext:value-type="float">
            <text:p>9.79875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1535" calcext:value-type="float">
            <text:p>-0.001535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9.798793" calcext:value-type="float">
            <text:p>9.798793</text:p>
          </table:table-cell>
          <table:table-cell table:number-columns-repeated="4"/>
        </table:table-row>
        <table:table-row table:style-name="ro1">
          <table:table-cell office:value-type="float" office:value="3138.015" calcext:value-type="float">
            <text:p>3138.01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5174" calcext:value-type="float">
            <text:p>-0.015174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9.800332" calcext:value-type="float">
            <text:p>9.800332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9.800338" calcext:value-type="float">
            <text:p>9.800338</text:p>
          </table:table-cell>
          <table:table-cell table:number-columns-repeated="4"/>
        </table:table-row>
        <table:table-row table:style-name="ro1">
          <table:table-cell office:value-type="float" office:value="3138.025" calcext:value-type="float">
            <text:p>3138.02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5758" calcext:value-type="float">
            <text:p>-0.01575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9.800767" calcext:value-type="float">
            <text:p>9.800767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-0.000954" calcext:value-type="float">
            <text:p>-0.000954</text:p>
          </table:table-cell>
          <table:table-cell office:value-type="float" office:value="9.800773" calcext:value-type="float">
            <text:p>9.800773</text:p>
          </table:table-cell>
          <table:table-cell table:number-columns-repeated="4"/>
        </table:table-row>
        <table:table-row table:style-name="ro1">
          <table:table-cell office:value-type="float" office:value="3138.035" calcext:value-type="float">
            <text:p>3138.03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18216" calcext:value-type="float">
            <text:p>-0.018216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9.80033" calcext:value-type="float">
            <text:p>9.80033</text:p>
          </table:table-cell>
          <table:table-cell office:value-type="float" office:value="-0.000043" calcext:value-type="float">
            <text:p>-4.3E-05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679" calcext:value-type="float">
            <text:p>0.008679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9.800343" calcext:value-type="float">
            <text:p>9.800343</text:p>
          </table:table-cell>
          <table:table-cell table:number-columns-repeated="4"/>
        </table:table-row>
        <table:table-row table:style-name="ro1">
          <table:table-cell office:value-type="float" office:value="3138.045" calcext:value-type="float">
            <text:p>3138.04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01666" calcext:value-type="float">
            <text:p>-0.001666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9.804829" calcext:value-type="float">
            <text:p>9.80482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0505" calcext:value-type="float">
            <text:p>-0.0005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-0.001504" calcext:value-type="float">
            <text:p>-0.001504</text:p>
          </table:table-cell>
          <table:table-cell office:value-type="float" office:value="9.804798" calcext:value-type="float">
            <text:p>9.804798</text:p>
          </table:table-cell>
          <table:table-cell table:number-columns-repeated="4"/>
        </table:table-row>
        <table:table-row table:style-name="ro1">
          <table:table-cell office:value-type="float" office:value="3138.055" calcext:value-type="float">
            <text:p>3138.05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05246" calcext:value-type="float">
            <text:p>-0.005246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9.796888" calcext:value-type="float">
            <text:p>9.796888</text:p>
          </table:table-cell>
          <table:table-cell office:value-type="float" office:value="-0.000135" calcext:value-type="float">
            <text:p>-0.000135</text:p>
          </table:table-cell>
          <table:table-cell office:value-type="float" office:value="-0.000197" calcext:value-type="float">
            <text:p>-0.0001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21128" calcext:value-type="float">
            <text:p>0.021128</text:p>
          </table:table-cell>
          <table:table-cell office:value-type="float" office:value="-0.00254" calcext:value-type="float">
            <text:p>-0.00254</text:p>
          </table:table-cell>
          <table:table-cell office:value-type="float" office:value="9.796867" calcext:value-type="float">
            <text:p>9.796867</text:p>
          </table:table-cell>
          <table:table-cell table:number-columns-repeated="4"/>
        </table:table-row>
        <table:table-row table:style-name="ro1">
          <table:table-cell office:value-type="float" office:value="3138.065" calcext:value-type="float">
            <text:p>3138.06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27606" calcext:value-type="float">
            <text:p>-0.027606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9.804834" calcext:value-type="float">
            <text:p>9.804834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493" calcext:value-type="float">
            <text:p>-0.00049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0459" calcext:value-type="float">
            <text:p>-0.000459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9.804873" calcext:value-type="float">
            <text:p>9.804873</text:p>
          </table:table-cell>
          <table:table-cell table:number-columns-repeated="4"/>
        </table:table-row>
        <table:table-row table:style-name="ro1">
          <table:table-cell office:value-type="float" office:value="3138.075" calcext:value-type="float">
            <text:p>3138.07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7697" calcext:value-type="float">
            <text:p>-0.037697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9.800921" calcext:value-type="float">
            <text:p>9.800921</text:p>
          </table:table-cell>
          <table:table-cell office:value-type="float" office:value="-0.000099" calcext:value-type="float">
            <text:p>-9.9E-05</text:p>
          </table:table-cell>
          <table:table-cell office:value-type="float" office:value="-0.000544" calcext:value-type="float">
            <text:p>-0.0005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774" calcext:value-type="float">
            <text:p>-0.009774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9.800987" calcext:value-type="float">
            <text:p>9.800987</text:p>
          </table:table-cell>
          <table:table-cell table:number-columns-repeated="4"/>
        </table:table-row>
        <table:table-row table:style-name="ro1">
          <table:table-cell office:value-type="float" office:value="3138.085" calcext:value-type="float">
            <text:p>3138.08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705" calcext:value-type="float">
            <text:p>-0.035705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9.798857" calcext:value-type="float">
            <text:p>9.798857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478" calcext:value-type="float">
            <text:p>-0.0004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875" calcext:value-type="float">
            <text:p>-0.007875</text:p>
          </table:table-cell>
          <table:table-cell office:value-type="float" office:value="0.008206" calcext:value-type="float">
            <text:p>0.008206</text:p>
          </table:table-cell>
          <table:table-cell office:value-type="float" office:value="9.798918" calcext:value-type="float">
            <text:p>9.798918</text:p>
          </table:table-cell>
          <table:table-cell table:number-columns-repeated="4"/>
        </table:table-row>
        <table:table-row table:style-name="ro1">
          <table:table-cell office:value-type="float" office:value="3138.095" calcext:value-type="float">
            <text:p>3138.09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202" calcext:value-type="float">
            <text:p>-0.036202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9.798773" calcext:value-type="float">
            <text:p>9.798773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0408" calcext:value-type="float">
            <text:p>-0.0004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354" calcext:value-type="float">
            <text:p>-0.008354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9.798835" calcext:value-type="float">
            <text:p>9.798835</text:p>
          </table:table-cell>
          <table:table-cell table:number-columns-repeated="4"/>
        </table:table-row>
        <table:table-row table:style-name="ro1">
          <table:table-cell office:value-type="float" office:value="3138.105" calcext:value-type="float">
            <text:p>3138.10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2463" calcext:value-type="float">
            <text:p>-0.032463</text:p>
          </table:table-cell>
          <table:table-cell office:value-type="float" office:value="0.006024" calcext:value-type="float">
            <text:p>0.006024</text:p>
          </table:table-cell>
          <table:table-cell office:value-type="float" office:value="9.798844" calcext:value-type="float">
            <text:p>9.798844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343" calcext:value-type="float">
            <text:p>-0.0003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798" calcext:value-type="float">
            <text:p>-0.004798</text:p>
          </table:table-cell>
          <table:table-cell office:value-type="float" office:value="0.007005" calcext:value-type="float">
            <text:p>0.007005</text:p>
          </table:table-cell>
          <table:table-cell office:value-type="float" office:value="9.798896" calcext:value-type="float">
            <text:p>9.798896</text:p>
          </table:table-cell>
          <table:table-cell table:number-columns-repeated="4"/>
        </table:table-row>
        <table:table-row table:style-name="ro1">
          <table:table-cell office:value-type="float" office:value="3138.115" calcext:value-type="float">
            <text:p>3138.11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028" calcext:value-type="float">
            <text:p>-0.03028</text:p>
          </table:table-cell>
          <table:table-cell office:value-type="float" office:value="0.005585" calcext:value-type="float">
            <text:p>0.005585</text:p>
          </table:table-cell>
          <table:table-cell office:value-type="float" office:value="9.799269" calcext:value-type="float">
            <text:p>9.799269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0303" calcext:value-type="float">
            <text:p>-0.0003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0.006184" calcext:value-type="float">
            <text:p>0.006184</text:p>
          </table:table-cell>
          <table:table-cell office:value-type="float" office:value="9.799315" calcext:value-type="float">
            <text:p>9.799315</text:p>
          </table:table-cell>
          <table:table-cell table:number-columns-repeated="4"/>
        </table:table-row>
        <table:table-row table:style-name="ro1">
          <table:table-cell office:value-type="float" office:value="3138.125" calcext:value-type="float">
            <text:p>3138.12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5565" calcext:value-type="float">
            <text:p>-0.035565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9.798926" calcext:value-type="float">
            <text:p>9.798926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-0.000243" calcext:value-type="float">
            <text:p>-0.00024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9.798986" calcext:value-type="float">
            <text:p>9.798986</text:p>
          </table:table-cell>
          <table:table-cell table:number-columns-repeated="4"/>
        </table:table-row>
        <table:table-row table:style-name="ro1">
          <table:table-cell office:value-type="float" office:value="3138.135" calcext:value-type="float">
            <text:p>3138.13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6072" calcext:value-type="float">
            <text:p>-0.036072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9.798515" calcext:value-type="float">
            <text:p>9.798515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0161" calcext:value-type="float">
            <text:p>-0.00016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229" calcext:value-type="float">
            <text:p>-0.008229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9.798577" calcext:value-type="float">
            <text:p>9.798577</text:p>
          </table:table-cell>
          <table:table-cell table:number-columns-repeated="4"/>
        </table:table-row>
        <table:table-row table:style-name="ro1">
          <table:table-cell office:value-type="float" office:value="3138.145" calcext:value-type="float">
            <text:p>3138.145</text:p>
          </table:table-cell>
          <table:table-cell office:value-type="string" calcext:value-type="string">
            <text:p>imu</text:p>
          </table:table-cell>
          <table:table-cell office:value-type="float" office:value="-3.3085" calcext:value-type="float">
            <text:p>-3.3085</text:p>
          </table:table-cell>
          <table:table-cell office:value-type="float" office:value="1.0586" calcext:value-type="float">
            <text:p>1.05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-0.08935" calcext:value-type="float">
            <text:p>-0.08935</text:p>
          </table:table-cell>
          <table:table-cell office:value-type="float" office:value="0.995999" calcext:value-type="float">
            <text:p>0.995999</text:p>
          </table:table-cell>
          <table:table-cell office:value-type="float" office:value="-0.033922" calcext:value-type="float">
            <text:p>-0.033922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9.798177" calcext:value-type="float">
            <text:p>9.798177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196" calcext:value-type="float">
            <text:p>-0.00619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9.798233" calcext:value-type="float">
            <text:p>9.798233</text:p>
          </table:table-cell>
          <table:table-cell table:number-columns-repeated="4"/>
        </table:table-row>
        <table:table-row table:style-name="ro1">
          <table:table-cell office:value-type="float" office:value="3138.134" calcext:value-type="float">
            <text:p>3138.134</text:p>
          </table:table-cell>
          <table:table-cell office:value-type="string" calcext:value-type="string">
            <text:p>odom</text:p>
          </table:table-cell>
          <table:table-cell office:value-type="float" office:value="-3.400956" calcext:value-type="float">
            <text:p>-3.400956</text:p>
          </table:table-cell>
          <table:table-cell office:value-type="float" office:value="1.075282" calcext:value-type="float">
            <text:p>1.075282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table:number-columns-repeated="13"/>
        </table:table-row>
        <table:table-row table:style-name="ro1">
          <table:table-cell office:value-type="float" office:value="3138.155" calcext:value-type="float">
            <text:p>3138.15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25279" calcext:value-type="float">
            <text:p>-0.025279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9.799132" calcext:value-type="float">
            <text:p>9.799132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-0.000018" calcext:value-type="float">
            <text:p>-1.8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9.799164" calcext:value-type="float">
            <text:p>9.799164</text:p>
          </table:table-cell>
          <table:table-cell table:number-columns-repeated="4"/>
        </table:table-row>
        <table:table-row table:style-name="ro1">
          <table:table-cell office:value-type="float" office:value="3138.165" calcext:value-type="float">
            <text:p>3138.16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506" calcext:value-type="float">
            <text:p>-0.01506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9.800559" calcext:value-type="float">
            <text:p>9.800559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0053" calcext:value-type="float">
            <text:p>-5.3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9.800565" calcext:value-type="float">
            <text:p>9.800565</text:p>
          </table:table-cell>
          <table:table-cell table:number-columns-repeated="4"/>
        </table:table-row>
        <table:table-row table:style-name="ro1">
          <table:table-cell office:value-type="float" office:value="3138.175" calcext:value-type="float">
            <text:p>3138.17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5807" calcext:value-type="float">
            <text:p>-0.015807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9.800638" calcext:value-type="float">
            <text:p>9.800638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271" calcext:value-type="float">
            <text:p>0.010271</text:p>
          </table:table-cell>
          <table:table-cell office:value-type="float" office:value="-0.002162" calcext:value-type="float">
            <text:p>-0.002162</text:p>
          </table:table-cell>
          <table:table-cell office:value-type="float" office:value="9.800645" calcext:value-type="float">
            <text:p>9.800645</text:p>
          </table:table-cell>
          <table:table-cell table:number-columns-repeated="4"/>
        </table:table-row>
        <table:table-row table:style-name="ro1">
          <table:table-cell office:value-type="float" office:value="3138.185" calcext:value-type="float">
            <text:p>3138.18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8551" calcext:value-type="float">
            <text:p>-0.018551</text:p>
          </table:table-cell>
          <table:table-cell office:value-type="float" office:value="0.006762" calcext:value-type="float">
            <text:p>0.006762</text:p>
          </table:table-cell>
          <table:table-cell office:value-type="float" office:value="9.800717" calcext:value-type="float">
            <text:p>9.800717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-0.000136" calcext:value-type="float">
            <text:p>-0.00013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5289" calcext:value-type="float">
            <text:p>0.005289</text:p>
          </table:table-cell>
          <table:table-cell office:value-type="float" office:value="9.800732" calcext:value-type="float">
            <text:p>9.800732</text:p>
          </table:table-cell>
          <table:table-cell table:number-columns-repeated="4"/>
        </table:table-row>
        <table:table-row table:style-name="ro1">
          <table:table-cell office:value-type="float" office:value="3138.195" calcext:value-type="float">
            <text:p>3138.19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-0.002022" calcext:value-type="float">
            <text:p>-0.002022</text:p>
          </table:table-cell>
          <table:table-cell office:value-type="float" office:value="9.805335" calcext:value-type="float">
            <text:p>9.80533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-0.000471" calcext:value-type="float">
            <text:p>-0.00047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-0.00793" calcext:value-type="float">
            <text:p>-0.00793</text:p>
          </table:table-cell>
          <table:table-cell office:value-type="float" office:value="9.805281" calcext:value-type="float">
            <text:p>9.805281</text:p>
          </table:table-cell>
          <table:table-cell table:number-columns-repeated="4"/>
        </table:table-row>
        <table:table-row table:style-name="ro1">
          <table:table-cell office:value-type="float" office:value="3138.205" calcext:value-type="float">
            <text:p>3138.20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8161" calcext:value-type="float">
            <text:p>-0.018161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9.795904" calcext:value-type="float">
            <text:p>9.795904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0195" calcext:value-type="float">
            <text:p>-0.0001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671" calcext:value-type="float">
            <text:p>0.008671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9.795917" calcext:value-type="float">
            <text:p>9.795917</text:p>
          </table:table-cell>
          <table:table-cell table:number-columns-repeated="4"/>
        </table:table-row>
        <table:table-row table:style-name="ro1">
          <table:table-cell office:value-type="float" office:value="3138.215" calcext:value-type="float">
            <text:p>3138.21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25685" calcext:value-type="float">
            <text:p>-0.025685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9.805618" calcext:value-type="float">
            <text:p>9.80561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499" calcext:value-type="float">
            <text:p>-0.00049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9.805651" calcext:value-type="float">
            <text:p>9.805651</text:p>
          </table:table-cell>
          <table:table-cell table:number-columns-repeated="4"/>
        </table:table-row>
        <table:table-row table:style-name="ro1">
          <table:table-cell office:value-type="float" office:value="3138.225" calcext:value-type="float">
            <text:p>3138.22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7456" calcext:value-type="float">
            <text:p>-0.037456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9.800536" calcext:value-type="float">
            <text:p>9.800536</text:p>
          </table:table-cell>
          <table:table-cell office:value-type="float" office:value="-0.000098" calcext:value-type="float">
            <text:p>-9.8E-05</text:p>
          </table:table-cell>
          <table:table-cell office:value-type="float" office:value="-0.000533" calcext:value-type="float">
            <text:p>-0.0005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753" calcext:value-type="float">
            <text:p>-0.009753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9.800601" calcext:value-type="float">
            <text:p>9.800601</text:p>
          </table:table-cell>
          <table:table-cell table:number-columns-repeated="4"/>
        </table:table-row>
        <table:table-row table:style-name="ro1">
          <table:table-cell office:value-type="float" office:value="3138.235" calcext:value-type="float">
            <text:p>3138.23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5636" calcext:value-type="float">
            <text:p>-0.035636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9.798774" calcext:value-type="float">
            <text:p>9.798774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-0.000463" calcext:value-type="float">
            <text:p>-0.00046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01" calcext:value-type="float">
            <text:p>-0.00801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9.798834" calcext:value-type="float">
            <text:p>9.798834</text:p>
          </table:table-cell>
          <table:table-cell table:number-columns-repeated="4"/>
        </table:table-row>
        <table:table-row table:style-name="ro1">
          <table:table-cell office:value-type="float" office:value="3138.245" calcext:value-type="float">
            <text:p>3138.24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6306" calcext:value-type="float">
            <text:p>-0.036306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9.79883" calcext:value-type="float">
            <text:p>9.79883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96" calcext:value-type="float">
            <text:p>-0.0003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656" calcext:value-type="float">
            <text:p>-0.008656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9.798892" calcext:value-type="float">
            <text:p>9.798892</text:p>
          </table:table-cell>
          <table:table-cell table:number-columns-repeated="4"/>
        </table:table-row>
        <table:table-row table:style-name="ro1">
          <table:table-cell office:value-type="float" office:value="3138.255" calcext:value-type="float">
            <text:p>3138.25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0706" calcext:value-type="float">
            <text:p>-0.030706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9.798845" calcext:value-type="float">
            <text:p>9.798845</text:p>
          </table:table-cell>
          <table:table-cell office:value-type="float" office:value="-0.000069" calcext:value-type="float">
            <text:p>-6.9E-05</text:p>
          </table:table-cell>
          <table:table-cell office:value-type="float" office:value="-0.000332" calcext:value-type="float">
            <text:p>-0.0003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324" calcext:value-type="float">
            <text:p>-0.003324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9.798892" calcext:value-type="float">
            <text:p>9.798892</text:p>
          </table:table-cell>
          <table:table-cell table:number-columns-repeated="4"/>
        </table:table-row>
        <table:table-row table:style-name="ro1">
          <table:table-cell office:value-type="float" office:value="3138.265" calcext:value-type="float">
            <text:p>3138.265</text:p>
          </table:table-cell>
          <table:table-cell office:value-type="string" calcext:value-type="string">
            <text:p>imu</text:p>
          </table:table-cell>
          <table:table-cell office:value-type="float" office:value="-3.401" calcext:value-type="float">
            <text:p>-3.401</text:p>
          </table:table-cell>
          <table:table-cell office:value-type="float" office:value="1.0753" calcext:value-type="float">
            <text:p>1.07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-0.089346" calcext:value-type="float">
            <text:p>-0.089346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0362" calcext:value-type="float">
            <text:p>-0.030362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9.799349" calcext:value-type="float">
            <text:p>9.799349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002" calcext:value-type="float">
            <text:p>-0.003002</text:p>
          </table:table-cell>
          <table:table-cell office:value-type="float" office:value="0.006251" calcext:value-type="float">
            <text:p>0.006251</text:p>
          </table:table-cell>
          <table:table-cell office:value-type="float" office:value="9.799395" calcext:value-type="float">
            <text:p>9.799395</text:p>
          </table:table-cell>
          <table:table-cell table:number-columns-repeated="4"/>
        </table:table-row>
        <table:table-row table:style-name="ro1">
          <table:table-cell office:value-type="float" office:value="3138.267" calcext:value-type="float">
            <text:p>3138.267</text:p>
          </table:table-cell>
          <table:table-cell office:value-type="string" calcext:value-type="string">
            <text:p>odom</text:p>
          </table:table-cell>
          <table:table-cell office:value-type="float" office:value="-3.492699" calcext:value-type="float">
            <text:p>-3.492699</text:p>
          </table:table-cell>
          <table:table-cell office:value-type="float" office:value="1.091875" calcext:value-type="float">
            <text:p>1.09187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table:number-columns-repeated="13"/>
        </table:table-row>
        <table:table-row table:style-name="ro1">
          <table:table-cell office:value-type="float" office:value="3138.275" calcext:value-type="float">
            <text:p>3138.27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6209" calcext:value-type="float">
            <text:p>-0.036209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9.798843" calcext:value-type="float">
            <text:p>9.798843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-0.000228" calcext:value-type="float">
            <text:p>-0.00022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704" calcext:value-type="float">
            <text:p>-0.008704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9.798905" calcext:value-type="float">
            <text:p>9.798905</text:p>
          </table:table-cell>
          <table:table-cell table:number-columns-repeated="4"/>
        </table:table-row>
        <table:table-row table:style-name="ro1">
          <table:table-cell office:value-type="float" office:value="3138.285" calcext:value-type="float">
            <text:p>3138.28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5384" calcext:value-type="float">
            <text:p>-0.035384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9.798438" calcext:value-type="float">
            <text:p>9.79843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000142" calcext:value-type="float">
            <text:p>-0.00014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928" calcext:value-type="float">
            <text:p>-0.007928</text:p>
          </table:table-cell>
          <table:table-cell office:value-type="float" office:value="0.008106" calcext:value-type="float">
            <text:p>0.008106</text:p>
          </table:table-cell>
          <table:table-cell office:value-type="float" office:value="9.798497" calcext:value-type="float">
            <text:p>9.798497</text:p>
          </table:table-cell>
          <table:table-cell table:number-columns-repeated="4"/>
        </table:table-row>
        <table:table-row table:style-name="ro1">
          <table:table-cell office:value-type="float" office:value="3138.295" calcext:value-type="float">
            <text:p>3138.29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33206" calcext:value-type="float">
            <text:p>-0.033206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9.798087" calcext:value-type="float">
            <text:p>9.798087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865" calcext:value-type="float">
            <text:p>-0.005865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9.79814" calcext:value-type="float">
            <text:p>9.79814</text:p>
          </table:table-cell>
          <table:table-cell table:number-columns-repeated="4"/>
        </table:table-row>
        <table:table-row table:style-name="ro1">
          <table:table-cell office:value-type="float" office:value="3138.305" calcext:value-type="float">
            <text:p>3138.30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21355" calcext:value-type="float">
            <text:p>-0.021355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9.799566" calcext:value-type="float">
            <text:p>9.799566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-0.000018" calcext:value-type="float">
            <text:p>-1.8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5397" calcext:value-type="float">
            <text:p>0.005397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9.799588" calcext:value-type="float">
            <text:p>9.799588</text:p>
          </table:table-cell>
          <table:table-cell table:number-columns-repeated="4"/>
        </table:table-row>
        <table:table-row table:style-name="ro1">
          <table:table-cell office:value-type="float" office:value="3138.315" calcext:value-type="float">
            <text:p>3138.31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5205" calcext:value-type="float">
            <text:p>-0.015205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9.800778" calcext:value-type="float">
            <text:p>9.800778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-0.000067" calcext:value-type="float">
            <text:p>-6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224" calcext:value-type="float">
            <text:p>0.01122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9.800784" calcext:value-type="float">
            <text:p>9.800784</text:p>
          </table:table-cell>
          <table:table-cell table:number-columns-repeated="4"/>
        </table:table-row>
        <table:table-row table:style-name="ro1">
          <table:table-cell office:value-type="float" office:value="3138.325" calcext:value-type="float">
            <text:p>3138.32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6058" calcext:value-type="float">
            <text:p>-0.016058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9.800416" calcext:value-type="float">
            <text:p>9.800416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9768" calcext:value-type="float">
            <text:p>0.009768</text:p>
          </table:table-cell>
          <table:table-cell office:value-type="float" office:value="-0.00267" calcext:value-type="float">
            <text:p>-0.00267</text:p>
          </table:table-cell>
          <table:table-cell office:value-type="float" office:value="9.800424" calcext:value-type="float">
            <text:p>9.800424</text:p>
          </table:table-cell>
          <table:table-cell table:number-columns-repeated="4"/>
        </table:table-row>
        <table:table-row table:style-name="ro1">
          <table:table-cell office:value-type="float" office:value="3138.335" calcext:value-type="float">
            <text:p>3138.33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17269" calcext:value-type="float">
            <text:p>-0.017269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9.801509" calcext:value-type="float">
            <text:p>9.801509</text:p>
          </table:table-cell>
          <table:table-cell office:value-type="float" office:value="-0.000052" calcext:value-type="float">
            <text:p>-5.2E-05</text:p>
          </table:table-cell>
          <table:table-cell office:value-type="float" office:value="-0.000184" calcext:value-type="float">
            <text:p>-0.0001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279" calcext:value-type="float">
            <text:p>0.010279</text:p>
          </table:table-cell>
          <table:table-cell office:value-type="float" office:value="0.006943" calcext:value-type="float">
            <text:p>0.006943</text:p>
          </table:table-cell>
          <table:table-cell office:value-type="float" office:value="9.80152" calcext:value-type="float">
            <text:p>9.80152</text:p>
          </table:table-cell>
          <table:table-cell table:number-columns-repeated="4"/>
        </table:table-row>
        <table:table-row table:style-name="ro1">
          <table:table-cell office:value-type="float" office:value="3138.345" calcext:value-type="float">
            <text:p>3138.34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-0.004592" calcext:value-type="float">
            <text:p>-0.004592</text:p>
          </table:table-cell>
          <table:table-cell office:value-type="float" office:value="9.804376" calcext:value-type="float">
            <text:p>9.8043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0454" calcext:value-type="float">
            <text:p>-0.00045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-0.011504" calcext:value-type="float">
            <text:p>-0.011504</text:p>
          </table:table-cell>
          <table:table-cell office:value-type="float" office:value="9.804306" calcext:value-type="float">
            <text:p>9.804306</text:p>
          </table:table-cell>
          <table:table-cell table:number-columns-repeated="4"/>
        </table:table-row>
        <table:table-row table:style-name="ro1">
          <table:table-cell office:value-type="float" office:value="3138.355" calcext:value-type="float">
            <text:p>3138.35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28146" calcext:value-type="float">
            <text:p>-0.028146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9.797533" calcext:value-type="float">
            <text:p>9.797533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1066" calcext:value-type="float">
            <text:p>-0.001066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9.797573" calcext:value-type="float">
            <text:p>9.797573</text:p>
          </table:table-cell>
          <table:table-cell table:number-columns-repeated="4"/>
        </table:table-row>
        <table:table-row table:style-name="ro1">
          <table:table-cell office:value-type="float" office:value="3138.365" calcext:value-type="float">
            <text:p>3138.365</text:p>
          </table:table-cell>
          <table:table-cell office:value-type="string" calcext:value-type="string">
            <text:p>imu</text:p>
          </table:table-cell>
          <table:table-cell office:value-type="float" office:value="-3.4927" calcext:value-type="float">
            <text:p>-3.4927</text:p>
          </table:table-cell>
          <table:table-cell office:value-type="float" office:value="1.0919" calcext:value-type="float">
            <text:p>1.0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89341" calcext:value-type="float">
            <text:p>-0.089341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28476" calcext:value-type="float">
            <text:p>-0.02847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9.803535" calcext:value-type="float">
            <text:p>9.803535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495" calcext:value-type="float">
            <text:p>-0.0004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143" calcext:value-type="float">
            <text:p>-0.00143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9.803576" calcext:value-type="float">
            <text:p>9.803576</text:p>
          </table:table-cell>
          <table:table-cell table:number-columns-repeated="4"/>
        </table:table-row>
        <table:table-row table:style-name="ro1">
          <table:table-cell office:value-type="float" office:value="3138.367" calcext:value-type="float">
            <text:p>3138.367</text:p>
          </table:table-cell>
          <table:table-cell office:value-type="string" calcext:value-type="string">
            <text:p>odom</text:p>
          </table:table-cell>
          <table:table-cell office:value-type="float" office:value="-3.561685" calcext:value-type="float">
            <text:p>-3.561685</text:p>
          </table:table-cell>
          <table:table-cell office:value-type="float" office:value="1.104351" calcext:value-type="float">
            <text:p>1.10435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table:number-columns-repeated="13"/>
        </table:table-row>
        <table:table-row table:style-name="ro1">
          <table:table-cell office:value-type="float" office:value="3138.375" calcext:value-type="float">
            <text:p>3138.37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6213" calcext:value-type="float">
            <text:p>-0.036213</text:p>
          </table:table-cell>
          <table:table-cell office:value-type="float" office:value="0.006686" calcext:value-type="float">
            <text:p>0.006686</text:p>
          </table:table-cell>
          <table:table-cell office:value-type="float" office:value="9.800376" calcext:value-type="float">
            <text:p>9.800376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774" calcext:value-type="float">
            <text:p>-0.008774</text:p>
          </table:table-cell>
          <table:table-cell office:value-type="float" office:value="0.008395" calcext:value-type="float">
            <text:p>0.008395</text:p>
          </table:table-cell>
          <table:table-cell office:value-type="float" office:value="9.800438" calcext:value-type="float">
            <text:p>9.800438</text:p>
          </table:table-cell>
          <table:table-cell table:number-columns-repeated="4"/>
        </table:table-row>
        <table:table-row table:style-name="ro1">
          <table:table-cell office:value-type="float" office:value="3138.385" calcext:value-type="float">
            <text:p>3138.38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555" calcext:value-type="float">
            <text:p>-0.035555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9.798789" calcext:value-type="float">
            <text:p>9.79878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448" calcext:value-type="float">
            <text:p>-0.00044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45" calcext:value-type="float">
            <text:p>-0.008145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9.798849" calcext:value-type="float">
            <text:p>9.798849</text:p>
          </table:table-cell>
          <table:table-cell table:number-columns-repeated="4"/>
        </table:table-row>
        <table:table-row table:style-name="ro1">
          <table:table-cell office:value-type="float" office:value="3138.395" calcext:value-type="float">
            <text:p>3138.39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475" calcext:value-type="float">
            <text:p>-0.035475</text:p>
          </table:table-cell>
          <table:table-cell office:value-type="float" office:value="0.006529" calcext:value-type="float">
            <text:p>0.006529</text:p>
          </table:table-cell>
          <table:table-cell office:value-type="float" office:value="9.798845" calcext:value-type="float">
            <text:p>9.798845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82" calcext:value-type="float">
            <text:p>-0.00038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079" calcext:value-type="float">
            <text:p>-0.008079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9.798904" calcext:value-type="float">
            <text:p>9.798904</text:p>
          </table:table-cell>
          <table:table-cell table:number-columns-repeated="4"/>
        </table:table-row>
        <table:table-row table:style-name="ro1">
          <table:table-cell office:value-type="float" office:value="3138.405" calcext:value-type="float">
            <text:p>3138.40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29992" calcext:value-type="float">
            <text:p>-0.029992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9.798939" calcext:value-type="float">
            <text:p>9.798939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855" calcext:value-type="float">
            <text:p>-0.002855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9.798984" calcext:value-type="float">
            <text:p>9.798984</text:p>
          </table:table-cell>
          <table:table-cell table:number-columns-repeated="4"/>
        </table:table-row>
        <table:table-row table:style-name="ro1">
          <table:table-cell office:value-type="float" office:value="3138.415" calcext:value-type="float">
            <text:p>3138.41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0679" calcext:value-type="float">
            <text:p>-0.030679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9.799295" calcext:value-type="float">
            <text:p>9.799295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515" calcext:value-type="float">
            <text:p>-0.003515</text:p>
          </table:table-cell>
          <table:table-cell office:value-type="float" office:value="0.006389" calcext:value-type="float">
            <text:p>0.006389</text:p>
          </table:table-cell>
          <table:table-cell office:value-type="float" office:value="9.799342" calcext:value-type="float">
            <text:p>9.799342</text:p>
          </table:table-cell>
          <table:table-cell table:number-columns-repeated="4"/>
        </table:table-row>
        <table:table-row table:style-name="ro1">
          <table:table-cell office:value-type="float" office:value="3138.425" calcext:value-type="float">
            <text:p>3138.42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9.79874" calcext:value-type="float">
            <text:p>9.79874</text:p>
          </table:table-cell>
          <table:table-cell office:value-type="float" office:value="-0.000045" calcext:value-type="float">
            <text:p>-4.5E-05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418" calcext:value-type="float">
            <text:p>-0.009418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9.798803" calcext:value-type="float">
            <text:p>9.798803</text:p>
          </table:table-cell>
          <table:table-cell table:number-columns-repeated="4"/>
        </table:table-row>
        <table:table-row table:style-name="ro1">
          <table:table-cell office:value-type="float" office:value="3138.435" calcext:value-type="float">
            <text:p>3138.43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4804" calcext:value-type="float">
            <text:p>-0.034804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9.798392" calcext:value-type="float">
            <text:p>9.798392</text:p>
          </table:table-cell>
          <table:table-cell office:value-type="float" office:value="-0.000033" calcext:value-type="float">
            <text:p>-3.3E-05</text:p>
          </table:table-cell>
          <table:table-cell office:value-type="float" office:value="-0.000121" calcext:value-type="float">
            <text:p>-0.0001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44" calcext:value-type="float">
            <text:p>-0.00744</text:p>
          </table:table-cell>
          <table:table-cell office:value-type="float" office:value="0.007879" calcext:value-type="float">
            <text:p>0.007879</text:p>
          </table:table-cell>
          <table:table-cell office:value-type="float" office:value="9.79845" calcext:value-type="float">
            <text:p>9.79845</text:p>
          </table:table-cell>
          <table:table-cell table:number-columns-repeated="4"/>
        </table:table-row>
        <table:table-row table:style-name="ro1">
          <table:table-cell office:value-type="float" office:value="3138.445" calcext:value-type="float">
            <text:p>3138.44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2384" calcext:value-type="float">
            <text:p>-0.032384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9.798002" calcext:value-type="float">
            <text:p>9.798002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0011" calcext:value-type="float">
            <text:p>-1.1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143" calcext:value-type="float">
            <text:p>-0.005143</text:p>
          </table:table-cell>
          <table:table-cell office:value-type="float" office:value="0.006989" calcext:value-type="float">
            <text:p>0.006989</text:p>
          </table:table-cell>
          <table:table-cell office:value-type="float" office:value="9.798053" calcext:value-type="float">
            <text:p>9.798053</text:p>
          </table:table-cell>
          <table:table-cell table:number-columns-repeated="4"/>
        </table:table-row>
        <table:table-row table:style-name="ro1">
          <table:table-cell office:value-type="float" office:value="3138.455" calcext:value-type="float">
            <text:p>3138.45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7653" calcext:value-type="float">
            <text:p>-0.017653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9.800138" calcext:value-type="float">
            <text:p>9.800138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853" calcext:value-type="float">
            <text:p>0.008853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9.80015" calcext:value-type="float">
            <text:p>9.80015</text:p>
          </table:table-cell>
          <table:table-cell table:number-columns-repeated="4"/>
        </table:table-row>
        <table:table-row table:style-name="ro1">
          <table:table-cell office:value-type="float" office:value="3138.465" calcext:value-type="float">
            <text:p>3138.46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5247" calcext:value-type="float">
            <text:p>-0.015247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9.800858" calcext:value-type="float">
            <text:p>9.800858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9.800864" calcext:value-type="float">
            <text:p>9.800864</text:p>
          </table:table-cell>
          <table:table-cell table:number-columns-repeated="4"/>
        </table:table-row>
        <table:table-row table:style-name="ro1">
          <table:table-cell office:value-type="float" office:value="3138.475" calcext:value-type="float">
            <text:p>3138.47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6584" calcext:value-type="float">
            <text:p>-0.016584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9.800223" calcext:value-type="float">
            <text:p>9.800223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9294" calcext:value-type="float">
            <text:p>0.009294</text:p>
          </table:table-cell>
          <table:table-cell office:value-type="float" office:value="-0.001997" calcext:value-type="float">
            <text:p>-0.001997</text:p>
          </table:table-cell>
          <table:table-cell office:value-type="float" office:value="9.800233" calcext:value-type="float">
            <text:p>9.800233</text:p>
          </table:table-cell>
          <table:table-cell table:number-columns-repeated="4"/>
        </table:table-row>
        <table:table-row table:style-name="ro1">
          <table:table-cell office:value-type="float" office:value="3138.485" calcext:value-type="float">
            <text:p>3138.48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08035" calcext:value-type="float">
            <text:p>0.008035</text:p>
          </table:table-cell>
          <table:table-cell office:value-type="float" office:value="9.802702" calcext:value-type="float">
            <text:p>9.802702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9.802704" calcext:value-type="float">
            <text:p>9.802704</text:p>
          </table:table-cell>
          <table:table-cell table:number-columns-repeated="4"/>
        </table:table-row>
        <table:table-row table:style-name="ro1">
          <table:table-cell office:value-type="float" office:value="3138.495" calcext:value-type="float">
            <text:p>3138.49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-0.004412" calcext:value-type="float">
            <text:p>-0.004412</text:p>
          </table:table-cell>
          <table:table-cell office:value-type="float" office:value="9.801983" calcext:value-type="float">
            <text:p>9.801983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-0.000369" calcext:value-type="float">
            <text:p>-0.0003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8022" calcext:value-type="float">
            <text:p>0.038022</text:p>
          </table:table-cell>
          <table:table-cell office:value-type="float" office:value="-0.011346" calcext:value-type="float">
            <text:p>-0.011346</text:p>
          </table:table-cell>
          <table:table-cell office:value-type="float" office:value="9.801912" calcext:value-type="float">
            <text:p>9.801912</text:p>
          </table:table-cell>
          <table:table-cell table:number-columns-repeated="4"/>
        </table:table-row>
        <table:table-row table:style-name="ro1">
          <table:table-cell office:value-type="float" office:value="3138.505" calcext:value-type="float">
            <text:p>3138.505</text:p>
          </table:table-cell>
          <table:table-cell office:value-type="string" calcext:value-type="string">
            <text:p>imu</text:p>
          </table:table-cell>
          <table:table-cell office:value-type="float" office:value="-3.5617" calcext:value-type="float">
            <text:p>-3.5617</text:p>
          </table:table-cell>
          <table:table-cell office:value-type="float" office:value="1.1044" calcext:value-type="float">
            <text:p>1.10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89338" calcext:value-type="float">
            <text:p>-0.089338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2162" calcext:value-type="float">
            <text:p>-0.032162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9.800716" calcext:value-type="float">
            <text:p>9.800716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406" calcext:value-type="float">
            <text:p>-0.0004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093" calcext:value-type="float">
            <text:p>-0.005093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9.800767" calcext:value-type="float">
            <text:p>9.800767</text:p>
          </table:table-cell>
          <table:table-cell table:number-columns-repeated="4"/>
        </table:table-row>
        <table:table-row table:style-name="ro1">
          <table:table-cell office:value-type="float" office:value="3138.5" calcext:value-type="float">
            <text:p>3138.5</text:p>
          </table:table-cell>
          <table:table-cell office:value-type="string" calcext:value-type="string">
            <text:p>odom</text:p>
          </table:table-cell>
          <table:table-cell office:value-type="float" office:value="-3.653436" calcext:value-type="float">
            <text:p>-3.653436</text:p>
          </table:table-cell>
          <table:table-cell office:value-type="float" office:value="1.120944" calcext:value-type="float">
            <text:p>1.12094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table:number-columns-repeated="13"/>
        </table:table-row>
        <table:table-row table:style-name="ro1">
          <table:table-cell office:value-type="float" office:value="3138.515" calcext:value-type="float">
            <text:p>3138.51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1798" calcext:value-type="float">
            <text:p>-0.031798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9.801908" calcext:value-type="float">
            <text:p>9.801908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-0.000516" calcext:value-type="float">
            <text:p>-0.0005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709" calcext:value-type="float">
            <text:p>-0.004709</text:p>
          </table:table-cell>
          <table:table-cell office:value-type="float" office:value="0.006696" calcext:value-type="float">
            <text:p>0.006696</text:p>
          </table:table-cell>
          <table:table-cell office:value-type="float" office:value="9.801958" calcext:value-type="float">
            <text:p>9.801958</text:p>
          </table:table-cell>
          <table:table-cell table:number-columns-repeated="4"/>
        </table:table-row>
        <table:table-row table:style-name="ro1">
          <table:table-cell office:value-type="float" office:value="3138.525" calcext:value-type="float">
            <text:p>3138.52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392" calcext:value-type="float">
            <text:p>-0.035392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9.799772" calcext:value-type="float">
            <text:p>9.799772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0503" calcext:value-type="float">
            <text:p>-0.0005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01" calcext:value-type="float">
            <text:p>-0.008101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9.799832" calcext:value-type="float">
            <text:p>9.799832</text:p>
          </table:table-cell>
          <table:table-cell table:number-columns-repeated="4"/>
        </table:table-row>
        <table:table-row table:style-name="ro1">
          <table:table-cell office:value-type="float" office:value="3138.535" calcext:value-type="float">
            <text:p>3138.53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494" calcext:value-type="float">
            <text:p>-0.035494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9.798779" calcext:value-type="float">
            <text:p>9.798779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-0.000433" calcext:value-type="float">
            <text:p>-0.0004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203" calcext:value-type="float">
            <text:p>-0.008203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9.798839" calcext:value-type="float">
            <text:p>9.798839</text:p>
          </table:table-cell>
          <table:table-cell table:number-columns-repeated="4"/>
        </table:table-row>
        <table:table-row table:style-name="ro1">
          <table:table-cell office:value-type="float" office:value="3138.545" calcext:value-type="float">
            <text:p>3138.54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461" calcext:value-type="float">
            <text:p>-0.03461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9.798819" calcext:value-type="float">
            <text:p>9.798819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66" calcext:value-type="float">
            <text:p>-0.00036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37" calcext:value-type="float">
            <text:p>-0.00737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9.798877" calcext:value-type="float">
            <text:p>9.798877</text:p>
          </table:table-cell>
          <table:table-cell table:number-columns-repeated="4"/>
        </table:table-row>
        <table:table-row table:style-name="ro1">
          <table:table-cell office:value-type="float" office:value="3138.555" calcext:value-type="float">
            <text:p>3138.55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29347" calcext:value-type="float">
            <text:p>-0.029347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9.799089" calcext:value-type="float">
            <text:p>9.799089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359" calcext:value-type="float">
            <text:p>-0.002359</text:p>
          </table:table-cell>
          <table:table-cell office:value-type="float" office:value="0.005954" calcext:value-type="float">
            <text:p>0.005954</text:p>
          </table:table-cell>
          <table:table-cell office:value-type="float" office:value="9.799132" calcext:value-type="float">
            <text:p>9.799132</text:p>
          </table:table-cell>
          <table:table-cell table:number-columns-repeated="4"/>
        </table:table-row>
        <table:table-row table:style-name="ro1">
          <table:table-cell office:value-type="float" office:value="3138.565" calcext:value-type="float">
            <text:p>3138.56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2117" calcext:value-type="float">
            <text:p>-0.032117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9.799143" calcext:value-type="float">
            <text:p>9.799143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4997" calcext:value-type="float">
            <text:p>-0.004997</text:p>
          </table:table-cell>
          <table:table-cell office:value-type="float" office:value="0.006934" calcext:value-type="float">
            <text:p>0.006934</text:p>
          </table:table-cell>
          <table:table-cell office:value-type="float" office:value="9.799194" calcext:value-type="float">
            <text:p>9.799194</text:p>
          </table:table-cell>
          <table:table-cell table:number-columns-repeated="4"/>
        </table:table-row>
        <table:table-row table:style-name="ro1">
          <table:table-cell office:value-type="float" office:value="3138.575" calcext:value-type="float">
            <text:p>3138.57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6861" calcext:value-type="float">
            <text:p>-0.036861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9.798645" calcext:value-type="float">
            <text:p>9.798645</text:p>
          </table:table-cell>
          <table:table-cell office:value-type="float" office:value="-0.000044" calcext:value-type="float">
            <text:p>-4.4E-05</text:p>
          </table:table-cell>
          <table:table-cell office:value-type="float" office:value="-0.000193" calcext:value-type="float">
            <text:p>-0.00019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9495" calcext:value-type="float">
            <text:p>-0.009495</text:p>
          </table:table-cell>
          <table:table-cell office:value-type="float" office:value="0.008727" calcext:value-type="float">
            <text:p>0.008727</text:p>
          </table:table-cell>
          <table:table-cell office:value-type="float" office:value="9.798708" calcext:value-type="float">
            <text:p>9.798708</text:p>
          </table:table-cell>
          <table:table-cell table:number-columns-repeated="4"/>
        </table:table-row>
        <table:table-row table:style-name="ro1">
          <table:table-cell office:value-type="float" office:value="3138.585" calcext:value-type="float">
            <text:p>3138.58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4266" calcext:value-type="float">
            <text:p>-0.034266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9.798331" calcext:value-type="float">
            <text:p>9.798331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047" calcext:value-type="float">
            <text:p>-0.007047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9.798387" calcext:value-type="float">
            <text:p>9.798387</text:p>
          </table:table-cell>
          <table:table-cell table:number-columns-repeated="4"/>
        </table:table-row>
        <table:table-row table:style-name="ro1">
          <table:table-cell office:value-type="float" office:value="3138.595" calcext:value-type="float">
            <text:p>3138.59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0637" calcext:value-type="float">
            <text:p>-0.030637</text:p>
          </table:table-cell>
          <table:table-cell office:value-type="float" office:value="0.005602" calcext:value-type="float">
            <text:p>0.005602</text:p>
          </table:table-cell>
          <table:table-cell office:value-type="float" office:value="9.798377" calcext:value-type="float">
            <text:p>9.798377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-0.000012" calcext:value-type="float">
            <text:p>-1.2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599" calcext:value-type="float">
            <text:p>-0.003599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9.798423" calcext:value-type="float">
            <text:p>9.798423</text:p>
          </table:table-cell>
          <table:table-cell table:number-columns-repeated="4"/>
        </table:table-row>
        <table:table-row table:style-name="ro1">
          <table:table-cell office:value-type="float" office:value="3138.605" calcext:value-type="float">
            <text:p>3138.60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5157" calcext:value-type="float">
            <text:p>-0.015157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9.800324" calcext:value-type="float">
            <text:p>9.800324</text:p>
          </table:table-cell>
          <table:table-cell office:value-type="float" office:value="-0.000017" calcext:value-type="float">
            <text:p>-1.7E-05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9.80033" calcext:value-type="float">
            <text:p>9.80033</text:p>
          </table:table-cell>
          <table:table-cell table:number-columns-repeated="4"/>
        </table:table-row>
        <table:table-row table:style-name="ro1">
          <table:table-cell office:value-type="float" office:value="3138.615" calcext:value-type="float">
            <text:p>3138.61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512" calcext:value-type="float">
            <text:p>-0.01512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9.800834" calcext:value-type="float">
            <text:p>9.800834</text:p>
          </table:table-cell>
          <table:table-cell office:value-type="float" office:value="-0.000012" calcext:value-type="float">
            <text:p>-1.2E-0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0962" calcext:value-type="float">
            <text:p>0.010962</text:p>
          </table:table-cell>
          <table:table-cell office:value-type="float" office:value="-0.000352" calcext:value-type="float">
            <text:p>-0.000352</text:p>
          </table:table-cell>
          <table:table-cell office:value-type="float" office:value="9.800839" calcext:value-type="float">
            <text:p>9.800839</text:p>
          </table:table-cell>
          <table:table-cell table:number-columns-repeated="4"/>
        </table:table-row>
        <table:table-row table:style-name="ro1">
          <table:table-cell office:value-type="float" office:value="3138.625" calcext:value-type="float">
            <text:p>3138.62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17441" calcext:value-type="float">
            <text:p>-0.017441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9.800147" calcext:value-type="float">
            <text:p>9.800147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-0.001079" calcext:value-type="float">
            <text:p>-0.001079</text:p>
          </table:table-cell>
          <table:table-cell office:value-type="float" office:value="9.800159" calcext:value-type="float">
            <text:p>9.800159</text:p>
          </table:table-cell>
          <table:table-cell table:number-columns-repeated="4"/>
        </table:table-row>
        <table:table-row table:style-name="ro1">
          <table:table-cell office:value-type="float" office:value="3138.635" calcext:value-type="float">
            <text:p>3138.63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07352" calcext:value-type="float">
            <text:p>-0.007352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9.804061" calcext:value-type="float">
            <text:p>9.804061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0351" calcext:value-type="float">
            <text:p>-0.00035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9.804046" calcext:value-type="float">
            <text:p>9.804046</text:p>
          </table:table-cell>
          <table:table-cell table:number-columns-repeated="4"/>
        </table:table-row>
        <table:table-row table:style-name="ro1">
          <table:table-cell office:value-type="float" office:value="3138.645" calcext:value-type="float">
            <text:p>3138.64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0.005683" calcext:value-type="float">
            <text:p>0.005683</text:p>
          </table:table-cell>
          <table:table-cell office:value-type="float" office:value="-0.001697" calcext:value-type="float">
            <text:p>-0.001697</text:p>
          </table:table-cell>
          <table:table-cell office:value-type="float" office:value="9.798976" calcext:value-type="float">
            <text:p>9.798976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00265" calcext:value-type="float">
            <text:p>-0.00026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0843" calcext:value-type="float">
            <text:p>0.030843</text:p>
          </table:table-cell>
          <table:table-cell office:value-type="float" office:value="-0.007289" calcext:value-type="float">
            <text:p>-0.007289</text:p>
          </table:table-cell>
          <table:table-cell office:value-type="float" office:value="9.798926" calcext:value-type="float">
            <text:p>9.798926</text:p>
          </table:table-cell>
          <table:table-cell table:number-columns-repeated="4"/>
        </table:table-row>
        <table:table-row table:style-name="ro1">
          <table:table-cell office:value-type="float" office:value="3138.655" calcext:value-type="float">
            <text:p>3138.655</text:p>
          </table:table-cell>
          <table:table-cell office:value-type="string" calcext:value-type="string">
            <text:p>imu</text:p>
          </table:table-cell>
          <table:table-cell office:value-type="float" office:value="-3.6534" calcext:value-type="float">
            <text:p>-3.6534</text:p>
          </table:table-cell>
          <table:table-cell office:value-type="float" office:value="1.1209" calcext:value-type="float">
            <text:p>1.12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89333" calcext:value-type="float">
            <text:p>-0.089333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022" calcext:value-type="float">
            <text:p>-0.03022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9.803508" calcext:value-type="float">
            <text:p>9.803508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-0.000478" calcext:value-type="float">
            <text:p>-0.0004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3441" calcext:value-type="float">
            <text:p>-0.003441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9.803553" calcext:value-type="float">
            <text:p>9.803553</text:p>
          </table:table-cell>
          <table:table-cell table:number-columns-repeated="4"/>
        </table:table-row>
        <table:table-row table:style-name="ro1">
          <table:table-cell office:value-type="float" office:value="3138.634" calcext:value-type="float">
            <text:p>3138.634</text:p>
          </table:table-cell>
          <table:table-cell office:value-type="string" calcext:value-type="string">
            <text:p>odom</text:p>
          </table:table-cell>
          <table:table-cell office:value-type="float" office:value="-3.745877" calcext:value-type="float">
            <text:p>-3.745877</text:p>
          </table:table-cell>
          <table:table-cell office:value-type="float" office:value="1.137661" calcext:value-type="float">
            <text:p>1.13766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table:number-columns-repeated="13"/>
        </table:table-row>
        <table:table-row table:style-name="ro1">
          <table:table-cell office:value-type="float" office:value="3138.665" calcext:value-type="float">
            <text:p>3138.66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273" calcext:value-type="float">
            <text:p>-0.035273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9.801095" calcext:value-type="float">
            <text:p>9.801095</text:p>
          </table:table-cell>
          <table:table-cell office:value-type="float" office:value="-0.000095" calcext:value-type="float">
            <text:p>-9.5E-05</text:p>
          </table:table-cell>
          <table:table-cell office:value-type="float" office:value="-0.000539" calcext:value-type="float">
            <text:p>-0.00053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128" calcext:value-type="float">
            <text:p>-0.008128</text:p>
          </table:table-cell>
          <table:table-cell office:value-type="float" office:value="0.008053" calcext:value-type="float">
            <text:p>0.008053</text:p>
          </table:table-cell>
          <table:table-cell office:value-type="float" office:value="9.801154" calcext:value-type="float">
            <text:p>9.801154</text:p>
          </table:table-cell>
          <table:table-cell table:number-columns-repeated="4"/>
        </table:table-row>
        <table:table-row table:style-name="ro1">
          <table:table-cell office:value-type="float" office:value="3138.675" calcext:value-type="float">
            <text:p>3138.67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056" calcext:value-type="float">
            <text:p>-0.035056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9.799132" calcext:value-type="float">
            <text:p>9.799132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-0.00049" calcext:value-type="float">
            <text:p>-0.0004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7908" calcext:value-type="float">
            <text:p>-0.007908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9.79919" calcext:value-type="float">
            <text:p>9.79919</text:p>
          </table:table-cell>
          <table:table-cell table:number-columns-repeated="4"/>
        </table:table-row>
        <table:table-row table:style-name="ro1">
          <table:table-cell office:value-type="float" office:value="3138.685" calcext:value-type="float">
            <text:p>3138.68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5458" calcext:value-type="float">
            <text:p>-0.03545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9.798768" calcext:value-type="float">
            <text:p>9.798768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-0.000419" calcext:value-type="float">
            <text:p>-0.0004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298" calcext:value-type="float">
            <text:p>-0.008298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9.798827" calcext:value-type="float">
            <text:p>9.798827</text:p>
          </table:table-cell>
          <table:table-cell table:number-columns-repeated="4"/>
        </table:table-row>
        <table:table-row table:style-name="ro1">
          <table:table-cell office:value-type="float" office:value="3138.695" calcext:value-type="float">
            <text:p>3138.69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3073" calcext:value-type="float">
            <text:p>-0.033073</text:p>
          </table:table-cell>
          <table:table-cell office:value-type="float" office:value="0.006114" calcext:value-type="float">
            <text:p>0.006114</text:p>
          </table:table-cell>
          <table:table-cell office:value-type="float" office:value="9.79884" calcext:value-type="float">
            <text:p>9.79884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54" calcext:value-type="float">
            <text:p>-0.00035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031" calcext:value-type="float">
            <text:p>-0.006031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9.798893" calcext:value-type="float">
            <text:p>9.798893</text:p>
          </table:table-cell>
          <table:table-cell table:number-columns-repeated="4"/>
        </table:table-row>
        <table:table-row table:style-name="ro1">
          <table:table-cell office:value-type="float" office:value="3138.705" calcext:value-type="float">
            <text:p>3138.70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29306" calcext:value-type="float">
            <text:p>-0.029306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9.799167" calcext:value-type="float">
            <text:p>9.799167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-0.000312" calcext:value-type="float">
            <text:p>-0.0003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2453" calcext:value-type="float">
            <text:p>-0.002453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9.79921" calcext:value-type="float">
            <text:p>9.79921</text:p>
          </table:table-cell>
          <table:table-cell table:number-columns-repeated="4"/>
        </table:table-row>
        <table:table-row table:style-name="ro1">
          <table:table-cell office:value-type="float" office:value="3138.715" calcext:value-type="float">
            <text:p>3138.71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2891" calcext:value-type="float">
            <text:p>-0.032891</text:p>
          </table:table-cell>
          <table:table-cell office:value-type="float" office:value="0.006084" calcext:value-type="float">
            <text:p>0.006084</text:p>
          </table:table-cell>
          <table:table-cell office:value-type="float" office:value="9.79906" calcext:value-type="float">
            <text:p>9.79906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5857" calcext:value-type="float">
            <text:p>-0.005857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9.799112" calcext:value-type="float">
            <text:p>9.799112</text:p>
          </table:table-cell>
          <table:table-cell table:number-columns-repeated="4"/>
        </table:table-row>
        <table:table-row table:style-name="ro1">
          <table:table-cell office:value-type="float" office:value="3138.725" calcext:value-type="float">
            <text:p>3138.72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9.798614" calcext:value-type="float">
            <text:p>9.798614</text:p>
          </table:table-cell>
          <table:table-cell office:value-type="float" office:value="-0.000041" calcext:value-type="float">
            <text:p>-4.1E-05</text:p>
          </table:table-cell>
          <table:table-cell office:value-type="float" office:value="-0.000175" calcext:value-type="float">
            <text:p>-0.00017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8995" calcext:value-type="float">
            <text:p>-0.008995</text:p>
          </table:table-cell>
          <table:table-cell office:value-type="float" office:value="0.008472" calcext:value-type="float">
            <text:p>0.008472</text:p>
          </table:table-cell>
          <table:table-cell office:value-type="float" office:value="9.798676" calcext:value-type="float">
            <text:p>9.798676</text:p>
          </table:table-cell>
          <table:table-cell table:number-columns-repeated="4"/>
        </table:table-row>
        <table:table-row table:style-name="ro1">
          <table:table-cell office:value-type="float" office:value="3138.735" calcext:value-type="float">
            <text:p>3138.73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0.0338" calcext:value-type="float">
            <text:p>-0.0338</text:p>
          </table:table-cell>
          <table:table-cell office:value-type="float" office:value="0.0062" calcext:value-type="float">
            <text:p>0.0062</text:p>
          </table:table-cell>
          <table:table-cell office:value-type="float" office:value="9.798271" calcext:value-type="float">
            <text:p>9.798271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-0.006732" calcext:value-type="float">
            <text:p>-0.006732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9.798326" calcext:value-type="float">
            <text:p>9.798326</text:p>
          </table:table-cell>
          <table:table-cell table:number-columns-repeated="4"/>
        </table:table-row>
        <table:table-row table:style-name="ro1">
          <table:table-cell office:value-type="float" office:value="3138.745" calcext:value-type="float">
            <text:p>3138.74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0.483098" calcext:value-type="float">
            <text:p>0.483098</text:p>
          </table:table-cell>
          <table:table-cell office:value-type="float" office:value="-0.086854" calcext:value-type="float">
            <text:p>-0.086854</text:p>
          </table:table-cell>
          <table:table-cell office:value-type="float" office:value="9.807794" calcext:value-type="float">
            <text:p>9.807794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-0.000623" calcext:value-type="float">
            <text:p>-0.0006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485381" calcext:value-type="float">
            <text:p>0.485381</text:p>
          </table:table-cell>
          <table:table-cell office:value-type="float" office:value="-0.176017" calcext:value-type="float">
            <text:p>-0.176017</text:p>
          </table:table-cell>
          <table:table-cell office:value-type="float" office:value="9.806486" calcext:value-type="float">
            <text:p>9.806486</text:p>
          </table:table-cell>
          <table:table-cell table:number-columns-repeated="4"/>
        </table:table-row>
        <table:table-row table:style-name="ro1">
          <table:table-cell office:value-type="float" office:value="3138.755" calcext:value-type="float">
            <text:p>3138.75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0.379025" calcext:value-type="float">
            <text:p>0.379025</text:p>
          </table:table-cell>
          <table:table-cell office:value-type="float" office:value="-0.071743" calcext:value-type="float">
            <text:p>-0.071743</text:p>
          </table:table-cell>
          <table:table-cell office:value-type="float" office:value="9.798022" calcext:value-type="float">
            <text:p>9.798022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-0.000411" calcext:value-type="float">
            <text:p>-0.0004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85633" calcext:value-type="float">
            <text:p>0.385633</text:p>
          </table:table-cell>
          <table:table-cell office:value-type="float" office:value="-0.142624" calcext:value-type="float">
            <text:p>-0.142624</text:p>
          </table:table-cell>
          <table:table-cell office:value-type="float" office:value="9.796988" calcext:value-type="float">
            <text:p>9.796988</text:p>
          </table:table-cell>
          <table:table-cell table:number-columns-repeated="4"/>
        </table:table-row>
        <table:table-row table:style-name="ro1">
          <table:table-cell office:value-type="float" office:value="3138.765" calcext:value-type="float">
            <text:p>3138.765</text:p>
          </table:table-cell>
          <table:table-cell office:value-type="string" calcext:value-type="string">
            <text:p>imu</text:p>
          </table:table-cell>
          <table:table-cell office:value-type="float" office:value="-3.7459" calcext:value-type="float">
            <text:p>-3.7459</text:p>
          </table:table-cell>
          <table:table-cell office:value-type="float" office:value="1.1377" calcext:value-type="float">
            <text:p>1.13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0.207074" calcext:value-type="float">
            <text:p>0.207074</text:p>
          </table:table-cell>
          <table:table-cell office:value-type="float" office:value="-0.041457" calcext:value-type="float">
            <text:p>-0.041457</text:p>
          </table:table-cell>
          <table:table-cell office:value-type="float" office:value="9.800413" calcext:value-type="float">
            <text:p>9.800413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-0.000356" calcext:value-type="float">
            <text:p>-0.00035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21822" calcext:value-type="float">
            <text:p>0.221822</text:p>
          </table:table-cell>
          <table:table-cell office:value-type="float" office:value="-0.082225" calcext:value-type="float">
            <text:p>-0.082225</text:p>
          </table:table-cell>
          <table:table-cell office:value-type="float" office:value="9.799833" calcext:value-type="float">
            <text:p>9.799833</text:p>
          </table:table-cell>
          <table:table-cell table:number-columns-repeated="4"/>
        </table:table-row>
        <table:table-row table:style-name="ro1">
          <table:table-cell office:value-type="float" office:value="3138.767" calcext:value-type="float">
            <text:p>3138.767</text:p>
          </table:table-cell>
          <table:table-cell office:value-type="string" calcext:value-type="string">
            <text:p>odom</text:p>
          </table:table-cell>
          <table:table-cell office:value-type="float" office:value="-3.837365" calcext:value-type="float">
            <text:p>-3.837365</text:p>
          </table:table-cell>
          <table:table-cell office:value-type="float" office:value="1.154205" calcext:value-type="float">
            <text:p>1.154205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table:number-columns-repeated="13"/>
        </table:table-row>
        <table:table-row table:style-name="ro1">
          <table:table-cell office:value-type="float" office:value="3138.775" calcext:value-type="float">
            <text:p>3138.77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069797" calcext:value-type="float">
            <text:p>0.069797</text:p>
          </table:table-cell>
          <table:table-cell office:value-type="float" office:value="-0.007158" calcext:value-type="float">
            <text:p>-0.007158</text:p>
          </table:table-cell>
          <table:table-cell office:value-type="float" office:value="9.714796" calcext:value-type="float">
            <text:p>9.714796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4572" calcext:value-type="float">
            <text:p>0.0045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92324" calcext:value-type="float">
            <text:p>0.092324</text:p>
          </table:table-cell>
          <table:table-cell office:value-type="float" office:value="-0.023937" calcext:value-type="float">
            <text:p>-0.023937</text:p>
          </table:table-cell>
          <table:table-cell office:value-type="float" office:value="9.714581" calcext:value-type="float">
            <text:p>9.714581</text:p>
          </table:table-cell>
          <table:table-cell table:number-columns-repeated="4"/>
        </table:table-row>
        <table:table-row table:style-name="ro1">
          <table:table-cell office:value-type="float" office:value="3138.785" calcext:value-type="float">
            <text:p>3138.78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097929" calcext:value-type="float">
            <text:p>0.097929</text:p>
          </table:table-cell>
          <table:table-cell office:value-type="float" office:value="-0.055567" calcext:value-type="float">
            <text:p>-0.055567</text:p>
          </table:table-cell>
          <table:table-cell office:value-type="float" office:value="9.884497" calcext:value-type="float">
            <text:p>9.884497</text:p>
          </table:table-cell>
          <table:table-cell office:value-type="float" office:value="-0.000035" calcext:value-type="float">
            <text:p>-3.5E-05</text:p>
          </table:table-cell>
          <table:table-cell office:value-type="float" office:value="-0.000316" calcext:value-type="float">
            <text:p>-0.0003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11836" calcext:value-type="float">
            <text:p>0.111836</text:p>
          </table:table-cell>
          <table:table-cell office:value-type="float" office:value="-0.076654" calcext:value-type="float">
            <text:p>-0.076654</text:p>
          </table:table-cell>
          <table:table-cell office:value-type="float" office:value="9.884208" calcext:value-type="float">
            <text:p>9.884208</text:p>
          </table:table-cell>
          <table:table-cell table:number-columns-repeated="4"/>
        </table:table-row>
        <table:table-row table:style-name="ro1">
          <table:table-cell office:value-type="float" office:value="3138.795" calcext:value-type="float">
            <text:p>3138.79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331548" calcext:value-type="float">
            <text:p>0.331548</text:p>
          </table:table-cell>
          <table:table-cell office:value-type="float" office:value="-0.059933" calcext:value-type="float">
            <text:p>-0.059933</text:p>
          </table:table-cell>
          <table:table-cell office:value-type="float" office:value="9.803351" calcext:value-type="float">
            <text:p>9.803351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-0.000496" calcext:value-type="float">
            <text:p>-0.0004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40748" calcext:value-type="float">
            <text:p>0.340748</text:p>
          </table:table-cell>
          <table:table-cell office:value-type="float" office:value="-0.122447" calcext:value-type="float">
            <text:p>-0.122447</text:p>
          </table:table-cell>
          <table:table-cell office:value-type="float" office:value="9.802454" calcext:value-type="float">
            <text:p>9.802454</text:p>
          </table:table-cell>
          <table:table-cell table:number-columns-repeated="4"/>
        </table:table-row>
        <table:table-row table:style-name="ro1">
          <table:table-cell office:value-type="float" office:value="3138.805" calcext:value-type="float">
            <text:p>3138.80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514275" calcext:value-type="float">
            <text:p>0.514275</text:p>
          </table:table-cell>
          <table:table-cell office:value-type="float" office:value="-0.10139" calcext:value-type="float">
            <text:p>-0.10139</text:p>
          </table:table-cell>
          <table:table-cell office:value-type="float" office:value="9.798599" calcext:value-type="float">
            <text:p>9.798599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0387" calcext:value-type="float">
            <text:p>-0.0003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513182" calcext:value-type="float">
            <text:p>0.513182</text:p>
          </table:table-cell>
          <table:table-cell office:value-type="float" office:value="-0.195727" calcext:value-type="float">
            <text:p>-0.195727</text:p>
          </table:table-cell>
          <table:table-cell office:value-type="float" office:value="9.797226" calcext:value-type="float">
            <text:p>9.797226</text:p>
          </table:table-cell>
          <table:table-cell table:number-columns-repeated="4"/>
        </table:table-row>
        <table:table-row table:style-name="ro1">
          <table:table-cell office:value-type="float" office:value="3138.815" calcext:value-type="float">
            <text:p>3138.81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656947" calcext:value-type="float">
            <text:p>0.656947</text:p>
          </table:table-cell>
          <table:table-cell office:value-type="float" office:value="-0.123048" calcext:value-type="float">
            <text:p>-0.123048</text:p>
          </table:table-cell>
          <table:table-cell office:value-type="float" office:value="9.804977" calcext:value-type="float">
            <text:p>9.804977</text:p>
          </table:table-cell>
          <table:table-cell office:value-type="float" office:value="-0.000138" calcext:value-type="float">
            <text:p>-0.000138</text:p>
          </table:table-cell>
          <table:table-cell office:value-type="float" office:value="-0.000575" calcext:value-type="float">
            <text:p>-0.00057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649746" calcext:value-type="float">
            <text:p>0.649746</text:p>
          </table:table-cell>
          <table:table-cell office:value-type="float" office:value="-0.242407" calcext:value-type="float">
            <text:p>-0.242407</text:p>
          </table:table-cell>
          <table:table-cell office:value-type="float" office:value="9.803232" calcext:value-type="float">
            <text:p>9.803232</text:p>
          </table:table-cell>
          <table:table-cell table:number-columns-repeated="4"/>
        </table:table-row>
        <table:table-row table:style-name="ro1">
          <table:table-cell office:value-type="float" office:value="3138.825" calcext:value-type="float">
            <text:p>3138.82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-0.147042" calcext:value-type="float">
            <text:p>-0.147042</text:p>
          </table:table-cell>
          <table:table-cell office:value-type="float" office:value="9.802376" calcext:value-type="float">
            <text:p>9.802376</text:p>
          </table:table-cell>
          <table:table-cell office:value-type="float" office:value="-0.000133" calcext:value-type="float">
            <text:p>-0.000133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64835" calcext:value-type="float">
            <text:p>0.764835</text:p>
          </table:table-cell>
          <table:table-cell office:value-type="float" office:value="-0.287581" calcext:value-type="float">
            <text:p>-0.287581</text:p>
          </table:table-cell>
          <table:table-cell office:value-type="float" office:value="9.800316" calcext:value-type="float">
            <text:p>9.800316</text:p>
          </table:table-cell>
          <table:table-cell table:number-columns-repeated="4"/>
        </table:table-row>
        <table:table-row table:style-name="ro1">
          <table:table-cell office:value-type="float" office:value="3138.835" calcext:value-type="float">
            <text:p>3138.83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86712" calcext:value-type="float">
            <text:p>0.86712</text:p>
          </table:table-cell>
          <table:table-cell office:value-type="float" office:value="-0.164764" calcext:value-type="float">
            <text:p>-0.164764</text:p>
          </table:table-cell>
          <table:table-cell office:value-type="float" office:value="9.802318" calcext:value-type="float">
            <text:p>9.802318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-0.000534" calcext:value-type="float">
            <text:p>-0.00053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49148" calcext:value-type="float">
            <text:p>0.849148</text:p>
          </table:table-cell>
          <table:table-cell office:value-type="float" office:value="-0.320822" calcext:value-type="float">
            <text:p>-0.320822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38.845" calcext:value-type="float">
            <text:p>3138.84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920801" calcext:value-type="float">
            <text:p>0.920801</text:p>
          </table:table-cell>
          <table:table-cell office:value-type="float" office:value="-0.17676" calcext:value-type="float">
            <text:p>-0.17676</text:p>
          </table:table-cell>
          <table:table-cell office:value-type="float" office:value="9.802552" calcext:value-type="float">
            <text:p>9.802552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0546" calcext:value-type="float">
            <text:p>-0.00054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99841" calcext:value-type="float">
            <text:p>0.899841</text:p>
          </table:table-cell>
          <table:table-cell office:value-type="float" office:value="-0.342171" calcext:value-type="float">
            <text:p>-0.342171</text:p>
          </table:table-cell>
          <table:table-cell office:value-type="float" office:value="9.80012" calcext:value-type="float">
            <text:p>9.80012</text:p>
          </table:table-cell>
          <table:table-cell table:number-columns-repeated="4"/>
        </table:table-row>
        <table:table-row table:style-name="ro1">
          <table:table-cell office:value-type="float" office:value="3138.855" calcext:value-type="float">
            <text:p>3138.85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942763" calcext:value-type="float">
            <text:p>0.942763</text:p>
          </table:table-cell>
          <table:table-cell office:value-type="float" office:value="-0.18144" calcext:value-type="float">
            <text:p>-0.18144</text:p>
          </table:table-cell>
          <table:table-cell office:value-type="float" office:value="9.8022" calcext:value-type="float">
            <text:p>9.8022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0527" calcext:value-type="float">
            <text:p>-0.0005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-0.35068" calcext:value-type="float">
            <text:p>-0.35068</text:p>
          </table:table-cell>
          <table:table-cell office:value-type="float" office:value="9.799711" calcext:value-type="float">
            <text:p>9.799711</text:p>
          </table:table-cell>
          <table:table-cell table:number-columns-repeated="4"/>
        </table:table-row>
        <table:table-row table:style-name="ro1">
          <table:table-cell office:value-type="float" office:value="3138.865" calcext:value-type="float">
            <text:p>3138.86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933146" calcext:value-type="float">
            <text:p>0.933146</text:p>
          </table:table-cell>
          <table:table-cell office:value-type="float" office:value="-0.181396" calcext:value-type="float">
            <text:p>-0.181396</text:p>
          </table:table-cell>
          <table:table-cell office:value-type="float" office:value="9.802376" calcext:value-type="float">
            <text:p>9.802376</text:p>
          </table:table-cell>
          <table:table-cell office:value-type="float" office:value="-0.000158" calcext:value-type="float">
            <text:p>-0.000158</text:p>
          </table:table-cell>
          <table:table-cell office:value-type="float" office:value="-0.000515" calcext:value-type="float">
            <text:p>-0.0005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11164" calcext:value-type="float">
            <text:p>0.911164</text:p>
          </table:table-cell>
          <table:table-cell office:value-type="float" office:value="-0.348927" calcext:value-type="float">
            <text:p>-0.348927</text:p>
          </table:table-cell>
          <table:table-cell office:value-type="float" office:value="9.799912" calcext:value-type="float">
            <text:p>9.799912</text:p>
          </table:table-cell>
          <table:table-cell table:number-columns-repeated="4"/>
        </table:table-row>
        <table:table-row table:style-name="ro1">
          <table:table-cell office:value-type="float" office:value="3138.875" calcext:value-type="float">
            <text:p>3138.87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-0.175777" calcext:value-type="float">
            <text:p>-0.175777</text:p>
          </table:table-cell>
          <table:table-cell office:value-type="float" office:value="9.802601" calcext:value-type="float">
            <text:p>9.802601</text:p>
          </table:table-cell>
          <table:table-cell office:value-type="float" office:value="-0.000165" calcext:value-type="float">
            <text:p>-0.000165</text:p>
          </table:table-cell>
          <table:table-cell office:value-type="float" office:value="-0.000514" calcext:value-type="float">
            <text:p>-0.0005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76506" calcext:value-type="float">
            <text:p>0.876506</text:p>
          </table:table-cell>
          <table:table-cell office:value-type="float" office:value="-0.336956" calcext:value-type="float">
            <text:p>-0.336956</text:p>
          </table:table-cell>
          <table:table-cell office:value-type="float" office:value="9.800231" calcext:value-type="float">
            <text:p>9.800231</text:p>
          </table:table-cell>
          <table:table-cell table:number-columns-repeated="4"/>
        </table:table-row>
        <table:table-row table:style-name="ro1">
          <table:table-cell office:value-type="float" office:value="3138.885" calcext:value-type="float">
            <text:p>3138.88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838586" calcext:value-type="float">
            <text:p>0.838586</text:p>
          </table:table-cell>
          <table:table-cell office:value-type="float" office:value="-0.167237" calcext:value-type="float">
            <text:p>-0.167237</text:p>
          </table:table-cell>
          <table:table-cell office:value-type="float" office:value="9.801686" calcext:value-type="float">
            <text:p>9.801686</text:p>
          </table:table-cell>
          <table:table-cell office:value-type="float" office:value="-0.000166" calcext:value-type="float">
            <text:p>-0.000166</text:p>
          </table:table-cell>
          <table:table-cell office:value-type="float" office:value="-0.000472" calcext:value-type="float">
            <text:p>-0.00047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20626" calcext:value-type="float">
            <text:p>0.820626</text:p>
          </table:table-cell>
          <table:table-cell office:value-type="float" office:value="-0.318183" calcext:value-type="float">
            <text:p>-0.318183</text:p>
          </table:table-cell>
          <table:table-cell office:value-type="float" office:value="9.799468" calcext:value-type="float">
            <text:p>9.799468</text:p>
          </table:table-cell>
          <table:table-cell table:number-columns-repeated="4"/>
        </table:table-row>
        <table:table-row table:style-name="ro1">
          <table:table-cell office:value-type="float" office:value="3138.895" calcext:value-type="float">
            <text:p>3138.895</text:p>
          </table:table-cell>
          <table:table-cell office:value-type="string" calcext:value-type="string">
            <text:p>imu</text:p>
          </table:table-cell>
          <table:table-cell office:value-type="float" office:value="-3.8374" calcext:value-type="float">
            <text:p>-3.8374</text:p>
          </table:table-cell>
          <table:table-cell office:value-type="float" office:value="1.1542" calcext:value-type="float">
            <text:p>1.15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-0.089247" calcext:value-type="float">
            <text:p>-0.089247</text:p>
          </table:table-cell>
          <table:table-cell office:value-type="float" office:value="0.996009" calcext:value-type="float">
            <text:p>0.996009</text:p>
          </table:table-cell>
          <table:table-cell office:value-type="float" office:value="0.764804" calcext:value-type="float">
            <text:p>0.764804</text:p>
          </table:table-cell>
          <table:table-cell office:value-type="float" office:value="-0.155334" calcext:value-type="float">
            <text:p>-0.155334</text:p>
          </table:table-cell>
          <table:table-cell office:value-type="float" office:value="9.801837" calcext:value-type="float">
            <text:p>9.801837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-0.000446" calcext:value-type="float">
            <text:p>-0.00044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50137" calcext:value-type="float">
            <text:p>0.750137</text:p>
          </table:table-cell>
          <table:table-cell office:value-type="float" office:value="-0.293352" calcext:value-type="float">
            <text:p>-0.293352</text:p>
          </table:table-cell>
          <table:table-cell office:value-type="float" office:value="9.799811" calcext:value-type="float">
            <text:p>9.799811</text:p>
          </table:table-cell>
          <table:table-cell table:number-columns-repeated="4"/>
        </table:table-row>
        <table:table-row table:style-name="ro1">
          <table:table-cell office:value-type="float" office:value="3138.867" calcext:value-type="float">
            <text:p>3138.867</text:p>
          </table:table-cell>
          <table:table-cell office:value-type="string" calcext:value-type="string">
            <text:p>odom</text:p>
          </table:table-cell>
          <table:table-cell office:value-type="float" office:value="-3.902662" calcext:value-type="float">
            <text:p>-3.902662</text:p>
          </table:table-cell>
          <table:table-cell office:value-type="float" office:value="1.165963" calcext:value-type="float">
            <text:p>1.165963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table:number-columns-repeated="13"/>
        </table:table-row>
        <table:table-row table:style-name="ro1">
          <table:table-cell office:value-type="float" office:value="3138.905" calcext:value-type="float">
            <text:p>3138.90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671229" calcext:value-type="float">
            <text:p>0.671229</text:p>
          </table:table-cell>
          <table:table-cell office:value-type="float" office:value="-0.137299" calcext:value-type="float">
            <text:p>-0.137299</text:p>
          </table:table-cell>
          <table:table-cell office:value-type="float" office:value="9.799226" calcext:value-type="float">
            <text:p>9.799226</text:p>
          </table:table-cell>
          <table:table-cell office:value-type="float" office:value="-0.000147" calcext:value-type="float">
            <text:p>-0.000147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66148" calcext:value-type="float">
            <text:p>0.66148</text:p>
          </table:table-cell>
          <table:table-cell office:value-type="float" office:value="-0.258094" calcext:value-type="float">
            <text:p>-0.258094</text:p>
          </table:table-cell>
          <table:table-cell office:value-type="float" office:value="9.797452" calcext:value-type="float">
            <text:p>9.797452</text:p>
          </table:table-cell>
          <table:table-cell table:number-columns-repeated="4"/>
        </table:table-row>
        <table:table-row table:style-name="ro1">
          <table:table-cell office:value-type="float" office:value="3138.915" calcext:value-type="float">
            <text:p>3138.91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564546" calcext:value-type="float">
            <text:p>0.564546</text:p>
          </table:table-cell>
          <table:table-cell office:value-type="float" office:value="-0.121222" calcext:value-type="float">
            <text:p>-0.121222</text:p>
          </table:table-cell>
          <table:table-cell office:value-type="float" office:value="9.804097" calcext:value-type="float">
            <text:p>9.804097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559323" calcext:value-type="float">
            <text:p>0.559323</text:p>
          </table:table-cell>
          <table:table-cell office:value-type="float" office:value="-0.223442" calcext:value-type="float">
            <text:p>-0.223442</text:p>
          </table:table-cell>
          <table:table-cell office:value-type="float" office:value="9.8026" calcext:value-type="float">
            <text:p>9.8026</text:p>
          </table:table-cell>
          <table:table-cell table:number-columns-repeated="4"/>
        </table:table-row>
        <table:table-row table:style-name="ro1">
          <table:table-cell office:value-type="float" office:value="3138.925" calcext:value-type="float">
            <text:p>3138.92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456544" calcext:value-type="float">
            <text:p>0.456544</text:p>
          </table:table-cell>
          <table:table-cell office:value-type="float" office:value="-0.102106" calcext:value-type="float">
            <text:p>-0.102106</text:p>
          </table:table-cell>
          <table:table-cell office:value-type="float" office:value="9.801173" calcext:value-type="float">
            <text:p>9.801173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0351" calcext:value-type="float">
            <text:p>-0.00035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456384" calcext:value-type="float">
            <text:p>0.456384</text:p>
          </table:table-cell>
          <table:table-cell office:value-type="float" office:value="-0.185561" calcext:value-type="float">
            <text:p>-0.185561</text:p>
          </table:table-cell>
          <table:table-cell office:value-type="float" office:value="9.799955" calcext:value-type="float">
            <text:p>9.799955</text:p>
          </table:table-cell>
          <table:table-cell table:number-columns-repeated="4"/>
        </table:table-row>
        <table:table-row table:style-name="ro1">
          <table:table-cell office:value-type="float" office:value="3138.935" calcext:value-type="float">
            <text:p>3138.93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327368" calcext:value-type="float">
            <text:p>0.327368</text:p>
          </table:table-cell>
          <table:table-cell office:value-type="float" office:value="-0.077905" calcext:value-type="float">
            <text:p>-0.077905</text:p>
          </table:table-cell>
          <table:table-cell office:value-type="float" office:value="9.800725" calcext:value-type="float">
            <text:p>9.800725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33507" calcext:value-type="float">
            <text:p>0.333507</text:p>
          </table:table-cell>
          <table:table-cell office:value-type="float" office:value="-0.138939" calcext:value-type="float">
            <text:p>-0.138939</text:p>
          </table:table-cell>
          <table:table-cell office:value-type="float" office:value="9.799843" calcext:value-type="float">
            <text:p>9.799843</text:p>
          </table:table-cell>
          <table:table-cell table:number-columns-repeated="4"/>
        </table:table-row>
        <table:table-row table:style-name="ro1">
          <table:table-cell office:value-type="float" office:value="3138.945" calcext:value-type="float">
            <text:p>3138.94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198817" calcext:value-type="float">
            <text:p>0.198817</text:p>
          </table:table-cell>
          <table:table-cell office:value-type="float" office:value="-0.037953" calcext:value-type="float">
            <text:p>-0.037953</text:p>
          </table:table-cell>
          <table:table-cell office:value-type="float" office:value="9.800415" calcext:value-type="float">
            <text:p>9.800415</text:p>
          </table:table-cell>
          <table:table-cell office:value-type="float" office:value="-0.000176" calcext:value-type="float">
            <text:p>-0.000176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14025" calcext:value-type="float">
            <text:p>0.214025</text:p>
          </table:table-cell>
          <table:table-cell office:value-type="float" office:value="-0.076924" calcext:value-type="float">
            <text:p>-0.076924</text:p>
          </table:table-cell>
          <table:table-cell office:value-type="float" office:value="9.799867" calcext:value-type="float">
            <text:p>9.799867</text:p>
          </table:table-cell>
          <table:table-cell table:number-columns-repeated="4"/>
        </table:table-row>
        <table:table-row table:style-name="ro1">
          <table:table-cell office:value-type="float" office:value="3138.955" calcext:value-type="float">
            <text:p>3138.95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076426" calcext:value-type="float">
            <text:p>0.076426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9.799998" calcext:value-type="float">
            <text:p>9.799998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-0.000244" calcext:value-type="float">
            <text:p>-0.0002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01408" calcext:value-type="float">
            <text:p>0.101408</text:p>
          </table:table-cell>
          <table:table-cell office:value-type="float" office:value="-0.011528" calcext:value-type="float">
            <text:p>-0.011528</text:p>
          </table:table-cell>
          <table:table-cell office:value-type="float" office:value="9.799767" calcext:value-type="float">
            <text:p>9.799767</text:p>
          </table:table-cell>
          <table:table-cell table:number-columns-repeated="4"/>
        </table:table-row>
        <table:table-row table:style-name="ro1">
          <table:table-cell office:value-type="float" office:value="3138.965" calcext:value-type="float">
            <text:p>3138.96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021653" calcext:value-type="float">
            <text:p>0.021653</text:p>
          </table:table-cell>
          <table:table-cell office:value-type="float" office:value="-0.052849" calcext:value-type="float">
            <text:p>-0.052849</text:p>
          </table:table-cell>
          <table:table-cell office:value-type="float" office:value="9.815936" calcext:value-type="float">
            <text:p>9.815936</text:p>
          </table:table-cell>
          <table:table-cell office:value-type="float" office:value="-0.000539" calcext:value-type="float">
            <text:p>-0.000539</text:p>
          </table:table-cell>
          <table:table-cell office:value-type="float" office:value="-0.000959" calcext:value-type="float">
            <text:p>-0.0009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7054" calcext:value-type="float">
            <text:p>0.037054</text:p>
          </table:table-cell>
          <table:table-cell office:value-type="float" office:value="-0.060323" calcext:value-type="float">
            <text:p>-0.060323</text:p>
          </table:table-cell>
          <table:table-cell office:value-type="float" office:value="9.815847" calcext:value-type="float">
            <text:p>9.815847</text:p>
          </table:table-cell>
          <table:table-cell table:number-columns-repeated="4"/>
        </table:table-row>
        <table:table-row table:style-name="ro1">
          <table:table-cell office:value-type="float" office:value="3138.975" calcext:value-type="float">
            <text:p>3138.97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158958" calcext:value-type="float">
            <text:p>0.158958</text:p>
          </table:table-cell>
          <table:table-cell office:value-type="float" office:value="-0.160057" calcext:value-type="float">
            <text:p>-0.160057</text:p>
          </table:table-cell>
          <table:table-cell office:value-type="float" office:value="9.786658" calcext:value-type="float">
            <text:p>9.786658</text:p>
          </table:table-cell>
          <table:table-cell office:value-type="float" office:value="-0.000158" calcext:value-type="float">
            <text:p>-0.00015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53205" calcext:value-type="float">
            <text:p>0.153205</text:p>
          </table:table-cell>
          <table:table-cell office:value-type="float" office:value="-0.190069" calcext:value-type="float">
            <text:p>-0.190069</text:p>
          </table:table-cell>
          <table:table-cell office:value-type="float" office:value="9.786213" calcext:value-type="float">
            <text:p>9.786213</text:p>
          </table:table-cell>
          <table:table-cell table:number-columns-repeated="4"/>
        </table:table-row>
        <table:table-row table:style-name="ro1">
          <table:table-cell office:value-type="float" office:value="3138.985" calcext:value-type="float">
            <text:p>3138.98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312868" calcext:value-type="float">
            <text:p>0.312868</text:p>
          </table:table-cell>
          <table:table-cell office:value-type="float" office:value="-0.067194" calcext:value-type="float">
            <text:p>-0.067194</text:p>
          </table:table-cell>
          <table:table-cell office:value-type="float" office:value="9.800202" calcext:value-type="float">
            <text:p>9.800202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383" calcext:value-type="float">
            <text:p>-0.00038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21124" calcext:value-type="float">
            <text:p>0.321124</text:p>
          </table:table-cell>
          <table:table-cell office:value-type="float" office:value="-0.125837" calcext:value-type="float">
            <text:p>-0.125837</text:p>
          </table:table-cell>
          <table:table-cell office:value-type="float" office:value="9.799357" calcext:value-type="float">
            <text:p>9.799357</text:p>
          </table:table-cell>
          <table:table-cell table:number-columns-repeated="4"/>
        </table:table-row>
        <table:table-row table:style-name="ro1">
          <table:table-cell office:value-type="float" office:value="3138.995" calcext:value-type="float">
            <text:p>3138.995</text:p>
          </table:table-cell>
          <table:table-cell office:value-type="string" calcext:value-type="string">
            <text:p>imu</text:p>
          </table:table-cell>
          <table:table-cell office:value-type="float" office:value="-3.9027" calcext:value-type="float">
            <text:p>-3.9027</text:p>
          </table:table-cell>
          <table:table-cell office:value-type="float" office:value="1.166" calcext:value-type="float">
            <text:p>1.16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88603" calcext:value-type="float">
            <text:p>-0.088603</text:p>
          </table:table-cell>
          <table:table-cell office:value-type="float" office:value="0.996066" calcext:value-type="float">
            <text:p>0.996066</text:p>
          </table:table-cell>
          <table:table-cell office:value-type="float" office:value="0.440903" calcext:value-type="float">
            <text:p>0.440903</text:p>
          </table:table-cell>
          <table:table-cell office:value-type="float" office:value="-0.096369" calcext:value-type="float">
            <text:p>-0.096369</text:p>
          </table:table-cell>
          <table:table-cell office:value-type="float" office:value="9.801258" calcext:value-type="float">
            <text:p>9.801258</text:p>
          </table:table-cell>
          <table:table-cell office:value-type="float" office:value="-0.000197" calcext:value-type="float">
            <text:p>-0.000197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442002" calcext:value-type="float">
            <text:p>0.442002</text:p>
          </table:table-cell>
          <table:table-cell office:value-type="float" office:value="-0.177154" calcext:value-type="float">
            <text:p>-0.177154</text:p>
          </table:table-cell>
          <table:table-cell office:value-type="float" office:value="9.800082" calcext:value-type="float">
            <text:p>9.800082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odom</text:p>
          </table:table-cell>
          <table:table-cell office:value-type="float" office:value="-3.97896" calcext:value-type="float">
            <text:p>-3.97896</text:p>
          </table:table-cell>
          <table:table-cell office:value-type="float" office:value="1.179479" calcext:value-type="float">
            <text:p>1.179479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table:number-columns-repeated="13"/>
        </table:table-row>
        <table:table-row table:style-name="ro1">
          <table:table-cell office:value-type="float" office:value="3139.005" calcext:value-type="float">
            <text:p>3139.00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558876" calcext:value-type="float">
            <text:p>0.558876</text:p>
          </table:table-cell>
          <table:table-cell office:value-type="float" office:value="-0.123421" calcext:value-type="float">
            <text:p>-0.123421</text:p>
          </table:table-cell>
          <table:table-cell office:value-type="float" office:value="9.798654" calcext:value-type="float">
            <text:p>9.798654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554447" calcext:value-type="float">
            <text:p>0.554447</text:p>
          </table:table-cell>
          <table:table-cell office:value-type="float" office:value="-0.221679" calcext:value-type="float">
            <text:p>-0.221679</text:p>
          </table:table-cell>
          <table:table-cell office:value-type="float" office:value="9.797175" calcext:value-type="float">
            <text:p>9.797175</text:p>
          </table:table-cell>
          <table:table-cell table:number-columns-repeated="4"/>
        </table:table-row>
        <table:table-row table:style-name="ro1">
          <table:table-cell office:value-type="float" office:value="3139.015" calcext:value-type="float">
            <text:p>3139.01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656724" calcext:value-type="float">
            <text:p>0.656724</text:p>
          </table:table-cell>
          <table:table-cell office:value-type="float" office:value="-0.137155" calcext:value-type="float">
            <text:p>-0.137155</text:p>
          </table:table-cell>
          <table:table-cell office:value-type="float" office:value="9.804593" calcext:value-type="float">
            <text:p>9.804593</text:p>
          </table:table-cell>
          <table:table-cell office:value-type="float" office:value="-0.000207" calcext:value-type="float">
            <text:p>-0.000207</text:p>
          </table:table-cell>
          <table:table-cell office:value-type="float" office:value="-0.000444" calcext:value-type="float">
            <text:p>-0.0004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648511" calcext:value-type="float">
            <text:p>0.648511</text:p>
          </table:table-cell>
          <table:table-cell office:value-type="float" office:value="-0.251977" calcext:value-type="float">
            <text:p>-0.251977</text:p>
          </table:table-cell>
          <table:table-cell office:value-type="float" office:value="9.802861" calcext:value-type="float">
            <text:p>9.802861</text:p>
          </table:table-cell>
          <table:table-cell table:number-columns-repeated="4"/>
        </table:table-row>
        <table:table-row table:style-name="ro1">
          <table:table-cell office:value-type="float" office:value="3139.025" calcext:value-type="float">
            <text:p>3139.02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741489" calcext:value-type="float">
            <text:p>0.741489</text:p>
          </table:table-cell>
          <table:table-cell office:value-type="float" office:value="-0.153066" calcext:value-type="float">
            <text:p>-0.153066</text:p>
          </table:table-cell>
          <table:table-cell office:value-type="float" office:value="9.802138" calcext:value-type="float">
            <text:p>9.802138</text:p>
          </table:table-cell>
          <table:table-cell office:value-type="float" office:value="-0.000214" calcext:value-type="float">
            <text:p>-0.000214</text:p>
          </table:table-cell>
          <table:table-cell office:value-type="float" office:value="-0.000467" calcext:value-type="float">
            <text:p>-0.00046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29289" calcext:value-type="float">
            <text:p>0.729289</text:p>
          </table:table-cell>
          <table:table-cell office:value-type="float" office:value="-0.282174" calcext:value-type="float">
            <text:p>-0.282174</text:p>
          </table:table-cell>
          <table:table-cell office:value-type="float" office:value="9.800186" calcext:value-type="float">
            <text:p>9.800186</text:p>
          </table:table-cell>
          <table:table-cell table:number-columns-repeated="4"/>
        </table:table-row>
        <table:table-row table:style-name="ro1">
          <table:table-cell office:value-type="float" office:value="3139.035" calcext:value-type="float">
            <text:p>3139.03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811748" calcext:value-type="float">
            <text:p>0.811748</text:p>
          </table:table-cell>
          <table:table-cell office:value-type="float" office:value="-0.165947" calcext:value-type="float">
            <text:p>-0.165947</text:p>
          </table:table-cell>
          <table:table-cell office:value-type="float" office:value="9.802187" calcext:value-type="float">
            <text:p>9.802187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-0.000479" calcext:value-type="float">
            <text:p>-0.0004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96303" calcext:value-type="float">
            <text:p>0.796303</text:p>
          </table:table-cell>
          <table:table-cell office:value-type="float" office:value="-0.306903" calcext:value-type="float">
            <text:p>-0.306903</text:p>
          </table:table-cell>
          <table:table-cell office:value-type="float" office:value="9.800054" calcext:value-type="float">
            <text:p>9.800054</text:p>
          </table:table-cell>
          <table:table-cell table:number-columns-repeated="4"/>
        </table:table-row>
        <table:table-row table:style-name="ro1">
          <table:table-cell office:value-type="float" office:value="3139.045" calcext:value-type="float">
            <text:p>3139.04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863306" calcext:value-type="float">
            <text:p>0.863306</text:p>
          </table:table-cell>
          <table:table-cell office:value-type="float" office:value="-0.177011" calcext:value-type="float">
            <text:p>-0.177011</text:p>
          </table:table-cell>
          <table:table-cell office:value-type="float" office:value="9.802843" calcext:value-type="float">
            <text:p>9.802843</text:p>
          </table:table-cell>
          <table:table-cell office:value-type="float" office:value="-0.000232" calcext:value-type="float">
            <text:p>-0.000232</text:p>
          </table:table-cell>
          <table:table-cell office:value-type="float" office:value="-0.000513" calcext:value-type="float">
            <text:p>-0.00051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45205" calcext:value-type="float">
            <text:p>0.845205</text:p>
          </table:table-cell>
          <table:table-cell office:value-type="float" office:value="-0.326636" calcext:value-type="float">
            <text:p>-0.326636</text:p>
          </table:table-cell>
          <table:table-cell office:value-type="float" office:value="9.800577" calcext:value-type="float">
            <text:p>9.800577</text:p>
          </table:table-cell>
          <table:table-cell table:number-columns-repeated="4"/>
        </table:table-row>
        <table:table-row table:style-name="ro1">
          <table:table-cell office:value-type="float" office:value="3139.055" calcext:value-type="float">
            <text:p>3139.05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01982" calcext:value-type="float">
            <text:p>0.901982</text:p>
          </table:table-cell>
          <table:table-cell office:value-type="float" office:value="-0.182306" calcext:value-type="float">
            <text:p>-0.182306</text:p>
          </table:table-cell>
          <table:table-cell office:value-type="float" office:value="9.801848" calcext:value-type="float">
            <text:p>9.801848</text:p>
          </table:table-cell>
          <table:table-cell office:value-type="float" office:value="-0.000232" calcext:value-type="float">
            <text:p>-0.000232</text:p>
          </table:table-cell>
          <table:table-cell office:value-type="float" office:value="-0.000485" calcext:value-type="float">
            <text:p>-0.0004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82399" calcext:value-type="float">
            <text:p>0.882399</text:p>
          </table:table-cell>
          <table:table-cell office:value-type="float" office:value="-0.338479" calcext:value-type="float">
            <text:p>-0.338479</text:p>
          </table:table-cell>
          <table:table-cell office:value-type="float" office:value="9.799481" calcext:value-type="float">
            <text:p>9.799481</text:p>
          </table:table-cell>
          <table:table-cell table:number-columns-repeated="4"/>
        </table:table-row>
        <table:table-row table:style-name="ro1">
          <table:table-cell office:value-type="float" office:value="3139.065" calcext:value-type="float">
            <text:p>3139.06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28765" calcext:value-type="float">
            <text:p>0.928765</text:p>
          </table:table-cell>
          <table:table-cell office:value-type="float" office:value="-0.187387" calcext:value-type="float">
            <text:p>-0.187387</text:p>
          </table:table-cell>
          <table:table-cell office:value-type="float" office:value="9.802439" calcext:value-type="float">
            <text:p>9.802439</text:p>
          </table:table-cell>
          <table:table-cell office:value-type="float" office:value="-0.000238" calcext:value-type="float">
            <text:p>-0.000238</text:p>
          </table:table-cell>
          <table:table-cell office:value-type="float" office:value="-0.000487" calcext:value-type="float">
            <text:p>-0.0004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07917" calcext:value-type="float">
            <text:p>0.907917</text:p>
          </table:table-cell>
          <table:table-cell office:value-type="float" office:value="-0.348074" calcext:value-type="float">
            <text:p>-0.348074</text:p>
          </table:table-cell>
          <table:table-cell office:value-type="float" office:value="9.800003" calcext:value-type="float">
            <text:p>9.800003</text:p>
          </table:table-cell>
          <table:table-cell table:number-columns-repeated="4"/>
        </table:table-row>
        <table:table-row table:style-name="ro1">
          <table:table-cell office:value-type="float" office:value="3139.075" calcext:value-type="float">
            <text:p>3139.07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41125" calcext:value-type="float">
            <text:p>0.941125</text:p>
          </table:table-cell>
          <table:table-cell office:value-type="float" office:value="-0.190342" calcext:value-type="float">
            <text:p>-0.190342</text:p>
          </table:table-cell>
          <table:table-cell office:value-type="float" office:value="9.801797" calcext:value-type="float">
            <text:p>9.801797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-0.000449" calcext:value-type="float">
            <text:p>-0.00044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19586" calcext:value-type="float">
            <text:p>0.919586</text:p>
          </table:table-cell>
          <table:table-cell office:value-type="float" office:value="-0.353103" calcext:value-type="float">
            <text:p>-0.353103</text:p>
          </table:table-cell>
          <table:table-cell office:value-type="float" office:value="9.799329" calcext:value-type="float">
            <text:p>9.799329</text:p>
          </table:table-cell>
          <table:table-cell table:number-columns-repeated="4"/>
        </table:table-row>
        <table:table-row table:style-name="ro1">
          <table:table-cell office:value-type="float" office:value="3139.085" calcext:value-type="float">
            <text:p>3139.08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42108" calcext:value-type="float">
            <text:p>0.942108</text:p>
          </table:table-cell>
          <table:table-cell office:value-type="float" office:value="-0.190174" calcext:value-type="float">
            <text:p>-0.190174</text:p>
          </table:table-cell>
          <table:table-cell office:value-type="float" office:value="9.802986" calcext:value-type="float">
            <text:p>9.802986</text:p>
          </table:table-cell>
          <table:table-cell office:value-type="float" office:value="-0.000248" calcext:value-type="float">
            <text:p>-0.000248</text:p>
          </table:table-cell>
          <table:table-cell office:value-type="float" office:value="-0.000478" calcext:value-type="float">
            <text:p>-0.0004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20586" calcext:value-type="float">
            <text:p>0.920586</text:p>
          </table:table-cell>
          <table:table-cell office:value-type="float" office:value="-0.353106" calcext:value-type="float">
            <text:p>-0.353106</text:p>
          </table:table-cell>
          <table:table-cell office:value-type="float" office:value="9.800515" calcext:value-type="float">
            <text:p>9.800515</text:p>
          </table:table-cell>
          <table:table-cell table:number-columns-repeated="4"/>
        </table:table-row>
        <table:table-row table:style-name="ro1">
          <table:table-cell office:value-type="float" office:value="3139.095" calcext:value-type="float">
            <text:p>3139.09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33002" calcext:value-type="float">
            <text:p>0.933002</text:p>
          </table:table-cell>
          <table:table-cell office:value-type="float" office:value="-0.188999" calcext:value-type="float">
            <text:p>-0.188999</text:p>
          </table:table-cell>
          <table:table-cell office:value-type="float" office:value="9.802383" calcext:value-type="float">
            <text:p>9.802383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00469" calcext:value-type="float">
            <text:p>-0.0004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911814" calcext:value-type="float">
            <text:p>0.911814</text:p>
          </table:table-cell>
          <table:table-cell office:value-type="float" office:value="-0.350388" calcext:value-type="float">
            <text:p>-0.350388</text:p>
          </table:table-cell>
          <table:table-cell office:value-type="float" office:value="9.799936" calcext:value-type="float">
            <text:p>9.799936</text:p>
          </table:table-cell>
          <table:table-cell table:number-columns-repeated="4"/>
        </table:table-row>
        <table:table-row table:style-name="ro1">
          <table:table-cell office:value-type="float" office:value="3139.105" calcext:value-type="float">
            <text:p>3139.10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914222" calcext:value-type="float">
            <text:p>0.914222</text:p>
          </table:table-cell>
          <table:table-cell office:value-type="float" office:value="-0.185491" calcext:value-type="float">
            <text:p>-0.185491</text:p>
          </table:table-cell>
          <table:table-cell office:value-type="float" office:value="9.799599" calcext:value-type="float">
            <text:p>9.799599</text:p>
          </table:table-cell>
          <table:table-cell office:value-type="float" office:value="-0.000235" calcext:value-type="float">
            <text:p>-0.000235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93906" calcext:value-type="float">
            <text:p>0.893906</text:p>
          </table:table-cell>
          <table:table-cell office:value-type="float" office:value="-0.343713" calcext:value-type="float">
            <text:p>-0.343713</text:p>
          </table:table-cell>
          <table:table-cell office:value-type="float" office:value="9.797201" calcext:value-type="float">
            <text:p>9.797201</text:p>
          </table:table-cell>
          <table:table-cell table:number-columns-repeated="4"/>
        </table:table-row>
        <table:table-row table:style-name="ro1">
          <table:table-cell office:value-type="float" office:value="3139.115" calcext:value-type="float">
            <text:p>3139.11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887336" calcext:value-type="float">
            <text:p>0.887336</text:p>
          </table:table-cell>
          <table:table-cell office:value-type="float" office:value="-0.181663" calcext:value-type="float">
            <text:p>-0.181663</text:p>
          </table:table-cell>
          <table:table-cell office:value-type="float" office:value="9.804911" calcext:value-type="float">
            <text:p>9.804911</text:p>
          </table:table-cell>
          <table:table-cell office:value-type="float" office:value="-0.000264" calcext:value-type="float">
            <text:p>-0.000264</text:p>
          </table:table-cell>
          <table:table-cell office:value-type="float" office:value="-0.000444" calcext:value-type="float">
            <text:p>-0.0004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68087" calcext:value-type="float">
            <text:p>0.868087</text:p>
          </table:table-cell>
          <table:table-cell office:value-type="float" office:value="-0.335337" calcext:value-type="float">
            <text:p>-0.335337</text:p>
          </table:table-cell>
          <table:table-cell office:value-type="float" office:value="9.802583" calcext:value-type="float">
            <text:p>9.802583</text:p>
          </table:table-cell>
          <table:table-cell table:number-columns-repeated="4"/>
        </table:table-row>
        <table:table-row table:style-name="ro1">
          <table:table-cell office:value-type="float" office:value="3139.125" calcext:value-type="float">
            <text:p>3139.12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855503" calcext:value-type="float">
            <text:p>0.855503</text:p>
          </table:table-cell>
          <table:table-cell office:value-type="float" office:value="-0.176432" calcext:value-type="float">
            <text:p>-0.176432</text:p>
          </table:table-cell>
          <table:table-cell office:value-type="float" office:value="9.80226" calcext:value-type="float">
            <text:p>9.80226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37614" calcext:value-type="float">
            <text:p>0.837614</text:p>
          </table:table-cell>
          <table:table-cell office:value-type="float" office:value="-0.324728" calcext:value-type="float">
            <text:p>-0.324728</text:p>
          </table:table-cell>
          <table:table-cell office:value-type="float" office:value="9.800013" calcext:value-type="float">
            <text:p>9.800013</text:p>
          </table:table-cell>
          <table:table-cell table:number-columns-repeated="4"/>
        </table:table-row>
        <table:table-row table:style-name="ro1">
          <table:table-cell office:value-type="float" office:value="3139.135" calcext:value-type="float">
            <text:p>3139.13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816543" calcext:value-type="float">
            <text:p>0.816543</text:p>
          </table:table-cell>
          <table:table-cell office:value-type="float" office:value="-0.170005" calcext:value-type="float">
            <text:p>-0.170005</text:p>
          </table:table-cell>
          <table:table-cell office:value-type="float" office:value="9.802094" calcext:value-type="float">
            <text:p>9.802094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800332" calcext:value-type="float">
            <text:p>0.800332</text:p>
          </table:table-cell>
          <table:table-cell office:value-type="float" office:value="-0.311722" calcext:value-type="float">
            <text:p>-0.311722</text:p>
          </table:table-cell>
          <table:table-cell office:value-type="float" office:value="9.799948" calcext:value-type="float">
            <text:p>9.799948</text:p>
          </table:table-cell>
          <table:table-cell table:number-columns-repeated="4"/>
        </table:table-row>
        <table:table-row table:style-name="ro1">
          <table:table-cell office:value-type="float" office:value="3139.145" calcext:value-type="float">
            <text:p>3139.14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774357" calcext:value-type="float">
            <text:p>0.774357</text:p>
          </table:table-cell>
          <table:table-cell office:value-type="float" office:value="-0.16139" calcext:value-type="float">
            <text:p>-0.16139</text:p>
          </table:table-cell>
          <table:table-cell office:value-type="float" office:value="9.802061" calcext:value-type="float">
            <text:p>9.802061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000418" calcext:value-type="float">
            <text:p>-0.0004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60245" calcext:value-type="float">
            <text:p>0.760245</text:p>
          </table:table-cell>
          <table:table-cell office:value-type="float" office:value="-0.296007" calcext:value-type="float">
            <text:p>-0.296007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39.155" calcext:value-type="float">
            <text:p>3139.15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72899" calcext:value-type="float">
            <text:p>0.72899</text:p>
          </table:table-cell>
          <table:table-cell office:value-type="float" office:value="-0.155462" calcext:value-type="float">
            <text:p>-0.155462</text:p>
          </table:table-cell>
          <table:table-cell office:value-type="float" office:value="9.801732" calcext:value-type="float">
            <text:p>9.801732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0397" calcext:value-type="float">
            <text:p>-0.0003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716564" calcext:value-type="float">
            <text:p>0.716564</text:p>
          </table:table-cell>
          <table:table-cell office:value-type="float" office:value="-0.282393" calcext:value-type="float">
            <text:p>-0.282393</text:p>
          </table:table-cell>
          <table:table-cell office:value-type="float" office:value="9.799813" calcext:value-type="float">
            <text:p>9.799813</text:p>
          </table:table-cell>
          <table:table-cell table:number-columns-repeated="4"/>
        </table:table-row>
        <table:table-row table:style-name="ro1">
          <table:table-cell office:value-type="float" office:value="3139.165" calcext:value-type="float">
            <text:p>3139.165</text:p>
          </table:table-cell>
          <table:table-cell office:value-type="string" calcext:value-type="string">
            <text:p>imu</text:p>
          </table:table-cell>
          <table:table-cell office:value-type="float" office:value="-3.979" calcext:value-type="float">
            <text:p>-3.979</text:p>
          </table:table-cell>
          <table:table-cell office:value-type="float" office:value="1.1795" calcext:value-type="float">
            <text:p>1.17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-0.085983" calcext:value-type="float">
            <text:p>-0.085983</text:p>
          </table:table-cell>
          <table:table-cell office:value-type="float" office:value="0.996296" calcext:value-type="float">
            <text:p>0.996296</text:p>
          </table:table-cell>
          <table:table-cell office:value-type="float" office:value="0.679864" calcext:value-type="float">
            <text:p>0.679864</text:p>
          </table:table-cell>
          <table:table-cell office:value-type="float" office:value="-0.147287" calcext:value-type="float">
            <text:p>-0.147287</text:p>
          </table:table-cell>
          <table:table-cell office:value-type="float" office:value="9.801752" calcext:value-type="float">
            <text:p>9.801752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0384" calcext:value-type="float">
            <text:p>-0.00038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669565" calcext:value-type="float">
            <text:p>0.669565</text:p>
          </table:table-cell>
          <table:table-cell office:value-type="float" office:value="-0.265922" calcext:value-type="float">
            <text:p>-0.265922</text:p>
          </table:table-cell>
          <table:table-cell office:value-type="float" office:value="9.79996" calcext:value-type="float">
            <text:p>9.79996</text:p>
          </table:table-cell>
          <table:table-cell table:number-columns-repeated="4"/>
        </table:table-row>
        <table:table-row table:style-name="ro1">
          <table:table-cell office:value-type="float" office:value="3139.134" calcext:value-type="float">
            <text:p>3139.134</text:p>
          </table:table-cell>
          <table:table-cell office:value-type="string" calcext:value-type="string">
            <text:p>odom</text:p>
          </table:table-cell>
          <table:table-cell office:value-type="float" office:value="-4.045088" calcext:value-type="float">
            <text:p>-4.045088</text:p>
          </table:table-cell>
          <table:table-cell office:value-type="float" office:value="1.19074" calcext:value-type="float">
            <text:p>1.19074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table:number-columns-repeated="13"/>
        </table:table-row>
        <table:table-row table:style-name="ro1">
          <table:table-cell office:value-type="float" office:value="3139.175" calcext:value-type="float">
            <text:p>3139.17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629199" calcext:value-type="float">
            <text:p>0.629199</text:p>
          </table:table-cell>
          <table:table-cell office:value-type="float" office:value="-0.136083" calcext:value-type="float">
            <text:p>-0.136083</text:p>
          </table:table-cell>
          <table:table-cell office:value-type="float" office:value="9.802024" calcext:value-type="float">
            <text:p>9.802024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-0.000391" calcext:value-type="float">
            <text:p>-0.0003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623123" calcext:value-type="float">
            <text:p>0.623123</text:p>
          </table:table-cell>
          <table:table-cell office:value-type="float" office:value="-0.241194" calcext:value-type="float">
            <text:p>-0.241194</text:p>
          </table:table-cell>
          <table:table-cell office:value-type="float" office:value="9.800389" calcext:value-type="float">
            <text:p>9.800389</text:p>
          </table:table-cell>
          <table:table-cell table:number-columns-repeated="4"/>
        </table:table-row>
        <table:table-row table:style-name="ro1">
          <table:table-cell office:value-type="float" office:value="3139.185" calcext:value-type="float">
            <text:p>3139.18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581153" calcext:value-type="float">
            <text:p>0.581153</text:p>
          </table:table-cell>
          <table:table-cell office:value-type="float" office:value="-0.130768" calcext:value-type="float">
            <text:p>-0.130768</text:p>
          </table:table-cell>
          <table:table-cell office:value-type="float" office:value="9.801035" calcext:value-type="float">
            <text:p>9.80103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00359" calcext:value-type="float">
            <text:p>-0.00035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57659" calcext:value-type="float">
            <text:p>0.57659</text:p>
          </table:table-cell>
          <table:table-cell office:value-type="float" office:value="-0.228095" calcext:value-type="float">
            <text:p>-0.228095</text:p>
          </table:table-cell>
          <table:table-cell office:value-type="float" office:value="9.799522" calcext:value-type="float">
            <text:p>9.799522</text:p>
          </table:table-cell>
          <table:table-cell table:number-columns-repeated="4"/>
        </table:table-row>
        <table:table-row table:style-name="ro1">
          <table:table-cell office:value-type="float" office:value="3139.195" calcext:value-type="float">
            <text:p>3139.19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529246" calcext:value-type="float">
            <text:p>0.529246</text:p>
          </table:table-cell>
          <table:table-cell office:value-type="float" office:value="-0.122021" calcext:value-type="float">
            <text:p>-0.122021</text:p>
          </table:table-cell>
          <table:table-cell office:value-type="float" office:value="9.801333" calcext:value-type="float">
            <text:p>9.801333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0344" calcext:value-type="float">
            <text:p>-0.00034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526813" calcext:value-type="float">
            <text:p>0.526813</text:p>
          </table:table-cell>
          <table:table-cell office:value-type="float" office:value="-0.210978" calcext:value-type="float">
            <text:p>-0.210978</text:p>
          </table:table-cell>
          <table:table-cell office:value-type="float" office:value="9.799953" calcext:value-type="float">
            <text:p>9.799953</text:p>
          </table:table-cell>
          <table:table-cell table:number-columns-repeated="4"/>
        </table:table-row>
        <table:table-row table:style-name="ro1">
          <table:table-cell office:value-type="float" office:value="3139.205" calcext:value-type="float">
            <text:p>3139.20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474962" calcext:value-type="float">
            <text:p>0.474962</text:p>
          </table:table-cell>
          <table:table-cell office:value-type="float" office:value="-0.108457" calcext:value-type="float">
            <text:p>-0.108457</text:p>
          </table:table-cell>
          <table:table-cell office:value-type="float" office:value="9.798651" calcext:value-type="float">
            <text:p>9.798651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0189" calcext:value-type="float">
            <text:p>-0.0001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-0.188721" calcext:value-type="float">
            <text:p>-0.188721</text:p>
          </table:table-cell>
          <table:table-cell office:value-type="float" office:value="9.797409" calcext:value-type="float">
            <text:p>9.797409</text:p>
          </table:table-cell>
          <table:table-cell table:number-columns-repeated="4"/>
        </table:table-row>
        <table:table-row table:style-name="ro1">
          <table:table-cell office:value-type="float" office:value="3139.215" calcext:value-type="float">
            <text:p>3139.21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422122" calcext:value-type="float">
            <text:p>0.422122</text:p>
          </table:table-cell>
          <table:table-cell office:value-type="float" office:value="-0.105204" calcext:value-type="float">
            <text:p>-0.105204</text:p>
          </table:table-cell>
          <table:table-cell office:value-type="float" office:value="9.803602" calcext:value-type="float">
            <text:p>9.803602</text:p>
          </table:table-cell>
          <table:table-cell table:number-columns-repeated="2"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423886" calcext:value-type="float">
            <text:p>0.423886</text:p>
          </table:table-cell>
          <table:table-cell office:value-type="float" office:value="-0.176874" calcext:value-type="float">
            <text:p>-0.176874</text:p>
          </table:table-cell>
          <table:table-cell office:value-type="float" office:value="9.802495" calcext:value-type="float">
            <text:p>9.802495</text:p>
          </table:table-cell>
          <table:table-cell table:number-columns-repeated="4"/>
        </table:table-row>
        <table:table-row table:style-name="ro1">
          <table:table-cell office:value-type="float" office:value="3139.225" calcext:value-type="float">
            <text:p>3139.22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9.801009" calcext:value-type="float">
            <text:p>9.801009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7858" calcext:value-type="float">
            <text:p>0.37858</text:p>
          </table:table-cell>
          <table:table-cell office:value-type="float" office:value="-0.155272" calcext:value-type="float">
            <text:p>-0.155272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39.235" calcext:value-type="float">
            <text:p>3139.23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322729" calcext:value-type="float">
            <text:p>0.322729</text:p>
          </table:table-cell>
          <table:table-cell office:value-type="float" office:value="-0.084229" calcext:value-type="float">
            <text:p>-0.084229</text:p>
          </table:table-cell>
          <table:table-cell office:value-type="float" office:value="9.800731" calcext:value-type="float">
            <text:p>9.800731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329252" calcext:value-type="float">
            <text:p>0.329252</text:p>
          </table:table-cell>
          <table:table-cell office:value-type="float" office:value="-0.13993" calcext:value-type="float">
            <text:p>-0.13993</text:p>
          </table:table-cell>
          <table:table-cell office:value-type="float" office:value="9.799877" calcext:value-type="float">
            <text:p>9.799877</text:p>
          </table:table-cell>
          <table:table-cell table:number-columns-repeated="4"/>
        </table:table-row>
        <table:table-row table:style-name="ro1">
          <table:table-cell office:value-type="float" office:value="3139.245" calcext:value-type="float">
            <text:p>3139.24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276806" calcext:value-type="float">
            <text:p>0.276806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9.800863" calcext:value-type="float">
            <text:p>9.800863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86536" calcext:value-type="float">
            <text:p>0.286536</text:p>
          </table:table-cell>
          <table:table-cell office:value-type="float" office:value="-0.116805" calcext:value-type="float">
            <text:p>-0.116805</text:p>
          </table:table-cell>
          <table:table-cell office:value-type="float" office:value="9.800126" calcext:value-type="float">
            <text:p>9.800126</text:p>
          </table:table-cell>
          <table:table-cell table:number-columns-repeated="4"/>
        </table:table-row>
        <table:table-row table:style-name="ro1">
          <table:table-cell office:value-type="float" office:value="3139.255" calcext:value-type="float">
            <text:p>3139.25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230615" calcext:value-type="float">
            <text:p>0.230615</text:p>
          </table:table-cell>
          <table:table-cell office:value-type="float" office:value="-0.067827" calcext:value-type="float">
            <text:p>-0.067827</text:p>
          </table:table-cell>
          <table:table-cell office:value-type="float" office:value="9.800596" calcext:value-type="float">
            <text:p>9.800596</text:p>
          </table:table-cell>
          <table:table-cell office:value-type="float" office:value="-0.000329" calcext:value-type="float">
            <text:p>-0.000329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4106" calcext:value-type="float">
            <text:p>0.24106</text:p>
          </table:table-cell>
          <table:table-cell office:value-type="float" office:value="-0.108688" calcext:value-type="float">
            <text:p>-0.108688</text:p>
          </table:table-cell>
          <table:table-cell office:value-type="float" office:value="9.799977" calcext:value-type="float">
            <text:p>9.799977</text:p>
          </table:table-cell>
          <table:table-cell table:number-columns-repeated="4"/>
        </table:table-row>
        <table:table-row table:style-name="ro1">
          <table:table-cell office:value-type="float" office:value="3139.265" calcext:value-type="float">
            <text:p>3139.265</text:p>
          </table:table-cell>
          <table:table-cell office:value-type="string" calcext:value-type="string">
            <text:p>imu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1.1907" calcext:value-type="float">
            <text:p>1.19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-0.082026" calcext:value-type="float">
            <text:p>-0.082026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188966" calcext:value-type="float">
            <text:p>0.188966</text:p>
          </table:table-cell>
          <table:table-cell office:value-type="float" office:value="-0.055862" calcext:value-type="float">
            <text:p>-0.055862</text:p>
          </table:table-cell>
          <table:table-cell office:value-type="float" office:value="9.800494" calcext:value-type="float">
            <text:p>9.800494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0263" calcext:value-type="float">
            <text:p>-0.00026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201927" calcext:value-type="float">
            <text:p>0.201927</text:p>
          </table:table-cell>
          <table:table-cell office:value-type="float" office:value="-0.090074" calcext:value-type="float">
            <text:p>-0.090074</text:p>
          </table:table-cell>
          <table:table-cell office:value-type="float" office:value="9.799981" calcext:value-type="float">
            <text:p>9.799981</text:p>
          </table:table-cell>
          <table:table-cell table:number-columns-repeated="4"/>
        </table:table-row>
        <table:table-row table:style-name="ro1">
          <table:table-cell office:value-type="float" office:value="3139.267" calcext:value-type="float">
            <text:p>3139.267</text:p>
          </table:table-cell>
          <table:table-cell office:value-type="string" calcext:value-type="string">
            <text:p>odom</text:p>
          </table:table-cell>
          <table:table-cell office:value-type="float" office:value="-4.097298" calcext:value-type="float">
            <text:p>-4.097298</text:p>
          </table:table-cell>
          <table:table-cell office:value-type="float" office:value="1.199119" calcext:value-type="float">
            <text:p>1.199119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table:number-columns-repeated="13"/>
        </table:table-row>
        <table:table-row table:style-name="ro1">
          <table:table-cell office:value-type="float" office:value="3139.275" calcext:value-type="float">
            <text:p>3139.27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148418" calcext:value-type="float">
            <text:p>0.148418</text:p>
          </table:table-cell>
          <table:table-cell office:value-type="float" office:value="-0.036646" calcext:value-type="float">
            <text:p>-0.036646</text:p>
          </table:table-cell>
          <table:table-cell office:value-type="float" office:value="9.800818" calcext:value-type="float">
            <text:p>9.800818</text:p>
          </table:table-cell>
          <table:table-cell office:value-type="float" office:value="-0.000343" calcext:value-type="float">
            <text:p>-0.000343</text:p>
          </table:table-cell>
          <table:table-cell office:value-type="float" office:value="-0.000278" calcext:value-type="float">
            <text:p>-0.00027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5645" calcext:value-type="float">
            <text:p>0.165645</text:p>
          </table:table-cell>
          <table:table-cell office:value-type="float" office:value="-0.062313" calcext:value-type="float">
            <text:p>-0.062313</text:p>
          </table:table-cell>
          <table:table-cell office:value-type="float" office:value="9.800413" calcext:value-type="float">
            <text:p>9.800413</text:p>
          </table:table-cell>
          <table:table-cell table:number-columns-repeated="4"/>
        </table:table-row>
        <table:table-row table:style-name="ro1">
          <table:table-cell office:value-type="float" office:value="3139.285" calcext:value-type="float">
            <text:p>3139.28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108211" calcext:value-type="float">
            <text:p>0.108211</text:p>
          </table:table-cell>
          <table:table-cell office:value-type="float" office:value="-0.03077" calcext:value-type="float">
            <text:p>-0.03077</text:p>
          </table:table-cell>
          <table:table-cell office:value-type="float" office:value="9.79981" calcext:value-type="float">
            <text:p>9.79981</text:p>
          </table:table-cell>
          <table:table-cell office:value-type="float" office:value="-0.000341" calcext:value-type="float">
            <text:p>-0.000341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26781" calcext:value-type="float">
            <text:p>0.126781</text:p>
          </table:table-cell>
          <table:table-cell office:value-type="float" office:value="-0.050442" calcext:value-type="float">
            <text:p>-0.050442</text:p>
          </table:table-cell>
          <table:table-cell office:value-type="float" office:value="9.799506" calcext:value-type="float">
            <text:p>9.799506</text:p>
          </table:table-cell>
          <table:table-cell table:number-columns-repeated="4"/>
        </table:table-row>
        <table:table-row table:style-name="ro1">
          <table:table-cell office:value-type="float" office:value="3139.295" calcext:value-type="float">
            <text:p>3139.29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71487" calcext:value-type="float">
            <text:p>0.071487</text:p>
          </table:table-cell>
          <table:table-cell office:value-type="float" office:value="-0.02357" calcext:value-type="float">
            <text:p>-0.02357</text:p>
          </table:table-cell>
          <table:table-cell office:value-type="float" office:value="9.800185" calcext:value-type="float">
            <text:p>9.800185</text:p>
          </table:table-cell>
          <table:table-cell office:value-type="float" office:value="-0.000344" calcext:value-type="float">
            <text:p>-0.000344</text:p>
          </table:table-cell>
          <table:table-cell office:value-type="float" office:value="-0.000238" calcext:value-type="float">
            <text:p>-0.00023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91563" calcext:value-type="float">
            <text:p>0.091563</text:p>
          </table:table-cell>
          <table:table-cell office:value-type="float" office:value="-0.037789" calcext:value-type="float">
            <text:p>-0.037789</text:p>
          </table:table-cell>
          <table:table-cell office:value-type="float" office:value="9.799974" calcext:value-type="float">
            <text:p>9.799974</text:p>
          </table:table-cell>
          <table:table-cell table:number-columns-repeated="4"/>
        </table:table-row>
        <table:table-row table:style-name="ro1">
          <table:table-cell office:value-type="float" office:value="3139.305" calcext:value-type="float">
            <text:p>3139.30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44397" calcext:value-type="float">
            <text:p>0.044397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9.797622" calcext:value-type="float">
            <text:p>9.797622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-0.000093" calcext:value-type="float">
            <text:p>-9.3E-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72376" calcext:value-type="float">
            <text:p>0.07237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9.797478" calcext:value-type="float">
            <text:p>9.797478</text:p>
          </table:table-cell>
          <table:table-cell table:number-columns-repeated="4"/>
        </table:table-row>
        <table:table-row table:style-name="ro1">
          <table:table-cell office:value-type="float" office:value="3139.315" calcext:value-type="float">
            <text:p>3139.31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09526" calcext:value-type="float">
            <text:p>0.009526</text:p>
          </table:table-cell>
          <table:table-cell office:value-type="float" office:value="0.018561" calcext:value-type="float">
            <text:p>0.018561</text:p>
          </table:table-cell>
          <table:table-cell office:value-type="float" office:value="9.803434" calcext:value-type="float">
            <text:p>9.803434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9.803378" calcext:value-type="float">
            <text:p>9.803378</text:p>
          </table:table-cell>
          <table:table-cell table:number-columns-repeated="4"/>
        </table:table-row>
        <table:table-row table:style-name="ro1">
          <table:table-cell office:value-type="float" office:value="3139.325" calcext:value-type="float">
            <text:p>3139.32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-0.029726" calcext:value-type="float">
            <text:p>-0.029726</text:p>
          </table:table-cell>
          <table:table-cell office:value-type="float" office:value="9.756383" calcext:value-type="float">
            <text:p>9.756383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30073" calcext:value-type="float">
            <text:p>0.030073</text:p>
          </table:table-cell>
          <table:table-cell office:value-type="float" office:value="-0.034639" calcext:value-type="float">
            <text:p>-0.034639</text:p>
          </table:table-cell>
          <table:table-cell office:value-type="float" office:value="9.756326" calcext:value-type="float">
            <text:p>9.756326</text:p>
          </table:table-cell>
          <table:table-cell table:number-columns-repeated="4"/>
        </table:table-row>
        <table:table-row table:style-name="ro1">
          <table:table-cell office:value-type="float" office:value="3139.335" calcext:value-type="float">
            <text:p>3139.33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-0.001363" calcext:value-type="float">
            <text:p>-0.001363</text:p>
          </table:table-cell>
          <table:table-cell office:value-type="float" office:value="-0.022191" calcext:value-type="float">
            <text:p>-0.022191</text:p>
          </table:table-cell>
          <table:table-cell office:value-type="float" office:value="9.841261" calcext:value-type="float">
            <text:p>9.841261</text:p>
          </table:table-cell>
          <table:table-cell office:value-type="float" office:value="-0.000386" calcext:value-type="float">
            <text:p>-0.000386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19856" calcext:value-type="float">
            <text:p>0.019856</text:p>
          </table:table-cell>
          <table:table-cell office:value-type="float" office:value="-0.025459" calcext:value-type="float">
            <text:p>-0.025459</text:p>
          </table:table-cell>
          <table:table-cell office:value-type="float" office:value="9.841233" calcext:value-type="float">
            <text:p>9.841233</text:p>
          </table:table-cell>
          <table:table-cell table:number-columns-repeated="4"/>
        </table:table-row>
        <table:table-row table:style-name="ro1">
          <table:table-cell office:value-type="float" office:value="3139.345" calcext:value-type="float">
            <text:p>3139.34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39683" calcext:value-type="float">
            <text:p>0.039683</text:p>
          </table:table-cell>
          <table:table-cell office:value-type="float" office:value="-0.078721" calcext:value-type="float">
            <text:p>-0.078721</text:p>
          </table:table-cell>
          <table:table-cell office:value-type="float" office:value="9.802579" calcext:value-type="float">
            <text:p>9.802579</text:p>
          </table:table-cell>
          <table:table-cell office:value-type="float" office:value="-0.000371" calcext:value-type="float">
            <text:p>-0.000371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51814" calcext:value-type="float">
            <text:p>0.051814</text:p>
          </table:table-cell>
          <table:table-cell office:value-type="float" office:value="-0.087517" calcext:value-type="float">
            <text:p>-0.087517</text:p>
          </table:table-cell>
          <table:table-cell office:value-type="float" office:value="9.802447" calcext:value-type="float">
            <text:p>9.802447</text:p>
          </table:table-cell>
          <table:table-cell table:number-columns-repeated="4"/>
        </table:table-row>
        <table:table-row table:style-name="ro1">
          <table:table-cell office:value-type="float" office:value="3139.355" calcext:value-type="float">
            <text:p>3139.35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59231" calcext:value-type="float">
            <text:p>0.059231</text:p>
          </table:table-cell>
          <table:table-cell office:value-type="float" office:value="-0.103848" calcext:value-type="float">
            <text:p>-0.103848</text:p>
          </table:table-cell>
          <table:table-cell office:value-type="float" office:value="9.799869" calcext:value-type="float">
            <text:p>9.799869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67345" calcext:value-type="float">
            <text:p>0.067345</text:p>
          </table:table-cell>
          <table:table-cell office:value-type="float" office:value="-0.115301" calcext:value-type="float">
            <text:p>-0.115301</text:p>
          </table:table-cell>
          <table:table-cell office:value-type="float" office:value="9.799688" calcext:value-type="float">
            <text:p>9.799688</text:p>
          </table:table-cell>
          <table:table-cell table:number-columns-repeated="4"/>
        </table:table-row>
        <table:table-row table:style-name="ro1">
          <table:table-cell office:value-type="float" office:value="3139.365" calcext:value-type="float">
            <text:p>3139.36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79066" calcext:value-type="float">
            <text:p>0.079066</text:p>
          </table:table-cell>
          <table:table-cell office:value-type="float" office:value="-0.130002" calcext:value-type="float">
            <text:p>-0.130002</text:p>
          </table:table-cell>
          <table:table-cell office:value-type="float" office:value="9.800268" calcext:value-type="float">
            <text:p>9.800268</text:p>
          </table:table-cell>
          <table:table-cell office:value-type="float" office:value="-0.000358" calcext:value-type="float">
            <text:p>-0.000358</text:p>
          </table:table-cell>
          <table:table-cell office:value-type="float" office:value="-0.000273" calcext:value-type="float">
            <text:p>-0.00027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83012" calcext:value-type="float">
            <text:p>0.083012</text:p>
          </table:table-cell>
          <table:table-cell office:value-type="float" office:value="-0.144148" calcext:value-type="float">
            <text:p>-0.144148</text:p>
          </table:table-cell>
          <table:table-cell office:value-type="float" office:value="9.800038" calcext:value-type="float">
            <text:p>9.800038</text:p>
          </table:table-cell>
          <table:table-cell table:number-columns-repeated="4"/>
        </table:table-row>
        <table:table-row table:style-name="ro1">
          <table:table-cell office:value-type="float" office:value="3139.375" calcext:value-type="float">
            <text:p>3139.37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097976" calcext:value-type="float">
            <text:p>0.097976</text:p>
          </table:table-cell>
          <table:table-cell office:value-type="float" office:value="-0.154009" calcext:value-type="float">
            <text:p>-0.154009</text:p>
          </table:table-cell>
          <table:table-cell office:value-type="float" office:value="9.799419" calcext:value-type="float">
            <text:p>9.799419</text:p>
          </table:table-cell>
          <table:table-cell office:value-type="float" office:value="-0.000345" calcext:value-type="float">
            <text:p>-0.000345</text:p>
          </table:table-cell>
          <table:table-cell office:value-type="float" office:value="-0.000227" calcext:value-type="float">
            <text:p>-0.00022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098084" calcext:value-type="float">
            <text:p>0.098084</text:p>
          </table:table-cell>
          <table:table-cell office:value-type="float" office:value="-0.170731" calcext:value-type="float">
            <text:p>-0.170731</text:p>
          </table:table-cell>
          <table:table-cell office:value-type="float" office:value="9.799141" calcext:value-type="float">
            <text:p>9.799141</text:p>
          </table:table-cell>
          <table:table-cell table:number-columns-repeated="4"/>
        </table:table-row>
        <table:table-row table:style-name="ro1">
          <table:table-cell office:value-type="float" office:value="3139.385" calcext:value-type="float">
            <text:p>3139.38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106762" calcext:value-type="float">
            <text:p>0.106762</text:p>
          </table:table-cell>
          <table:table-cell office:value-type="float" office:value="-0.166256" calcext:value-type="float">
            <text:p>-0.166256</text:p>
          </table:table-cell>
          <table:table-cell office:value-type="float" office:value="9.801172" calcext:value-type="float">
            <text:p>9.801172</text:p>
          </table:table-cell>
          <table:table-cell office:value-type="float" office:value="-0.000352" calcext:value-type="float">
            <text:p>-0.000352</text:p>
          </table:table-cell>
          <table:table-cell office:value-type="float" office:value="-0.000279" calcext:value-type="float">
            <text:p>-0.00027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04927" calcext:value-type="float">
            <text:p>0.104927</text:p>
          </table:table-cell>
          <table:table-cell office:value-type="float" office:value="-0.184162" calcext:value-type="float">
            <text:p>-0.184162</text:p>
          </table:table-cell>
          <table:table-cell office:value-type="float" office:value="9.800871" calcext:value-type="float">
            <text:p>9.800871</text:p>
          </table:table-cell>
          <table:table-cell table:number-columns-repeated="4"/>
        </table:table-row>
        <table:table-row table:style-name="ro1">
          <table:table-cell office:value-type="float" office:value="3139.395" calcext:value-type="float">
            <text:p>3139.395</text:p>
          </table:table-cell>
          <table:table-cell office:value-type="string" calcext:value-type="string">
            <text:p>imu</text:p>
          </table:table-cell>
          <table:table-cell office:value-type="float" office:value="-4.0973" calcext:value-type="float">
            <text:p>-4.0973</text:p>
          </table:table-cell>
          <table:table-cell office:value-type="float" office:value="1.1991" calcext:value-type="float">
            <text:p>1.1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75591" calcext:value-type="float">
            <text:p>-0.075591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0.118038" calcext:value-type="float">
            <text:p>0.118038</text:p>
          </table:table-cell>
          <table:table-cell office:value-type="float" office:value="-0.180405" calcext:value-type="float">
            <text:p>-0.180405</text:p>
          </table:table-cell>
          <table:table-cell office:value-type="float" office:value="9.800372" calcext:value-type="float">
            <text:p>9.800372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-0.000282" calcext:value-type="float">
            <text:p>-0.00028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1394" calcext:value-type="float">
            <text:p>0.11394</text:p>
          </table:table-cell>
          <table:table-cell office:value-type="float" office:value="-0.199849" calcext:value-type="float">
            <text:p>-0.199849</text:p>
          </table:table-cell>
          <table:table-cell office:value-type="float" office:value="9.800043" calcext:value-type="float">
            <text:p>9.800043</text:p>
          </table:table-cell>
          <table:table-cell table:number-columns-repeated="4"/>
        </table:table-row>
        <table:table-row table:style-name="ro1">
          <table:table-cell office:value-type="float" office:value="3139.367" calcext:value-type="float">
            <text:p>3139.367</text:p>
          </table:table-cell>
          <table:table-cell office:value-type="string" calcext:value-type="string">
            <text:p>odom</text:p>
          </table:table-cell>
          <table:table-cell office:value-type="float" office:value="-4.133581" calcext:value-type="float">
            <text:p>-4.133581</text:p>
          </table:table-cell>
          <table:table-cell office:value-type="float" office:value="1.204684" calcext:value-type="float">
            <text:p>1.20468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table:number-columns-repeated="13"/>
        </table:table-row>
        <table:table-row table:style-name="ro1">
          <table:table-cell office:value-type="float" office:value="3139.405" calcext:value-type="float">
            <text:p>3139.40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39573" calcext:value-type="float">
            <text:p>0.139573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9.797497" calcext:value-type="float">
            <text:p>9.797497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-0.000128" calcext:value-type="float">
            <text:p>-0.00012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45539" calcext:value-type="float">
            <text:p>0.145539</text:p>
          </table:table-cell>
          <table:table-cell office:value-type="float" office:value="-0.146304" calcext:value-type="float">
            <text:p>-0.146304</text:p>
          </table:table-cell>
          <table:table-cell office:value-type="float" office:value="9.797111" calcext:value-type="float">
            <text:p>9.797111</text:p>
          </table:table-cell>
          <table:table-cell table:number-columns-repeated="4"/>
        </table:table-row>
        <table:table-row table:style-name="ro1">
          <table:table-cell office:value-type="float" office:value="3139.415" calcext:value-type="float">
            <text:p>3139.41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48815" calcext:value-type="float">
            <text:p>0.148815</text:p>
          </table:table-cell>
          <table:table-cell office:value-type="float" office:value="-0.05941" calcext:value-type="float">
            <text:p>-0.05941</text:p>
          </table:table-cell>
          <table:table-cell office:value-type="float" office:value="9.8032" calcext:value-type="float">
            <text:p>9.8032</text:p>
          </table:table-cell>
          <table:table-cell office:value-type="float" office:value="-0.000346" calcext:value-type="float">
            <text:p>-0.000346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3762" calcext:value-type="float">
            <text:p>0.163762</text:p>
          </table:table-cell>
          <table:table-cell office:value-type="float" office:value="-0.082904" calcext:value-type="float">
            <text:p>-0.082904</text:p>
          </table:table-cell>
          <table:table-cell office:value-type="float" office:value="9.802791" calcext:value-type="float">
            <text:p>9.802791</text:p>
          </table:table-cell>
          <table:table-cell table:number-columns-repeated="4"/>
        </table:table-row>
        <table:table-row table:style-name="ro1">
          <table:table-cell office:value-type="float" office:value="3139.425" calcext:value-type="float">
            <text:p>3139.42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0546" calcext:value-type="float">
            <text:p>0.150546</text:p>
          </table:table-cell>
          <table:table-cell office:value-type="float" office:value="-0.060182" calcext:value-type="float">
            <text:p>-0.060182</text:p>
          </table:table-cell>
          <table:table-cell office:value-type="float" office:value="9.800591" calcext:value-type="float">
            <text:p>9.800591</text:p>
          </table:table-cell>
          <table:table-cell office:value-type="float" office:value="-0.000344" calcext:value-type="float">
            <text:p>-0.000344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5364" calcext:value-type="float">
            <text:p>0.165364</text:p>
          </table:table-cell>
          <table:table-cell office:value-type="float" office:value="-0.083907" calcext:value-type="float">
            <text:p>-0.083907</text:p>
          </table:table-cell>
          <table:table-cell office:value-type="float" office:value="9.800178" calcext:value-type="float">
            <text:p>9.800178</text:p>
          </table:table-cell>
          <table:table-cell table:number-columns-repeated="4"/>
        </table:table-row>
        <table:table-row table:style-name="ro1">
          <table:table-cell office:value-type="float" office:value="3139.435" calcext:value-type="float">
            <text:p>3139.43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1764" calcext:value-type="float">
            <text:p>0.151764</text:p>
          </table:table-cell>
          <table:table-cell office:value-type="float" office:value="-0.06008" calcext:value-type="float">
            <text:p>-0.06008</text:p>
          </table:table-cell>
          <table:table-cell office:value-type="float" office:value="9.800398" calcext:value-type="float">
            <text:p>9.800398</text:p>
          </table:table-cell>
          <table:table-cell office:value-type="float" office:value="-0.000338" calcext:value-type="float">
            <text:p>-0.000338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6583" calcext:value-type="float">
            <text:p>0.166583</text:p>
          </table:table-cell>
          <table:table-cell office:value-type="float" office:value="-0.083975" calcext:value-type="float">
            <text:p>-0.083975</text:p>
          </table:table-cell>
          <table:table-cell office:value-type="float" office:value="9.799982" calcext:value-type="float">
            <text:p>9.799982</text:p>
          </table:table-cell>
          <table:table-cell table:number-columns-repeated="4"/>
        </table:table-row>
        <table:table-row table:style-name="ro1">
          <table:table-cell office:value-type="float" office:value="3139.445" calcext:value-type="float">
            <text:p>3139.44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268" calcext:value-type="float">
            <text:p>0.152268</text:p>
          </table:table-cell>
          <table:table-cell office:value-type="float" office:value="-0.062511" calcext:value-type="float">
            <text:p>-0.062511</text:p>
          </table:table-cell>
          <table:table-cell office:value-type="float" office:value="9.800468" calcext:value-type="float">
            <text:p>9.800468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6745" calcext:value-type="float">
            <text:p>0.166745</text:p>
          </table:table-cell>
          <table:table-cell office:value-type="float" office:value="-0.086453" calcext:value-type="float">
            <text:p>-0.086453</text:p>
          </table:table-cell>
          <table:table-cell office:value-type="float" office:value="9.800051" calcext:value-type="float">
            <text:p>9.800051</text:p>
          </table:table-cell>
          <table:table-cell table:number-columns-repeated="4"/>
        </table:table-row>
        <table:table-row table:style-name="ro1">
          <table:table-cell office:value-type="float" office:value="3139.455" calcext:value-type="float">
            <text:p>3139.45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427" calcext:value-type="float">
            <text:p>0.152427</text:p>
          </table:table-cell>
          <table:table-cell office:value-type="float" office:value="-0.060869" calcext:value-type="float">
            <text:p>-0.060869</text:p>
          </table:table-cell>
          <table:table-cell office:value-type="float" office:value="9.800432" calcext:value-type="float">
            <text:p>9.800432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713" calcext:value-type="float">
            <text:p>0.16713</text:p>
          </table:table-cell>
          <table:table-cell office:value-type="float" office:value="-0.084849" calcext:value-type="float">
            <text:p>-0.084849</text:p>
          </table:table-cell>
          <table:table-cell office:value-type="float" office:value="9.800014" calcext:value-type="float">
            <text:p>9.800014</text:p>
          </table:table-cell>
          <table:table-cell table:number-columns-repeated="4"/>
        </table:table-row>
        <table:table-row table:style-name="ro1">
          <table:table-cell office:value-type="float" office:value="3139.465" calcext:value-type="float">
            <text:p>3139.46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673" calcext:value-type="float">
            <text:p>0.152673</text:p>
          </table:table-cell>
          <table:table-cell office:value-type="float" office:value="-0.05926" calcext:value-type="float">
            <text:p>-0.05926</text:p>
          </table:table-cell>
          <table:table-cell office:value-type="float" office:value="9.800403" calcext:value-type="float">
            <text:p>9.800403</text:p>
          </table:table-cell>
          <table:table-cell office:value-type="float" office:value="-0.000334" calcext:value-type="float">
            <text:p>-0.000334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7597" calcext:value-type="float">
            <text:p>0.167597</text:p>
          </table:table-cell>
          <table:table-cell office:value-type="float" office:value="-0.083289" calcext:value-type="float">
            <text:p>-0.083289</text:p>
          </table:table-cell>
          <table:table-cell office:value-type="float" office:value="9.799985" calcext:value-type="float">
            <text:p>9.799985</text:p>
          </table:table-cell>
          <table:table-cell table:number-columns-repeated="4"/>
        </table:table-row>
        <table:table-row table:style-name="ro1">
          <table:table-cell office:value-type="float" office:value="3139.475" calcext:value-type="float">
            <text:p>3139.47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-0.059942" calcext:value-type="float">
            <text:p>-0.059942</text:p>
          </table:table-cell>
          <table:table-cell office:value-type="float" office:value="9.800411" calcext:value-type="float">
            <text:p>9.800411</text:p>
          </table:table-cell>
          <table:table-cell office:value-type="float" office:value="-0.000336" calcext:value-type="float">
            <text:p>-0.000336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7473" calcext:value-type="float">
            <text:p>0.167473</text:p>
          </table:table-cell>
          <table:table-cell office:value-type="float" office:value="-0.08396" calcext:value-type="float">
            <text:p>-0.08396</text:p>
          </table:table-cell>
          <table:table-cell office:value-type="float" office:value="9.799993" calcext:value-type="float">
            <text:p>9.799993</text:p>
          </table:table-cell>
          <table:table-cell table:number-columns-repeated="4"/>
        </table:table-row>
        <table:table-row table:style-name="ro1">
          <table:table-cell office:value-type="float" office:value="3139.485" calcext:value-type="float">
            <text:p>3139.48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-0.058811" calcext:value-type="float">
            <text:p>-0.058811</text:p>
          </table:table-cell>
          <table:table-cell office:value-type="float" office:value="9.800481" calcext:value-type="float">
            <text:p>9.800481</text:p>
          </table:table-cell>
          <table:table-cell office:value-type="float" office:value="-0.000333" calcext:value-type="float">
            <text:p>-0.000333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7802" calcext:value-type="float">
            <text:p>0.167802</text:p>
          </table:table-cell>
          <table:table-cell office:value-type="float" office:value="-0.082865" calcext:value-type="float">
            <text:p>-0.082865</text:p>
          </table:table-cell>
          <table:table-cell office:value-type="float" office:value="9.800062" calcext:value-type="float">
            <text:p>9.800062</text:p>
          </table:table-cell>
          <table:table-cell table:number-columns-repeated="4"/>
        </table:table-row>
        <table:table-row table:style-name="ro1">
          <table:table-cell office:value-type="float" office:value="3139.495" calcext:value-type="float">
            <text:p>3139.49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2965" calcext:value-type="float">
            <text:p>0.152965</text:p>
          </table:table-cell>
          <table:table-cell office:value-type="float" office:value="-0.058099" calcext:value-type="float">
            <text:p>-0.058099</text:p>
          </table:table-cell>
          <table:table-cell office:value-type="float" office:value="9.800404" calcext:value-type="float">
            <text:p>9.800404</text:p>
          </table:table-cell>
          <table:table-cell office:value-type="float" office:value="-0.000333" calcext:value-type="float">
            <text:p>-0.000333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8047" calcext:value-type="float">
            <text:p>0.168047</text:p>
          </table:table-cell>
          <table:table-cell office:value-type="float" office:value="-0.08218" calcext:value-type="float">
            <text:p>-0.08218</text:p>
          </table:table-cell>
          <table:table-cell office:value-type="float" office:value="9.799984" calcext:value-type="float">
            <text:p>9.799984</text:p>
          </table:table-cell>
          <table:table-cell table:number-columns-repeated="4"/>
        </table:table-row>
        <table:table-row table:style-name="ro1">
          <table:table-cell office:value-type="float" office:value="3139.505" calcext:value-type="float">
            <text:p>3139.505</text:p>
          </table:table-cell>
          <table:table-cell office:value-type="string" calcext:value-type="string">
            <text:p>imu</text:p>
          </table:table-cell>
          <table:table-cell office:value-type="float" office:value="-4.1336" calcext:value-type="float">
            <text:p>-4.1336</text:p>
          </table:table-cell>
          <table:table-cell office:value-type="float" office:value="1.2047" calcext:value-type="float">
            <text:p>1.204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-0.069496" calcext:value-type="float">
            <text:p>-0.069496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0.153061" calcext:value-type="float">
            <text:p>0.153061</text:p>
          </table:table-cell>
          <table:table-cell office:value-type="float" office:value="-0.057668" calcext:value-type="float">
            <text:p>-0.057668</text:p>
          </table:table-cell>
          <table:table-cell office:value-type="float" office:value="9.800462" calcext:value-type="float">
            <text:p>9.800462</text:p>
          </table:table-cell>
          <table:table-cell office:value-type="float" office:value="-0.000331" calcext:value-type="float">
            <text:p>-0.000331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8202" calcext:value-type="float">
            <text:p>0.168202</text:p>
          </table:table-cell>
          <table:table-cell office:value-type="float" office:value="-0.081767" calcext:value-type="float">
            <text:p>-0.081767</text:p>
          </table:table-cell>
          <table:table-cell office:value-type="float" office:value="9.800043" calcext:value-type="float">
            <text:p>9.800043</text:p>
          </table:table-cell>
          <table:table-cell table:number-columns-repeated="4"/>
        </table:table-row>
        <table:table-row table:style-name="ro1">
          <table:table-cell office:value-type="float" office:value="3139.5" calcext:value-type="float">
            <text:p>3139.5</text:p>
          </table:table-cell>
          <table:table-cell office:value-type="string" calcext:value-type="string">
            <text:p>odom</text:p>
          </table:table-cell>
          <table:table-cell office:value-type="float" office:value="-4.179946" calcext:value-type="float">
            <text:p>-4.179946</text:p>
          </table:table-cell>
          <table:table-cell office:value-type="float" office:value="1.210642" calcext:value-type="float">
            <text:p>1.21064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table:number-columns-repeated="13"/>
        </table:table-row>
        <table:table-row table:style-name="ro1">
          <table:table-cell office:value-type="float" office:value="3139.515" calcext:value-type="float">
            <text:p>3139.51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215" calcext:value-type="float">
            <text:p>0.153215</text:p>
          </table:table-cell>
          <table:table-cell office:value-type="float" office:value="-0.056786" calcext:value-type="float">
            <text:p>-0.056786</text:p>
          </table:table-cell>
          <table:table-cell office:value-type="float" office:value="9.800417" calcext:value-type="float">
            <text:p>9.800417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958" calcext:value-type="float">
            <text:p>0.16958</text:p>
          </table:table-cell>
          <table:table-cell office:value-type="float" office:value="-0.078244" calcext:value-type="float">
            <text:p>-0.07824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39.525" calcext:value-type="float">
            <text:p>3139.52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-0.056802" calcext:value-type="float">
            <text:p>-0.056802</text:p>
          </table:table-cell>
          <table:table-cell office:value-type="float" office:value="9.800407" calcext:value-type="float">
            <text:p>9.800407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9633" calcext:value-type="float">
            <text:p>0.169633</text:p>
          </table:table-cell>
          <table:table-cell office:value-type="float" office:value="-0.078266" calcext:value-type="float">
            <text:p>-0.078266</text:p>
          </table:table-cell>
          <table:table-cell office:value-type="float" office:value="9.799989" calcext:value-type="float">
            <text:p>9.799989</text:p>
          </table:table-cell>
          <table:table-cell table:number-columns-repeated="4"/>
        </table:table-row>
        <table:table-row table:style-name="ro1">
          <table:table-cell office:value-type="float" office:value="3139.535" calcext:value-type="float">
            <text:p>3139.53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422" calcext:value-type="float">
            <text:p>0.153422</text:p>
          </table:table-cell>
          <table:table-cell office:value-type="float" office:value="-0.055853" calcext:value-type="float">
            <text:p>-0.055853</text:p>
          </table:table-cell>
          <table:table-cell office:value-type="float" office:value="9.80043" calcext:value-type="float">
            <text:p>9.80043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699" calcext:value-type="float">
            <text:p>0.1699</text:p>
          </table:table-cell>
          <table:table-cell office:value-type="float" office:value="-0.077343" calcext:value-type="float">
            <text:p>-0.077343</text:p>
          </table:table-cell>
          <table:table-cell office:value-type="float" office:value="9.800012" calcext:value-type="float">
            <text:p>9.800012</text:p>
          </table:table-cell>
          <table:table-cell table:number-columns-repeated="4"/>
        </table:table-row>
        <table:table-row table:style-name="ro1">
          <table:table-cell office:value-type="float" office:value="3139.545" calcext:value-type="float">
            <text:p>3139.54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529" calcext:value-type="float">
            <text:p>0.153529</text:p>
          </table:table-cell>
          <table:table-cell office:value-type="float" office:value="-0.055262" calcext:value-type="float">
            <text:p>-0.055262</text:p>
          </table:table-cell>
          <table:table-cell office:value-type="float" office:value="9.800457" calcext:value-type="float">
            <text:p>9.800457</text:p>
          </table:table-cell>
          <table:table-cell office:value-type="float" office:value="-0.000327" calcext:value-type="float">
            <text:p>-0.000327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079" calcext:value-type="float">
            <text:p>0.170079</text:p>
          </table:table-cell>
          <table:table-cell office:value-type="float" office:value="-0.076769" calcext:value-type="float">
            <text:p>-0.076769</text:p>
          </table:table-cell>
          <table:table-cell office:value-type="float" office:value="9.800039" calcext:value-type="float">
            <text:p>9.800039</text:p>
          </table:table-cell>
          <table:table-cell table:number-columns-repeated="4"/>
        </table:table-row>
        <table:table-row table:style-name="ro1">
          <table:table-cell office:value-type="float" office:value="3139.555" calcext:value-type="float">
            <text:p>3139.55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623" calcext:value-type="float">
            <text:p>0.153623</text:p>
          </table:table-cell>
          <table:table-cell office:value-type="float" office:value="-0.054984" calcext:value-type="float">
            <text:p>-0.054984</text:p>
          </table:table-cell>
          <table:table-cell office:value-type="float" office:value="9.800395" calcext:value-type="float">
            <text:p>9.800395</text:p>
          </table:table-cell>
          <table:table-cell office:value-type="float" office:value="-0.000322" calcext:value-type="float">
            <text:p>-0.000322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207" calcext:value-type="float">
            <text:p>0.170207</text:p>
          </table:table-cell>
          <table:table-cell office:value-type="float" office:value="-0.076506" calcext:value-type="float">
            <text:p>-0.076506</text:p>
          </table:table-cell>
          <table:table-cell office:value-type="float" office:value="9.799977" calcext:value-type="float">
            <text:p>9.799977</text:p>
          </table:table-cell>
          <table:table-cell table:number-columns-repeated="4"/>
        </table:table-row>
        <table:table-row table:style-name="ro1">
          <table:table-cell office:value-type="float" office:value="3139.565" calcext:value-type="float">
            <text:p>3139.56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769" calcext:value-type="float">
            <text:p>0.153769</text:p>
          </table:table-cell>
          <table:table-cell office:value-type="float" office:value="-0.054012" calcext:value-type="float">
            <text:p>-0.054012</text:p>
          </table:table-cell>
          <table:table-cell office:value-type="float" office:value="9.800427" calcext:value-type="float">
            <text:p>9.800427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472" calcext:value-type="float">
            <text:p>0.170472</text:p>
          </table:table-cell>
          <table:table-cell office:value-type="float" office:value="-0.075559" calcext:value-type="float">
            <text:p>-0.075559</text:p>
          </table:table-cell>
          <table:table-cell office:value-type="float" office:value="9.800008" calcext:value-type="float">
            <text:p>9.800008</text:p>
          </table:table-cell>
          <table:table-cell table:number-columns-repeated="4"/>
        </table:table-row>
        <table:table-row table:style-name="ro1">
          <table:table-cell office:value-type="float" office:value="3139.575" calcext:value-type="float">
            <text:p>3139.57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797" calcext:value-type="float">
            <text:p>0.153797</text:p>
          </table:table-cell>
          <table:table-cell office:value-type="float" office:value="-0.054154" calcext:value-type="float">
            <text:p>-0.054154</text:p>
          </table:table-cell>
          <table:table-cell office:value-type="float" office:value="9.80043" calcext:value-type="float">
            <text:p>9.80043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482" calcext:value-type="float">
            <text:p>0.170482</text:p>
          </table:table-cell>
          <table:table-cell office:value-type="float" office:value="-0.075704" calcext:value-type="float">
            <text:p>-0.075704</text:p>
          </table:table-cell>
          <table:table-cell office:value-type="float" office:value="9.800012" calcext:value-type="float">
            <text:p>9.800012</text:p>
          </table:table-cell>
          <table:table-cell table:number-columns-repeated="4"/>
        </table:table-row>
        <table:table-row table:style-name="ro1">
          <table:table-cell office:value-type="float" office:value="3139.585" calcext:value-type="float">
            <text:p>3139.58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992" calcext:value-type="float">
            <text:p>0.153992</text:p>
          </table:table-cell>
          <table:table-cell office:value-type="float" office:value="-0.05281" calcext:value-type="float">
            <text:p>-0.05281</text:p>
          </table:table-cell>
          <table:table-cell office:value-type="float" office:value="9.800425" calcext:value-type="float">
            <text:p>9.800425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84" calcext:value-type="float">
            <text:p>0.17084</text:p>
          </table:table-cell>
          <table:table-cell office:value-type="float" office:value="-0.074394" calcext:value-type="float">
            <text:p>-0.074394</text:p>
          </table:table-cell>
          <table:table-cell office:value-type="float" office:value="9.800006" calcext:value-type="float">
            <text:p>9.800006</text:p>
          </table:table-cell>
          <table:table-cell table:number-columns-repeated="4"/>
        </table:table-row>
        <table:table-row table:style-name="ro1">
          <table:table-cell office:value-type="float" office:value="3139.595" calcext:value-type="float">
            <text:p>3139.59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3993" calcext:value-type="float">
            <text:p>0.153993</text:p>
          </table:table-cell>
          <table:table-cell office:value-type="float" office:value="-0.053109" calcext:value-type="float">
            <text:p>-0.053109</text:p>
          </table:table-cell>
          <table:table-cell office:value-type="float" office:value="9.800459" calcext:value-type="float">
            <text:p>9.800459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0293" calcext:value-type="float">
            <text:p>-0.00029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0805" calcext:value-type="float">
            <text:p>0.170805</text:p>
          </table:table-cell>
          <table:table-cell office:value-type="float" office:value="-0.074691" calcext:value-type="float">
            <text:p>-0.074691</text:p>
          </table:table-cell>
          <table:table-cell office:value-type="float" office:value="9.80004" calcext:value-type="float">
            <text:p>9.80004</text:p>
          </table:table-cell>
          <table:table-cell table:number-columns-repeated="4"/>
        </table:table-row>
        <table:table-row table:style-name="ro1">
          <table:table-cell office:value-type="float" office:value="3139.605" calcext:value-type="float">
            <text:p>3139.60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119" calcext:value-type="float">
            <text:p>0.154119</text:p>
          </table:table-cell>
          <table:table-cell office:value-type="float" office:value="-0.052409" calcext:value-type="float">
            <text:p>-0.052409</text:p>
          </table:table-cell>
          <table:table-cell office:value-type="float" office:value="9.800457" calcext:value-type="float">
            <text:p>9.800457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016" calcext:value-type="float">
            <text:p>0.171016</text:p>
          </table:table-cell>
          <table:table-cell office:value-type="float" office:value="-0.074011" calcext:value-type="float">
            <text:p>-0.074011</text:p>
          </table:table-cell>
          <table:table-cell office:value-type="float" office:value="9.800037" calcext:value-type="float">
            <text:p>9.800037</text:p>
          </table:table-cell>
          <table:table-cell table:number-columns-repeated="4"/>
        </table:table-row>
        <table:table-row table:style-name="ro1">
          <table:table-cell office:value-type="float" office:value="3139.615" calcext:value-type="float">
            <text:p>3139.61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269" calcext:value-type="float">
            <text:p>0.154269</text:p>
          </table:table-cell>
          <table:table-cell office:value-type="float" office:value="-0.05144" calcext:value-type="float">
            <text:p>-0.05144</text:p>
          </table:table-cell>
          <table:table-cell office:value-type="float" office:value="9.800403" calcext:value-type="float">
            <text:p>9.800403</text:p>
          </table:table-cell>
          <table:table-cell office:value-type="float" office:value="-0.000313" calcext:value-type="float">
            <text:p>-0.000313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284" calcext:value-type="float">
            <text:p>0.171284</text:p>
          </table:table-cell>
          <table:table-cell office:value-type="float" office:value="-0.073068" calcext:value-type="float">
            <text:p>-0.073068</text:p>
          </table:table-cell>
          <table:table-cell office:value-type="float" office:value="9.799983" calcext:value-type="float">
            <text:p>9.799983</text:p>
          </table:table-cell>
          <table:table-cell table:number-columns-repeated="4"/>
        </table:table-row>
        <table:table-row table:style-name="ro1">
          <table:table-cell office:value-type="float" office:value="3139.625" calcext:value-type="float">
            <text:p>3139.62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306" calcext:value-type="float">
            <text:p>0.154306</text:p>
          </table:table-cell>
          <table:table-cell office:value-type="float" office:value="-0.051438" calcext:value-type="float">
            <text:p>-0.051438</text:p>
          </table:table-cell>
          <table:table-cell office:value-type="float" office:value="9.800456" calcext:value-type="float">
            <text:p>9.800456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322" calcext:value-type="float">
            <text:p>0.171322</text:p>
          </table:table-cell>
          <table:table-cell office:value-type="float" office:value="-0.073071" calcext:value-type="float">
            <text:p>-0.073071</text:p>
          </table:table-cell>
          <table:table-cell office:value-type="float" office:value="9.800035" calcext:value-type="float">
            <text:p>9.800035</text:p>
          </table:table-cell>
          <table:table-cell table:number-columns-repeated="4"/>
        </table:table-row>
        <table:table-row table:style-name="ro1">
          <table:table-cell office:value-type="float" office:value="3139.635" calcext:value-type="float">
            <text:p>3139.63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49" calcext:value-type="float">
            <text:p>0.15449</text:p>
          </table:table-cell>
          <table:table-cell office:value-type="float" office:value="-0.050153" calcext:value-type="float">
            <text:p>-0.050153</text:p>
          </table:table-cell>
          <table:table-cell office:value-type="float" office:value="9.800397" calcext:value-type="float">
            <text:p>9.800397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661" calcext:value-type="float">
            <text:p>0.171661</text:p>
          </table:table-cell>
          <table:table-cell office:value-type="float" office:value="-0.071818" calcext:value-type="float">
            <text:p>-0.071818</text:p>
          </table:table-cell>
          <table:table-cell office:value-type="float" office:value="9.799976" calcext:value-type="float">
            <text:p>9.799976</text:p>
          </table:table-cell>
          <table:table-cell table:number-columns-repeated="4"/>
        </table:table-row>
        <table:table-row table:style-name="ro1">
          <table:table-cell office:value-type="float" office:value="3139.645" calcext:value-type="float">
            <text:p>3139.64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503" calcext:value-type="float">
            <text:p>0.154503</text:p>
          </table:table-cell>
          <table:table-cell office:value-type="float" office:value="-0.050372" calcext:value-type="float">
            <text:p>-0.050372</text:p>
          </table:table-cell>
          <table:table-cell office:value-type="float" office:value="9.800431" calcext:value-type="float">
            <text:p>9.800431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648" calcext:value-type="float">
            <text:p>0.171648</text:p>
          </table:table-cell>
          <table:table-cell office:value-type="float" office:value="-0.072037" calcext:value-type="float">
            <text:p>-0.072037</text:p>
          </table:table-cell>
          <table:table-cell office:value-type="float" office:value="9.80001" calcext:value-type="float">
            <text:p>9.80001</text:p>
          </table:table-cell>
          <table:table-cell table:number-columns-repeated="4"/>
        </table:table-row>
        <table:table-row table:style-name="ro1">
          <table:table-cell office:value-type="float" office:value="3139.655" calcext:value-type="float">
            <text:p>3139.65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589" calcext:value-type="float">
            <text:p>0.154589</text:p>
          </table:table-cell>
          <table:table-cell office:value-type="float" office:value="-0.049894" calcext:value-type="float">
            <text:p>-0.049894</text:p>
          </table:table-cell>
          <table:table-cell office:value-type="float" office:value="9.800447" calcext:value-type="float">
            <text:p>9.800447</text:p>
          </table:table-cell>
          <table:table-cell office:value-type="float" office:value="-0.000304" calcext:value-type="float">
            <text:p>-0.000304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1792" calcext:value-type="float">
            <text:p>0.171792</text:p>
          </table:table-cell>
          <table:table-cell office:value-type="float" office:value="-0.071573" calcext:value-type="float">
            <text:p>-0.071573</text:p>
          </table:table-cell>
          <table:table-cell office:value-type="float" office:value="9.800026" calcext:value-type="float">
            <text:p>9.800026</text:p>
          </table:table-cell>
          <table:table-cell table:number-columns-repeated="4"/>
        </table:table-row>
        <table:table-row table:style-name="ro1">
          <table:table-cell office:value-type="float" office:value="3139.665" calcext:value-type="float">
            <text:p>3139.66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769" calcext:value-type="float">
            <text:p>0.154769</text:p>
          </table:table-cell>
          <table:table-cell office:value-type="float" office:value="-0.048639" calcext:value-type="float">
            <text:p>-0.048639</text:p>
          </table:table-cell>
          <table:table-cell office:value-type="float" office:value="9.800402" calcext:value-type="float">
            <text:p>9.800402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2125" calcext:value-type="float">
            <text:p>0.172125</text:p>
          </table:table-cell>
          <table:table-cell office:value-type="float" office:value="-0.070349" calcext:value-type="float">
            <text:p>-0.070349</text:p>
          </table:table-cell>
          <table:table-cell office:value-type="float" office:value="9.799981" calcext:value-type="float">
            <text:p>9.799981</text:p>
          </table:table-cell>
          <table:table-cell table:number-columns-repeated="4"/>
        </table:table-row>
        <table:table-row table:style-name="ro1">
          <table:table-cell office:value-type="float" office:value="3139.675" calcext:value-type="float">
            <text:p>3139.675</text:p>
          </table:table-cell>
          <table:table-cell office:value-type="string" calcext:value-type="string">
            <text:p>imu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1.2106" calcext:value-type="float">
            <text:p>1.21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-0.061667" calcext:value-type="float">
            <text:p>-0.061667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0.154779" calcext:value-type="float">
            <text:p>0.154779</text:p>
          </table:table-cell>
          <table:table-cell office:value-type="float" office:value="-0.048837" calcext:value-type="float">
            <text:p>-0.048837</text:p>
          </table:table-cell>
          <table:table-cell office:value-type="float" office:value="9.800436" calcext:value-type="float">
            <text:p>9.800436</text:p>
          </table:table-cell>
          <table:table-cell office:value-type="float" office:value="-0.000304" calcext:value-type="float">
            <text:p>-0.000304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2111" calcext:value-type="float">
            <text:p>0.172111</text:p>
          </table:table-cell>
          <table:table-cell office:value-type="float" office:value="-0.070547" calcext:value-type="float">
            <text:p>-0.070547</text:p>
          </table:table-cell>
          <table:table-cell office:value-type="float" office:value="9.800014" calcext:value-type="float">
            <text:p>9.800014</text:p>
          </table:table-cell>
          <table:table-cell table:number-columns-repeated="4"/>
        </table:table-row>
        <table:table-row table:style-name="ro1">
          <table:table-cell office:value-type="float" office:value="3139.634" calcext:value-type="float">
            <text:p>3139.634</text:p>
          </table:table-cell>
          <table:table-cell office:value-type="string" calcext:value-type="string">
            <text:p>odom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08" calcext:value-type="float">
            <text:p>1.21550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table:number-columns-repeated="13"/>
        </table:table-row>
        <table:table-row table:style-name="ro1">
          <table:table-cell office:value-type="float" office:value="3139.685" calcext:value-type="float">
            <text:p>3139.68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4851" calcext:value-type="float">
            <text:p>0.154851</text:p>
          </table:table-cell>
          <table:table-cell office:value-type="float" office:value="-0.048425" calcext:value-type="float">
            <text:p>-0.048425</text:p>
          </table:table-cell>
          <table:table-cell office:value-type="float" office:value="9.800461" calcext:value-type="float">
            <text:p>9.800461</text:p>
          </table:table-cell>
          <table:table-cell office:value-type="float" office:value="-0.000303" calcext:value-type="float">
            <text:p>-0.000303</text:p>
          </table:table-cell>
          <table:table-cell office:value-type="float" office:value="-0.000298" calcext:value-type="float">
            <text:p>-0.00029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116" calcext:value-type="float">
            <text:p>0.173116</text:p>
          </table:table-cell>
          <table:table-cell office:value-type="float" office:value="-0.067557" calcext:value-type="float">
            <text:p>-0.067557</text:p>
          </table:table-cell>
          <table:table-cell office:value-type="float" office:value="9.800042" calcext:value-type="float">
            <text:p>9.800042</text:p>
          </table:table-cell>
          <table:table-cell table:number-columns-repeated="4"/>
        </table:table-row>
        <table:table-row table:style-name="ro1">
          <table:table-cell office:value-type="float" office:value="3139.695" calcext:value-type="float">
            <text:p>3139.69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043" calcext:value-type="float">
            <text:p>0.155043</text:p>
          </table:table-cell>
          <table:table-cell office:value-type="float" office:value="-0.046959" calcext:value-type="float">
            <text:p>-0.046959</text:p>
          </table:table-cell>
          <table:table-cell office:value-type="float" office:value="9.800429" calcext:value-type="float">
            <text:p>9.800429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465" calcext:value-type="float">
            <text:p>0.173465</text:p>
          </table:table-cell>
          <table:table-cell office:value-type="float" office:value="-0.06612" calcext:value-type="float">
            <text:p>-0.06612</text:p>
          </table:table-cell>
          <table:table-cell office:value-type="float" office:value="9.80001" calcext:value-type="float">
            <text:p>9.80001</text:p>
          </table:table-cell>
          <table:table-cell table:number-columns-repeated="4"/>
        </table:table-row>
        <table:table-row table:style-name="ro1">
          <table:table-cell office:value-type="float" office:value="3139.705" calcext:value-type="float">
            <text:p>3139.70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048" calcext:value-type="float">
            <text:p>0.155048</text:p>
          </table:table-cell>
          <table:table-cell office:value-type="float" office:value="-0.04742" calcext:value-type="float">
            <text:p>-0.04742</text:p>
          </table:table-cell>
          <table:table-cell office:value-type="float" office:value="9.800384" calcext:value-type="float">
            <text:p>9.800384</text:p>
          </table:table-cell>
          <table:table-cell office:value-type="float" office:value="-0.000298" calcext:value-type="float">
            <text:p>-0.000298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42" calcext:value-type="float">
            <text:p>0.17342</text:p>
          </table:table-cell>
          <table:table-cell office:value-type="float" office:value="-0.066579" calcext:value-type="float">
            <text:p>-0.066579</text:p>
          </table:table-cell>
          <table:table-cell office:value-type="float" office:value="9.799965" calcext:value-type="float">
            <text:p>9.799965</text:p>
          </table:table-cell>
          <table:table-cell table:number-columns-repeated="4"/>
        </table:table-row>
        <table:table-row table:style-name="ro1">
          <table:table-cell office:value-type="float" office:value="3139.715" calcext:value-type="float">
            <text:p>3139.71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105" calcext:value-type="float">
            <text:p>0.155105</text:p>
          </table:table-cell>
          <table:table-cell office:value-type="float" office:value="-0.047045" calcext:value-type="float">
            <text:p>-0.047045</text:p>
          </table:table-cell>
          <table:table-cell office:value-type="float" office:value="9.800438" calcext:value-type="float">
            <text:p>9.800438</text:p>
          </table:table-cell>
          <table:table-cell table:number-columns-repeated="2" office:value-type="float" office:value="-0.000298" calcext:value-type="float">
            <text:p>-0.00029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518" calcext:value-type="float">
            <text:p>0.173518</text:p>
          </table:table-cell>
          <table:table-cell office:value-type="float" office:value="-0.066212" calcext:value-type="float">
            <text:p>-0.066212</text:p>
          </table:table-cell>
          <table:table-cell office:value-type="float" office:value="9.800019" calcext:value-type="float">
            <text:p>9.800019</text:p>
          </table:table-cell>
          <table:table-cell table:number-columns-repeated="4"/>
        </table:table-row>
        <table:table-row table:style-name="ro1">
          <table:table-cell office:value-type="float" office:value="3139.725" calcext:value-type="float">
            <text:p>3139.72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282" calcext:value-type="float">
            <text:p>0.155282</text:p>
          </table:table-cell>
          <table:table-cell office:value-type="float" office:value="-0.045668" calcext:value-type="float">
            <text:p>-0.045668</text:p>
          </table:table-cell>
          <table:table-cell office:value-type="float" office:value="9.8004" calcext:value-type="float">
            <text:p>9.8004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-0.000298" calcext:value-type="float">
            <text:p>-0.00029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842" calcext:value-type="float">
            <text:p>0.173842</text:p>
          </table:table-cell>
          <table:table-cell office:value-type="float" office:value="-0.064862" calcext:value-type="float">
            <text:p>-0.064862</text:p>
          </table:table-cell>
          <table:table-cell office:value-type="float" office:value="9.79998" calcext:value-type="float">
            <text:p>9.79998</text:p>
          </table:table-cell>
          <table:table-cell table:number-columns-repeated="4"/>
        </table:table-row>
        <table:table-row table:style-name="ro1">
          <table:table-cell office:value-type="float" office:value="3139.735" calcext:value-type="float">
            <text:p>3139.73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308" calcext:value-type="float">
            <text:p>0.155308</text:p>
          </table:table-cell>
          <table:table-cell office:value-type="float" office:value="-0.045606" calcext:value-type="float">
            <text:p>-0.045606</text:p>
          </table:table-cell>
          <table:table-cell office:value-type="float" office:value="9.800466" calcext:value-type="float">
            <text:p>9.800466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875" calcext:value-type="float">
            <text:p>0.173875</text:p>
          </table:table-cell>
          <table:table-cell office:value-type="float" office:value="-0.064803" calcext:value-type="float">
            <text:p>-0.064803</text:p>
          </table:table-cell>
          <table:table-cell office:value-type="float" office:value="9.800046" calcext:value-type="float">
            <text:p>9.800046</text:p>
          </table:table-cell>
          <table:table-cell table:number-columns-repeated="4"/>
        </table:table-row>
        <table:table-row table:style-name="ro1">
          <table:table-cell office:value-type="float" office:value="3139.745" calcext:value-type="float">
            <text:p>3139.74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379" calcext:value-type="float">
            <text:p>0.155379</text:p>
          </table:table-cell>
          <table:table-cell office:value-type="float" office:value="-0.045482" calcext:value-type="float">
            <text:p>-0.045482</text:p>
          </table:table-cell>
          <table:table-cell office:value-type="float" office:value="9.800384" calcext:value-type="float">
            <text:p>9.800384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00298" calcext:value-type="float">
            <text:p>-0.00029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3958" calcext:value-type="float">
            <text:p>0.173958</text:p>
          </table:table-cell>
          <table:table-cell office:value-type="float" office:value="-0.064688" calcext:value-type="float">
            <text:p>-0.064688</text:p>
          </table:table-cell>
          <table:table-cell office:value-type="float" office:value="9.799963" calcext:value-type="float">
            <text:p>9.799963</text:p>
          </table:table-cell>
          <table:table-cell table:number-columns-repeated="4"/>
        </table:table-row>
        <table:table-row table:style-name="ro1">
          <table:table-cell office:value-type="float" office:value="3139.755" calcext:value-type="float">
            <text:p>3139.75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493" calcext:value-type="float">
            <text:p>0.155493</text:p>
          </table:table-cell>
          <table:table-cell office:value-type="float" office:value="-0.044421" calcext:value-type="float">
            <text:p>-0.044421</text:p>
          </table:table-cell>
          <table:table-cell office:value-type="float" office:value="9.80045" calcext:value-type="float">
            <text:p>9.80045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4188" calcext:value-type="float">
            <text:p>0.174188</text:p>
          </table:table-cell>
          <table:table-cell office:value-type="float" office:value="-0.063646" calcext:value-type="float">
            <text:p>-0.063646</text:p>
          </table:table-cell>
          <table:table-cell office:value-type="float" office:value="9.80003" calcext:value-type="float">
            <text:p>9.80003</text:p>
          </table:table-cell>
          <table:table-cell table:number-columns-repeated="4"/>
        </table:table-row>
        <table:table-row table:style-name="ro1">
          <table:table-cell office:value-type="float" office:value="3139.765" calcext:value-type="float">
            <text:p>3139.765</text:p>
          </table:table-cell>
          <table:table-cell office:value-type="string" calcext:value-type="string">
            <text:p>imu</text:p>
          </table:table-cell>
          <table:table-cell office:value-type="float" office:value="-4.2235" calcext:value-type="float">
            <text:p>-4.2235</text:p>
          </table:table-cell>
          <table:table-cell office:value-type="float" office:value="1.2155" calcext:value-type="float">
            <text:p>1.215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-0.054224" calcext:value-type="float">
            <text:p>-0.054224</text:p>
          </table:table-cell>
          <table:table-cell office:value-type="float" office:value="0.998528" calcext:value-type="float">
            <text:p>0.998528</text:p>
          </table:table-cell>
          <table:table-cell office:value-type="float" office:value="0.155519" calcext:value-type="float">
            <text:p>0.155519</text:p>
          </table:table-cell>
          <table:table-cell office:value-type="float" office:value="-0.044579" calcext:value-type="float">
            <text:p>-0.044579</text:p>
          </table:table-cell>
          <table:table-cell office:value-type="float" office:value="9.800438" calcext:value-type="float">
            <text:p>9.800438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4196" calcext:value-type="float">
            <text:p>0.174196</text:p>
          </table:table-cell>
          <table:table-cell office:value-type="float" office:value="-0.063805" calcext:value-type="float">
            <text:p>-0.063805</text:p>
          </table:table-cell>
          <table:table-cell office:value-type="float" office:value="9.800018" calcext:value-type="float">
            <text:p>9.800018</text:p>
          </table:table-cell>
          <table:table-cell table:number-columns-repeated="4"/>
        </table:table-row>
        <table:table-row table:style-name="ro1">
          <table:table-cell office:value-type="float" office:value="3139.767" calcext:value-type="float">
            <text:p>3139.767</text:p>
          </table:table-cell>
          <table:table-cell office:value-type="string" calcext:value-type="string">
            <text:p>odom</text:p>
          </table:table-cell>
          <table:table-cell office:value-type="float" office:value="-4.263553" calcext:value-type="float">
            <text:p>-4.263553</text:p>
          </table:table-cell>
          <table:table-cell office:value-type="float" office:value="1.219398" calcext:value-type="float">
            <text:p>1.21939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table:number-columns-repeated="13"/>
        </table:table-row>
        <table:table-row table:style-name="ro1">
          <table:table-cell office:value-type="float" office:value="3139.775" calcext:value-type="float">
            <text:p>3139.77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5587" calcext:value-type="float">
            <text:p>0.155587</text:p>
          </table:table-cell>
          <table:table-cell office:value-type="float" office:value="-0.044199" calcext:value-type="float">
            <text:p>-0.044199</text:p>
          </table:table-cell>
          <table:table-cell office:value-type="float" office:value="9.80044" calcext:value-type="float">
            <text:p>9.80044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03" calcext:value-type="float">
            <text:p>0.17503</text:p>
          </table:table-cell>
          <table:table-cell office:value-type="float" office:value="-0.060981" calcext:value-type="float">
            <text:p>-0.060981</text:p>
          </table:table-cell>
          <table:table-cell office:value-type="float" office:value="9.800022" calcext:value-type="float">
            <text:p>9.800022</text:p>
          </table:table-cell>
          <table:table-cell table:number-columns-repeated="4"/>
        </table:table-row>
        <table:table-row table:style-name="ro1">
          <table:table-cell office:value-type="float" office:value="3139.785" calcext:value-type="float">
            <text:p>3139.78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5769" calcext:value-type="float">
            <text:p>0.155769</text:p>
          </table:table-cell>
          <table:table-cell office:value-type="float" office:value="-0.042608" calcext:value-type="float">
            <text:p>-0.042608</text:p>
          </table:table-cell>
          <table:table-cell office:value-type="float" office:value="9.800426" calcext:value-type="float">
            <text:p>9.800426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361" calcext:value-type="float">
            <text:p>0.175361</text:p>
          </table:table-cell>
          <table:table-cell office:value-type="float" office:value="-0.059414" calcext:value-type="float">
            <text:p>-0.059414</text:p>
          </table:table-cell>
          <table:table-cell office:value-type="float" office:value="9.800008" calcext:value-type="float">
            <text:p>9.800008</text:p>
          </table:table-cell>
          <table:table-cell table:number-columns-repeated="4"/>
        </table:table-row>
        <table:table-row table:style-name="ro1">
          <table:table-cell office:value-type="float" office:value="3139.795" calcext:value-type="float">
            <text:p>3139.79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5745" calcext:value-type="float">
            <text:p>0.155745</text:p>
          </table:table-cell>
          <table:table-cell office:value-type="float" office:value="-0.043269" calcext:value-type="float">
            <text:p>-0.043269</text:p>
          </table:table-cell>
          <table:table-cell office:value-type="float" office:value="9.800415" calcext:value-type="float">
            <text:p>9.800415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275" calcext:value-type="float">
            <text:p>0.175275</text:p>
          </table:table-cell>
          <table:table-cell office:value-type="float" office:value="-0.06007" calcext:value-type="float">
            <text:p>-0.06007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39.805" calcext:value-type="float">
            <text:p>3139.80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5866" calcext:value-type="float">
            <text:p>0.155866</text:p>
          </table:table-cell>
          <table:table-cell office:value-type="float" office:value="-0.042214" calcext:value-type="float">
            <text:p>-0.042214</text:p>
          </table:table-cell>
          <table:table-cell office:value-type="float" office:value="9.800434" calcext:value-type="float">
            <text:p>9.800434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-0.000303" calcext:value-type="float">
            <text:p>-0.00030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495" calcext:value-type="float">
            <text:p>0.175495</text:p>
          </table:table-cell>
          <table:table-cell office:value-type="float" office:value="-0.059031" calcext:value-type="float">
            <text:p>-0.059031</text:p>
          </table:table-cell>
          <table:table-cell office:value-type="float" office:value="9.800016" calcext:value-type="float">
            <text:p>9.800016</text:p>
          </table:table-cell>
          <table:table-cell table:number-columns-repeated="4"/>
        </table:table-row>
        <table:table-row table:style-name="ro1">
          <table:table-cell office:value-type="float" office:value="3139.815" calcext:value-type="float">
            <text:p>3139.81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-0.041632" calcext:value-type="float">
            <text:p>-0.041632</text:p>
          </table:table-cell>
          <table:table-cell office:value-type="float" office:value="9.800373" calcext:value-type="float">
            <text:p>9.800373</text:p>
          </table:table-cell>
          <table:table-cell office:value-type="float" office:value="-0.000281" calcext:value-type="float">
            <text:p>-0.000281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.058461" calcext:value-type="float">
            <text:p>-0.058461</text:p>
          </table:table-cell>
          <table:table-cell office:value-type="float" office:value="9.799954" calcext:value-type="float">
            <text:p>9.799954</text:p>
          </table:table-cell>
          <table:table-cell table:number-columns-repeated="4"/>
        </table:table-row>
        <table:table-row table:style-name="ro1">
          <table:table-cell office:value-type="float" office:value="3139.825" calcext:value-type="float">
            <text:p>3139.82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-0.041324" calcext:value-type="float">
            <text:p>-0.041324</text:p>
          </table:table-cell>
          <table:table-cell office:value-type="float" office:value="9.800438" calcext:value-type="float">
            <text:p>9.800438</text:p>
          </table:table-cell>
          <table:table-cell office:value-type="float" office:value="-0.000279" calcext:value-type="float">
            <text:p>-0.000279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719" calcext:value-type="float">
            <text:p>0.175719</text:p>
          </table:table-cell>
          <table:table-cell office:value-type="float" office:value="-0.058159" calcext:value-type="float">
            <text:p>-0.058159</text:p>
          </table:table-cell>
          <table:table-cell office:value-type="float" office:value="9.800019" calcext:value-type="float">
            <text:p>9.800019</text:p>
          </table:table-cell>
          <table:table-cell table:number-columns-repeated="4"/>
        </table:table-row>
        <table:table-row table:style-name="ro1">
          <table:table-cell office:value-type="float" office:value="3139.835" calcext:value-type="float">
            <text:p>3139.83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-0.041602" calcext:value-type="float">
            <text:p>-0.041602</text:p>
          </table:table-cell>
          <table:table-cell office:value-type="float" office:value="9.80047" calcext:value-type="float">
            <text:p>9.80047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-0.000304" calcext:value-type="float">
            <text:p>-0.00030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693" calcext:value-type="float">
            <text:p>0.175693</text:p>
          </table:table-cell>
          <table:table-cell office:value-type="float" office:value="-0.058436" calcext:value-type="float">
            <text:p>-0.058436</text:p>
          </table:table-cell>
          <table:table-cell office:value-type="float" office:value="9.800051" calcext:value-type="float">
            <text:p>9.800051</text:p>
          </table:table-cell>
          <table:table-cell table:number-columns-repeated="4"/>
        </table:table-row>
        <table:table-row table:style-name="ro1">
          <table:table-cell office:value-type="float" office:value="3139.845" calcext:value-type="float">
            <text:p>3139.84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203" calcext:value-type="float">
            <text:p>0.156203</text:p>
          </table:table-cell>
          <table:table-cell office:value-type="float" office:value="-0.039787" calcext:value-type="float">
            <text:p>-0.039787</text:p>
          </table:table-cell>
          <table:table-cell office:value-type="float" office:value="9.800412" calcext:value-type="float">
            <text:p>9.800412</text:p>
          </table:table-cell>
          <table:table-cell office:value-type="float" office:value="-0.000272" calcext:value-type="float">
            <text:p>-0.000272</text:p>
          </table:table-cell>
          <table:table-cell office:value-type="float" office:value="-0.000304" calcext:value-type="float">
            <text:p>-0.00030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06" calcext:value-type="float">
            <text:p>0.17606</text:p>
          </table:table-cell>
          <table:table-cell office:value-type="float" office:value="-0.056647" calcext:value-type="float">
            <text:p>-0.056647</text:p>
          </table:table-cell>
          <table:table-cell office:value-type="float" office:value="9.799993" calcext:value-type="float">
            <text:p>9.799993</text:p>
          </table:table-cell>
          <table:table-cell table:number-columns-repeated="4"/>
        </table:table-row>
        <table:table-row table:style-name="ro1">
          <table:table-cell office:value-type="float" office:value="3139.855" calcext:value-type="float">
            <text:p>3139.85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161" calcext:value-type="float">
            <text:p>0.156161</text:p>
          </table:table-cell>
          <table:table-cell office:value-type="float" office:value="-0.040616" calcext:value-type="float">
            <text:p>-0.040616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594" calcext:value-type="float">
            <text:p>0.17594</text:p>
          </table:table-cell>
          <table:table-cell office:value-type="float" office:value="-0.057468" calcext:value-type="float">
            <text:p>-0.057468</text:p>
          </table:table-cell>
          <table:table-cell office:value-type="float" office:value="9.800016" calcext:value-type="float">
            <text:p>9.800016</text:p>
          </table:table-cell>
          <table:table-cell table:number-columns-repeated="4"/>
        </table:table-row>
        <table:table-row table:style-name="ro1">
          <table:table-cell office:value-type="float" office:value="3139.865" calcext:value-type="float">
            <text:p>3139.86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307" calcext:value-type="float">
            <text:p>0.156307</text:p>
          </table:table-cell>
          <table:table-cell office:value-type="float" office:value="-0.039257" calcext:value-type="float">
            <text:p>-0.039257</text:p>
          </table:table-cell>
          <table:table-cell office:value-type="float" office:value="9.800419" calcext:value-type="float">
            <text:p>9.800419</text:p>
          </table:table-cell>
          <table:table-cell office:value-type="float" office:value="-0.000274" calcext:value-type="float">
            <text:p>-0.000274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214" calcext:value-type="float">
            <text:p>0.176214</text:p>
          </table:table-cell>
          <table:table-cell office:value-type="float" office:value="-0.056129" calcext:value-type="float">
            <text:p>-0.056129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3139.875" calcext:value-type="float">
            <text:p>3139.87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347" calcext:value-type="float">
            <text:p>0.156347</text:p>
          </table:table-cell>
          <table:table-cell office:value-type="float" office:value="-0.039128" calcext:value-type="float">
            <text:p>-0.039128</text:p>
          </table:table-cell>
          <table:table-cell office:value-type="float" office:value="9.800423" calcext:value-type="float">
            <text:p>9.800423</text:p>
          </table:table-cell>
          <table:table-cell office:value-type="float" office:value="-0.000272" calcext:value-type="float">
            <text:p>-0.000272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265" calcext:value-type="float">
            <text:p>0.176265</text:p>
          </table:table-cell>
          <table:table-cell office:value-type="float" office:value="-0.056004" calcext:value-type="float">
            <text:p>-0.056004</text:p>
          </table:table-cell>
          <table:table-cell office:value-type="float" office:value="9.800003" calcext:value-type="float">
            <text:p>9.800003</text:p>
          </table:table-cell>
          <table:table-cell table:number-columns-repeated="4"/>
        </table:table-row>
        <table:table-row table:style-name="ro1">
          <table:table-cell office:value-type="float" office:value="3139.885" calcext:value-type="float">
            <text:p>3139.88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433" calcext:value-type="float">
            <text:p>0.156433</text:p>
          </table:table-cell>
          <table:table-cell office:value-type="float" office:value="-0.038449" calcext:value-type="float">
            <text:p>-0.038449</text:p>
          </table:table-cell>
          <table:table-cell office:value-type="float" office:value="9.800415" calcext:value-type="float">
            <text:p>9.800415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415" calcext:value-type="float">
            <text:p>0.176415</text:p>
          </table:table-cell>
          <table:table-cell office:value-type="float" office:value="-0.055337" calcext:value-type="float">
            <text:p>-0.055337</text:p>
          </table:table-cell>
          <table:table-cell office:value-type="float" office:value="9.799995" calcext:value-type="float">
            <text:p>9.799995</text:p>
          </table:table-cell>
          <table:table-cell table:number-columns-repeated="4"/>
        </table:table-row>
        <table:table-row table:style-name="ro1">
          <table:table-cell office:value-type="float" office:value="3139.895" calcext:value-type="float">
            <text:p>3139.89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444" calcext:value-type="float">
            <text:p>0.156444</text:p>
          </table:table-cell>
          <table:table-cell office:value-type="float" office:value="-0.038647" calcext:value-type="float">
            <text:p>-0.038647</text:p>
          </table:table-cell>
          <table:table-cell office:value-type="float" office:value="9.800425" calcext:value-type="float">
            <text:p>9.800425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-0.000306" calcext:value-type="float">
            <text:p>-0.0003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407" calcext:value-type="float">
            <text:p>0.176407</text:p>
          </table:table-cell>
          <table:table-cell office:value-type="float" office:value="-0.055534" calcext:value-type="float">
            <text:p>-0.055534</text:p>
          </table:table-cell>
          <table:table-cell office:value-type="float" office:value="9.800005" calcext:value-type="float">
            <text:p>9.800005</text:p>
          </table:table-cell>
          <table:table-cell table:number-columns-repeated="4"/>
        </table:table-row>
        <table:table-row table:style-name="ro1">
          <table:table-cell office:value-type="float" office:value="3139.905" calcext:value-type="float">
            <text:p>3139.905</text:p>
          </table:table-cell>
          <table:table-cell office:value-type="string" calcext:value-type="string">
            <text:p>imu</text:p>
          </table:table-cell>
          <table:table-cell office:value-type="float" office:value="-4.2636" calcext:value-type="float">
            <text:p>-4.2636</text:p>
          </table:table-cell>
          <table:table-cell office:value-type="float" office:value="1.2194" calcext:value-type="float">
            <text:p>1.21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-0.047251" calcext:value-type="float">
            <text:p>-0.047251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0.156548" calcext:value-type="float">
            <text:p>0.156548</text:p>
          </table:table-cell>
          <table:table-cell office:value-type="float" office:value="-0.03769" calcext:value-type="float">
            <text:p>-0.03769</text:p>
          </table:table-cell>
          <table:table-cell office:value-type="float" office:value="9.800423" calcext:value-type="float">
            <text:p>9.800423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306" calcext:value-type="float">
            <text:p>-0.0003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6601" calcext:value-type="float">
            <text:p>0.176601</text:p>
          </table:table-cell>
          <table:table-cell office:value-type="float" office:value="-0.054592" calcext:value-type="float">
            <text:p>-0.054592</text:p>
          </table:table-cell>
          <table:table-cell office:value-type="float" office:value="9.800002" calcext:value-type="float">
            <text:p>9.800002</text:p>
          </table:table-cell>
          <table:table-cell table:number-columns-repeated="4"/>
        </table:table-row>
        <table:table-row table:style-name="ro1">
          <table:table-cell office:value-type="float" office:value="3139.867" calcext:value-type="float">
            <text:p>3139.867</text:p>
          </table:table-cell>
          <table:table-cell office:value-type="string" calcext:value-type="string">
            <text:p>odom</text:p>
          </table:table-cell>
          <table:table-cell office:value-type="float" office:value="-4.291572" calcext:value-type="float">
            <text:p>-4.291572</text:p>
          </table:table-cell>
          <table:table-cell office:value-type="float" office:value="1.221781" calcext:value-type="float">
            <text:p>1.22178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table:number-columns-repeated="13"/>
        </table:table-row>
        <table:table-row table:style-name="ro1">
          <table:table-cell office:value-type="float" office:value="3139.915" calcext:value-type="float">
            <text:p>3139.91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-0.037701" calcext:value-type="float">
            <text:p>-0.037701</text:p>
          </table:table-cell>
          <table:table-cell office:value-type="float" office:value="9.80043" calcext:value-type="float">
            <text:p>9.80043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-0.000306" calcext:value-type="float">
            <text:p>-0.00030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055" calcext:value-type="float">
            <text:p>0.177055</text:p>
          </table:table-cell>
          <table:table-cell office:value-type="float" office:value="-0.05283" calcext:value-type="float">
            <text:p>-0.05283</text:p>
          </table:table-cell>
          <table:table-cell office:value-type="float" office:value="9.800012" calcext:value-type="float">
            <text:p>9.800012</text:p>
          </table:table-cell>
          <table:table-cell table:number-columns-repeated="4"/>
        </table:table-row>
        <table:table-row table:style-name="ro1">
          <table:table-cell office:value-type="float" office:value="3139.925" calcext:value-type="float">
            <text:p>3139.92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694" calcext:value-type="float">
            <text:p>0.156694</text:p>
          </table:table-cell>
          <table:table-cell office:value-type="float" office:value="-0.036517" calcext:value-type="float">
            <text:p>-0.036517</text:p>
          </table:table-cell>
          <table:table-cell office:value-type="float" office:value="9.800419" calcext:value-type="float">
            <text:p>9.800419</text:p>
          </table:table-cell>
          <table:table-cell office:value-type="float" office:value="-0.000265" calcext:value-type="float">
            <text:p>-0.000265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274" calcext:value-type="float">
            <text:p>0.177274</text:p>
          </table:table-cell>
          <table:table-cell office:value-type="float" office:value="-0.05166" calcext:value-type="float">
            <text:p>-0.05166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39.935" calcext:value-type="float">
            <text:p>3139.93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679" calcext:value-type="float">
            <text:p>0.156679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9.800425" calcext:value-type="float">
            <text:p>9.800425</text:p>
          </table:table-cell>
          <table:table-cell office:value-type="float" office:value="-0.000264" calcext:value-type="float">
            <text:p>-0.000264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21" calcext:value-type="float">
            <text:p>0.17721</text:p>
          </table:table-cell>
          <table:table-cell office:value-type="float" office:value="-0.05224" calcext:value-type="float">
            <text:p>-0.05224</text:p>
          </table:table-cell>
          <table:table-cell office:value-type="float" office:value="9.800006" calcext:value-type="float">
            <text:p>9.800006</text:p>
          </table:table-cell>
          <table:table-cell table:number-columns-repeated="4"/>
        </table:table-row>
        <table:table-row table:style-name="ro1">
          <table:table-cell office:value-type="float" office:value="3139.945" calcext:value-type="float">
            <text:p>3139.94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77" calcext:value-type="float">
            <text:p>0.15677</text:p>
          </table:table-cell>
          <table:table-cell office:value-type="float" office:value="-0.036249" calcext:value-type="float">
            <text:p>-0.036249</text:p>
          </table:table-cell>
          <table:table-cell office:value-type="float" office:value="9.800425" calcext:value-type="float">
            <text:p>9.800425</text:p>
          </table:table-cell>
          <table:table-cell office:value-type="float" office:value="-0.000262" calcext:value-type="float">
            <text:p>-0.000262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372" calcext:value-type="float">
            <text:p>0.177372</text:p>
          </table:table-cell>
          <table:table-cell office:value-type="float" office:value="-0.0514" calcext:value-type="float">
            <text:p>-0.0514</text:p>
          </table:table-cell>
          <table:table-cell office:value-type="float" office:value="9.800006" calcext:value-type="float">
            <text:p>9.800006</text:p>
          </table:table-cell>
          <table:table-cell table:number-columns-repeated="4"/>
        </table:table-row>
        <table:table-row table:style-name="ro1">
          <table:table-cell office:value-type="float" office:value="3139.955" calcext:value-type="float">
            <text:p>3139.95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914" calcext:value-type="float">
            <text:p>0.156914</text:p>
          </table:table-cell>
          <table:table-cell office:value-type="float" office:value="-0.034517" calcext:value-type="float">
            <text:p>-0.034517</text:p>
          </table:table-cell>
          <table:table-cell office:value-type="float" office:value="9.800412" calcext:value-type="float">
            <text:p>9.800412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662" calcext:value-type="float">
            <text:p>0.177662</text:p>
          </table:table-cell>
          <table:table-cell office:value-type="float" office:value="-0.049686" calcext:value-type="float">
            <text:p>-0.049686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3139.965" calcext:value-type="float">
            <text:p>3139.96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856" calcext:value-type="float">
            <text:p>0.156856</text:p>
          </table:table-cell>
          <table:table-cell office:value-type="float" office:value="-0.03552" calcext:value-type="float">
            <text:p>-0.03552</text:p>
          </table:table-cell>
          <table:table-cell office:value-type="float" office:value="9.800432" calcext:value-type="float">
            <text:p>9.800432</text:p>
          </table:table-cell>
          <table:table-cell office:value-type="float" office:value="-0.000253" calcext:value-type="float">
            <text:p>-0.000253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52" calcext:value-type="float">
            <text:p>0.17752</text:p>
          </table:table-cell>
          <table:table-cell office:value-type="float" office:value="-0.05068" calcext:value-type="float">
            <text:p>-0.05068</text:p>
          </table:table-cell>
          <table:table-cell office:value-type="float" office:value="9.800013" calcext:value-type="float">
            <text:p>9.800013</text:p>
          </table:table-cell>
          <table:table-cell table:number-columns-repeated="4"/>
        </table:table-row>
        <table:table-row table:style-name="ro1">
          <table:table-cell office:value-type="float" office:value="3139.975" calcext:value-type="float">
            <text:p>3139.97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-0.034847" calcext:value-type="float">
            <text:p>-0.034847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253" calcext:value-type="float">
            <text:p>-0.000253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653" calcext:value-type="float">
            <text:p>0.177653</text:p>
          </table:table-cell>
          <table:table-cell office:value-type="float" office:value="-0.050016" calcext:value-type="float">
            <text:p>-0.050016</text:p>
          </table:table-cell>
          <table:table-cell office:value-type="float" office:value="9.800015" calcext:value-type="float">
            <text:p>9.800015</text:p>
          </table:table-cell>
          <table:table-cell table:number-columns-repeated="4"/>
        </table:table-row>
        <table:table-row table:style-name="ro1">
          <table:table-cell office:value-type="float" office:value="3139.985" calcext:value-type="float">
            <text:p>3139.98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7071" calcext:value-type="float">
            <text:p>0.157071</text:p>
          </table:table-cell>
          <table:table-cell office:value-type="float" office:value="-0.033407" calcext:value-type="float">
            <text:p>-0.033407</text:p>
          </table:table-cell>
          <table:table-cell office:value-type="float" office:value="9.80041" calcext:value-type="float">
            <text:p>9.80041</text:p>
          </table:table-cell>
          <table:table-cell office:value-type="float" office:value="-0.000249" calcext:value-type="float">
            <text:p>-0.000249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912" calcext:value-type="float">
            <text:p>0.177912</text:p>
          </table:table-cell>
          <table:table-cell office:value-type="float" office:value="-0.048593" calcext:value-type="float">
            <text:p>-0.048593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3139.995" calcext:value-type="float">
            <text:p>3139.99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7113" calcext:value-type="float">
            <text:p>0.157113</text:p>
          </table:table-cell>
          <table:table-cell office:value-type="float" office:value="-0.03314" calcext:value-type="float">
            <text:p>-0.03314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244" calcext:value-type="float">
            <text:p>-0.000244</text:p>
          </table:table-cell>
          <table:table-cell office:value-type="float" office:value="-0.00031" calcext:value-type="float">
            <text:p>-0.0003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7977" calcext:value-type="float">
            <text:p>0.177977</text:p>
          </table:table-cell>
          <table:table-cell office:value-type="float" office:value="-0.04833" calcext:value-type="float">
            <text:p>-0.04833</text:p>
          </table:table-cell>
          <table:table-cell office:value-type="float" office:value="9.800015" calcext:value-type="float">
            <text:p>9.800015</text:p>
          </table:table-cell>
          <table:table-cell table:number-columns-repeated="4"/>
        </table:table-row>
        <table:table-row table:style-name="ro1">
          <table:table-cell office:value-type="float" office:value="3140.005" calcext:value-type="float">
            <text:p>3140.005</text:p>
          </table:table-cell>
          <table:table-cell office:value-type="string" calcext:value-type="string">
            <text:p>imu</text:p>
          </table:table-cell>
          <table:table-cell office:value-type="float" office:value="-4.2916" calcext:value-type="float">
            <text:p>-4.2916</text:p>
          </table:table-cell>
          <table:table-cell office:value-type="float" office:value="1.2218" calcext:value-type="float">
            <text:p>1.22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42263" calcext:value-type="float">
            <text:p>-0.042263</text:p>
          </table:table-cell>
          <table:table-cell office:value-type="float" office:value="0.999106" calcext:value-type="float">
            <text:p>0.999106</text:p>
          </table:table-cell>
          <table:table-cell office:value-type="float" office:value="0.15725" calcext:value-type="float">
            <text:p>0.15725</text:p>
          </table:table-cell>
          <table:table-cell office:value-type="float" office:value="-0.031789" calcext:value-type="float">
            <text:p>-0.031789</text:p>
          </table:table-cell>
          <table:table-cell office:value-type="float" office:value="9.800373" calcext:value-type="float">
            <text:p>9.800373</text:p>
          </table:table-cell>
          <table:table-cell office:value-type="float" office:value="-0.000235" calcext:value-type="float">
            <text:p>-0.000235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8227" calcext:value-type="float">
            <text:p>0.178227</text:p>
          </table:table-cell>
          <table:table-cell office:value-type="float" office:value="-0.046996" calcext:value-type="float">
            <text:p>-0.046996</text:p>
          </table:table-cell>
          <table:table-cell office:value-type="float" office:value="9.799953" calcext:value-type="float">
            <text:p>9.799953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odom</text:p>
          </table:table-cell>
          <table:table-cell office:value-type="float" office:value="-4.326039" calcext:value-type="float">
            <text:p>-4.326039</text:p>
          </table:table-cell>
          <table:table-cell office:value-type="float" office:value="1.224321" calcext:value-type="float">
            <text:p>1.22432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table:number-columns-repeated="13"/>
        </table:table-row>
        <table:table-row table:style-name="ro1">
          <table:table-cell office:value-type="float" office:value="3140.015" calcext:value-type="float">
            <text:p>3140.01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225" calcext:value-type="float">
            <text:p>0.157225</text:p>
          </table:table-cell>
          <table:table-cell office:value-type="float" office:value="-0.032239" calcext:value-type="float">
            <text:p>-0.032239</text:p>
          </table:table-cell>
          <table:table-cell office:value-type="float" office:value="9.800458" calcext:value-type="float">
            <text:p>9.800458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-0.00031" calcext:value-type="float">
            <text:p>-0.0003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86" calcext:value-type="float">
            <text:p>0.1786</text:p>
          </table:table-cell>
          <table:table-cell office:value-type="float" office:value="-0.045199" calcext:value-type="float">
            <text:p>-0.045199</text:p>
          </table:table-cell>
          <table:table-cell office:value-type="float" office:value="9.80004" calcext:value-type="float">
            <text:p>9.80004</text:p>
          </table:table-cell>
          <table:table-cell table:number-columns-repeated="4"/>
        </table:table-row>
        <table:table-row table:style-name="ro1">
          <table:table-cell office:value-type="float" office:value="3140.025" calcext:value-type="float">
            <text:p>3140.02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343" calcext:value-type="float">
            <text:p>0.157343</text:p>
          </table:table-cell>
          <table:table-cell office:value-type="float" office:value="-0.031026" calcext:value-type="float">
            <text:p>-0.031026</text:p>
          </table:table-cell>
          <table:table-cell office:value-type="float" office:value="9.800423" calcext:value-type="float">
            <text:p>9.800423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8805" calcext:value-type="float">
            <text:p>0.178805</text:p>
          </table:table-cell>
          <table:table-cell office:value-type="float" office:value="-0.043998" calcext:value-type="float">
            <text:p>-0.043998</text:p>
          </table:table-cell>
          <table:table-cell office:value-type="float" office:value="9.800005" calcext:value-type="float">
            <text:p>9.800005</text:p>
          </table:table-cell>
          <table:table-cell table:number-columns-repeated="4"/>
        </table:table-row>
        <table:table-row table:style-name="ro1">
          <table:table-cell office:value-type="float" office:value="3140.035" calcext:value-type="float">
            <text:p>3140.03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374" calcext:value-type="float">
            <text:p>0.157374</text:p>
          </table:table-cell>
          <table:table-cell office:value-type="float" office:value="-0.030885" calcext:value-type="float">
            <text:p>-0.030885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-0.000312" calcext:value-type="float">
            <text:p>-0.00031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8846" calcext:value-type="float">
            <text:p>0.178846</text:p>
          </table:table-cell>
          <table:table-cell office:value-type="float" office:value="-0.04386" calcext:value-type="float">
            <text:p>-0.04386</text:p>
          </table:table-cell>
          <table:table-cell office:value-type="float" office:value="9.800018" calcext:value-type="float">
            <text:p>9.800018</text:p>
          </table:table-cell>
          <table:table-cell table:number-columns-repeated="4"/>
        </table:table-row>
        <table:table-row table:style-name="ro1">
          <table:table-cell office:value-type="float" office:value="3140.045" calcext:value-type="float">
            <text:p>3140.04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61213" calcext:value-type="float">
            <text:p>0.161213</text:p>
          </table:table-cell>
          <table:table-cell office:value-type="float" office:value="-0.028955" calcext:value-type="float">
            <text:p>-0.028955</text:p>
          </table:table-cell>
          <table:table-cell office:value-type="float" office:value="9.800774" calcext:value-type="float">
            <text:p>9.800774</text:p>
          </table:table-cell>
          <table:table-cell office:value-type="float" office:value="-0.000205" calcext:value-type="float">
            <text:p>-0.000205</text:p>
          </table:table-cell>
          <table:table-cell office:value-type="float" office:value="-0.000333" calcext:value-type="float">
            <text:p>-0.00033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815" calcext:value-type="float">
            <text:p>0.182815</text:p>
          </table:table-cell>
          <table:table-cell office:value-type="float" office:value="-0.042211" calcext:value-type="float">
            <text:p>-0.042211</text:p>
          </table:table-cell>
          <table:table-cell office:value-type="float" office:value="9.800347" calcext:value-type="float">
            <text:p>9.800347</text:p>
          </table:table-cell>
          <table:table-cell table:number-columns-repeated="4"/>
        </table:table-row>
        <table:table-row table:style-name="ro1">
          <table:table-cell office:value-type="float" office:value="3140.055" calcext:value-type="float">
            <text:p>3140.05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731" calcext:value-type="float">
            <text:p>0.157731</text:p>
          </table:table-cell>
          <table:table-cell office:value-type="float" office:value="-0.027409" calcext:value-type="float">
            <text:p>-0.027409</text:p>
          </table:table-cell>
          <table:table-cell office:value-type="float" office:value="9.800065" calcext:value-type="float">
            <text:p>9.800065</text:p>
          </table:table-cell>
          <table:table-cell office:value-type="float" office:value="-0.000204" calcext:value-type="float">
            <text:p>-0.000204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452" calcext:value-type="float">
            <text:p>0.179452</text:p>
          </table:table-cell>
          <table:table-cell office:value-type="float" office:value="-0.040419" calcext:value-type="float">
            <text:p>-0.040419</text:p>
          </table:table-cell>
          <table:table-cell office:value-type="float" office:value="9.799646" calcext:value-type="float">
            <text:p>9.799646</text:p>
          </table:table-cell>
          <table:table-cell table:number-columns-repeated="4"/>
        </table:table-row>
        <table:table-row table:style-name="ro1">
          <table:table-cell office:value-type="float" office:value="3140.065" calcext:value-type="float">
            <text:p>3140.06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731" calcext:value-type="float">
            <text:p>0.157731</text:p>
          </table:table-cell>
          <table:table-cell office:value-type="float" office:value="-0.026084" calcext:value-type="float">
            <text:p>-0.026084</text:p>
          </table:table-cell>
          <table:table-cell office:value-type="float" office:value="9.80043" calcext:value-type="float">
            <text:p>9.80043</text:p>
          </table:table-cell>
          <table:table-cell office:value-type="float" office:value="-0.000198" calcext:value-type="float">
            <text:p>-0.000198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548" calcext:value-type="float">
            <text:p>0.179548</text:p>
          </table:table-cell>
          <table:table-cell office:value-type="float" office:value="-0.039097" calcext:value-type="float">
            <text:p>-0.039097</text:p>
          </table:table-cell>
          <table:table-cell office:value-type="float" office:value="9.800012" calcext:value-type="float">
            <text:p>9.800012</text:p>
          </table:table-cell>
          <table:table-cell table:number-columns-repeated="4"/>
        </table:table-row>
        <table:table-row table:style-name="ro1">
          <table:table-cell office:value-type="float" office:value="3140.075" calcext:value-type="float">
            <text:p>3140.07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676" calcext:value-type="float">
            <text:p>0.157676</text:p>
          </table:table-cell>
          <table:table-cell office:value-type="float" office:value="-0.027325" calcext:value-type="float">
            <text:p>-0.027325</text:p>
          </table:table-cell>
          <table:table-cell office:value-type="float" office:value="9.800415" calcext:value-type="float">
            <text:p>9.80041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403" calcext:value-type="float">
            <text:p>0.179403</text:p>
          </table:table-cell>
          <table:table-cell office:value-type="float" office:value="-0.04033" calcext:value-type="float">
            <text:p>-0.04033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40.085" calcext:value-type="float">
            <text:p>3140.08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772" calcext:value-type="float">
            <text:p>0.157772</text:p>
          </table:table-cell>
          <table:table-cell office:value-type="float" office:value="-0.026164" calcext:value-type="float">
            <text:p>-0.026164</text:p>
          </table:table-cell>
          <table:table-cell office:value-type="float" office:value="9.800398" calcext:value-type="float">
            <text:p>9.800398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0313" calcext:value-type="float">
            <text:p>-0.00031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582" calcext:value-type="float">
            <text:p>0.179582</text:p>
          </table:table-cell>
          <table:table-cell office:value-type="float" office:value="-0.039179" calcext:value-type="float">
            <text:p>-0.039179</text:p>
          </table:table-cell>
          <table:table-cell office:value-type="float" office:value="9.799979" calcext:value-type="float">
            <text:p>9.799979</text:p>
          </table:table-cell>
          <table:table-cell table:number-columns-repeated="4"/>
        </table:table-row>
        <table:table-row table:style-name="ro1">
          <table:table-cell office:value-type="float" office:value="3140.095" calcext:value-type="float">
            <text:p>3140.09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778" calcext:value-type="float">
            <text:p>0.157778</text:p>
          </table:table-cell>
          <table:table-cell office:value-type="float" office:value="-0.025977" calcext:value-type="float">
            <text:p>-0.025977</text:p>
          </table:table-cell>
          <table:table-cell office:value-type="float" office:value="9.800476" calcext:value-type="float">
            <text:p>9.800476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602" calcext:value-type="float">
            <text:p>0.179602</text:p>
          </table:table-cell>
          <table:table-cell office:value-type="float" office:value="-0.038994" calcext:value-type="float">
            <text:p>-0.038994</text:p>
          </table:table-cell>
          <table:table-cell office:value-type="float" office:value="9.800057" calcext:value-type="float">
            <text:p>9.800057</text:p>
          </table:table-cell>
          <table:table-cell table:number-columns-repeated="4"/>
        </table:table-row>
        <table:table-row table:style-name="ro1">
          <table:table-cell office:value-type="float" office:value="3140.105" calcext:value-type="float">
            <text:p>3140.10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87" calcext:value-type="float">
            <text:p>0.15787</text:p>
          </table:table-cell>
          <table:table-cell office:value-type="float" office:value="-0.025407" calcext:value-type="float">
            <text:p>-0.025407</text:p>
          </table:table-cell>
          <table:table-cell office:value-type="float" office:value="9.800397" calcext:value-type="float">
            <text:p>9.800397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316" calcext:value-type="float">
            <text:p>-0.0003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735" calcext:value-type="float">
            <text:p>0.179735</text:p>
          </table:table-cell>
          <table:table-cell office:value-type="float" office:value="-0.038432" calcext:value-type="float">
            <text:p>-0.038432</text:p>
          </table:table-cell>
          <table:table-cell office:value-type="float" office:value="9.799978" calcext:value-type="float">
            <text:p>9.799978</text:p>
          </table:table-cell>
          <table:table-cell table:number-columns-repeated="4"/>
        </table:table-row>
        <table:table-row table:style-name="ro1">
          <table:table-cell office:value-type="float" office:value="3140.115" calcext:value-type="float">
            <text:p>3140.11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934" calcext:value-type="float">
            <text:p>0.157934</text:p>
          </table:table-cell>
          <table:table-cell office:value-type="float" office:value="-0.024829" calcext:value-type="float">
            <text:p>-0.024829</text:p>
          </table:table-cell>
          <table:table-cell office:value-type="float" office:value="9.800442" calcext:value-type="float">
            <text:p>9.800442</text:p>
          </table:table-cell>
          <table:table-cell office:value-type="float" office:value="-0.000196" calcext:value-type="float">
            <text:p>-0.000196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84" calcext:value-type="float">
            <text:p>0.17984</text:p>
          </table:table-cell>
          <table:table-cell office:value-type="float" office:value="-0.03786" calcext:value-type="float">
            <text:p>-0.03786</text:p>
          </table:table-cell>
          <table:table-cell office:value-type="float" office:value="9.800023" calcext:value-type="float">
            <text:p>9.800023</text:p>
          </table:table-cell>
          <table:table-cell table:number-columns-repeated="4"/>
        </table:table-row>
        <table:table-row table:style-name="ro1">
          <table:table-cell office:value-type="float" office:value="3140.125" calcext:value-type="float">
            <text:p>3140.12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-0.024782" calcext:value-type="float">
            <text:p>-0.024782</text:p>
          </table:table-cell>
          <table:table-cell office:value-type="float" office:value="9.800369" calcext:value-type="float">
            <text:p>9.800369</text:p>
          </table:table-cell>
          <table:table-cell office:value-type="float" office:value="-0.000191" calcext:value-type="float">
            <text:p>-0.000191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79889" calcext:value-type="float">
            <text:p>0.179889</text:p>
          </table:table-cell>
          <table:table-cell office:value-type="float" office:value="-0.037816" calcext:value-type="float">
            <text:p>-0.037816</text:p>
          </table:table-cell>
          <table:table-cell office:value-type="float" office:value="9.799949" calcext:value-type="float">
            <text:p>9.799949</text:p>
          </table:table-cell>
          <table:table-cell table:number-columns-repeated="4"/>
        </table:table-row>
        <table:table-row table:style-name="ro1">
          <table:table-cell office:value-type="float" office:value="3140.135" calcext:value-type="float">
            <text:p>3140.135</text:p>
          </table:table-cell>
          <table:table-cell office:value-type="string" calcext:value-type="string">
            <text:p>imu</text:p>
          </table:table-cell>
          <table:table-cell office:value-type="float" office:value="-4.326" calcext:value-type="float">
            <text:p>-4.326</text:p>
          </table:table-cell>
          <table:table-cell office:value-type="float" office:value="1.2243" calcext:value-type="float">
            <text:p>1.224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-0.036013" calcext:value-type="float">
            <text:p>-0.036013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158043" calcext:value-type="float">
            <text:p>0.158043</text:p>
          </table:table-cell>
          <table:table-cell office:value-type="float" office:value="-0.023478" calcext:value-type="float">
            <text:p>-0.023478</text:p>
          </table:table-cell>
          <table:table-cell office:value-type="float" office:value="9.800476" calcext:value-type="float">
            <text:p>9.800476</text:p>
          </table:table-cell>
          <table:table-cell office:value-type="float" office:value="-0.000188" calcext:value-type="float">
            <text:p>-0.000188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047" calcext:value-type="float">
            <text:p>0.180047</text:p>
          </table:table-cell>
          <table:table-cell office:value-type="float" office:value="-0.03652" calcext:value-type="float">
            <text:p>-0.03652</text:p>
          </table:table-cell>
          <table:table-cell office:value-type="float" office:value="9.800057" calcext:value-type="float">
            <text:p>9.800057</text:p>
          </table:table-cell>
          <table:table-cell table:number-columns-repeated="4"/>
        </table:table-row>
        <table:table-row table:style-name="ro1">
          <table:table-cell office:value-type="float" office:value="3140.134" calcext:value-type="float">
            <text:p>3140.134</text:p>
          </table:table-cell>
          <table:table-cell office:value-type="string" calcext:value-type="string">
            <text:p>odom</text:p>
          </table:table-cell>
          <table:table-cell office:value-type="float" office:value="-4.357518" calcext:value-type="float">
            <text:p>-4.357518</text:p>
          </table:table-cell>
          <table:table-cell office:value-type="float" office:value="1.22628" calcext:value-type="float">
            <text:p>1.2262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table:number-columns-repeated="13"/>
        </table:table-row>
        <table:table-row table:style-name="ro1">
          <table:table-cell office:value-type="float" office:value="3140.145" calcext:value-type="float">
            <text:p>3140.14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072" calcext:value-type="float">
            <text:p>0.158072</text:p>
          </table:table-cell>
          <table:table-cell office:value-type="float" office:value="-0.023613" calcext:value-type="float">
            <text:p>-0.023613</text:p>
          </table:table-cell>
          <table:table-cell office:value-type="float" office:value="9.800415" calcext:value-type="float">
            <text:p>9.800415</text:p>
          </table:table-cell>
          <table:table-cell office:value-type="float" office:value="-0.000184" calcext:value-type="float">
            <text:p>-0.000184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278" calcext:value-type="float">
            <text:p>0.180278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9.799998" calcext:value-type="float">
            <text:p>9.799998</text:p>
          </table:table-cell>
          <table:table-cell table:number-columns-repeated="4"/>
        </table:table-row>
        <table:table-row table:style-name="ro1">
          <table:table-cell office:value-type="float" office:value="3140.155" calcext:value-type="float">
            <text:p>3140.15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146" calcext:value-type="float">
            <text:p>0.158146</text:p>
          </table:table-cell>
          <table:table-cell office:value-type="float" office:value="-0.022986" calcext:value-type="float">
            <text:p>-0.022986</text:p>
          </table:table-cell>
          <table:table-cell office:value-type="float" office:value="9.800347" calcext:value-type="float">
            <text:p>9.800347</text:p>
          </table:table-cell>
          <table:table-cell office:value-type="float" office:value="-0.000179" calcext:value-type="float">
            <text:p>-0.000179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39" calcext:value-type="float">
            <text:p>0.18039</text:p>
          </table:table-cell>
          <table:table-cell office:value-type="float" office:value="-0.034229" calcext:value-type="float">
            <text:p>-0.034229</text:p>
          </table:table-cell>
          <table:table-cell office:value-type="float" office:value="9.79993" calcext:value-type="float">
            <text:p>9.79993</text:p>
          </table:table-cell>
          <table:table-cell table:number-columns-repeated="4"/>
        </table:table-row>
        <table:table-row table:style-name="ro1">
          <table:table-cell office:value-type="float" office:value="3140.165" calcext:value-type="float">
            <text:p>3140.16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-0.022508" calcext:value-type="float">
            <text:p>-0.022508</text:p>
          </table:table-cell>
          <table:table-cell office:value-type="float" office:value="9.800413" calcext:value-type="float">
            <text:p>9.800413</text:p>
          </table:table-cell>
          <table:table-cell office:value-type="float" office:value="-0.000175" calcext:value-type="float">
            <text:p>-0.00017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448" calcext:value-type="float">
            <text:p>0.180448</text:p>
          </table:table-cell>
          <table:table-cell office:value-type="float" office:value="-0.033753" calcext:value-type="float">
            <text:p>-0.033753</text:p>
          </table:table-cell>
          <table:table-cell office:value-type="float" office:value="9.799996" calcext:value-type="float">
            <text:p>9.799996</text:p>
          </table:table-cell>
          <table:table-cell table:number-columns-repeated="4"/>
        </table:table-row>
        <table:table-row table:style-name="ro1">
          <table:table-cell office:value-type="float" office:value="3140.175" calcext:value-type="float">
            <text:p>3140.17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188" calcext:value-type="float">
            <text:p>0.158188</text:p>
          </table:table-cell>
          <table:table-cell office:value-type="float" office:value="-0.022332" calcext:value-type="float">
            <text:p>-0.022332</text:p>
          </table:table-cell>
          <table:table-cell office:value-type="float" office:value="9.80046" calcext:value-type="float">
            <text:p>9.80046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473" calcext:value-type="float">
            <text:p>0.180473</text:p>
          </table:table-cell>
          <table:table-cell office:value-type="float" office:value="-0.033579" calcext:value-type="float">
            <text:p>-0.033579</text:p>
          </table:table-cell>
          <table:table-cell office:value-type="float" office:value="9.800042" calcext:value-type="float">
            <text:p>9.800042</text:p>
          </table:table-cell>
          <table:table-cell table:number-columns-repeated="4"/>
        </table:table-row>
        <table:table-row table:style-name="ro1">
          <table:table-cell office:value-type="float" office:value="3140.185" calcext:value-type="float">
            <text:p>3140.18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278" calcext:value-type="float">
            <text:p>0.158278</text:p>
          </table:table-cell>
          <table:table-cell office:value-type="float" office:value="-0.021151" calcext:value-type="float">
            <text:p>-0.021151</text:p>
          </table:table-cell>
          <table:table-cell office:value-type="float" office:value="9.800407" calcext:value-type="float">
            <text:p>9.800407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636" calcext:value-type="float">
            <text:p>0.180636</text:p>
          </table:table-cell>
          <table:table-cell office:value-type="float" office:value="-0.032405" calcext:value-type="float">
            <text:p>-0.032405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3140.195" calcext:value-type="float">
            <text:p>3140.19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299" calcext:value-type="float">
            <text:p>0.158299</text:p>
          </table:table-cell>
          <table:table-cell office:value-type="float" office:value="-0.020958" calcext:value-type="float">
            <text:p>-0.020958</text:p>
          </table:table-cell>
          <table:table-cell office:value-type="float" office:value="9.800429" calcext:value-type="float">
            <text:p>9.800429</text:p>
          </table:table-cell>
          <table:table-cell office:value-type="float" office:value="-0.000166" calcext:value-type="float">
            <text:p>-0.000166</text:p>
          </table:table-cell>
          <table:table-cell office:value-type="float" office:value="-0.000317" calcext:value-type="float">
            <text:p>-0.000317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669" calcext:value-type="float">
            <text:p>0.180669</text:p>
          </table:table-cell>
          <table:table-cell office:value-type="float" office:value="-0.032213" calcext:value-type="float">
            <text:p>-0.032213</text:p>
          </table:table-cell>
          <table:table-cell office:value-type="float" office:value="9.800011" calcext:value-type="float">
            <text:p>9.800011</text:p>
          </table:table-cell>
          <table:table-cell table:number-columns-repeated="4"/>
        </table:table-row>
        <table:table-row table:style-name="ro1">
          <table:table-cell office:value-type="float" office:value="3140.205" calcext:value-type="float">
            <text:p>3140.20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337" calcext:value-type="float">
            <text:p>0.158337</text:p>
          </table:table-cell>
          <table:table-cell office:value-type="float" office:value="-0.020828" calcext:value-type="float">
            <text:p>-0.020828</text:p>
          </table:table-cell>
          <table:table-cell office:value-type="float" office:value="9.800381" calcext:value-type="float">
            <text:p>9.800381</text:p>
          </table:table-cell>
          <table:table-cell office:value-type="float" office:value="-0.000162" calcext:value-type="float">
            <text:p>-0.000162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716" calcext:value-type="float">
            <text:p>0.180716</text:p>
          </table:table-cell>
          <table:table-cell office:value-type="float" office:value="-0.032086" calcext:value-type="float">
            <text:p>-0.032086</text:p>
          </table:table-cell>
          <table:table-cell office:value-type="float" office:value="9.799963" calcext:value-type="float">
            <text:p>9.799963</text:p>
          </table:table-cell>
          <table:table-cell table:number-columns-repeated="4"/>
        </table:table-row>
        <table:table-row table:style-name="ro1">
          <table:table-cell office:value-type="float" office:value="3140.215" calcext:value-type="float">
            <text:p>3140.21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371" calcext:value-type="float">
            <text:p>0.158371</text:p>
          </table:table-cell>
          <table:table-cell office:value-type="float" office:value="-0.020326" calcext:value-type="float">
            <text:p>-0.020326</text:p>
          </table:table-cell>
          <table:table-cell office:value-type="float" office:value="9.800399" calcext:value-type="float">
            <text:p>9.800399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-0.031587" calcext:value-type="float">
            <text:p>-0.031587</text:p>
          </table:table-cell>
          <table:table-cell office:value-type="float" office:value="9.799982" calcext:value-type="float">
            <text:p>9.799982</text:p>
          </table:table-cell>
          <table:table-cell table:number-columns-repeated="4"/>
        </table:table-row>
        <table:table-row table:style-name="ro1">
          <table:table-cell office:value-type="float" office:value="3140.225" calcext:value-type="float">
            <text:p>3140.22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405" calcext:value-type="float">
            <text:p>0.158405</text:p>
          </table:table-cell>
          <table:table-cell office:value-type="float" office:value="-0.019782" calcext:value-type="float">
            <text:p>-0.019782</text:p>
          </table:table-cell>
          <table:table-cell office:value-type="float" office:value="9.800432" calcext:value-type="float">
            <text:p>9.800432</text:p>
          </table:table-cell>
          <table:table-cell office:value-type="float" office:value="-0.000157" calcext:value-type="float">
            <text:p>-0.000157</text:p>
          </table:table-cell>
          <table:table-cell office:value-type="float" office:value="-0.000316" calcext:value-type="float">
            <text:p>-0.00031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848" calcext:value-type="float">
            <text:p>0.180848</text:p>
          </table:table-cell>
          <table:table-cell office:value-type="float" office:value="-0.031047" calcext:value-type="float">
            <text:p>-0.031047</text:p>
          </table:table-cell>
          <table:table-cell office:value-type="float" office:value="9.800014" calcext:value-type="float">
            <text:p>9.800014</text:p>
          </table:table-cell>
          <table:table-cell table:number-columns-repeated="4"/>
        </table:table-row>
        <table:table-row table:style-name="ro1">
          <table:table-cell office:value-type="float" office:value="3140.235" calcext:value-type="float">
            <text:p>3140.23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412" calcext:value-type="float">
            <text:p>0.158412</text:p>
          </table:table-cell>
          <table:table-cell office:value-type="float" office:value="-0.019659" calcext:value-type="float">
            <text:p>-0.019659</text:p>
          </table:table-cell>
          <table:table-cell office:value-type="float" office:value="9.800489" calcext:value-type="float">
            <text:p>9.800489</text:p>
          </table:table-cell>
          <table:table-cell office:value-type="float" office:value="-0.000157" calcext:value-type="float">
            <text:p>-0.000157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863" calcext:value-type="float">
            <text:p>0.180863</text:p>
          </table:table-cell>
          <table:table-cell office:value-type="float" office:value="-0.030924" calcext:value-type="float">
            <text:p>-0.030924</text:p>
          </table:table-cell>
          <table:table-cell office:value-type="float" office:value="9.800071" calcext:value-type="float">
            <text:p>9.800071</text:p>
          </table:table-cell>
          <table:table-cell table:number-columns-repeated="4"/>
        </table:table-row>
        <table:table-row table:style-name="ro1">
          <table:table-cell office:value-type="float" office:value="3140.245" calcext:value-type="float">
            <text:p>3140.24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-0.018998" calcext:value-type="float">
            <text:p>-0.018998</text:p>
          </table:table-cell>
          <table:table-cell office:value-type="float" office:value="9.800386" calcext:value-type="float">
            <text:p>9.800386</text:p>
          </table:table-cell>
          <table:table-cell office:value-type="float" office:value="-0.000151" calcext:value-type="float">
            <text:p>-0.000151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0979" calcext:value-type="float">
            <text:p>0.180979</text:p>
          </table:table-cell>
          <table:table-cell office:value-type="float" office:value="-0.030269" calcext:value-type="float">
            <text:p>-0.030269</text:p>
          </table:table-cell>
          <table:table-cell office:value-type="float" office:value="9.799968" calcext:value-type="float">
            <text:p>9.799968</text:p>
          </table:table-cell>
          <table:table-cell table:number-columns-repeated="4"/>
        </table:table-row>
        <table:table-row table:style-name="ro1">
          <table:table-cell office:value-type="float" office:value="3140.255" calcext:value-type="float">
            <text:p>3140.25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54" calcext:value-type="float">
            <text:p>0.15854</text:p>
          </table:table-cell>
          <table:table-cell office:value-type="float" office:value="-0.018093" calcext:value-type="float">
            <text:p>-0.018093</text:p>
          </table:table-cell>
          <table:table-cell office:value-type="float" office:value="9.800402" calcext:value-type="float">
            <text:p>9.800402</text:p>
          </table:table-cell>
          <table:table-cell office:value-type="float" office:value="-0.000145" calcext:value-type="float">
            <text:p>-0.000145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087" calcext:value-type="float">
            <text:p>0.181087</text:p>
          </table:table-cell>
          <table:table-cell office:value-type="float" office:value="-0.02937" calcext:value-type="float">
            <text:p>-0.02937</text:p>
          </table:table-cell>
          <table:table-cell office:value-type="float" office:value="9.799984" calcext:value-type="float">
            <text:p>9.799984</text:p>
          </table:table-cell>
          <table:table-cell table:number-columns-repeated="4"/>
        </table:table-row>
        <table:table-row table:style-name="ro1">
          <table:table-cell office:value-type="float" office:value="3140.265" calcext:value-type="float">
            <text:p>3140.26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534" calcext:value-type="float">
            <text:p>0.158534</text:p>
          </table:table-cell>
          <table:table-cell office:value-type="float" office:value="-0.018408" calcext:value-type="float">
            <text:p>-0.018408</text:p>
          </table:table-cell>
          <table:table-cell office:value-type="float" office:value="9.800425" calcext:value-type="float">
            <text:p>9.800425</text:p>
          </table:table-cell>
          <table:table-cell office:value-type="float" office:value="-0.000147" calcext:value-type="float">
            <text:p>-0.000147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063" calcext:value-type="float">
            <text:p>0.181063</text:p>
          </table:table-cell>
          <table:table-cell office:value-type="float" office:value="-0.029684" calcext:value-type="float">
            <text:p>-0.029684</text:p>
          </table:table-cell>
          <table:table-cell office:value-type="float" office:value="9.800007" calcext:value-type="float">
            <text:p>9.800007</text:p>
          </table:table-cell>
          <table:table-cell table:number-columns-repeated="4"/>
        </table:table-row>
        <table:table-row table:style-name="ro1">
          <table:table-cell office:value-type="float" office:value="3140.275" calcext:value-type="float">
            <text:p>3140.27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563" calcext:value-type="float">
            <text:p>0.158563</text:p>
          </table:table-cell>
          <table:table-cell office:value-type="float" office:value="-0.01811" calcext:value-type="float">
            <text:p>-0.01811</text:p>
          </table:table-cell>
          <table:table-cell office:value-type="float" office:value="9.800419" calcext:value-type="float">
            <text:p>9.800419</text:p>
          </table:table-cell>
          <table:table-cell office:value-type="float" office:value="-0.000145" calcext:value-type="float">
            <text:p>-0.000145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109" calcext:value-type="float">
            <text:p>0.181109</text:p>
          </table:table-cell>
          <table:table-cell office:value-type="float" office:value="-0.029388" calcext:value-type="float">
            <text:p>-0.029388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3140.285" calcext:value-type="float">
            <text:p>3140.285</text:p>
          </table:table-cell>
          <table:table-cell office:value-type="string" calcext:value-type="string">
            <text:p>imu</text:p>
          </table:table-cell>
          <table:table-cell office:value-type="float" office:value="-4.3575" calcext:value-type="float">
            <text:p>-4.3575</text:p>
          </table:table-cell>
          <table:table-cell office:value-type="float" office:value="1.2263" calcext:value-type="float">
            <text:p>1.22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31027" calcext:value-type="float">
            <text:p>-0.031027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158602" calcext:value-type="float">
            <text:p>0.158602</text:p>
          </table:table-cell>
          <table:table-cell office:value-type="float" office:value="-0.017557" calcext:value-type="float">
            <text:p>-0.017557</text:p>
          </table:table-cell>
          <table:table-cell office:value-type="float" office:value="9.800423" calcext:value-type="float">
            <text:p>9.800423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183" calcext:value-type="float">
            <text:p>0.181183</text:p>
          </table:table-cell>
          <table:table-cell office:value-type="float" office:value="-0.028839" calcext:value-type="float">
            <text:p>-0.028839</text:p>
          </table:table-cell>
          <table:table-cell office:value-type="float" office:value="9.800005" calcext:value-type="float">
            <text:p>9.800005</text:p>
          </table:table-cell>
          <table:table-cell table:number-columns-repeated="4"/>
        </table:table-row>
        <table:table-row table:style-name="ro1">
          <table:table-cell office:value-type="float" office:value="3140.267" calcext:value-type="float">
            <text:p>3140.267</text:p>
          </table:table-cell>
          <table:table-cell office:value-type="string" calcext:value-type="string">
            <text:p>odom</text:p>
          </table:table-cell>
          <table:table-cell office:value-type="float" office:value="-4.385529" calcext:value-type="float">
            <text:p>-4.385529</text:p>
          </table:table-cell>
          <table:table-cell office:value-type="float" office:value="1.227778" calcext:value-type="float">
            <text:p>1.22777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table:number-columns-repeated="13"/>
        </table:table-row>
        <table:table-row table:style-name="ro1">
          <table:table-cell office:value-type="float" office:value="3140.295" calcext:value-type="float">
            <text:p>3140.29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634" calcext:value-type="float">
            <text:p>0.158634</text:p>
          </table:table-cell>
          <table:table-cell office:value-type="float" office:value="-0.017151" calcext:value-type="float">
            <text:p>-0.017151</text:p>
          </table:table-cell>
          <table:table-cell office:value-type="float" office:value="9.800419" calcext:value-type="float">
            <text:p>9.800419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31" calcext:value-type="float">
            <text:p>0.18131</text:p>
          </table:table-cell>
          <table:table-cell office:value-type="float" office:value="-0.027032" calcext:value-type="float">
            <text:p>-0.027032</text:p>
          </table:table-cell>
          <table:table-cell office:value-type="float" office:value="9.800004" calcext:value-type="float">
            <text:p>9.800004</text:p>
          </table:table-cell>
          <table:table-cell table:number-columns-repeated="4"/>
        </table:table-row>
        <table:table-row table:style-name="ro1">
          <table:table-cell office:value-type="float" office:value="3140.305" calcext:value-type="float">
            <text:p>3140.30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7" calcext:value-type="float">
            <text:p>0.1587</text:p>
          </table:table-cell>
          <table:table-cell office:value-type="float" office:value="-0.016285" calcext:value-type="float">
            <text:p>-0.016285</text:p>
          </table:table-cell>
          <table:table-cell office:value-type="float" office:value="9.800365" calcext:value-type="float">
            <text:p>9.800365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423" calcext:value-type="float">
            <text:p>0.181423</text:p>
          </table:table-cell>
          <table:table-cell office:value-type="float" office:value="-0.026171" calcext:value-type="float">
            <text:p>-0.026171</text:p>
          </table:table-cell>
          <table:table-cell office:value-type="float" office:value="9.79995" calcext:value-type="float">
            <text:p>9.79995</text:p>
          </table:table-cell>
          <table:table-cell table:number-columns-repeated="4"/>
        </table:table-row>
        <table:table-row table:style-name="ro1">
          <table:table-cell office:value-type="float" office:value="3140.315" calcext:value-type="float">
            <text:p>3140.31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676" calcext:value-type="float">
            <text:p>0.158676</text:p>
          </table:table-cell>
          <table:table-cell office:value-type="float" office:value="-0.016519" calcext:value-type="float">
            <text:p>-0.016519</text:p>
          </table:table-cell>
          <table:table-cell office:value-type="float" office:value="9.800462" calcext:value-type="float">
            <text:p>9.800462</text:p>
          </table:table-cell>
          <table:table-cell office:value-type="float" office:value="-0.000136" calcext:value-type="float">
            <text:p>-0.000136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386" calcext:value-type="float">
            <text:p>0.181386</text:p>
          </table:table-cell>
          <table:table-cell office:value-type="float" office:value="-0.026403" calcext:value-type="float">
            <text:p>-0.026403</text:p>
          </table:table-cell>
          <table:table-cell office:value-type="float" office:value="9.800046" calcext:value-type="float">
            <text:p>9.800046</text:p>
          </table:table-cell>
          <table:table-cell table:number-columns-repeated="4"/>
        </table:table-row>
        <table:table-row table:style-name="ro1">
          <table:table-cell office:value-type="float" office:value="3140.325" calcext:value-type="float">
            <text:p>3140.32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735" calcext:value-type="float">
            <text:p>0.158735</text:p>
          </table:table-cell>
          <table:table-cell office:value-type="float" office:value="-0.015961" calcext:value-type="float">
            <text:p>-0.015961</text:p>
          </table:table-cell>
          <table:table-cell office:value-type="float" office:value="9.800398" calcext:value-type="float">
            <text:p>9.800398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475" calcext:value-type="float">
            <text:p>0.181475</text:p>
          </table:table-cell>
          <table:table-cell office:value-type="float" office:value="-0.025849" calcext:value-type="float">
            <text:p>-0.025849</text:p>
          </table:table-cell>
          <table:table-cell office:value-type="float" office:value="9.799983" calcext:value-type="float">
            <text:p>9.799983</text:p>
          </table:table-cell>
          <table:table-cell table:number-columns-repeated="4"/>
        </table:table-row>
        <table:table-row table:style-name="ro1">
          <table:table-cell office:value-type="float" office:value="3140.335" calcext:value-type="float">
            <text:p>3140.33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721" calcext:value-type="float">
            <text:p>0.158721</text:p>
          </table:table-cell>
          <table:table-cell office:value-type="float" office:value="-0.016201" calcext:value-type="float">
            <text:p>-0.016201</text:p>
          </table:table-cell>
          <table:table-cell office:value-type="float" office:value="9.800439" calcext:value-type="float">
            <text:p>9.800439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448" calcext:value-type="float">
            <text:p>0.181448</text:p>
          </table:table-cell>
          <table:table-cell office:value-type="float" office:value="-0.026088" calcext:value-type="float">
            <text:p>-0.026088</text:p>
          </table:table-cell>
          <table:table-cell office:value-type="float" office:value="9.800023" calcext:value-type="float">
            <text:p>9.800023</text:p>
          </table:table-cell>
          <table:table-cell table:number-columns-repeated="4"/>
        </table:table-row>
        <table:table-row table:style-name="ro1">
          <table:table-cell office:value-type="float" office:value="3140.345" calcext:value-type="float">
            <text:p>3140.34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756" calcext:value-type="float">
            <text:p>0.158756</text:p>
          </table:table-cell>
          <table:table-cell office:value-type="float" office:value="-0.01578" calcext:value-type="float">
            <text:p>-0.01578</text:p>
          </table:table-cell>
          <table:table-cell office:value-type="float" office:value="9.800436" calcext:value-type="float">
            <text:p>9.800436</text:p>
          </table:table-cell>
          <table:table-cell office:value-type="float" office:value="-0.000128" calcext:value-type="float">
            <text:p>-0.000128</text:p>
          </table:table-cell>
          <table:table-cell office:value-type="float" office:value="-0.000322" calcext:value-type="float">
            <text:p>-0.0003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507" calcext:value-type="float">
            <text:p>0.181507</text:p>
          </table:table-cell>
          <table:table-cell office:value-type="float" office:value="-0.02567" calcext:value-type="float">
            <text:p>-0.02567</text:p>
          </table:table-cell>
          <table:table-cell office:value-type="float" office:value="9.80002" calcext:value-type="float">
            <text:p>9.80002</text:p>
          </table:table-cell>
          <table:table-cell table:number-columns-repeated="4"/>
        </table:table-row>
        <table:table-row table:style-name="ro1">
          <table:table-cell office:value-type="float" office:value="3140.355" calcext:value-type="float">
            <text:p>3140.35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821" calcext:value-type="float">
            <text:p>0.158821</text:p>
          </table:table-cell>
          <table:table-cell office:value-type="float" office:value="-0.014778" calcext:value-type="float">
            <text:p>-0.014778</text:p>
          </table:table-cell>
          <table:table-cell office:value-type="float" office:value="9.800392" calcext:value-type="float">
            <text:p>9.800392</text:p>
          </table:table-cell>
          <table:table-cell office:value-type="float" office:value="-0.000126" calcext:value-type="float">
            <text:p>-0.000126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626" calcext:value-type="float">
            <text:p>0.181626</text:p>
          </table:table-cell>
          <table:table-cell office:value-type="float" office:value="-0.024672" calcext:value-type="float">
            <text:p>-0.024672</text:p>
          </table:table-cell>
          <table:table-cell office:value-type="float" office:value="9.799975" calcext:value-type="float">
            <text:p>9.799975</text:p>
          </table:table-cell>
          <table:table-cell table:number-columns-repeated="4"/>
        </table:table-row>
        <table:table-row table:style-name="ro1">
          <table:table-cell office:value-type="float" office:value="3140.365" calcext:value-type="float">
            <text:p>3140.365</text:p>
          </table:table-cell>
          <table:table-cell office:value-type="string" calcext:value-type="string">
            <text:p>imu</text:p>
          </table:table-cell>
          <table:table-cell office:value-type="float" office:value="-4.3855" calcext:value-type="float">
            <text:p>-4.3855</text:p>
          </table:table-cell>
          <table:table-cell office:value-type="float" office:value="1.2278" calcext:value-type="float">
            <text:p>1.22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-0.027182" calcext:value-type="float">
            <text:p>-0.027182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158839" calcext:value-type="float">
            <text:p>0.15883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9.800389" calcext:value-type="float">
            <text:p>9.800389</text:p>
          </table:table-cell>
          <table:table-cell office:value-type="float" office:value="-0.000117" calcext:value-type="float">
            <text:p>-0.000117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647" calcext:value-type="float">
            <text:p>0.181647</text:p>
          </table:table-cell>
          <table:table-cell office:value-type="float" office:value="-0.024596" calcext:value-type="float">
            <text:p>-0.024596</text:p>
          </table:table-cell>
          <table:table-cell office:value-type="float" office:value="9.799973" calcext:value-type="float">
            <text:p>9.799973</text:p>
          </table:table-cell>
          <table:table-cell table:number-columns-repeated="4"/>
        </table:table-row>
        <table:table-row table:style-name="ro1">
          <table:table-cell office:value-type="float" office:value="3140.367" calcext:value-type="float">
            <text:p>3140.367</text:p>
          </table:table-cell>
          <table:table-cell office:value-type="string" calcext:value-type="string">
            <text:p>odom</text:p>
          </table:table-cell>
          <table:table-cell office:value-type="float" office:value="-4.404465" calcext:value-type="float">
            <text:p>-4.404465</text:p>
          </table:table-cell>
          <table:table-cell office:value-type="float" office:value="1.228676" calcext:value-type="float">
            <text:p>1.22867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table:number-columns-repeated="13"/>
        </table:table-row>
        <table:table-row table:style-name="ro1">
          <table:table-cell office:value-type="float" office:value="3140.375" calcext:value-type="float">
            <text:p>3140.37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822" calcext:value-type="float">
            <text:p>0.158822</text:p>
          </table:table-cell>
          <table:table-cell office:value-type="float" office:value="-0.014756" calcext:value-type="float">
            <text:p>-0.014756</text:p>
          </table:table-cell>
          <table:table-cell office:value-type="float" office:value="9.800476" calcext:value-type="float">
            <text:p>9.800476</text:p>
          </table:table-cell>
          <table:table-cell office:value-type="float" office:value="-0.000123" calcext:value-type="float">
            <text:p>-0.000123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632" calcext:value-type="float">
            <text:p>0.181632</text:p>
          </table:table-cell>
          <table:table-cell office:value-type="float" office:value="-0.023808" calcext:value-type="float">
            <text:p>-0.023808</text:p>
          </table:table-cell>
          <table:table-cell office:value-type="float" office:value="9.800062" calcext:value-type="float">
            <text:p>9.800062</text:p>
          </table:table-cell>
          <table:table-cell table:number-columns-repeated="4"/>
        </table:table-row>
        <table:table-row table:style-name="ro1">
          <table:table-cell office:value-type="float" office:value="3140.385" calcext:value-type="float">
            <text:p>3140.38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905" calcext:value-type="float">
            <text:p>0.158905</text:p>
          </table:table-cell>
          <table:table-cell office:value-type="float" office:value="-0.014015" calcext:value-type="float">
            <text:p>-0.014015</text:p>
          </table:table-cell>
          <table:table-cell office:value-type="float" office:value="9.80034" calcext:value-type="float">
            <text:p>9.80034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752" calcext:value-type="float">
            <text:p>0.181752</text:p>
          </table:table-cell>
          <table:table-cell office:value-type="float" office:value="-0.023072" calcext:value-type="float">
            <text:p>-0.023072</text:p>
          </table:table-cell>
          <table:table-cell office:value-type="float" office:value="9.799926" calcext:value-type="float">
            <text:p>9.799926</text:p>
          </table:table-cell>
          <table:table-cell table:number-columns-repeated="4"/>
        </table:table-row>
        <table:table-row table:style-name="ro1">
          <table:table-cell office:value-type="float" office:value="3140.395" calcext:value-type="float">
            <text:p>3140.39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864" calcext:value-type="float">
            <text:p>0.158864</text:p>
          </table:table-cell>
          <table:table-cell office:value-type="float" office:value="-0.014592" calcext:value-type="float">
            <text:p>-0.014592</text:p>
          </table:table-cell>
          <table:table-cell office:value-type="float" office:value="9.800437" calcext:value-type="float">
            <text:p>9.800437</text:p>
          </table:table-cell>
          <table:table-cell office:value-type="float" office:value="-0.000117" calcext:value-type="float">
            <text:p>-0.000117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682" calcext:value-type="float">
            <text:p>0.181682</text:p>
          </table:table-cell>
          <table:table-cell office:value-type="float" office:value="-0.023646" calcext:value-type="float">
            <text:p>-0.023646</text:p>
          </table:table-cell>
          <table:table-cell office:value-type="float" office:value="9.800023" calcext:value-type="float">
            <text:p>9.800023</text:p>
          </table:table-cell>
          <table:table-cell table:number-columns-repeated="4"/>
        </table:table-row>
        <table:table-row table:style-name="ro1">
          <table:table-cell office:value-type="float" office:value="3140.405" calcext:value-type="float">
            <text:p>3140.40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939" calcext:value-type="float">
            <text:p>0.158939</text:p>
          </table:table-cell>
          <table:table-cell office:value-type="float" office:value="-0.013406" calcext:value-type="float">
            <text:p>-0.013406</text:p>
          </table:table-cell>
          <table:table-cell office:value-type="float" office:value="9.800394" calcext:value-type="float">
            <text:p>9.800394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816" calcext:value-type="float">
            <text:p>0.181816</text:p>
          </table:table-cell>
          <table:table-cell office:value-type="float" office:value="-0.022465" calcext:value-type="float">
            <text:p>-0.022465</text:p>
          </table:table-cell>
          <table:table-cell office:value-type="float" office:value="9.79998" calcext:value-type="float">
            <text:p>9.79998</text:p>
          </table:table-cell>
          <table:table-cell table:number-columns-repeated="4"/>
        </table:table-row>
        <table:table-row table:style-name="ro1">
          <table:table-cell office:value-type="float" office:value="3140.415" calcext:value-type="float">
            <text:p>3140.41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911" calcext:value-type="float">
            <text:p>0.158911</text:p>
          </table:table-cell>
          <table:table-cell office:value-type="float" office:value="-0.013815" calcext:value-type="float">
            <text:p>-0.013815</text:p>
          </table:table-cell>
          <table:table-cell office:value-type="float" office:value="9.800478" calcext:value-type="float">
            <text:p>9.800478</text:p>
          </table:table-cell>
          <table:table-cell office:value-type="float" office:value="-0.000113" calcext:value-type="float">
            <text:p>-0.000113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768" calcext:value-type="float">
            <text:p>0.181768</text:p>
          </table:table-cell>
          <table:table-cell office:value-type="float" office:value="-0.022872" calcext:value-type="float">
            <text:p>-0.022872</text:p>
          </table:table-cell>
          <table:table-cell office:value-type="float" office:value="9.800063" calcext:value-type="float">
            <text:p>9.800063</text:p>
          </table:table-cell>
          <table:table-cell table:number-columns-repeated="4"/>
        </table:table-row>
        <table:table-row table:style-name="ro1">
          <table:table-cell office:value-type="float" office:value="3140.425" calcext:value-type="float">
            <text:p>3140.42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01" calcext:value-type="float">
            <text:p>0.15901</text:p>
          </table:table-cell>
          <table:table-cell office:value-type="float" office:value="-0.012688" calcext:value-type="float">
            <text:p>-0.012688</text:p>
          </table:table-cell>
          <table:table-cell office:value-type="float" office:value="9.800341" calcext:value-type="float">
            <text:p>9.800341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0319" calcext:value-type="float">
            <text:p>-0.000319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922" calcext:value-type="float">
            <text:p>0.181922</text:p>
          </table:table-cell>
          <table:table-cell office:value-type="float" office:value="-0.021751" calcext:value-type="float">
            <text:p>-0.021751</text:p>
          </table:table-cell>
          <table:table-cell office:value-type="float" office:value="9.799926" calcext:value-type="float">
            <text:p>9.799926</text:p>
          </table:table-cell>
          <table:table-cell table:number-columns-repeated="4"/>
        </table:table-row>
        <table:table-row table:style-name="ro1">
          <table:table-cell office:value-type="float" office:value="3140.435" calcext:value-type="float">
            <text:p>3140.43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982" calcext:value-type="float">
            <text:p>0.158982</text:p>
          </table:table-cell>
          <table:table-cell office:value-type="float" office:value="-0.012823" calcext:value-type="float">
            <text:p>-0.012823</text:p>
          </table:table-cell>
          <table:table-cell office:value-type="float" office:value="9.800439" calcext:value-type="float">
            <text:p>9.800439</text:p>
          </table:table-cell>
          <table:table-cell office:value-type="float" office:value="-0.000103" calcext:value-type="float">
            <text:p>-0.000103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888" calcext:value-type="float">
            <text:p>0.181888</text:p>
          </table:table-cell>
          <table:table-cell office:value-type="float" office:value="-0.021884" calcext:value-type="float">
            <text:p>-0.021884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40.445" calcext:value-type="float">
            <text:p>3140.44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8975" calcext:value-type="float">
            <text:p>0.158975</text:p>
          </table:table-cell>
          <table:table-cell office:value-type="float" office:value="-0.013234" calcext:value-type="float">
            <text:p>-0.013234</text:p>
          </table:table-cell>
          <table:table-cell office:value-type="float" office:value="9.800439" calcext:value-type="float">
            <text:p>9.800439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00322" calcext:value-type="float">
            <text:p>-0.0003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86" calcext:value-type="float">
            <text:p>0.18186</text:p>
          </table:table-cell>
          <table:table-cell office:value-type="float" office:value="-0.022295" calcext:value-type="float">
            <text:p>-0.022295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40.455" calcext:value-type="float">
            <text:p>3140.45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02" calcext:value-type="float">
            <text:p>0.15902</text:p>
          </table:table-cell>
          <table:table-cell office:value-type="float" office:value="-0.012313" calcext:value-type="float">
            <text:p>-0.012313</text:p>
          </table:table-cell>
          <table:table-cell office:value-type="float" office:value="9.800442" calcext:value-type="float">
            <text:p>9.800442</text:p>
          </table:table-cell>
          <table:table-cell office:value-type="float" office:value="-0.000105" calcext:value-type="float">
            <text:p>-0.0001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951" calcext:value-type="float">
            <text:p>0.181951</text:p>
          </table:table-cell>
          <table:table-cell office:value-type="float" office:value="-0.021377" calcext:value-type="float">
            <text:p>-0.021377</text:p>
          </table:table-cell>
          <table:table-cell office:value-type="float" office:value="9.800027" calcext:value-type="float">
            <text:p>9.800027</text:p>
          </table:table-cell>
          <table:table-cell table:number-columns-repeated="4"/>
        </table:table-row>
        <table:table-row table:style-name="ro1">
          <table:table-cell office:value-type="float" office:value="3140.465" calcext:value-type="float">
            <text:p>3140.46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064" calcext:value-type="float">
            <text:p>0.159064</text:p>
          </table:table-cell>
          <table:table-cell office:value-type="float" office:value="-0.012065" calcext:value-type="float">
            <text:p>-0.012065</text:p>
          </table:table-cell>
          <table:table-cell office:value-type="float" office:value="9.80035" calcext:value-type="float">
            <text:p>9.80035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007" calcext:value-type="float">
            <text:p>0.182007</text:p>
          </table:table-cell>
          <table:table-cell office:value-type="float" office:value="-0.021132" calcext:value-type="float">
            <text:p>-0.021132</text:p>
          </table:table-cell>
          <table:table-cell office:value-type="float" office:value="9.799936" calcext:value-type="float">
            <text:p>9.799936</text:p>
          </table:table-cell>
          <table:table-cell table:number-columns-repeated="4"/>
        </table:table-row>
        <table:table-row table:style-name="ro1">
          <table:table-cell office:value-type="float" office:value="3140.475" calcext:value-type="float">
            <text:p>3140.47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034" calcext:value-type="float">
            <text:p>0.159034</text:p>
          </table:table-cell>
          <table:table-cell office:value-type="float" office:value="-0.012329" calcext:value-type="float">
            <text:p>-0.012329</text:p>
          </table:table-cell>
          <table:table-cell office:value-type="float" office:value="9.800465" calcext:value-type="float">
            <text:p>9.800465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1964" calcext:value-type="float">
            <text:p>0.181964</text:p>
          </table:table-cell>
          <table:table-cell office:value-type="float" office:value="-0.021395" calcext:value-type="float">
            <text:p>-0.021395</text:p>
          </table:table-cell>
          <table:table-cell office:value-type="float" office:value="9.800051" calcext:value-type="float">
            <text:p>9.800051</text:p>
          </table:table-cell>
          <table:table-cell table:number-columns-repeated="4"/>
        </table:table-row>
        <table:table-row table:style-name="ro1">
          <table:table-cell office:value-type="float" office:value="3140.485" calcext:value-type="float">
            <text:p>3140.48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094" calcext:value-type="float">
            <text:p>0.159094</text:p>
          </table:table-cell>
          <table:table-cell office:value-type="float" office:value="-0.011675" calcext:value-type="float">
            <text:p>-0.011675</text:p>
          </table:table-cell>
          <table:table-cell office:value-type="float" office:value="9.800379" calcext:value-type="float">
            <text:p>9.800379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056" calcext:value-type="float">
            <text:p>0.182056</text:p>
          </table:table-cell>
          <table:table-cell office:value-type="float" office:value="-0.020744" calcext:value-type="float">
            <text:p>-0.020744</text:p>
          </table:table-cell>
          <table:table-cell office:value-type="float" office:value="9.799964" calcext:value-type="float">
            <text:p>9.799964</text:p>
          </table:table-cell>
          <table:table-cell table:number-columns-repeated="4"/>
        </table:table-row>
        <table:table-row table:style-name="ro1">
          <table:table-cell office:value-type="float" office:value="3140.495" calcext:value-type="float">
            <text:p>3140.49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111" calcext:value-type="float">
            <text:p>0.159111</text:p>
          </table:table-cell>
          <table:table-cell office:value-type="float" office:value="-0.010977" calcext:value-type="float">
            <text:p>-0.010977</text:p>
          </table:table-cell>
          <table:table-cell office:value-type="float" office:value="9.800433" calcext:value-type="float">
            <text:p>9.800433</text:p>
          </table:table-cell>
          <table:table-cell office:value-type="float" office:value="-0.000095" calcext:value-type="float">
            <text:p>-9.5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108" calcext:value-type="float">
            <text:p>0.182108</text:p>
          </table:table-cell>
          <table:table-cell office:value-type="float" office:value="-0.020048" calcext:value-type="float">
            <text:p>-0.020048</text:p>
          </table:table-cell>
          <table:table-cell office:value-type="float" office:value="9.800018" calcext:value-type="float">
            <text:p>9.800018</text:p>
          </table:table-cell>
          <table:table-cell table:number-columns-repeated="4"/>
        </table:table-row>
        <table:table-row table:style-name="ro1">
          <table:table-cell office:value-type="float" office:value="3140.505" calcext:value-type="float">
            <text:p>3140.505</text:p>
          </table:table-cell>
          <table:table-cell office:value-type="string" calcext:value-type="string">
            <text:p>imu</text:p>
          </table:table-cell>
          <table:table-cell office:value-type="float" office:value="-4.4045" calcext:value-type="float">
            <text:p>-4.4045</text:p>
          </table:table-cell>
          <table:table-cell office:value-type="float" office:value="1.2287" calcext:value-type="float">
            <text:p>1.228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159112" calcext:value-type="float">
            <text:p>0.159112</text:p>
          </table:table-cell>
          <table:table-cell office:value-type="float" office:value="-0.011472" calcext:value-type="float">
            <text:p>-0.011472</text:p>
          </table:table-cell>
          <table:table-cell office:value-type="float" office:value="9.800412" calcext:value-type="float">
            <text:p>9.800412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084" calcext:value-type="float">
            <text:p>0.182084</text:p>
          </table:table-cell>
          <table:table-cell office:value-type="float" office:value="-0.020543" calcext:value-type="float">
            <text:p>-0.020543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40.5" calcext:value-type="float">
            <text:p>3140.5</text:p>
          </table:table-cell>
          <table:table-cell office:value-type="string" calcext:value-type="string">
            <text:p>odom</text:p>
          </table:table-cell>
          <table:table-cell office:value-type="float" office:value="-4.42682" calcext:value-type="float">
            <text:p>-4.42682</text:p>
          </table:table-cell>
          <table:table-cell office:value-type="float" office:value="1.229629" calcext:value-type="float">
            <text:p>1.229629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table:number-columns-repeated="13"/>
        </table:table-row>
        <table:table-row table:style-name="ro1">
          <table:table-cell office:value-type="float" office:value="3140.515" calcext:value-type="float">
            <text:p>3140.51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-0.01117" calcext:value-type="float">
            <text:p>-0.01117</text:p>
          </table:table-cell>
          <table:table-cell office:value-type="float" office:value="9.800399" calcext:value-type="float">
            <text:p>9.800399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078" calcext:value-type="float">
            <text:p>0.182078</text:p>
          </table:table-cell>
          <table:table-cell office:value-type="float" office:value="-0.019345" calcext:value-type="float">
            <text:p>-0.019345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3140.525" calcext:value-type="float">
            <text:p>3140.52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133" calcext:value-type="float">
            <text:p>0.159133</text:p>
          </table:table-cell>
          <table:table-cell office:value-type="float" office:value="-0.011469" calcext:value-type="float">
            <text:p>-0.011469</text:p>
          </table:table-cell>
          <table:table-cell office:value-type="float" office:value="9.800422" calcext:value-type="float">
            <text:p>9.800422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061" calcext:value-type="float">
            <text:p>0.182061</text:p>
          </table:table-cell>
          <table:table-cell office:value-type="float" office:value="-0.019643" calcext:value-type="float">
            <text:p>-0.019643</text:p>
          </table:table-cell>
          <table:table-cell office:value-type="float" office:value="9.80001" calcext:value-type="float">
            <text:p>9.80001</text:p>
          </table:table-cell>
          <table:table-cell table:number-columns-repeated="4"/>
        </table:table-row>
        <table:table-row table:style-name="ro1">
          <table:table-cell office:value-type="float" office:value="3140.535" calcext:value-type="float">
            <text:p>3140.53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168" calcext:value-type="float">
            <text:p>0.159168</text:p>
          </table:table-cell>
          <table:table-cell office:value-type="float" office:value="-0.010789" calcext:value-type="float">
            <text:p>-0.010789</text:p>
          </table:table-cell>
          <table:table-cell office:value-type="float" office:value="9.800412" calcext:value-type="float">
            <text:p>9.800412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126" calcext:value-type="float">
            <text:p>0.182126</text:p>
          </table:table-cell>
          <table:table-cell office:value-type="float" office:value="-0.018966" calcext:value-type="float">
            <text:p>-0.01896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3140.545" calcext:value-type="float">
            <text:p>3140.54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06" calcext:value-type="float">
            <text:p>0.159206</text:p>
          </table:table-cell>
          <table:table-cell office:value-type="float" office:value="-0.009863" calcext:value-type="float">
            <text:p>-0.009863</text:p>
          </table:table-cell>
          <table:table-cell office:value-type="float" office:value="9.800421" calcext:value-type="float">
            <text:p>9.800421</text:p>
          </table:table-cell>
          <table:table-cell office:value-type="float" office:value="-0.000086" calcext:value-type="float">
            <text:p>-8.6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205" calcext:value-type="float">
            <text:p>0.182205</text:p>
          </table:table-cell>
          <table:table-cell office:value-type="float" office:value="-0.018042" calcext:value-type="float">
            <text:p>-0.018042</text:p>
          </table:table-cell>
          <table:table-cell office:value-type="float" office:value="9.800008" calcext:value-type="float">
            <text:p>9.800008</text:p>
          </table:table-cell>
          <table:table-cell table:number-columns-repeated="4"/>
        </table:table-row>
        <table:table-row table:style-name="ro1">
          <table:table-cell office:value-type="float" office:value="3140.555" calcext:value-type="float">
            <text:p>3140.55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172" calcext:value-type="float">
            <text:p>0.159172</text:p>
          </table:table-cell>
          <table:table-cell office:value-type="float" office:value="-0.011144" calcext:value-type="float">
            <text:p>-0.011144</text:p>
          </table:table-cell>
          <table:table-cell office:value-type="float" office:value="9.80044" calcext:value-type="float">
            <text:p>9.80044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114" calcext:value-type="float">
            <text:p>0.182114</text:p>
          </table:table-cell>
          <table:table-cell office:value-type="float" office:value="-0.01932" calcext:value-type="float">
            <text:p>-0.01932</text:p>
          </table:table-cell>
          <table:table-cell office:value-type="float" office:value="9.800028" calcext:value-type="float">
            <text:p>9.800028</text:p>
          </table:table-cell>
          <table:table-cell table:number-columns-repeated="4"/>
        </table:table-row>
        <table:table-row table:style-name="ro1">
          <table:table-cell office:value-type="float" office:value="3140.565" calcext:value-type="float">
            <text:p>3140.56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58" calcext:value-type="float">
            <text:p>0.159258</text:p>
          </table:table-cell>
          <table:table-cell office:value-type="float" office:value="-0.009597" calcext:value-type="float">
            <text:p>-0.009597</text:p>
          </table:table-cell>
          <table:table-cell office:value-type="float" office:value="9.80034" calcext:value-type="float">
            <text:p>9.80034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269" calcext:value-type="float">
            <text:p>0.182269</text:p>
          </table:table-cell>
          <table:table-cell office:value-type="float" office:value="-0.017779" calcext:value-type="float">
            <text:p>-0.017779</text:p>
          </table:table-cell>
          <table:table-cell office:value-type="float" office:value="9.799927" calcext:value-type="float">
            <text:p>9.799927</text:p>
          </table:table-cell>
          <table:table-cell table:number-columns-repeated="4"/>
        </table:table-row>
        <table:table-row table:style-name="ro1">
          <table:table-cell office:value-type="float" office:value="3140.575" calcext:value-type="float">
            <text:p>3140.57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1" calcext:value-type="float">
            <text:p>0.15921</text:p>
          </table:table-cell>
          <table:table-cell office:value-type="float" office:value="-0.010512" calcext:value-type="float">
            <text:p>-0.010512</text:p>
          </table:table-cell>
          <table:table-cell office:value-type="float" office:value="9.800456" calcext:value-type="float">
            <text:p>9.800456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18" calcext:value-type="float">
            <text:p>0.18218</text:p>
          </table:table-cell>
          <table:table-cell office:value-type="float" office:value="-0.018691" calcext:value-type="float">
            <text:p>-0.018691</text:p>
          </table:table-cell>
          <table:table-cell office:value-type="float" office:value="9.800043" calcext:value-type="float">
            <text:p>9.800043</text:p>
          </table:table-cell>
          <table:table-cell table:number-columns-repeated="4"/>
        </table:table-row>
        <table:table-row table:style-name="ro1">
          <table:table-cell office:value-type="float" office:value="3140.585" calcext:value-type="float">
            <text:p>3140.58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55" calcext:value-type="float">
            <text:p>0.159255</text:p>
          </table:table-cell>
          <table:table-cell office:value-type="float" office:value="-0.009589" calcext:value-type="float">
            <text:p>-0.009589</text:p>
          </table:table-cell>
          <table:table-cell office:value-type="float" office:value="9.800426" calcext:value-type="float">
            <text:p>9.800426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267" calcext:value-type="float">
            <text:p>0.182267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9.800014" calcext:value-type="float">
            <text:p>9.800014</text:p>
          </table:table-cell>
          <table:table-cell table:number-columns-repeated="4"/>
        </table:table-row>
        <table:table-row table:style-name="ro1">
          <table:table-cell office:value-type="float" office:value="3140.595" calcext:value-type="float">
            <text:p>3140.59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86" calcext:value-type="float">
            <text:p>0.159286</text:p>
          </table:table-cell>
          <table:table-cell office:value-type="float" office:value="-0.009265" calcext:value-type="float">
            <text:p>-0.009265</text:p>
          </table:table-cell>
          <table:table-cell office:value-type="float" office:value="9.80039" calcext:value-type="float">
            <text:p>9.80039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12" calcext:value-type="float">
            <text:p>0.182312</text:p>
          </table:table-cell>
          <table:table-cell office:value-type="float" office:value="-0.017448" calcext:value-type="float">
            <text:p>-0.017448</text:p>
          </table:table-cell>
          <table:table-cell office:value-type="float" office:value="9.799978" calcext:value-type="float">
            <text:p>9.799978</text:p>
          </table:table-cell>
          <table:table-cell table:number-columns-repeated="4"/>
        </table:table-row>
        <table:table-row table:style-name="ro1">
          <table:table-cell office:value-type="float" office:value="3140.605" calcext:value-type="float">
            <text:p>3140.60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281" calcext:value-type="float">
            <text:p>0.159281</text:p>
          </table:table-cell>
          <table:table-cell office:value-type="float" office:value="-0.009833" calcext:value-type="float">
            <text:p>-0.009833</text:p>
          </table:table-cell>
          <table:table-cell office:value-type="float" office:value="9.800396" calcext:value-type="float">
            <text:p>9.800396</text:p>
          </table:table-cell>
          <table:table-cell office:value-type="float" office:value="-0.000082" calcext:value-type="float">
            <text:p>-8.2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281" calcext:value-type="float">
            <text:p>0.182281</text:p>
          </table:table-cell>
          <table:table-cell office:value-type="float" office:value="-0.018015" calcext:value-type="float">
            <text:p>-0.018015</text:p>
          </table:table-cell>
          <table:table-cell office:value-type="float" office:value="9.799983" calcext:value-type="float">
            <text:p>9.799983</text:p>
          </table:table-cell>
          <table:table-cell table:number-columns-repeated="4"/>
        </table:table-row>
        <table:table-row table:style-name="ro1">
          <table:table-cell office:value-type="float" office:value="3140.615" calcext:value-type="float">
            <text:p>3140.61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304" calcext:value-type="float">
            <text:p>0.159304</text:p>
          </table:table-cell>
          <table:table-cell office:value-type="float" office:value="-0.009345" calcext:value-type="float">
            <text:p>-0.009345</text:p>
          </table:table-cell>
          <table:table-cell office:value-type="float" office:value="9.800398" calcext:value-type="float">
            <text:p>9.800398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0322" calcext:value-type="float">
            <text:p>-0.000322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-0.017529" calcext:value-type="float">
            <text:p>-0.017529</text:p>
          </table:table-cell>
          <table:table-cell office:value-type="float" office:value="9.799985" calcext:value-type="float">
            <text:p>9.799985</text:p>
          </table:table-cell>
          <table:table-cell table:number-columns-repeated="4"/>
        </table:table-row>
        <table:table-row table:style-name="ro1">
          <table:table-cell office:value-type="float" office:value="3140.625" calcext:value-type="float">
            <text:p>3140.62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312" calcext:value-type="float">
            <text:p>0.159312</text:p>
          </table:table-cell>
          <table:table-cell office:value-type="float" office:value="-0.008955" calcext:value-type="float">
            <text:p>-0.008955</text:p>
          </table:table-cell>
          <table:table-cell office:value-type="float" office:value="9.800439" calcext:value-type="float">
            <text:p>9.800439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52" calcext:value-type="float">
            <text:p>0.182352</text:p>
          </table:table-cell>
          <table:table-cell office:value-type="float" office:value="-0.017139" calcext:value-type="float">
            <text:p>-0.017139</text:p>
          </table:table-cell>
          <table:table-cell office:value-type="float" office:value="9.800027" calcext:value-type="float">
            <text:p>9.800027</text:p>
          </table:table-cell>
          <table:table-cell table:number-columns-repeated="4"/>
        </table:table-row>
        <table:table-row table:style-name="ro1">
          <table:table-cell office:value-type="float" office:value="3140.635" calcext:value-type="float">
            <text:p>3140.63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336" calcext:value-type="float">
            <text:p>0.159336</text:p>
          </table:table-cell>
          <table:table-cell office:value-type="float" office:value="-0.008802" calcext:value-type="float">
            <text:p>-0.008802</text:p>
          </table:table-cell>
          <table:table-cell office:value-type="float" office:value="9.800419" calcext:value-type="float">
            <text:p>9.800419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-0.016987" calcext:value-type="float">
            <text:p>-0.016987</text:p>
          </table:table-cell>
          <table:table-cell office:value-type="float" office:value="9.800007" calcext:value-type="float">
            <text:p>9.800007</text:p>
          </table:table-cell>
          <table:table-cell table:number-columns-repeated="4"/>
        </table:table-row>
        <table:table-row table:style-name="ro1">
          <table:table-cell office:value-type="float" office:value="3140.645" calcext:value-type="float">
            <text:p>3140.645</text:p>
          </table:table-cell>
          <table:table-cell office:value-type="string" calcext:value-type="string">
            <text:p>imu</text:p>
          </table:table-cell>
          <table:table-cell office:value-type="float" office:value="-4.4268" calcext:value-type="float">
            <text:p>-4.4268</text:p>
          </table:table-cell>
          <table:table-cell office:value-type="float" office:value="1.2296" calcext:value-type="float">
            <text:p>1.229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22433" calcext:value-type="float">
            <text:p>-0.0224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159339" calcext:value-type="float">
            <text:p>0.159339</text:p>
          </table:table-cell>
          <table:table-cell office:value-type="float" office:value="-0.00921" calcext:value-type="float">
            <text:p>-0.00921</text:p>
          </table:table-cell>
          <table:table-cell office:value-type="float" office:value="9.800398" calcext:value-type="float">
            <text:p>9.800398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67" calcext:value-type="float">
            <text:p>0.182367</text:p>
          </table:table-cell>
          <table:table-cell office:value-type="float" office:value="-0.017396" calcext:value-type="float">
            <text:p>-0.017396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3140.634" calcext:value-type="float">
            <text:p>3140.634</text:p>
          </table:table-cell>
          <table:table-cell office:value-type="string" calcext:value-type="string">
            <text:p>odom</text:p>
          </table:table-cell>
          <table:table-cell office:value-type="float" office:value="-4.446075" calcext:value-type="float">
            <text:p>-4.446075</text:p>
          </table:table-cell>
          <table:table-cell office:value-type="float" office:value="1.230366" calcext:value-type="float">
            <text:p>1.23036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table:number-columns-repeated="13"/>
        </table:table-row>
        <table:table-row table:style-name="ro1">
          <table:table-cell office:value-type="float" office:value="3140.655" calcext:value-type="float">
            <text:p>3140.65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381" calcext:value-type="float">
            <text:p>0.159381</text:p>
          </table:table-cell>
          <table:table-cell office:value-type="float" office:value="-0.008332" calcext:value-type="float">
            <text:p>-0.008332</text:p>
          </table:table-cell>
          <table:table-cell office:value-type="float" office:value="9.800379" calcext:value-type="float">
            <text:p>9.800379</text:p>
          </table:table-cell>
          <table:table-cell office:value-type="float" office:value="-0.000068" calcext:value-type="float">
            <text:p>-6.8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66" calcext:value-type="float">
            <text:p>0.182366</text:p>
          </table:table-cell>
          <table:table-cell office:value-type="float" office:value="-0.015824" calcext:value-type="float">
            <text:p>-0.015824</text:p>
          </table:table-cell>
          <table:table-cell office:value-type="float" office:value="9.799969" calcext:value-type="float">
            <text:p>9.799969</text:p>
          </table:table-cell>
          <table:table-cell table:number-columns-repeated="4"/>
        </table:table-row>
        <table:table-row table:style-name="ro1">
          <table:table-cell office:value-type="float" office:value="3140.665" calcext:value-type="float">
            <text:p>3140.66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356" calcext:value-type="float">
            <text:p>0.159356</text:p>
          </table:table-cell>
          <table:table-cell office:value-type="float" office:value="-0.008891" calcext:value-type="float">
            <text:p>-0.008891</text:p>
          </table:table-cell>
          <table:table-cell office:value-type="float" office:value="9.800442" calcext:value-type="float">
            <text:p>9.80044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17" calcext:value-type="float">
            <text:p>0.182317</text:p>
          </table:table-cell>
          <table:table-cell office:value-type="float" office:value="-0.016381" calcext:value-type="float">
            <text:p>-0.016381</text:p>
          </table:table-cell>
          <table:table-cell office:value-type="float" office:value="9.800033" calcext:value-type="float">
            <text:p>9.800033</text:p>
          </table:table-cell>
          <table:table-cell table:number-columns-repeated="4"/>
        </table:table-row>
        <table:table-row table:style-name="ro1">
          <table:table-cell office:value-type="float" office:value="3140.675" calcext:value-type="float">
            <text:p>3140.67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09" calcext:value-type="float">
            <text:p>0.159409</text:p>
          </table:table-cell>
          <table:table-cell office:value-type="float" office:value="-0.008051" calcext:value-type="float">
            <text:p>-0.008051</text:p>
          </table:table-cell>
          <table:table-cell office:value-type="float" office:value="9.800385" calcext:value-type="float">
            <text:p>9.800385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-0.015544" calcext:value-type="float">
            <text:p>-0.015544</text:p>
          </table:table-cell>
          <table:table-cell office:value-type="float" office:value="9.799975" calcext:value-type="float">
            <text:p>9.799975</text:p>
          </table:table-cell>
          <table:table-cell table:number-columns-repeated="4"/>
        </table:table-row>
        <table:table-row table:style-name="ro1">
          <table:table-cell office:value-type="float" office:value="3140.685" calcext:value-type="float">
            <text:p>3140.68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399" calcext:value-type="float">
            <text:p>0.159399</text:p>
          </table:table-cell>
          <table:table-cell office:value-type="float" office:value="-0.008428" calcext:value-type="float">
            <text:p>-0.008428</text:p>
          </table:table-cell>
          <table:table-cell office:value-type="float" office:value="9.800407" calcext:value-type="float">
            <text:p>9.800407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79" calcext:value-type="float">
            <text:p>0.182379</text:p>
          </table:table-cell>
          <table:table-cell office:value-type="float" office:value="-0.015921" calcext:value-type="float">
            <text:p>-0.015921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3140.695" calcext:value-type="float">
            <text:p>3140.69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392" calcext:value-type="float">
            <text:p>0.159392</text:p>
          </table:table-cell>
          <table:table-cell office:value-type="float" office:value="-0.008597" calcext:value-type="float">
            <text:p>-0.008597</text:p>
          </table:table-cell>
          <table:table-cell office:value-type="float" office:value="9.800468" calcext:value-type="float">
            <text:p>9.800468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366" calcext:value-type="float">
            <text:p>0.182366</text:p>
          </table:table-cell>
          <table:table-cell office:value-type="float" office:value="-0.016089" calcext:value-type="float">
            <text:p>-0.016089</text:p>
          </table:table-cell>
          <table:table-cell office:value-type="float" office:value="9.800058" calcext:value-type="float">
            <text:p>9.800058</text:p>
          </table:table-cell>
          <table:table-cell table:number-columns-repeated="4"/>
        </table:table-row>
        <table:table-row table:style-name="ro1">
          <table:table-cell office:value-type="float" office:value="3140.705" calcext:value-type="float">
            <text:p>3140.70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37" calcext:value-type="float">
            <text:p>0.159437</text:p>
          </table:table-cell>
          <table:table-cell office:value-type="float" office:value="-0.008061" calcext:value-type="float">
            <text:p>-0.008061</text:p>
          </table:table-cell>
          <table:table-cell office:value-type="float" office:value="9.800387" calcext:value-type="float">
            <text:p>9.800387</text:p>
          </table:table-cell>
          <table:table-cell office:value-type="float" office:value="-0.000067" calcext:value-type="float">
            <text:p>-6.7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-0.015555" calcext:value-type="float">
            <text:p>-0.015555</text:p>
          </table:table-cell>
          <table:table-cell office:value-type="float" office:value="9.799977" calcext:value-type="float">
            <text:p>9.799977</text:p>
          </table:table-cell>
          <table:table-cell table:number-columns-repeated="4"/>
        </table:table-row>
        <table:table-row table:style-name="ro1">
          <table:table-cell office:value-type="float" office:value="3140.715" calcext:value-type="float">
            <text:p>3140.71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65" calcext:value-type="float">
            <text:p>0.159465</text:p>
          </table:table-cell>
          <table:table-cell office:value-type="float" office:value="-0.007035" calcext:value-type="float">
            <text:p>-0.007035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02" calcext:value-type="float">
            <text:p>0.182502</text:p>
          </table:table-cell>
          <table:table-cell office:value-type="float" office:value="-0.014532" calcext:value-type="float">
            <text:p>-0.014532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40.725" calcext:value-type="float">
            <text:p>3140.72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47" calcext:value-type="float">
            <text:p>0.159447</text:p>
          </table:table-cell>
          <table:table-cell office:value-type="float" office:value="-0.008395" calcext:value-type="float">
            <text:p>-0.008395</text:p>
          </table:table-cell>
          <table:table-cell office:value-type="float" office:value="9.800395" calcext:value-type="float">
            <text:p>9.800395</text:p>
          </table:table-cell>
          <table:table-cell office:value-type="float" office:value="-0.000067" calcext:value-type="float">
            <text:p>-6.7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429" calcext:value-type="float">
            <text:p>0.182429</text:p>
          </table:table-cell>
          <table:table-cell office:value-type="float" office:value="-0.01589" calcext:value-type="float">
            <text:p>-0.01589</text:p>
          </table:table-cell>
          <table:table-cell office:value-type="float" office:value="9.799984" calcext:value-type="float">
            <text:p>9.799984</text:p>
          </table:table-cell>
          <table:table-cell table:number-columns-repeated="4"/>
        </table:table-row>
        <table:table-row table:style-name="ro1">
          <table:table-cell office:value-type="float" office:value="3140.735" calcext:value-type="float">
            <text:p>3140.73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8" calcext:value-type="float">
            <text:p>0.15948</text:p>
          </table:table-cell>
          <table:table-cell office:value-type="float" office:value="-0.007264" calcext:value-type="float">
            <text:p>-0.007264</text:p>
          </table:table-cell>
          <table:table-cell office:value-type="float" office:value="9.800422" calcext:value-type="float">
            <text:p>9.800422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08" calcext:value-type="float">
            <text:p>0.182508</text:p>
          </table:table-cell>
          <table:table-cell office:value-type="float" office:value="-0.014761" calcext:value-type="float">
            <text:p>-0.014761</text:p>
          </table:table-cell>
          <table:table-cell office:value-type="float" office:value="9.800012" calcext:value-type="float">
            <text:p>9.800012</text:p>
          </table:table-cell>
          <table:table-cell table:number-columns-repeated="4"/>
        </table:table-row>
        <table:table-row table:style-name="ro1">
          <table:table-cell office:value-type="float" office:value="3140.745" calcext:value-type="float">
            <text:p>3140.74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503" calcext:value-type="float">
            <text:p>0.159503</text:p>
          </table:table-cell>
          <table:table-cell office:value-type="float" office:value="-0.007558" calcext:value-type="float">
            <text:p>-0.007558</text:p>
          </table:table-cell>
          <table:table-cell office:value-type="float" office:value="9.800353" calcext:value-type="float">
            <text:p>9.800353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19" calcext:value-type="float">
            <text:p>0.182519</text:p>
          </table:table-cell>
          <table:table-cell office:value-type="float" office:value="-0.015055" calcext:value-type="float">
            <text:p>-0.015055</text:p>
          </table:table-cell>
          <table:table-cell office:value-type="float" office:value="9.799943" calcext:value-type="float">
            <text:p>9.799943</text:p>
          </table:table-cell>
          <table:table-cell table:number-columns-repeated="4"/>
        </table:table-row>
        <table:table-row table:style-name="ro1">
          <table:table-cell office:value-type="float" office:value="3140.755" calcext:value-type="float">
            <text:p>3140.75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491" calcext:value-type="float">
            <text:p>0.159491</text:p>
          </table:table-cell>
          <table:table-cell office:value-type="float" office:value="-0.007537" calcext:value-type="float">
            <text:p>-0.007537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07" calcext:value-type="float">
            <text:p>0.182507</text:p>
          </table:table-cell>
          <table:table-cell office:value-type="float" office:value="-0.015034" calcext:value-type="float">
            <text:p>-0.015034</text:p>
          </table:table-cell>
          <table:table-cell office:value-type="float" office:value="9.800025" calcext:value-type="float">
            <text:p>9.800025</text:p>
          </table:table-cell>
          <table:table-cell table:number-columns-repeated="4"/>
        </table:table-row>
        <table:table-row table:style-name="ro1">
          <table:table-cell office:value-type="float" office:value="3140.765" calcext:value-type="float">
            <text:p>3140.76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517" calcext:value-type="float">
            <text:p>0.159517</text:p>
          </table:table-cell>
          <table:table-cell office:value-type="float" office:value="-0.007296" calcext:value-type="float">
            <text:p>-0.007296</text:p>
          </table:table-cell>
          <table:table-cell office:value-type="float" office:value="9.800404" calcext:value-type="float">
            <text:p>9.800404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44" calcext:value-type="float">
            <text:p>0.182544</text:p>
          </table:table-cell>
          <table:table-cell office:value-type="float" office:value="-0.014795" calcext:value-type="float">
            <text:p>-0.014795</text:p>
          </table:table-cell>
          <table:table-cell office:value-type="float" office:value="9.799993" calcext:value-type="float">
            <text:p>9.799993</text:p>
          </table:table-cell>
          <table:table-cell table:number-columns-repeated="4"/>
        </table:table-row>
        <table:table-row table:style-name="ro1">
          <table:table-cell office:value-type="float" office:value="3140.775" calcext:value-type="float">
            <text:p>3140.77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538" calcext:value-type="float">
            <text:p>0.159538</text:p>
          </table:table-cell>
          <table:table-cell office:value-type="float" office:value="-0.006853" calcext:value-type="float">
            <text:p>-0.006853</text:p>
          </table:table-cell>
          <table:table-cell office:value-type="float" office:value="9.800403" calcext:value-type="float">
            <text:p>9.800403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82" calcext:value-type="float">
            <text:p>0.182582</text:p>
          </table:table-cell>
          <table:table-cell office:value-type="float" office:value="-0.014353" calcext:value-type="float">
            <text:p>-0.014353</text:p>
          </table:table-cell>
          <table:table-cell office:value-type="float" office:value="9.799993" calcext:value-type="float">
            <text:p>9.799993</text:p>
          </table:table-cell>
          <table:table-cell table:number-columns-repeated="4"/>
        </table:table-row>
        <table:table-row table:style-name="ro1">
          <table:table-cell office:value-type="float" office:value="3140.785" calcext:value-type="float">
            <text:p>3140.78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539" calcext:value-type="float">
            <text:p>0.159539</text:p>
          </table:table-cell>
          <table:table-cell office:value-type="float" office:value="-0.007109" calcext:value-type="float">
            <text:p>-0.007109</text:p>
          </table:table-cell>
          <table:table-cell office:value-type="float" office:value="9.800416" calcext:value-type="float">
            <text:p>9.800416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73" calcext:value-type="float">
            <text:p>0.182573</text:p>
          </table:table-cell>
          <table:table-cell office:value-type="float" office:value="-0.014609" calcext:value-type="float">
            <text:p>-0.014609</text:p>
          </table:table-cell>
          <table:table-cell office:value-type="float" office:value="9.800006" calcext:value-type="float">
            <text:p>9.800006</text:p>
          </table:table-cell>
          <table:table-cell table:number-columns-repeated="4"/>
        </table:table-row>
        <table:table-row table:style-name="ro1">
          <table:table-cell office:value-type="float" office:value="3140.795" calcext:value-type="float">
            <text:p>3140.795</text:p>
          </table:table-cell>
          <table:table-cell office:value-type="string" calcext:value-type="string">
            <text:p>imu</text:p>
          </table:table-cell>
          <table:table-cell office:value-type="float" office:value="-4.4461" calcext:value-type="float">
            <text:p>-4.4461</text:p>
          </table:table-cell>
          <table:table-cell office:value-type="float" office:value="1.2304" calcext:value-type="float">
            <text:p>1.2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-0.020542" calcext:value-type="float">
            <text:p>-0.020542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159572" calcext:value-type="float">
            <text:p>0.159572</text:p>
          </table:table-cell>
          <table:table-cell office:value-type="float" office:value="-0.006594" calcext:value-type="float">
            <text:p>-0.006594</text:p>
          </table:table-cell>
          <table:table-cell office:value-type="float" office:value="9.800405" calcext:value-type="float">
            <text:p>9.800405</text:p>
          </table:table-cell>
          <table:table-cell office:value-type="float" office:value="-0.000053" calcext:value-type="float">
            <text:p>-5.3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-0.014095" calcext:value-type="float">
            <text:p>-0.014095</text:p>
          </table:table-cell>
          <table:table-cell office:value-type="float" office:value="9.799994" calcext:value-type="float">
            <text:p>9.799994</text:p>
          </table:table-cell>
          <table:table-cell table:number-columns-repeated="4"/>
        </table:table-row>
        <table:table-row table:style-name="ro1">
          <table:table-cell office:value-type="float" office:value="3140.767" calcext:value-type="float">
            <text:p>3140.767</text:p>
          </table:table-cell>
          <table:table-cell office:value-type="string" calcext:value-type="string">
            <text:p>odom</text:p>
          </table:table-cell>
          <table:table-cell office:value-type="float" office:value="-4.461941" calcext:value-type="float">
            <text:p>-4.461941</text:p>
          </table:table-cell>
          <table:table-cell office:value-type="float" office:value="1.230922" calcext:value-type="float">
            <text:p>1.23092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0.019116" calcext:value-type="float">
            <text:p>-0.019116</text:p>
          </table:table-cell>
          <table:table-cell office:value-type="float" office:value="0.999817" calcext:value-type="float">
            <text:p>0.999817</text:p>
          </table:table-cell>
          <table:table-cell table:number-columns-repeated="13"/>
        </table:table-row>
        <table:table-row table:style-name="ro1">
          <table:table-cell office:value-type="float" office:value="3140.805" calcext:value-type="float">
            <text:p>3140.805</text:p>
          </table:table-cell>
          <table:table-cell office:value-type="string" calcext:value-type="string">
            <text:p>imu</text:p>
          </table:table-cell>
          <table:table-cell office:value-type="float" office:value="-4.4619" calcext:value-type="float">
            <text:p>-4.4619</text:p>
          </table:table-cell>
          <table:table-cell office:value-type="float" office:value="1.2309" calcext:value-type="float">
            <text:p>1.23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0.019116" calcext:value-type="float">
            <text:p>-0.019116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159576" calcext:value-type="float">
            <text:p>0.159576</text:p>
          </table:table-cell>
          <table:table-cell office:value-type="float" office:value="-0.006862" calcext:value-type="float">
            <text:p>-0.006862</text:p>
          </table:table-cell>
          <table:table-cell office:value-type="float" office:value="9.800384" calcext:value-type="float">
            <text:p>9.800384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17" calcext:value-type="float">
            <text:p>0.182517</text:p>
          </table:table-cell>
          <table:table-cell office:value-type="float" office:value="-0.013837" calcext:value-type="float">
            <text:p>-0.013837</text:p>
          </table:table-cell>
          <table:table-cell office:value-type="float" office:value="9.799976" calcext:value-type="float">
            <text:p>9.799976</text:p>
          </table:table-cell>
          <table:table-cell table:number-columns-repeated="4"/>
        </table:table-row>
        <table:table-row table:style-name="ro1">
          <table:table-cell office:value-type="float" office:value="3140.815" calcext:value-type="float">
            <text:p>3140.815</text:p>
          </table:table-cell>
          <table:table-cell office:value-type="string" calcext:value-type="string">
            <text:p>imu</text:p>
          </table:table-cell>
          <table:table-cell office:value-type="float" office:value="-4.4619" calcext:value-type="float">
            <text:p>-4.4619</text:p>
          </table:table-cell>
          <table:table-cell office:value-type="float" office:value="1.2309" calcext:value-type="float">
            <text:p>1.23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0.019116" calcext:value-type="float">
            <text:p>-0.019116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159584" calcext:value-type="float">
            <text:p>0.159584</text:p>
          </table:table-cell>
          <table:table-cell office:value-type="float" office:value="-0.006791" calcext:value-type="float">
            <text:p>-0.006791</text:p>
          </table:table-cell>
          <table:table-cell office:value-type="float" office:value="9.800399" calcext:value-type="float">
            <text:p>9.800399</text:p>
          </table:table-cell>
          <table:table-cell office:value-type="float" office:value="-0.000048" calcext:value-type="float">
            <text:p>-4.8E-05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28" calcext:value-type="float">
            <text:p>0.182528</text:p>
          </table:table-cell>
          <table:table-cell office:value-type="float" office:value="-0.013766" calcext:value-type="float">
            <text:p>-0.013766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3140.825" calcext:value-type="float">
            <text:p>3140.825</text:p>
          </table:table-cell>
          <table:table-cell office:value-type="string" calcext:value-type="string">
            <text:p>imu</text:p>
          </table:table-cell>
          <table:table-cell office:value-type="float" office:value="-4.4619" calcext:value-type="float">
            <text:p>-4.4619</text:p>
          </table:table-cell>
          <table:table-cell office:value-type="float" office:value="1.2309" calcext:value-type="float">
            <text:p>1.23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0.019116" calcext:value-type="float">
            <text:p>-0.019116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159591" calcext:value-type="float">
            <text:p>0.159591</text:p>
          </table:table-cell>
          <table:table-cell office:value-type="float" office:value="-0.006558" calcext:value-type="float">
            <text:p>-0.006558</text:p>
          </table:table-cell>
          <table:table-cell office:value-type="float" office:value="9.800435" calcext:value-type="float">
            <text:p>9.80043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43" calcext:value-type="float">
            <text:p>0.182543</text:p>
          </table:table-cell>
          <table:table-cell office:value-type="float" office:value="-0.013534" calcext:value-type="float">
            <text:p>-0.013534</text:p>
          </table:table-cell>
          <table:table-cell office:value-type="float" office:value="9.800027" calcext:value-type="float">
            <text:p>9.800027</text:p>
          </table:table-cell>
          <table:table-cell table:number-columns-repeated="4"/>
        </table:table-row>
        <table:table-row table:style-name="ro1">
          <table:table-cell office:value-type="float" office:value="3140.835" calcext:value-type="float">
            <text:p>3140.835</text:p>
          </table:table-cell>
          <table:table-cell office:value-type="string" calcext:value-type="string">
            <text:p>imu</text:p>
          </table:table-cell>
          <table:table-cell office:value-type="float" office:value="-4.4619" calcext:value-type="float">
            <text:p>-4.4619</text:p>
          </table:table-cell>
          <table:table-cell office:value-type="float" office:value="1.2309" calcext:value-type="float">
            <text:p>1.23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-0.019116" calcext:value-type="float">
            <text:p>-0.019116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0.159597" calcext:value-type="float">
            <text:p>0.159597</text:p>
          </table:table-cell>
          <table:table-cell office:value-type="float" office:value="-0.006967" calcext:value-type="float">
            <text:p>-0.006967</text:p>
          </table:table-cell>
          <table:table-cell office:value-type="float" office:value="9.800395" calcext:value-type="float">
            <text:p>9.800395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-0.001136" calcext:value-type="float">
            <text:p>-0.001136</text:p>
          </table:table-cell>
          <table:table-cell office:value-type="float" office:value="0.182534" calcext:value-type="float">
            <text:p>0.182534</text:p>
          </table:table-cell>
          <table:table-cell office:value-type="float" office:value="-0.013943" calcext:value-type="float">
            <text:p>-0.013943</text:p>
          </table:table-cell>
          <table:table-cell office:value-type="float" office:value="9.799987" calcext:value-type="float">
            <text:p>9.79998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4T13:24:50.035322142</dc:date>
    <meta:editing-duration>PT4M25S</meta:editing-duration>
    <meta:editing-cycles>1</meta:editing-cycles>
    <meta:document-statistic meta:table-count="1" meta:cell-count="12642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title svg:x="7.351cm" svg:y="0.316cm" chart:style-name="ch2">
          <text:p>x-acc</text:p>
        </chart:title>
        <chart:legend chart:legend-position="end" svg:x="14.855cm" svg:y="4.203cm" style:legend-expansion="high" chart:style-name="ch3"/>
        <chart:plot-area chart:style-name="ch4" table:cell-range-address="test7.J1:test7.J729" chart:data-source-has-labels="row" svg:x="0.319cm" svg:y="1.275cm" svg:width="14.217cm" svg:height="7.55cm">
          <chartooo:coordinate-region svg:x="0.861cm" svg:y="1.474cm" svg:width="13.647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7.J2:test7.J729" chart:label-cell-address="test7.J1:test7.J1" chart:class="chart:line">
            <chart:data-point chart:repeated="7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test7.J1:test7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7.J2:test7.J7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87">
                <text:p>0.024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387">
                <text:p>0.024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387">
                <text:p>0.024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395">
                <text:p>0.024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387">
                <text:p>0.024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383">
                <text:p>0.024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387">
                <text:p>0.024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4385">
                <text:p>0.024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388">
                <text:p>0.024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4389">
                <text:p>0.0243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395">
                <text:p>0.024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755">
                <text:p>0.020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6821">
                <text:p>0.016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619">
                <text:p>0.015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739">
                <text:p>0.015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372">
                <text:p>0.011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691">
                <text:p>0.011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098">
                <text:p>0.009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559">
                <text:p>0.006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358">
                <text:p>-0.0013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3067">
                <text:p>-0.003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9445">
                <text:p>-0.009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7133">
                <text:p>-0.017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108">
                <text:p>-0.02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6262">
                <text:p>-0.036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6358">
                <text:p>-0.046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775">
                <text:p>-0.057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5309">
                <text:p>-0.0753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0003">
                <text:p>-0.090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06124">
                <text:p>-0.106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5907">
                <text:p>-0.125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44357">
                <text:p>-0.1443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9731">
                <text:p>-0.159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94555">
                <text:p>-0.1945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7208">
                <text:p>-0.2172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4427">
                <text:p>-0.24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68184">
                <text:p>-0.268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11119">
                <text:p>-0.311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40815">
                <text:p>-0.340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64651">
                <text:p>-0.3646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03999">
                <text:p>-0.403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35183">
                <text:p>-0.435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61093">
                <text:p>-0.461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0536">
                <text:p>-0.50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541554">
                <text:p>-0.541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7587">
                <text:p>-0.575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03282">
                <text:p>-0.6032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56624">
                <text:p>-0.656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96584">
                <text:p>-0.6965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725422">
                <text:p>-0.725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79139">
                <text:p>-0.779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20016">
                <text:p>-0.820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51898">
                <text:p>-0.851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98108">
                <text:p>-0.898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33842">
                <text:p>-0.933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67832">
                <text:p>-0.967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88952">
                <text:p>-0.988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028377">
                <text:p>-1.0283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052122">
                <text:p>-1.0521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058725">
                <text:p>-1.058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84561">
                <text:p>-1.0845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89699">
                <text:p>-1.089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077601">
                <text:p>-1.077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078538">
                <text:p>-1.078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062116">
                <text:p>-1.062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035244">
                <text:p>-1.035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985934">
                <text:p>-0.9859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949707">
                <text:p>-0.9497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898445">
                <text:p>-0.898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83114">
                <text:p>-0.83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5973">
                <text:p>-0.759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685271">
                <text:p>-0.6852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747766">
                <text:p>-0.747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896459">
                <text:p>-0.8964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040371">
                <text:p>-1.0403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167512">
                <text:p>-1.1675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813">
                <text:p>-1.2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416234">
                <text:p>-1.4162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529915">
                <text:p>-1.5299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32915">
                <text:p>-1.6329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724651">
                <text:p>-1.724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802733">
                <text:p>-1.802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62648">
                <text:p>-1.862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913834">
                <text:p>-1.913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944126">
                <text:p>-1.944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956417">
                <text:p>-1.9564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950254">
                <text:p>-1.9502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92679">
                <text:p>-1.92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886175">
                <text:p>-1.8861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822699">
                <text:p>-1.822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03158">
                <text:p>1.303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32975">
                <text:p>-0.932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93786">
                <text:p>-1.3937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392814">
                <text:p>-1.392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95693">
                <text:p>-1.495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85009">
                <text:p>-1.585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65217">
                <text:p>-1.65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744747">
                <text:p>-1.7447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816279">
                <text:p>-1.8162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953103">
                <text:p>-1.953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021656">
                <text:p>-2.0216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044273">
                <text:p>-2.044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027685">
                <text:p>-2.0276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002614">
                <text:p>-2.0026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932111">
                <text:p>-1.932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828467">
                <text:p>-1.8284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69245">
                <text:p>-1.692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534963">
                <text:p>-1.534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361137">
                <text:p>-1.3611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06748">
                <text:p>-1.206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306302">
                <text:p>-1.306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456324">
                <text:p>-1.456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589602">
                <text:p>-1.589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714552">
                <text:p>-1.7145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81438">
                <text:p>-1.814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881297">
                <text:p>-1.8812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930517">
                <text:p>-1.9305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938942">
                <text:p>-1.938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908287">
                <text:p>-1.908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835306">
                <text:p>-1.8353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726753">
                <text:p>-1.7267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584697">
                <text:p>-1.5846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417392">
                <text:p>-1.4173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247202">
                <text:p>-1.2472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7278">
                <text:p>-1.172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305278">
                <text:p>-1.305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483761">
                <text:p>-1.4837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616745">
                <text:p>-1.616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732842">
                <text:p>-1.732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825879">
                <text:p>-1.825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890758">
                <text:p>-1.8907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922633">
                <text:p>-1.9226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920019">
                <text:p>-1.9200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76929">
                <text:p>-1.876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796381">
                <text:p>-1.796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679455">
                <text:p>-1.679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535977">
                <text:p>-1.5359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68134">
                <text:p>-1.3681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207382">
                <text:p>-1.207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48111">
                <text:p>-1.248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411401">
                <text:p>-1.411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569693">
                <text:p>-1.5696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701803">
                <text:p>-1.7018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815325">
                <text:p>-1.815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905003">
                <text:p>-1.9050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966256">
                <text:p>-1.966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995103">
                <text:p>-1.9951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988509">
                <text:p>-1.988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877416">
                <text:p>-1.8774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653327">
                <text:p>-1.6533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93573">
                <text:p>-1.5935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490006">
                <text:p>-1.4900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37938">
                <text:p>-1.379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265479">
                <text:p>-1.2654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41453">
                <text:p>-1.3414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446947">
                <text:p>-1.4469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281476">
                <text:p>-1.281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317489">
                <text:p>-1.3174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319631">
                <text:p>-1.3196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21048">
                <text:p>-1.3210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16398">
                <text:p>-1.3163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14125">
                <text:p>-1.314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314404">
                <text:p>-1.3144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10592">
                <text:p>-1.3105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02679">
                <text:p>-1.302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287628">
                <text:p>-1.2876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269683">
                <text:p>-1.2696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253874">
                <text:p>-1.2538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223537">
                <text:p>-1.2235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262181">
                <text:p>-1.2621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228078">
                <text:p>-1.228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222944">
                <text:p>-1.2229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206077">
                <text:p>-1.2060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1892">
                <text:p>-1.18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169718">
                <text:p>-1.1697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145175">
                <text:p>-1.145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123743">
                <text:p>-1.123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105467">
                <text:p>-1.1054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079404">
                <text:p>-1.0794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051553">
                <text:p>-1.0515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01322">
                <text:p>-1.013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79135">
                <text:p>-0.9791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41264">
                <text:p>-0.941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898285">
                <text:p>-0.8982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30791">
                <text:p>-0.9307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473">
                <text:p>-0.84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39552">
                <text:p>-0.8395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01865">
                <text:p>-0.801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765599">
                <text:p>-0.7655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25229">
                <text:p>-0.7252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683885">
                <text:p>-0.6838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46595">
                <text:p>-0.6465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07416">
                <text:p>-0.6074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6289">
                <text:p>-0.562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14112">
                <text:p>-0.514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57466">
                <text:p>-0.4574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08496">
                <text:p>-0.4084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50138">
                <text:p>-0.3501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319238">
                <text:p>-0.3192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28414">
                <text:p>-0.28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228676">
                <text:p>-0.2286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8386">
                <text:p>-0.183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32984">
                <text:p>-0.1329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8859">
                <text:p>3.08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13547">
                <text:p>0.813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4638">
                <text:p>0.0346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3975">
                <text:p>-0.03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3757">
                <text:p>-0.037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35111">
                <text:p>-0.0351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21679">
                <text:p>-0.0216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7442">
                <text:p>-0.0174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18209">
                <text:p>-0.0182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17577">
                <text:p>-0.0175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33261">
                <text:p>-0.033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32425">
                <text:p>-0.032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37889">
                <text:p>-0.0378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37641">
                <text:p>-0.0376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37105">
                <text:p>-0.037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31791">
                <text:p>-0.0317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33611">
                <text:p>-0.033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39202">
                <text:p>-0.0392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36601">
                <text:p>-0.0366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33737">
                <text:p>-0.0337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18332">
                <text:p>-0.0183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7238">
                <text:p>-0.0172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1888">
                <text:p>-0.018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12449">
                <text:p>-0.0124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33444">
                <text:p>-0.033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35885">
                <text:p>-0.0358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37227">
                <text:p>-0.0372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37477">
                <text:p>-0.037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35904">
                <text:p>-0.0359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3129">
                <text:p>-0.03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34982">
                <text:p>-0.034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3838">
                <text:p>-0.038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35935">
                <text:p>-0.0359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1061">
                <text:p>-0.0310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16683">
                <text:p>-0.0166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17009">
                <text:p>-0.0170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19164">
                <text:p>-0.019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482">
                <text:p>-0.004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3766">
                <text:p>-0.0037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0179">
                <text:p>-0.0301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38516">
                <text:p>-0.038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36934">
                <text:p>-0.0369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37365">
                <text:p>-0.0373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4045">
                <text:p>-0.0340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31407">
                <text:p>-0.031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5977">
                <text:p>-0.0359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37747">
                <text:p>-0.037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5318">
                <text:p>-0.0353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28559">
                <text:p>-0.0285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16855">
                <text:p>-0.0168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19472">
                <text:p>-0.0194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16728">
                <text:p>-0.0167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28173">
                <text:p>-0.0281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38675">
                <text:p>-0.0386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36736">
                <text:p>-0.0367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37241">
                <text:p>-0.0372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32733">
                <text:p>-0.032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31437">
                <text:p>-0.0314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37507">
                <text:p>-0.0375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36705">
                <text:p>-0.036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34408">
                <text:p>-0.0344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23406">
                <text:p>-0.0234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6229">
                <text:p>-0.0162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16926">
                <text:p>-0.0169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18165">
                <text:p>-0.0181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042">
                <text:p>0.010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27555">
                <text:p>-0.027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29051">
                <text:p>-0.0290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37499">
                <text:p>-0.037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36548">
                <text:p>-0.0365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36636">
                <text:p>-0.0366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31103">
                <text:p>-0.0311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31831">
                <text:p>-0.0318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3802">
                <text:p>-0.038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35858">
                <text:p>-0.0358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3351">
                <text:p>-0.033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19553">
                <text:p>-0.0195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16159">
                <text:p>-0.0161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17274">
                <text:p>-0.0172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15149">
                <text:p>-0.0151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1859">
                <text:p>0.011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32483">
                <text:p>-0.0324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32016">
                <text:p>-0.0320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36449">
                <text:p>-0.0364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36362">
                <text:p>-0.0363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35641">
                <text:p>-0.0356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30384">
                <text:p>-0.0303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32709">
                <text:p>-0.0327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37797">
                <text:p>-0.0377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35309">
                <text:p>-0.035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2195">
                <text:p>-0.0321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16558">
                <text:p>-0.0165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5967">
                <text:p>-0.0159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7994">
                <text:p>-0.0179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9282">
                <text:p>-0.0092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021">
                <text:p>0.0060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31602">
                <text:p>-0.03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35409">
                <text:p>-0.0354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35903">
                <text:p>-0.0359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36215">
                <text:p>-0.0362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3423">
                <text:p>-0.034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29994">
                <text:p>-0.0299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33765">
                <text:p>-0.033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36915">
                <text:p>-0.0369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34538">
                <text:p>-0.0345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29023">
                <text:p>-0.0290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15174">
                <text:p>-0.0151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15758">
                <text:p>-0.0157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18216">
                <text:p>-0.018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1666">
                <text:p>-0.001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5246">
                <text:p>-0.0052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27606">
                <text:p>-0.0276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37697">
                <text:p>-0.0376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35705">
                <text:p>-0.0357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36202">
                <text:p>-0.0362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32463">
                <text:p>-0.032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3028">
                <text:p>-0.03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35565">
                <text:p>-0.0355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36072">
                <text:p>-0.036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33922">
                <text:p>-0.033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25279">
                <text:p>-0.0252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1506">
                <text:p>-0.015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15807">
                <text:p>-0.0158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18551">
                <text:p>-0.0185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142">
                <text:p>0.007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18161">
                <text:p>-0.0181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25685">
                <text:p>-0.0256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37456">
                <text:p>-0.0374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35636">
                <text:p>-0.0356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36306">
                <text:p>-0.0363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30706">
                <text:p>-0.0307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30362">
                <text:p>-0.0303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36209">
                <text:p>-0.0362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35384">
                <text:p>-0.0353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33206">
                <text:p>-0.0332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21355">
                <text:p>-0.0213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15205">
                <text:p>-0.0152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16058">
                <text:p>-0.0160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17269">
                <text:p>-0.0172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3173">
                <text:p>0.0131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28146">
                <text:p>-0.028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28476">
                <text:p>-0.0284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36213">
                <text:p>-0.0362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35555">
                <text:p>-0.0355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35475">
                <text:p>-0.0354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29992">
                <text:p>-0.029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30679">
                <text:p>-0.0306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34804">
                <text:p>-0.0348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32384">
                <text:p>-0.0323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17653">
                <text:p>-0.0176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15247">
                <text:p>-0.0152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16584">
                <text:p>-0.0165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137">
                <text:p>-0.01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3345">
                <text:p>0.0133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32162">
                <text:p>-0.0321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31798">
                <text:p>-0.0317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35392">
                <text:p>-0.0353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35494">
                <text:p>-0.0354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3461">
                <text:p>-0.034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29347">
                <text:p>-0.0293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32117">
                <text:p>-0.0321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36861">
                <text:p>-0.0368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34266">
                <text:p>-0.0342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30637">
                <text:p>-0.0306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15157">
                <text:p>-0.0151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1512">
                <text:p>-0.015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17441">
                <text:p>-0.0174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7352">
                <text:p>-0.0073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5683">
                <text:p>0.0056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3022">
                <text:p>-0.030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35273">
                <text:p>-0.0352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35056">
                <text:p>-0.0350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35458">
                <text:p>-0.0354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33073">
                <text:p>-0.0330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29306">
                <text:p>-0.0293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32891">
                <text:p>-0.0328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3098">
                <text:p>0.4830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79025">
                <text:p>0.3790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7074">
                <text:p>0.2070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69797">
                <text:p>0.0697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97929">
                <text:p>0.0979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31548">
                <text:p>0.3315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14275">
                <text:p>0.5142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56947">
                <text:p>0.6569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7824">
                <text:p>0.77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6712">
                <text:p>0.867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20801">
                <text:p>0.9208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42763">
                <text:p>0.942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3146">
                <text:p>0.9331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96911">
                <text:p>0.8969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38586">
                <text:p>0.8385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64804">
                <text:p>0.7648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71229">
                <text:p>0.6712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64546">
                <text:p>0.5645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56544">
                <text:p>0.4565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27368">
                <text:p>0.3273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98817">
                <text:p>0.1988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6426">
                <text:p>0.0764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1653">
                <text:p>0.0216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58958">
                <text:p>0.1589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12868">
                <text:p>0.3128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40903">
                <text:p>0.4409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58876">
                <text:p>0.5588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56724">
                <text:p>0.6567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41489">
                <text:p>0.7414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11748">
                <text:p>0.8117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63306">
                <text:p>0.8633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01982">
                <text:p>0.9019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28765">
                <text:p>0.9287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41125">
                <text:p>0.9411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42108">
                <text:p>0.9421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33002">
                <text:p>0.933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14222">
                <text:p>0.9142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87336">
                <text:p>0.8873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55503">
                <text:p>0.8555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16543">
                <text:p>0.8165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74357">
                <text:p>0.7743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2899">
                <text:p>0.728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79864">
                <text:p>0.6798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9199">
                <text:p>0.6291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81153">
                <text:p>0.5811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29246">
                <text:p>0.5292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74962">
                <text:p>0.4749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22122">
                <text:p>0.4221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73901">
                <text:p>0.3739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22729">
                <text:p>0.3227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76806">
                <text:p>0.2768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30615">
                <text:p>0.2306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88966">
                <text:p>0.1889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8418">
                <text:p>0.1484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08211">
                <text:p>0.1082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1487">
                <text:p>0.0714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44397">
                <text:p>0.0443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9526">
                <text:p>0.009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0335">
                <text:p>0.0103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01363">
                <text:p>-0.0013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9683">
                <text:p>0.0396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9231">
                <text:p>0.0592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79066">
                <text:p>0.079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97976">
                <text:p>0.0979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06762">
                <text:p>0.1067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18038">
                <text:p>0.1180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9573">
                <text:p>0.1395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8815">
                <text:p>0.1488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50546">
                <text:p>0.1505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1764">
                <text:p>0.1517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52268">
                <text:p>0.1522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2427">
                <text:p>0.1524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52673">
                <text:p>0.1526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52643">
                <text:p>0.1526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52965">
                <text:p>0.1529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53061">
                <text:p>0.1530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53215">
                <text:p>0.1532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53422">
                <text:p>0.1534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53529">
                <text:p>0.1535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53623">
                <text:p>0.1536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3769">
                <text:p>0.1537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53797">
                <text:p>0.1537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53992">
                <text:p>0.1539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53993">
                <text:p>0.1539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54119">
                <text:p>0.1541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54269">
                <text:p>0.1542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54306">
                <text:p>0.1543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449">
                <text:p>0.154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54503">
                <text:p>0.1545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4589">
                <text:p>0.1545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54769">
                <text:p>0.1547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4779">
                <text:p>0.1547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4851">
                <text:p>0.1548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5043">
                <text:p>0.1550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5048">
                <text:p>0.1550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5105">
                <text:p>0.1551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5282">
                <text:p>0.1552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5308">
                <text:p>0.1553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5379">
                <text:p>0.1553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5493">
                <text:p>0.1554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5519">
                <text:p>0.1555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5587">
                <text:p>0.1555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5769">
                <text:p>0.1557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5745">
                <text:p>0.1557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5866">
                <text:p>0.1558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55966">
                <text:p>0.1559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56007">
                <text:p>0.1560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56007">
                <text:p>0.1560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56203">
                <text:p>0.1562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56161">
                <text:p>0.1561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56307">
                <text:p>0.156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56347">
                <text:p>0.1563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56433">
                <text:p>0.1564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56444">
                <text:p>0.1564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56548">
                <text:p>0.1565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56574">
                <text:p>0.1565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56694">
                <text:p>0.1566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56679">
                <text:p>0.1566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5677">
                <text:p>0.15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56914">
                <text:p>0.1569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56856">
                <text:p>0.1568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56933">
                <text:p>0.1569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57071">
                <text:p>0.1570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57113">
                <text:p>0.1571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5725">
                <text:p>0.157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57225">
                <text:p>0.1572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57343">
                <text:p>0.1573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57374">
                <text:p>0.1573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61213">
                <text:p>0.1612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57731">
                <text:p>0.1577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57731">
                <text:p>0.1577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57676">
                <text:p>0.1576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57772">
                <text:p>0.1577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57778">
                <text:p>0.1577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5787">
                <text:p>0.157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57934">
                <text:p>0.1579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57979">
                <text:p>0.1579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58043">
                <text:p>0.1580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58072">
                <text:p>0.1580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58146">
                <text:p>0.1581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8174">
                <text:p>0.1581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58188">
                <text:p>0.1581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58278">
                <text:p>0.1582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58299">
                <text:p>0.1582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58337">
                <text:p>0.1583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58371">
                <text:p>0.1583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58405">
                <text:p>0.1584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58412">
                <text:p>0.1584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58487">
                <text:p>0.1584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5854">
                <text:p>0.158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8534">
                <text:p>0.1585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58563">
                <text:p>0.1585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58602">
                <text:p>0.1586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58634">
                <text:p>0.1586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87">
                <text:p>0.15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58676">
                <text:p>0.1586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58735">
                <text:p>0.1587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58721">
                <text:p>0.1587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58756">
                <text:p>0.1587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58821">
                <text:p>0.1588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58839">
                <text:p>0.1588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58822">
                <text:p>0.1588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58905">
                <text:p>0.1589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58864">
                <text:p>0.1588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58939">
                <text:p>0.1589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58911">
                <text:p>0.1589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5901">
                <text:p>0.159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58982">
                <text:p>0.1589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58975">
                <text:p>0.1589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59064">
                <text:p>0.1590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9034">
                <text:p>0.1590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59094">
                <text:p>0.1590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59111">
                <text:p>0.1591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59112">
                <text:p>0.159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59138">
                <text:p>0.1591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59133">
                <text:p>0.1591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59168">
                <text:p>0.1591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59206">
                <text:p>0.1592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59172">
                <text:p>0.1591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5921">
                <text:p>0.159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59255">
                <text:p>0.159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59286">
                <text:p>0.1592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59281">
                <text:p>0.1592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59304">
                <text:p>0.1593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59312">
                <text:p>0.1593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59336">
                <text:p>0.1593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59339">
                <text:p>0.1593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59356">
                <text:p>0.1593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59409">
                <text:p>0.1594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59399">
                <text:p>0.1593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59392">
                <text:p>0.1593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59437">
                <text:p>0.1594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9465">
                <text:p>0.1594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59447">
                <text:p>0.1594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5948">
                <text:p>0.159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59503">
                <text:p>0.1595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59491">
                <text:p>0.1594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59517">
                <text:p>0.1595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59538">
                <text:p>0.1595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59539">
                <text:p>0.1595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9572">
                <text:p>0.1595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59576">
                <text:p>0.1595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9584">
                <text:p>0.1595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9591">
                <text:p>0.1595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9597">
                <text:p>0.159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title svg:x="6.187cm" svg:y="0.316cm" chart:style-name="ch2">
          <text:p>x-acc ramping up</text:p>
        </chart:title>
        <chart:legend chart:legend-position="end" svg:x="13.823cm" svg:y="4.203cm" style:legend-expansion="high" chart:style-name="ch3"/>
        <chart:plot-area chart:style-name="ch4" table:cell-range-address="test7.J92:test7.J329" chart:data-source-has-labels="row" svg:x="0.319cm" svg:y="1.275cm" svg:width="13.185cm" svg:height="7.55cm">
          <chartooo:coordinate-region svg:x="0.861cm" svg:y="1.474cm" svg:width="12.643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7.J93:test7.J329" chart:label-cell-address="test7.J92:test7.J92" chart:class="chart:line">
            <chart:data-point chart:repeated="2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24393</text:p>
                <draw:g>
                  <svg:desc>test7.J92:test7.J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395">
                <text:p>0.024395</text:p>
                <draw:g>
                  <svg:desc>test7.J93:test7.J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9">
                <text:p>0.0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394">
                <text:p>0.024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755">
                <text:p>0.020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821">
                <text:p>0.016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19">
                <text:p>0.015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739">
                <text:p>0.015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372">
                <text:p>0.011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691">
                <text:p>0.01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098">
                <text:p>0.009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59">
                <text:p>0.006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358">
                <text:p>-0.001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067">
                <text:p>-0.003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445">
                <text:p>-0.009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7133">
                <text:p>-0.017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108">
                <text:p>-0.02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6262">
                <text:p>-0.036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6358">
                <text:p>-0.046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75">
                <text:p>-0.05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75309">
                <text:p>-0.075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90003">
                <text:p>-0.09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6124">
                <text:p>-0.106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25907">
                <text:p>-0.125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44357">
                <text:p>-0.144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59731">
                <text:p>-0.159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94555">
                <text:p>-0.194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17208">
                <text:p>-0.217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4427">
                <text:p>-0.24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68184">
                <text:p>-0.26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11119">
                <text:p>-0.311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0815">
                <text:p>-0.340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4651">
                <text:p>-0.364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03999">
                <text:p>-0.403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35183">
                <text:p>-0.435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61093">
                <text:p>-0.461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0536">
                <text:p>-0.50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41554">
                <text:p>-0.541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7587">
                <text:p>-0.57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3282">
                <text:p>-0.603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56624">
                <text:p>-0.656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96584">
                <text:p>-0.696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25422">
                <text:p>-0.725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79139">
                <text:p>-0.779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20016">
                <text:p>-0.82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51898">
                <text:p>-0.851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98108">
                <text:p>-0.898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33842">
                <text:p>-0.933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67832">
                <text:p>-0.967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88952">
                <text:p>-0.988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28377">
                <text:p>-1.0283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052122">
                <text:p>-1.052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058725">
                <text:p>-1.058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84561">
                <text:p>-1.0845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89699">
                <text:p>-1.089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77601">
                <text:p>-1.077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78538">
                <text:p>-1.078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62116">
                <text:p>-1.062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35244">
                <text:p>-1.035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85934">
                <text:p>-0.9859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49707">
                <text:p>-0.949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98445">
                <text:p>-0.898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3114">
                <text:p>-0.83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75973">
                <text:p>-0.759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85271">
                <text:p>-0.685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47766">
                <text:p>-0.747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96459">
                <text:p>-0.896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40371">
                <text:p>-1.04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167512">
                <text:p>-1.167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813">
                <text:p>-1.2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16234">
                <text:p>-1.416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529915">
                <text:p>-1.529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32915">
                <text:p>-1.6329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724651">
                <text:p>-1.724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02733">
                <text:p>-1.802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62648">
                <text:p>-1.8626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913834">
                <text:p>-1.913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944126">
                <text:p>-1.944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956417">
                <text:p>-1.956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950254">
                <text:p>-1.950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92679">
                <text:p>-1.926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886175">
                <text:p>-1.886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22699">
                <text:p>-1.822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03158">
                <text:p>1.303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32975">
                <text:p>-0.932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393786">
                <text:p>-1.393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392814">
                <text:p>-1.392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495693">
                <text:p>-1.495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585009">
                <text:p>-1.585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5217">
                <text:p>-1.652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44747">
                <text:p>-1.744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816279">
                <text:p>-1.816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953103">
                <text:p>-1.953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021656">
                <text:p>-2.021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044273">
                <text:p>-2.044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027685">
                <text:p>-2.0276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002614">
                <text:p>-2.002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932111">
                <text:p>-1.932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28467">
                <text:p>-1.828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69245">
                <text:p>-1.69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34963">
                <text:p>-1.534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361137">
                <text:p>-1.361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206748">
                <text:p>-1.206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306302">
                <text:p>-1.306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456324">
                <text:p>-1.456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589602">
                <text:p>-1.589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714552">
                <text:p>-1.714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1438">
                <text:p>-1.81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881297">
                <text:p>-1.881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930517">
                <text:p>-1.930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938942">
                <text:p>-1.9389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908287">
                <text:p>-1.908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835306">
                <text:p>-1.83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726753">
                <text:p>-1.7267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84697">
                <text:p>-1.584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417392">
                <text:p>-1.417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47202">
                <text:p>-1.247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17278">
                <text:p>-1.17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305278">
                <text:p>-1.3052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483761">
                <text:p>-1.483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616745">
                <text:p>-1.616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732842">
                <text:p>-1.7328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825879">
                <text:p>-1.825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890758">
                <text:p>-1.890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922633">
                <text:p>-1.9226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920019">
                <text:p>-1.920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876929">
                <text:p>-1.8769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96381">
                <text:p>-1.7963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79455">
                <text:p>-1.679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535977">
                <text:p>-1.535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368134">
                <text:p>-1.368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07382">
                <text:p>-1.2073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48111">
                <text:p>-1.248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411401">
                <text:p>-1.411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69693">
                <text:p>-1.5696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701803">
                <text:p>-1.7018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815325">
                <text:p>-1.815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905003">
                <text:p>-1.9050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966256">
                <text:p>-1.9662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995103">
                <text:p>-1.995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988509">
                <text:p>-1.988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77416">
                <text:p>-1.877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653327">
                <text:p>-1.653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93573">
                <text:p>-1.593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90006">
                <text:p>-1.490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7938">
                <text:p>-1.379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65479">
                <text:p>-1.2654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341453">
                <text:p>-1.3414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446947">
                <text:p>-1.4469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281476">
                <text:p>-1.2814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317489">
                <text:p>-1.317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319631">
                <text:p>-1.3196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321048">
                <text:p>-1.321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316398">
                <text:p>-1.3163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314125">
                <text:p>-1.31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314404">
                <text:p>-1.3144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10592">
                <text:p>-1.3105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302679">
                <text:p>-1.302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87628">
                <text:p>-1.2876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69683">
                <text:p>-1.2696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53874">
                <text:p>-1.2538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23537">
                <text:p>-1.2235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62181">
                <text:p>-1.262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28078">
                <text:p>-1.228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22944">
                <text:p>-1.222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06077">
                <text:p>-1.206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1892">
                <text:p>-1.1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69718">
                <text:p>-1.1697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145175">
                <text:p>-1.145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123743">
                <text:p>-1.123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105467">
                <text:p>-1.1054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79404">
                <text:p>-1.0794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051553">
                <text:p>-1.0515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01322">
                <text:p>-1.01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79135">
                <text:p>-0.979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41264">
                <text:p>-0.9412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898285">
                <text:p>-0.8982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30791">
                <text:p>-0.9307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473">
                <text:p>-0.84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39552">
                <text:p>-0.839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801865">
                <text:p>-0.801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65599">
                <text:p>-0.765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725229">
                <text:p>-0.7252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683885">
                <text:p>-0.683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46595">
                <text:p>-0.646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07416">
                <text:p>-0.607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6289">
                <text:p>-0.562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14112">
                <text:p>-0.514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457466">
                <text:p>-0.457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08496">
                <text:p>-0.4084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350138">
                <text:p>-0.350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319238">
                <text:p>-0.3192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8414">
                <text:p>-0.284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28676">
                <text:p>-0.2286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8386">
                <text:p>-0.183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32984">
                <text:p>-0.1329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8859">
                <text:p>3.08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13547">
                <text:p>0.813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4638">
                <text:p>0.0346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3975">
                <text:p>-0.039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757">
                <text:p>-0.03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35111">
                <text:p>-0.035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21679">
                <text:p>-0.021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7442">
                <text:p>-0.0174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8209">
                <text:p>-0.0182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7577">
                <text:p>-0.0175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3261">
                <text:p>-0.0332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32425">
                <text:p>-0.0324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37889">
                <text:p>-0.037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37641">
                <text:p>-0.0376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37105">
                <text:p>-0.037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31791">
                <text:p>-0.0317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33611">
                <text:p>-0.0336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39202">
                <text:p>-0.0392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36601">
                <text:p>-0.0366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33737">
                <text:p>-0.033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18332">
                <text:p>-0.0183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17238">
                <text:p>-0.017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61cm" svg:y="0.316cm" chart:style-name="ch2">
          <text:p>y-acc</text:p>
        </chart:title>
        <chart:legend chart:legend-position="end" svg:x="14.875cm" svg:y="4.201cm" style:legend-expansion="high" chart:style-name="ch3"/>
        <chart:plot-area chart:style-name="ch4" table:cell-range-address="test7.K1:test7.K729" chart:data-source-has-labels="row" svg:x="0.32cm" svg:y="1.275cm" svg:width="14.235cm" svg:height="7.545cm">
          <chartooo:coordinate-region svg:x="1.153cm" svg:y="1.474cm" svg:width="13.402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7.K2:test7.K729" chart:label-cell-address="test7.K1:test7.K1" chart:class="chart:line">
            <chart:data-point chart:repeated="7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y</text:p>
                <draw:g>
                  <svg:desc>test7.K1:test7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7.K2:test7.K7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18">
                <text:p>-0.00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225">
                <text:p>-0.003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215">
                <text:p>-0.003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214">
                <text:p>-0.00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225">
                <text:p>-0.003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3191">
                <text:p>-0.003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203">
                <text:p>-0.003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323">
                <text:p>-0.00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3209">
                <text:p>-0.003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182">
                <text:p>-0.003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218">
                <text:p>-0.003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205">
                <text:p>-0.003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218">
                <text:p>-0.003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196">
                <text:p>-0.003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205">
                <text:p>-0.003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214">
                <text:p>-0.003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195">
                <text:p>-0.003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3204">
                <text:p>-0.003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234">
                <text:p>-0.003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3208">
                <text:p>-0.003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3174">
                <text:p>-0.003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235">
                <text:p>-0.003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3181">
                <text:p>-0.003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224">
                <text:p>-0.003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193">
                <text:p>-0.003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19">
                <text:p>-0.00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3228">
                <text:p>-0.003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176">
                <text:p>-0.00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195">
                <text:p>-0.003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207">
                <text:p>-0.003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3199">
                <text:p>-0.003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3205">
                <text:p>-0.003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3196">
                <text:p>-0.003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196">
                <text:p>-0.003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3227">
                <text:p>-0.00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195">
                <text:p>-0.003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169">
                <text:p>-0.003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3236">
                <text:p>-0.003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184">
                <text:p>-0.003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163">
                <text:p>-0.003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3237">
                <text:p>-0.003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3171">
                <text:p>-0.003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3191">
                <text:p>-0.003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215">
                <text:p>-0.003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3211">
                <text:p>-0.00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3178">
                <text:p>-0.003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3198">
                <text:p>-0.003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3198">
                <text:p>-0.003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3199">
                <text:p>-0.003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3193">
                <text:p>-0.003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192">
                <text:p>-0.003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202">
                <text:p>-0.003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88">
                <text:p>-0.003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3214">
                <text:p>-0.003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3171">
                <text:p>-0.003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3194">
                <text:p>-0.003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3196">
                <text:p>-0.003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3199">
                <text:p>-0.003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3207">
                <text:p>-0.003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3163">
                <text:p>-0.003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3206">
                <text:p>-0.003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3211">
                <text:p>-0.0032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3185">
                <text:p>-0.0031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3208">
                <text:p>-0.003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19">
                <text:p>-0.00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3189">
                <text:p>-0.003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319">
                <text:p>-0.00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3188">
                <text:p>-0.003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3193">
                <text:p>-0.003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3198">
                <text:p>-0.003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186">
                <text:p>-0.003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214">
                <text:p>-0.003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182">
                <text:p>-0.003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193">
                <text:p>-0.003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3191">
                <text:p>-0.0031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216">
                <text:p>-0.003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3189">
                <text:p>-0.003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5">
                <text:p>-0.005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3922">
                <text:p>-0.0039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772">
                <text:p>-0.000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3379">
                <text:p>-0.003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014">
                <text:p>-0.001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923">
                <text:p>-0.000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293">
                <text:p>-0.00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3106">
                <text:p>-0.0031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49">
                <text:p>0.0158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6604">
                <text:p>-0.006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964">
                <text:p>0.002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4968">
                <text:p>0.024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3002">
                <text:p>-0.003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129">
                <text:p>0.020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312">
                <text:p>0.002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7379">
                <text:p>0.0073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285">
                <text:p>0.0152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518">
                <text:p>0.0115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4973">
                <text:p>0.0149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517">
                <text:p>0.028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1242">
                <text:p>0.0212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419">
                <text:p>0.023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8568">
                <text:p>0.0285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8581">
                <text:p>0.038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6001">
                <text:p>0.036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0132">
                <text:p>0.0401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019">
                <text:p>0.046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8054">
                <text:p>0.048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2255">
                <text:p>0.0522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774">
                <text:p>0.05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0618">
                <text:p>0.060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5306">
                <text:p>0.065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9537">
                <text:p>0.069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803">
                <text:p>0.0748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8888">
                <text:p>0.0788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3741">
                <text:p>0.0837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8534">
                <text:p>0.088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3124">
                <text:p>0.093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8002">
                <text:p>0.098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2178">
                <text:p>0.1021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6809">
                <text:p>0.1068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0941">
                <text:p>0.1109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4781">
                <text:p>0.1147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6877">
                <text:p>0.116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1215">
                <text:p>0.121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3795">
                <text:p>0.123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3377">
                <text:p>0.123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6798">
                <text:p>0.1267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125">
                <text:p>0.127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3494">
                <text:p>0.1234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4858">
                <text:p>0.124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2459">
                <text:p>0.1224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8841">
                <text:p>0.118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7446">
                <text:p>0.1074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05556">
                <text:p>0.105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7838">
                <text:p>0.0978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3689">
                <text:p>0.073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0976">
                <text:p>0.0309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4873">
                <text:p>0.0748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77038">
                <text:p>0.1770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2143">
                <text:p>0.182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9262">
                <text:p>0.0992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543">
                <text:p>0.125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7708">
                <text:p>0.1577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1721">
                <text:p>0.171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4044">
                <text:p>0.184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4568">
                <text:p>0.194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3417">
                <text:p>0.203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9995">
                <text:p>0.209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5462">
                <text:p>0.2154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8548">
                <text:p>0.21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9513">
                <text:p>0.2195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8249">
                <text:p>0.2182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4976">
                <text:p>0.214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9462">
                <text:p>0.2094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7555">
                <text:p>0.1975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08816">
                <text:p>-3.088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9568">
                <text:p>0.2395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6645">
                <text:p>0.2266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72509">
                <text:p>0.2725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17633">
                <text:p>0.417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7378">
                <text:p>0.5773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2427">
                <text:p>0.7224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9736">
                <text:p>0.869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207">
                <text:p>1.003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55705">
                <text:p>0.355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5775">
                <text:p>0.2957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3928">
                <text:p>0.3039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4728">
                <text:p>0.304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5131">
                <text:p>0.3051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8221">
                <text:p>0.2982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6154">
                <text:p>0.2861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6274">
                <text:p>0.2662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3502">
                <text:p>0.233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488">
                <text:p>0.16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70944">
                <text:p>0.170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1059">
                <text:p>0.381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38883">
                <text:p>0.338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4107">
                <text:p>0.2641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89848">
                <text:p>0.2898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9439">
                <text:p>0.3094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3134">
                <text:p>0.3231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35818">
                <text:p>0.3358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5386">
                <text:p>0.3353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4477">
                <text:p>0.3344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6734">
                <text:p>0.326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415">
                <text:p>0.3124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89002">
                <text:p>0.289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5793">
                <text:p>0.2457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2718">
                <text:p>0.1627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3874">
                <text:p>0.2538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44777">
                <text:p>0.4447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5414">
                <text:p>0.2754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10686">
                <text:p>0.3106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688">
                <text:p>0.334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3383">
                <text:p>0.3533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7219">
                <text:p>0.3672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5765">
                <text:p>0.375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8824">
                <text:p>0.3788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5217">
                <text:p>0.375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4856">
                <text:p>0.3648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48839">
                <text:p>0.3488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5571">
                <text:p>0.3255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6832">
                <text:p>0.268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815">
                <text:p>0.22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52642">
                <text:p>0.352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943">
                <text:p>0.37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0986">
                <text:p>0.3409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0239">
                <text:p>0.370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3494">
                <text:p>0.3934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2585">
                <text:p>0.412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6939">
                <text:p>0.4269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5753">
                <text:p>0.4357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8368">
                <text:p>0.4383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29198">
                <text:p>0.4291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0379">
                <text:p>0.3803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50003">
                <text:p>0.350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0815">
                <text:p>0.30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70487">
                <text:p>0.270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6708">
                <text:p>0.2467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5754">
                <text:p>0.2657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75599">
                <text:p>0.2755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3735">
                <text:p>0.233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4651">
                <text:p>0.2446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5415">
                <text:p>0.2454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5638">
                <text:p>0.2456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44636">
                <text:p>0.2446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3634">
                <text:p>0.2436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2026">
                <text:p>0.242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39133">
                <text:p>0.2391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35454">
                <text:p>0.2354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29204">
                <text:p>0.229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3485">
                <text:p>0.2334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32394">
                <text:p>0.232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27246">
                <text:p>0.227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26664">
                <text:p>0.2266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24122">
                <text:p>0.2241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20836">
                <text:p>0.2208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7106">
                <text:p>0.2171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12556">
                <text:p>0.212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08521">
                <text:p>0.2085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5251">
                <text:p>0.2052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0287">
                <text:p>0.200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5047">
                <text:p>0.1950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87778">
                <text:p>0.187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1015">
                <text:p>0.1810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7018">
                <text:p>0.170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75086">
                <text:p>0.175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7441">
                <text:p>0.1674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7749">
                <text:p>0.1577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5641">
                <text:p>0.1556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8692">
                <text:p>0.1486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41897">
                <text:p>0.1418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34356">
                <text:p>0.134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26661">
                <text:p>0.1266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9767">
                <text:p>0.1197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2519">
                <text:p>0.1125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4156">
                <text:p>0.104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507">
                <text:p>0.095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4224">
                <text:p>0.0842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2639">
                <text:p>0.0726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8228">
                <text:p>0.0682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9654">
                <text:p>0.0596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049">
                <text:p>0.050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1876">
                <text:p>0.0418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3972">
                <text:p>0.0339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4432">
                <text:p>0.0244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769253">
                <text:p>-0.7692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7279">
                <text:p>0.0272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0187">
                <text:p>-0.0101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012">
                <text:p>0.007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1">
                <text:p>0.00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841">
                <text:p>-0.0008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8584">
                <text:p>0.0085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4202">
                <text:p>-0.0042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5406">
                <text:p>0.0054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7114">
                <text:p>0.007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05">
                <text:p>0.007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6896">
                <text:p>0.0068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623">
                <text:p>0.006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6797">
                <text:p>0.006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462">
                <text:p>0.002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844">
                <text:p>0.0078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2469">
                <text:p>-0.0024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4772">
                <text:p>0.0047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668">
                <text:p>0.0066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012">
                <text:p>0.0070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7001">
                <text:p>0.007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5812">
                <text:p>0.0058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7192">
                <text:p>0.0071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6657">
                <text:p>0.0066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752">
                <text:p>0.005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99">
                <text:p>0.0028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172">
                <text:p>0.0021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977">
                <text:p>0.0039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693">
                <text:p>0.0006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7129">
                <text:p>0.007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6936">
                <text:p>0.0069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6963">
                <text:p>0.006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6351">
                <text:p>0.0063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7062">
                <text:p>0.0070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536">
                <text:p>0.006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83">
                <text:p>0.002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123">
                <text:p>0.0041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7114">
                <text:p>0.0071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876">
                <text:p>0.0068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6928">
                <text:p>0.0069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6089">
                <text:p>0.0060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827">
                <text:p>0.0058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015">
                <text:p>0.007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359">
                <text:p>0.0063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0624">
                <text:p>-0.0006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3623">
                <text:p>-0.0036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042">
                <text:p>0.0050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908">
                <text:p>0.0049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951">
                <text:p>0.0069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775">
                <text:p>0.0067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805">
                <text:p>0.005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5882">
                <text:p>0.0058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7149">
                <text:p>0.0071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6646">
                <text:p>0.0066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593">
                <text:p>0.0025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0726">
                <text:p>-0.0007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8692">
                <text:p>0.008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4074">
                <text:p>-0.0040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042">
                <text:p>0.005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845">
                <text:p>0.0058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822">
                <text:p>0.0068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78">
                <text:p>0.006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598">
                <text:p>0.0065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5645">
                <text:p>0.0056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7099">
                <text:p>0.0070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524">
                <text:p>0.0065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5926">
                <text:p>0.0059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907">
                <text:p>0.0029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017">
                <text:p>0.0020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0981">
                <text:p>-0.0009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905">
                <text:p>0.0079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186">
                <text:p>-0.001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548">
                <text:p>0.0065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728">
                <text:p>0.0067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735">
                <text:p>0.0067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6281">
                <text:p>0.0062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6887">
                <text:p>0.0068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368">
                <text:p>0.0063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5344">
                <text:p>0.0053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602">
                <text:p>0.002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95">
                <text:p>0.002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246">
                <text:p>0.0012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973">
                <text:p>0.0069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6659">
                <text:p>0.0066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585">
                <text:p>0.0055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6621">
                <text:p>0.0066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6707">
                <text:p>0.0067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6245">
                <text:p>0.006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602">
                <text:p>0.0046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0314">
                <text:p>-0.0003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2022">
                <text:p>-0.0020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599">
                <text:p>0.0035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6631">
                <text:p>0.0066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6705">
                <text:p>0.0067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704">
                <text:p>0.0057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603">
                <text:p>0.0056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551">
                <text:p>0.0065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105">
                <text:p>0.0061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34">
                <text:p>0.0038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554">
                <text:p>0.0025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0903">
                <text:p>-0.0009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8648">
                <text:p>0.0086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4592">
                <text:p>-0.0045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5104">
                <text:p>0.005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604">
                <text:p>0.0066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529">
                <text:p>0.0065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57">
                <text:p>0.005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891">
                <text:p>0.0068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6416">
                <text:p>0.0064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949">
                <text:p>0.0059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345">
                <text:p>0.0023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0324">
                <text:p>-0.0003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035">
                <text:p>0.0080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4412">
                <text:p>-0.004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96">
                <text:p>0.004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738">
                <text:p>0.0057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6583">
                <text:p>0.0065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6583">
                <text:p>0.006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6379">
                <text:p>0.0063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426">
                <text:p>0.0054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5921">
                <text:p>0.0059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6885">
                <text:p>0.0068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299">
                <text:p>0.0062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639">
                <text:p>0.0026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6124">
                <text:p>0.006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1697">
                <text:p>-0.0016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6463">
                <text:p>0.0064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6523">
                <text:p>0.0065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656">
                <text:p>0.006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114">
                <text:p>0.006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5384">
                <text:p>0.0053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084">
                <text:p>0.0060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86854">
                <text:p>-0.0868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71743">
                <text:p>-0.0717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41457">
                <text:p>-0.041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7158">
                <text:p>-0.0071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55567">
                <text:p>-0.0555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59933">
                <text:p>-0.0599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0139">
                <text:p>-0.101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23048">
                <text:p>-0.1230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47042">
                <text:p>-0.1470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64764">
                <text:p>-0.1647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7676">
                <text:p>-0.176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8144">
                <text:p>-0.181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81396">
                <text:p>-0.1813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75777">
                <text:p>-0.1757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67237">
                <text:p>-0.1672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55334">
                <text:p>-0.1553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37299">
                <text:p>-0.1372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21222">
                <text:p>-0.1212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02106">
                <text:p>-0.1021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77905">
                <text:p>-0.0779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37953">
                <text:p>-0.0379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6538">
                <text:p>0.0065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2849">
                <text:p>-0.0528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60057">
                <text:p>-0.1600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67194">
                <text:p>-0.067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96369">
                <text:p>-0.0963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23421">
                <text:p>-0.1234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37155">
                <text:p>-0.1371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53066">
                <text:p>-0.1530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65947">
                <text:p>-0.165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77011">
                <text:p>-0.1770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82306">
                <text:p>-0.1823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87387">
                <text:p>-0.1873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90342">
                <text:p>-0.1903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90174">
                <text:p>-0.1901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88999">
                <text:p>-0.1889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85491">
                <text:p>-0.1854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81663">
                <text:p>-0.1816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76432">
                <text:p>-0.1764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70005">
                <text:p>-0.1700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6139">
                <text:p>-0.161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55462">
                <text:p>-0.1554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47287">
                <text:p>-0.1472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36083">
                <text:p>-0.1360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30768">
                <text:p>-0.1307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22021">
                <text:p>-0.1220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108457">
                <text:p>-0.1084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05204">
                <text:p>-0.1052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913">
                <text:p>-0.0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84229">
                <text:p>-0.0842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684">
                <text:p>-0.06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67827">
                <text:p>-0.0678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55862">
                <text:p>-0.0558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36646">
                <text:p>-0.0366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3077">
                <text:p>-0.030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2357">
                <text:p>-0.023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684">
                <text:p>0.026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8561">
                <text:p>0.0185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29726">
                <text:p>-0.0297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22191">
                <text:p>-0.0221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78721">
                <text:p>-0.0787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03848">
                <text:p>-0.1038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30002">
                <text:p>-0.1300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54009">
                <text:p>-0.1540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66256">
                <text:p>-0.1662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80405">
                <text:p>-0.1804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5941">
                <text:p>-0.059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60182">
                <text:p>-0.0601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6008">
                <text:p>-0.060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62511">
                <text:p>-0.0625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60869">
                <text:p>-0.0608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5926">
                <text:p>-0.059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59942">
                <text:p>-0.0599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58811">
                <text:p>-0.0588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58099">
                <text:p>-0.0580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7668">
                <text:p>-0.057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56786">
                <text:p>-0.0567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56802">
                <text:p>-0.0568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55853">
                <text:p>-0.0558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55262">
                <text:p>-0.0552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4984">
                <text:p>-0.0549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4012">
                <text:p>-0.054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4154">
                <text:p>-0.0541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5281">
                <text:p>-0.052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53109">
                <text:p>-0.0531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52409">
                <text:p>-0.0524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5144">
                <text:p>-0.05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51438">
                <text:p>-0.0514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50153">
                <text:p>-0.0501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50372">
                <text:p>-0.0503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49894">
                <text:p>-0.0498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48639">
                <text:p>-0.0486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48837">
                <text:p>-0.0488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48425">
                <text:p>-0.0484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46959">
                <text:p>-0.0469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4742">
                <text:p>-0.047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47045">
                <text:p>-0.0470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45668">
                <text:p>-0.0456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45606">
                <text:p>-0.0456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45482">
                <text:p>-0.0454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44421">
                <text:p>-0.0444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44579">
                <text:p>-0.0445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44199">
                <text:p>-0.0441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42608">
                <text:p>-0.0426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43269">
                <text:p>-0.0432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42214">
                <text:p>-0.0422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41632">
                <text:p>-0.0416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41324">
                <text:p>-0.0413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41602">
                <text:p>-0.0416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39787">
                <text:p>-0.0397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40616">
                <text:p>-0.0406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39257">
                <text:p>-0.0392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39128">
                <text:p>-0.0391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38449">
                <text:p>-0.0384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38647">
                <text:p>-0.0386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3769">
                <text:p>-0.037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37701">
                <text:p>-0.0377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36517">
                <text:p>-0.0365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371">
                <text:p>-0.03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36249">
                <text:p>-0.0362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34517">
                <text:p>-0.0345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3552">
                <text:p>-0.035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34847">
                <text:p>-0.0348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33407">
                <text:p>-0.0334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3314">
                <text:p>-0.033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31789">
                <text:p>-0.0317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32239">
                <text:p>-0.0322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31026">
                <text:p>-0.0310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0885">
                <text:p>-0.0308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28955">
                <text:p>-0.0289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27409">
                <text:p>-0.0274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26084">
                <text:p>-0.0260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27325">
                <text:p>-0.0273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26164">
                <text:p>-0.0261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25977">
                <text:p>-0.0259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25407">
                <text:p>-0.0254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24829">
                <text:p>-0.0248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24782">
                <text:p>-0.0247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23478">
                <text:p>-0.0234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3613">
                <text:p>-0.023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22986">
                <text:p>-0.0229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22508">
                <text:p>-0.0225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22332">
                <text:p>-0.0223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21151">
                <text:p>-0.0211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20958">
                <text:p>-0.0209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20828">
                <text:p>-0.0208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20326">
                <text:p>-0.0203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19782">
                <text:p>-0.0197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19659">
                <text:p>-0.0196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18998">
                <text:p>-0.0189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18093">
                <text:p>-0.0180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18408">
                <text:p>-0.0184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1811">
                <text:p>-0.018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17557">
                <text:p>-0.0175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17151">
                <text:p>-0.0171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16285">
                <text:p>-0.0162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16519">
                <text:p>-0.0165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15961">
                <text:p>-0.0159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16201">
                <text:p>-0.0162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1578">
                <text:p>-0.015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14778">
                <text:p>-0.014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14756">
                <text:p>-0.0147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14015">
                <text:p>-0.014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14592">
                <text:p>-0.0145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13406">
                <text:p>-0.0134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13815">
                <text:p>-0.0138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12688">
                <text:p>-0.0126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12823">
                <text:p>-0.0128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13234">
                <text:p>-0.0132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12313">
                <text:p>-0.0123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12065">
                <text:p>-0.0120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12329">
                <text:p>-0.0123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11675">
                <text:p>-0.0116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10977">
                <text:p>-0.0109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11472">
                <text:p>-0.0114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1117">
                <text:p>-0.011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11469">
                <text:p>-0.0114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10789">
                <text:p>-0.0107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9863">
                <text:p>-0.0098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11144">
                <text:p>-0.0111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9597">
                <text:p>-0.0095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10512">
                <text:p>-0.0105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9589">
                <text:p>-0.0095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9265">
                <text:p>-0.0092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9833">
                <text:p>-0.0098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9345">
                <text:p>-0.0093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8955">
                <text:p>-0.0089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8802">
                <text:p>-0.008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921">
                <text:p>-0.009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8332">
                <text:p>-0.0083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8891">
                <text:p>-0.0088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8051">
                <text:p>-0.0080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8428">
                <text:p>-0.0084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8597">
                <text:p>-0.0085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8061">
                <text:p>-0.0080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7035">
                <text:p>-0.0070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8395">
                <text:p>-0.0083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7264">
                <text:p>-0.0072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7558">
                <text:p>-0.0075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7537">
                <text:p>-0.0075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7296">
                <text:p>-0.0072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6853">
                <text:p>-0.0068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7109">
                <text:p>-0.0071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6594">
                <text:p>-0.0065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6862">
                <text:p>-0.0068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6791">
                <text:p>-0.0067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6558">
                <text:p>-0.0065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6967">
                <text:p>-0.0069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47cm" svg:y="0.315cm" chart:style-name="ch2">
          <text:p>y-acc ramping up, but much smaller than x-acc
</text:p>
        </chart:title>
        <chart:legend chart:legend-position="end" svg:x="13.737cm" svg:y="4.201cm" style:legend-expansion="high" chart:style-name="ch3"/>
        <chart:plot-area chart:style-name="ch4" table:cell-range-address="test7.K91:test7.K329" chart:data-source-has-labels="row" svg:x="0.32cm" svg:y="1.778cm" svg:width="13.097cm" svg:height="7.042cm">
          <chartooo:coordinate-region svg:x="1.153cm" svg:y="1.977cm" svg:width="12.264cm" svg:height="6.6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7.K92:test7.K329" chart:label-cell-address="test7.K91:test7.K91" chart:class="chart:line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003193</text:p>
                <draw:g>
                  <svg:desc>test7.K91:test7.K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191">
                <text:p>-0.003191</text:p>
                <draw:g>
                  <svg:desc>test7.K92:test7.K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216">
                <text:p>-0.003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189">
                <text:p>-0.00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5085">
                <text:p>-0.005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922">
                <text:p>-0.003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772">
                <text:p>-0.000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379">
                <text:p>-0.003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1014">
                <text:p>-0.00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923">
                <text:p>-0.000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93">
                <text:p>-0.00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106">
                <text:p>-0.003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849">
                <text:p>0.015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604">
                <text:p>-0.006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964">
                <text:p>0.002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968">
                <text:p>0.024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002">
                <text:p>-0.00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129">
                <text:p>0.020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312">
                <text:p>0.002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379">
                <text:p>0.007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285">
                <text:p>0.015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518">
                <text:p>0.011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973">
                <text:p>0.014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517">
                <text:p>0.028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242">
                <text:p>0.021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419">
                <text:p>0.023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8568">
                <text:p>0.028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581">
                <text:p>0.038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001">
                <text:p>0.036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132">
                <text:p>0.040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019">
                <text:p>0.046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054">
                <text:p>0.048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2255">
                <text:p>0.052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74">
                <text:p>0.05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0618">
                <text:p>0.060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306">
                <text:p>0.065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537">
                <text:p>0.069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803">
                <text:p>0.074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8888">
                <text:p>0.07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3741">
                <text:p>0.083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8534">
                <text:p>0.088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3124">
                <text:p>0.093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8002">
                <text:p>0.098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178">
                <text:p>0.102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6809">
                <text:p>0.106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0941">
                <text:p>0.110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4781">
                <text:p>0.114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6877">
                <text:p>0.116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1215">
                <text:p>0.121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3795">
                <text:p>0.123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377">
                <text:p>0.1233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6798">
                <text:p>0.126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7125">
                <text:p>0.127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3494">
                <text:p>0.123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858">
                <text:p>0.124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2459">
                <text:p>0.122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8841">
                <text:p>0.118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7446">
                <text:p>0.107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556">
                <text:p>0.105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7838">
                <text:p>0.097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689">
                <text:p>0.073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0976">
                <text:p>0.030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4873">
                <text:p>0.074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7038">
                <text:p>0.177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143">
                <text:p>0.1821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9262">
                <text:p>0.099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543">
                <text:p>0.125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7708">
                <text:p>0.157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1721">
                <text:p>0.171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4044">
                <text:p>0.184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4568">
                <text:p>0.194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3417">
                <text:p>0.203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9995">
                <text:p>0.209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5462">
                <text:p>0.215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8548">
                <text:p>0.218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9513">
                <text:p>0.219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8249">
                <text:p>0.218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4976">
                <text:p>0.214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9462">
                <text:p>0.209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7555">
                <text:p>0.1975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08816">
                <text:p>-3.08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9568">
                <text:p>0.239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6645">
                <text:p>0.22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2509">
                <text:p>0.272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7633">
                <text:p>0.417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77378">
                <text:p>0.577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2427">
                <text:p>0.722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9736">
                <text:p>0.869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3207">
                <text:p>1.003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5705">
                <text:p>0.355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5775">
                <text:p>0.2957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3928">
                <text:p>0.303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4728">
                <text:p>0.3047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5131">
                <text:p>0.3051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8221">
                <text:p>0.298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6154">
                <text:p>0.286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6274">
                <text:p>0.2662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3502">
                <text:p>0.2335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488">
                <text:p>0.16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0944">
                <text:p>0.170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1059">
                <text:p>0.381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8883">
                <text:p>0.338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4107">
                <text:p>0.264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9848">
                <text:p>0.289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09439">
                <text:p>0.309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3134">
                <text:p>0.323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5818">
                <text:p>0.335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5386">
                <text:p>0.335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4477">
                <text:p>0.334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6734">
                <text:p>0.326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2415">
                <text:p>0.312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9002">
                <text:p>0.289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5793">
                <text:p>0.245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2718">
                <text:p>0.1627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3874">
                <text:p>0.2538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777">
                <text:p>0.4447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75414">
                <text:p>0.2754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686">
                <text:p>0.3106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4688">
                <text:p>0.334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3383">
                <text:p>0.3533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7219">
                <text:p>0.367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5765">
                <text:p>0.375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824">
                <text:p>0.378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5217">
                <text:p>0.375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4856">
                <text:p>0.3648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48839">
                <text:p>0.3488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5571">
                <text:p>0.325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832">
                <text:p>0.268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815">
                <text:p>0.22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2642">
                <text:p>0.3526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943">
                <text:p>0.37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40986">
                <text:p>0.3409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0239">
                <text:p>0.370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3494">
                <text:p>0.3934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2585">
                <text:p>0.412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26939">
                <text:p>0.4269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5753">
                <text:p>0.4357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38368">
                <text:p>0.4383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29198">
                <text:p>0.4291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0379">
                <text:p>0.3803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0003">
                <text:p>0.350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0815">
                <text:p>0.30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0487">
                <text:p>0.27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6708">
                <text:p>0.246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5754">
                <text:p>0.2657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5599">
                <text:p>0.2755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3735">
                <text:p>0.233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4651">
                <text:p>0.244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5415">
                <text:p>0.2454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5638">
                <text:p>0.2456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4636">
                <text:p>0.2446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4248">
                <text:p>0.244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3634">
                <text:p>0.243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2026">
                <text:p>0.242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39133">
                <text:p>0.239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35454">
                <text:p>0.235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9204">
                <text:p>0.229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3485">
                <text:p>0.2334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32394">
                <text:p>0.2323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7246">
                <text:p>0.2272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6664">
                <text:p>0.226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4122">
                <text:p>0.2241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0836">
                <text:p>0.2208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7106">
                <text:p>0.217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2556">
                <text:p>0.212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8521">
                <text:p>0.2085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5251">
                <text:p>0.2052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0287">
                <text:p>0.2002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5047">
                <text:p>0.195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7778">
                <text:p>0.18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1015">
                <text:p>0.181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018">
                <text:p>0.170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5086">
                <text:p>0.175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7441">
                <text:p>0.167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7749">
                <text:p>0.157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5641">
                <text:p>0.1556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8692">
                <text:p>0.14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1897">
                <text:p>0.1418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356">
                <text:p>0.134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6661">
                <text:p>0.126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9767">
                <text:p>0.1197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2519">
                <text:p>0.1125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4156">
                <text:p>0.1041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507">
                <text:p>0.09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4224">
                <text:p>0.0842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2639">
                <text:p>0.0726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228">
                <text:p>0.0682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9654">
                <text:p>0.0596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049">
                <text:p>0.05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876">
                <text:p>0.041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3972">
                <text:p>0.033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4432">
                <text:p>0.0244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69253">
                <text:p>-0.7692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7279">
                <text:p>0.0272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0187">
                <text:p>-0.0101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482">
                <text:p>0.007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012">
                <text:p>0.007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91">
                <text:p>0.00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841">
                <text:p>-0.0008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8584">
                <text:p>0.0085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4202">
                <text:p>-0.0042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406">
                <text:p>0.005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114">
                <text:p>0.007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05">
                <text:p>0.007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896">
                <text:p>0.0068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23">
                <text:p>0.006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797">
                <text:p>0.006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462">
                <text:p>0.002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